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40" calcext:value-type="float">
            <text:p>188340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43256" calcext:value-type="float">
            <text:p>8043256</text:p>
          </table:table-cell>
          <table:table-cell office:value-type="float" office:value="554000" calcext:value-type="float">
            <text:p>554000</text:p>
          </table:table-cell>
          <table:table-cell office:value-type="float" office:value="7489256" calcext:value-type="float">
            <text:p>7489256</text:p>
          </table:table-cell>
          <table:table-cell office:value-type="float" office:value="8" calcext:value-type="float">
            <text:p>8</text:p>
          </table:table-cell>
          <table:table-cell office:value-type="float" office:value="1469000" calcext:value-type="float">
            <text:p>1469000</text:p>
          </table:table-cell>
          <table:table-cell office:value-type="float" office:value="100" calcext:value-type="float">
            <text:p>100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0631" calcext:value-type="float">
            <text:p>1611039200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356" calcext:value-type="float">
            <text:p>186356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8504" calcext:value-type="float">
            <text:p>10168504</text:p>
          </table:table-cell>
          <table:table-cell office:value-type="float" office:value="1241088" calcext:value-type="float">
            <text:p>1241088</text:p>
          </table:table-cell>
          <table:table-cell office:value-type="float" office:value="8927416" calcext:value-type="float">
            <text:p>8927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" calcext:value-type="float">
            <text:p>117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0755" calcext:value-type="float">
            <text:p>1611039200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696" calcext:value-type="float">
            <text:p>19069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2424" calcext:value-type="float">
            <text:p>10132424</text:p>
          </table:table-cell>
          <table:table-cell office:value-type="float" office:value="5369856" calcext:value-type="float">
            <text:p>5369856</text:p>
          </table:table-cell>
          <table:table-cell office:value-type="float" office:value="4762568" calcext:value-type="float">
            <text:p>4762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" calcext:value-type="float">
            <text:p>133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0867" calcext:value-type="float">
            <text:p>1611039200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860" calcext:value-type="float">
            <text:p>185860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1408" calcext:value-type="float">
            <text:p>10141408</text:p>
          </table:table-cell>
          <table:table-cell office:value-type="float" office:value="602112" calcext:value-type="float">
            <text:p>602112</text:p>
          </table:table-cell>
          <table:table-cell office:value-type="float" office:value="9539296" calcext:value-type="float">
            <text:p>9539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0" calcext:value-type="float">
            <text:p>150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0978" calcext:value-type="float">
            <text:p>1611039200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696" calcext:value-type="float">
            <text:p>19069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70296" calcext:value-type="float">
            <text:p>10170296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4997048" calcext:value-type="float">
            <text:p>4997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6" calcext:value-type="float">
            <text:p>166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092" calcext:value-type="float">
            <text:p>1611039201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976" calcext:value-type="float">
            <text:p>186976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2192" calcext:value-type="float">
            <text:p>10162192</text:p>
          </table:table-cell>
          <table:table-cell office:value-type="float" office:value="1421312" calcext:value-type="float">
            <text:p>1421312</text:p>
          </table:table-cell>
          <table:table-cell office:value-type="float" office:value="8740880" calcext:value-type="float">
            <text:p>8740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1" calcext:value-type="float">
            <text:p>18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202" calcext:value-type="float">
            <text:p>1611039201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124" calcext:value-type="float">
            <text:p>184124</text:p>
          </table:table-cell>
          <table:table-cell office:value-type="float" office:value="1903" calcext:value-type="float">
            <text:p>1903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54472" calcext:value-type="float">
            <text:p>10154472</text:p>
          </table:table-cell>
          <table:table-cell office:value-type="float" office:value="6449264" calcext:value-type="float">
            <text:p>6449264</text:p>
          </table:table-cell>
          <table:table-cell office:value-type="float" office:value="3705208" calcext:value-type="float">
            <text:p>3705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8" calcext:value-type="float">
            <text:p>198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315" calcext:value-type="float">
            <text:p>1611039201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40" calcext:value-type="float">
            <text:p>18834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98000" calcext:value-type="float">
            <text:p>10198000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47888" calcext:value-type="float">
            <text:p>7547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4" calcext:value-type="float">
            <text:p>21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427" calcext:value-type="float">
            <text:p>1611039201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240" calcext:value-type="float">
            <text:p>185240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2856" calcext:value-type="float">
            <text:p>10242856</text:p>
          </table:table-cell>
          <table:table-cell office:value-type="float" office:value="0" calcext:value-type="float">
            <text:p>0</text:p>
          </table:table-cell>
          <table:table-cell office:value-type="float" office:value="10242856" calcext:value-type="float">
            <text:p>102428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1" calcext:value-type="float">
            <text:p>23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538" calcext:value-type="float">
            <text:p>1611039201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448" calcext:value-type="float">
            <text:p>19044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0272" calcext:value-type="float">
            <text:p>10200272</text:p>
          </table:table-cell>
          <table:table-cell office:value-type="float" office:value="5353472" calcext:value-type="float">
            <text:p>5353472</text:p>
          </table:table-cell>
          <table:table-cell office:value-type="float" office:value="4846800" calcext:value-type="float">
            <text:p>4846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7" calcext:value-type="float">
            <text:p>247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650" calcext:value-type="float">
            <text:p>16110392016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720" calcext:value-type="float">
            <text:p>18772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3736" calcext:value-type="float">
            <text:p>10223736</text:p>
          </table:table-cell>
          <table:table-cell office:value-type="float" office:value="2551808" calcext:value-type="float">
            <text:p>2551808</text:p>
          </table:table-cell>
          <table:table-cell office:value-type="float" office:value="7671928" calcext:value-type="float">
            <text:p>7671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2" calcext:value-type="float">
            <text:p>262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760" calcext:value-type="float">
            <text:p>1611039201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116" calcext:value-type="float">
            <text:p>185116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1184" calcext:value-type="float">
            <text:p>10241184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065056" calcext:value-type="float">
            <text:p>10065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9" calcext:value-type="float">
            <text:p>279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871" calcext:value-type="float">
            <text:p>1611039201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820" calcext:value-type="float">
            <text:p>190820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9528" calcext:value-type="float">
            <text:p>10249528</text:p>
          </table:table-cell>
          <table:table-cell office:value-type="float" office:value="5484544" calcext:value-type="float">
            <text:p>5484544</text:p>
          </table:table-cell>
          <table:table-cell office:value-type="float" office:value="4764984" calcext:value-type="float">
            <text:p>4764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5" calcext:value-type="float">
            <text:p>295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1984" calcext:value-type="float">
            <text:p>1611039201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968" calcext:value-type="float">
            <text:p>187968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9872" calcext:value-type="float">
            <text:p>10239872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606144" calcext:value-type="float">
            <text:p>7606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1" calcext:value-type="float">
            <text:p>31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095" calcext:value-type="float">
            <text:p>1611039202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952" calcext:value-type="float">
            <text:p>185952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9560" calcext:value-type="float">
            <text:p>10279560</text:p>
          </table:table-cell>
          <table:table-cell office:value-type="float" office:value="438272" calcext:value-type="float">
            <text:p>438272</text:p>
          </table:table-cell>
          <table:table-cell office:value-type="float" office:value="9841288" calcext:value-type="float">
            <text:p>9841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8" calcext:value-type="float">
            <text:p>328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205" calcext:value-type="float">
            <text:p>1611039202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488" calcext:value-type="float">
            <text:p>18348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2272" calcext:value-type="float">
            <text:p>10272272</text:p>
          </table:table-cell>
          <table:table-cell office:value-type="float" office:value="6352992" calcext:value-type="float">
            <text:p>6352992</text:p>
          </table:table-cell>
          <table:table-cell office:value-type="float" office:value="3919280" calcext:value-type="float">
            <text:p>3919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4" calcext:value-type="float">
            <text:p>34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317" calcext:value-type="float">
            <text:p>1611039202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316" calcext:value-type="float">
            <text:p>189316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5688" calcext:value-type="float">
            <text:p>10295688</text:p>
          </table:table-cell>
          <table:table-cell office:value-type="float" office:value="4583424" calcext:value-type="float">
            <text:p>4583424</text:p>
          </table:table-cell>
          <table:table-cell office:value-type="float" office:value="5712264" calcext:value-type="float">
            <text:p>5712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9" calcext:value-type="float">
            <text:p>359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427" calcext:value-type="float">
            <text:p>1611039202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580" calcext:value-type="float">
            <text:p>18758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85136" calcext:value-type="float">
            <text:p>10285136</text:p>
          </table:table-cell>
          <table:table-cell office:value-type="float" office:value="2617344" calcext:value-type="float">
            <text:p>2617344</text:p>
          </table:table-cell>
          <table:table-cell office:value-type="float" office:value="7667792" calcext:value-type="float">
            <text:p>7667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6" calcext:value-type="float">
            <text:p>376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538" calcext:value-type="float">
            <text:p>1611039202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968" calcext:value-type="float">
            <text:p>185968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0664" calcext:value-type="float">
            <text:p>10290664</text:p>
          </table:table-cell>
          <table:table-cell office:value-type="float" office:value="1028096" calcext:value-type="float">
            <text:p>1028096</text:p>
          </table:table-cell>
          <table:table-cell office:value-type="float" office:value="9262568" calcext:value-type="float">
            <text:p>9262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1" calcext:value-type="float">
            <text:p>39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648" calcext:value-type="float">
            <text:p>1611039202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480" calcext:value-type="float">
            <text:p>184480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9352" calcext:value-type="float">
            <text:p>10499352</text:p>
          </table:table-cell>
          <table:table-cell office:value-type="float" office:value="0" calcext:value-type="float">
            <text:p>0</text:p>
          </table:table-cell>
          <table:table-cell office:value-type="float" office:value="10499352" calcext:value-type="float">
            <text:p>10499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9" calcext:value-type="float">
            <text:p>409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760" calcext:value-type="float">
            <text:p>1611039202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660" calcext:value-type="float">
            <text:p>190660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9000" calcext:value-type="float">
            <text:p>10359000</text:p>
          </table:table-cell>
          <table:table-cell office:value-type="float" office:value="6193152" calcext:value-type="float">
            <text:p>6193152</text:p>
          </table:table-cell>
          <table:table-cell office:value-type="float" office:value="4165848" calcext:value-type="float">
            <text:p>4165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4" calcext:value-type="float">
            <text:p>42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873" calcext:value-type="float">
            <text:p>1611039202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556" calcext:value-type="float">
            <text:p>19055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1936" calcext:value-type="float">
            <text:p>10311936</text:p>
          </table:table-cell>
          <table:table-cell office:value-type="float" office:value="5255168" calcext:value-type="float">
            <text:p>5255168</text:p>
          </table:table-cell>
          <table:table-cell office:value-type="float" office:value="5056768" calcext:value-type="float">
            <text:p>5056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0" calcext:value-type="float">
            <text:p>440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2983" calcext:value-type="float">
            <text:p>1611039202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068" calcext:value-type="float">
            <text:p>18906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7608" calcext:value-type="float">
            <text:p>10317608</text:p>
          </table:table-cell>
          <table:table-cell office:value-type="float" office:value="4173824" calcext:value-type="float">
            <text:p>4173824</text:p>
          </table:table-cell>
          <table:table-cell office:value-type="float" office:value="6143784" calcext:value-type="float">
            <text:p>61437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6" calcext:value-type="float">
            <text:p>456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092" calcext:value-type="float">
            <text:p>1611039203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076" calcext:value-type="float">
            <text:p>188076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352" calcext:value-type="float">
            <text:p>10307352</text:p>
          </table:table-cell>
          <table:table-cell office:value-type="float" office:value="3174400" calcext:value-type="float">
            <text:p>3174400</text:p>
          </table:table-cell>
          <table:table-cell office:value-type="float" office:value="7132952" calcext:value-type="float">
            <text:p>7132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2" calcext:value-type="float">
            <text:p>472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202" calcext:value-type="float">
            <text:p>1611039203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580" calcext:value-type="float">
            <text:p>18758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2128" calcext:value-type="float">
            <text:p>10312128</text:p>
          </table:table-cell>
          <table:table-cell office:value-type="float" office:value="2568192" calcext:value-type="float">
            <text:p>2568192</text:p>
          </table:table-cell>
          <table:table-cell office:value-type="float" office:value="7743936" calcext:value-type="float">
            <text:p>7743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7" calcext:value-type="float">
            <text:p>487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311" calcext:value-type="float">
            <text:p>1611039203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580" calcext:value-type="float">
            <text:p>18758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7928" calcext:value-type="float">
            <text:p>10317928</text:p>
          </table:table-cell>
          <table:table-cell office:value-type="float" office:value="2600960" calcext:value-type="float">
            <text:p>2600960</text:p>
          </table:table-cell>
          <table:table-cell office:value-type="float" office:value="7716968" calcext:value-type="float">
            <text:p>7716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4" calcext:value-type="float">
            <text:p>50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423" calcext:value-type="float">
            <text:p>1611039203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084" calcext:value-type="float">
            <text:p>187084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1424" calcext:value-type="float">
            <text:p>10291424</text:p>
          </table:table-cell>
          <table:table-cell office:value-type="float" office:value="2174976" calcext:value-type="float">
            <text:p>2174976</text:p>
          </table:table-cell>
          <table:table-cell office:value-type="float" office:value="8116448" calcext:value-type="float">
            <text:p>8116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8" calcext:value-type="float">
            <text:p>518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533" calcext:value-type="float">
            <text:p>1611039203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836" calcext:value-type="float">
            <text:p>186836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8952" calcext:value-type="float">
            <text:p>10328952</text:p>
          </table:table-cell>
          <table:table-cell office:value-type="float" office:value="2158592" calcext:value-type="float">
            <text:p>2158592</text:p>
          </table:table-cell>
          <table:table-cell office:value-type="float" office:value="8170360" calcext:value-type="float">
            <text:p>8170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4" calcext:value-type="float">
            <text:p>53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643" calcext:value-type="float">
            <text:p>1611039203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084" calcext:value-type="float">
            <text:p>187084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4400" calcext:value-type="float">
            <text:p>10334400</text:p>
          </table:table-cell>
          <table:table-cell office:value-type="float" office:value="2289664" calcext:value-type="float">
            <text:p>2289664</text:p>
          </table:table-cell>
          <table:table-cell office:value-type="float" office:value="8044736" calcext:value-type="float">
            <text:p>80447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0" calcext:value-type="float">
            <text:p>550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756" calcext:value-type="float">
            <text:p>1611039203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208" calcext:value-type="float">
            <text:p>187208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0536" calcext:value-type="float">
            <text:p>10340536</text:p>
          </table:table-cell>
          <table:table-cell office:value-type="float" office:value="2371584" calcext:value-type="float">
            <text:p>2371584</text:p>
          </table:table-cell>
          <table:table-cell office:value-type="float" office:value="7968952" calcext:value-type="float">
            <text:p>7968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6" calcext:value-type="float">
            <text:p>566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866" calcext:value-type="float">
            <text:p>1611039203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704" calcext:value-type="float">
            <text:p>187704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5024" calcext:value-type="float">
            <text:p>10315024</text:p>
          </table:table-cell>
          <table:table-cell office:value-type="float" office:value="2912256" calcext:value-type="float">
            <text:p>2912256</text:p>
          </table:table-cell>
          <table:table-cell office:value-type="float" office:value="7402768" calcext:value-type="float">
            <text:p>7402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2" calcext:value-type="float">
            <text:p>582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3975" calcext:value-type="float">
            <text:p>1611039203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200" calcext:value-type="float">
            <text:p>188200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3896" calcext:value-type="float">
            <text:p>10303896</text:p>
          </table:table-cell>
          <table:table-cell office:value-type="float" office:value="3485696" calcext:value-type="float">
            <text:p>3485696</text:p>
          </table:table-cell>
          <table:table-cell office:value-type="float" office:value="6818200" calcext:value-type="float">
            <text:p>6818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7" calcext:value-type="float">
            <text:p>597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084" calcext:value-type="float">
            <text:p>1611039204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068" calcext:value-type="float">
            <text:p>18906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78800" calcext:value-type="float">
            <text:p>10078800</text:p>
          </table:table-cell>
          <table:table-cell office:value-type="float" office:value="3977216" calcext:value-type="float">
            <text:p>3977216</text:p>
          </table:table-cell>
          <table:table-cell office:value-type="float" office:value="6101584" calcext:value-type="float">
            <text:p>6101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3" calcext:value-type="float">
            <text:p>613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193" calcext:value-type="float">
            <text:p>1611039204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936" calcext:value-type="float">
            <text:p>189936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83800" calcext:value-type="float">
            <text:p>10083800</text:p>
          </table:table-cell>
          <table:table-cell office:value-type="float" office:value="4927488" calcext:value-type="float">
            <text:p>4927488</text:p>
          </table:table-cell>
          <table:table-cell office:value-type="float" office:value="5156312" calcext:value-type="float">
            <text:p>5156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8" calcext:value-type="float">
            <text:p>628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302" calcext:value-type="float">
            <text:p>1611039204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796" calcext:value-type="float">
            <text:p>19079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06304" calcext:value-type="float">
            <text:p>10106304</text:p>
          </table:table-cell>
          <table:table-cell office:value-type="float" office:value="5926912" calcext:value-type="float">
            <text:p>5926912</text:p>
          </table:table-cell>
          <table:table-cell office:value-type="float" office:value="4179392" calcext:value-type="float">
            <text:p>4179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4" calcext:value-type="float">
            <text:p>644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412" calcext:value-type="float">
            <text:p>1611039204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224" calcext:value-type="float">
            <text:p>184224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40376" calcext:value-type="float">
            <text:p>10740376</text:p>
          </table:table-cell>
          <table:table-cell office:value-type="float" office:value="0" calcext:value-type="float">
            <text:p>0</text:p>
          </table:table-cell>
          <table:table-cell office:value-type="float" office:value="10740376" calcext:value-type="float">
            <text:p>10740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9" calcext:value-type="float">
            <text:p>659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521" calcext:value-type="float">
            <text:p>161103920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844" calcext:value-type="float">
            <text:p>184844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5696" calcext:value-type="float">
            <text:p>10315696</text:p>
          </table:table-cell>
          <table:table-cell office:value-type="float" office:value="241664" calcext:value-type="float">
            <text:p>241664</text:p>
          </table:table-cell>
          <table:table-cell office:value-type="float" office:value="10074032" calcext:value-type="float">
            <text:p>10074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5" calcext:value-type="float">
            <text:p>675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631" calcext:value-type="float">
            <text:p>161103920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836" calcext:value-type="float">
            <text:p>185836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08184" calcext:value-type="float">
            <text:p>10108184</text:p>
          </table:table-cell>
          <table:table-cell office:value-type="float" office:value="798720" calcext:value-type="float">
            <text:p>798720</text:p>
          </table:table-cell>
          <table:table-cell office:value-type="float" office:value="9309464" calcext:value-type="float">
            <text:p>9309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0" calcext:value-type="float">
            <text:p>690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741" calcext:value-type="float">
            <text:p>1611039204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952" calcext:value-type="float">
            <text:p>186952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95560" calcext:value-type="float">
            <text:p>10095560</text:p>
          </table:table-cell>
          <table:table-cell office:value-type="float" office:value="2093056" calcext:value-type="float">
            <text:p>2093056</text:p>
          </table:table-cell>
          <table:table-cell office:value-type="float" office:value="8002504" calcext:value-type="float">
            <text:p>8002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5" calcext:value-type="float">
            <text:p>705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853" calcext:value-type="float">
            <text:p>1611039204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936" calcext:value-type="float">
            <text:p>188936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99880" calcext:value-type="float">
            <text:p>10099880</text:p>
          </table:table-cell>
          <table:table-cell office:value-type="float" office:value="3944448" calcext:value-type="float">
            <text:p>3944448</text:p>
          </table:table-cell>
          <table:table-cell office:value-type="float" office:value="6155432" calcext:value-type="float">
            <text:p>61554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1" calcext:value-type="float">
            <text:p>72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4962" calcext:value-type="float">
            <text:p>1611039204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548" calcext:value-type="float">
            <text:p>19054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4592" calcext:value-type="float">
            <text:p>10334592</text:p>
          </table:table-cell>
          <table:table-cell office:value-type="float" office:value="6008832" calcext:value-type="float">
            <text:p>6008832</text:p>
          </table:table-cell>
          <table:table-cell office:value-type="float" office:value="4325760" calcext:value-type="float">
            <text:p>4325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6" calcext:value-type="float">
            <text:p>736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072" calcext:value-type="float">
            <text:p>161103920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968" calcext:value-type="float">
            <text:p>184968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8376" calcext:value-type="float">
            <text:p>10128376</text:p>
          </table:table-cell>
          <table:table-cell office:value-type="float" office:value="225280" calcext:value-type="float">
            <text:p>225280</text:p>
          </table:table-cell>
          <table:table-cell office:value-type="float" office:value="9903096" calcext:value-type="float">
            <text:p>9903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1" calcext:value-type="float">
            <text:p>751</text:p>
          </table:table-cell>
          <table:table-cell office:value-type="float" office:value="-515" calcext:value-type="float">
            <text:p>-515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181" calcext:value-type="float">
            <text:p>1611039205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820" calcext:value-type="float">
            <text:p>18782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01168" calcext:value-type="float">
            <text:p>10101168</text:p>
          </table:table-cell>
          <table:table-cell office:value-type="float" office:value="2142208" calcext:value-type="float">
            <text:p>2142208</text:p>
          </table:table-cell>
          <table:table-cell office:value-type="float" office:value="7958960" calcext:value-type="float">
            <text:p>7958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6" calcext:value-type="float">
            <text:p>76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291" calcext:value-type="float">
            <text:p>1611039205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424" calcext:value-type="float">
            <text:p>190424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02168" calcext:value-type="float">
            <text:p>10102168</text:p>
          </table:table-cell>
          <table:table-cell office:value-type="float" office:value="4812800" calcext:value-type="float">
            <text:p>4812800</text:p>
          </table:table-cell>
          <table:table-cell office:value-type="float" office:value="5289368" calcext:value-type="float">
            <text:p>5289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2" calcext:value-type="float">
            <text:p>78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399" calcext:value-type="float">
            <text:p>1611039205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844" calcext:value-type="float">
            <text:p>184844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8672" calcext:value-type="float">
            <text:p>10438672</text:p>
          </table:table-cell>
          <table:table-cell office:value-type="float" office:value="0" calcext:value-type="float">
            <text:p>0</text:p>
          </table:table-cell>
          <table:table-cell office:value-type="float" office:value="10438672" calcext:value-type="float">
            <text:p>10438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8" calcext:value-type="float">
            <text:p>79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510" calcext:value-type="float">
            <text:p>1611039205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076" calcext:value-type="float">
            <text:p>187076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97016" calcext:value-type="float">
            <text:p>10097016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8479096" calcext:value-type="float">
            <text:p>8479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2" calcext:value-type="float">
            <text:p>8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620" calcext:value-type="float">
            <text:p>16110392056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804" calcext:value-type="float">
            <text:p>189804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0192" calcext:value-type="float">
            <text:p>10130192</text:p>
          </table:table-cell>
          <table:table-cell office:value-type="float" office:value="4632576" calcext:value-type="float">
            <text:p>4632576</text:p>
          </table:table-cell>
          <table:table-cell office:value-type="float" office:value="5497616" calcext:value-type="float">
            <text:p>5497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8" calcext:value-type="float">
            <text:p>82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729" calcext:value-type="float">
            <text:p>1611039205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844" calcext:value-type="float">
            <text:p>184844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1480" calcext:value-type="float">
            <text:p>10121480</text:p>
          </table:table-cell>
          <table:table-cell office:value-type="float" office:value="192512" calcext:value-type="float">
            <text:p>192512</text:p>
          </table:table-cell>
          <table:table-cell office:value-type="float" office:value="9928968" calcext:value-type="float">
            <text:p>9928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3" calcext:value-type="float">
            <text:p>84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838" calcext:value-type="float">
            <text:p>1611039205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696" calcext:value-type="float">
            <text:p>187696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5200" calcext:value-type="float">
            <text:p>10125200</text:p>
          </table:table-cell>
          <table:table-cell office:value-type="float" office:value="2682880" calcext:value-type="float">
            <text:p>2682880</text:p>
          </table:table-cell>
          <table:table-cell office:value-type="float" office:value="7442320" calcext:value-type="float">
            <text:p>7442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7" calcext:value-type="float">
            <text:p>85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5948" calcext:value-type="float">
            <text:p>1611039205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704" calcext:value-type="float">
            <text:p>186704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7528" calcext:value-type="float">
            <text:p>1012752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8427688" calcext:value-type="float">
            <text:p>8427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4" calcext:value-type="float">
            <text:p>87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057" calcext:value-type="float">
            <text:p>1611039206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424" calcext:value-type="float">
            <text:p>190424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9328" calcext:value-type="float">
            <text:p>10129328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4612016" calcext:value-type="float">
            <text:p>4612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0" calcext:value-type="float">
            <text:p>89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166" calcext:value-type="float">
            <text:p>1611039206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208" calcext:value-type="float">
            <text:p>186208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50200" calcext:value-type="float">
            <text:p>10150200</text:p>
          </table:table-cell>
          <table:table-cell office:value-type="float" office:value="1191936" calcext:value-type="float">
            <text:p>1191936</text:p>
          </table:table-cell>
          <table:table-cell office:value-type="float" office:value="8958264" calcext:value-type="float">
            <text:p>8958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4" calcext:value-type="float">
            <text:p>90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275" calcext:value-type="float">
            <text:p>1611039206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176" calcext:value-type="float">
            <text:p>19017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6768" calcext:value-type="float">
            <text:p>10136768</text:p>
          </table:table-cell>
          <table:table-cell office:value-type="float" office:value="5435392" calcext:value-type="float">
            <text:p>5435392</text:p>
          </table:table-cell>
          <table:table-cell office:value-type="float" office:value="4701376" calcext:value-type="float">
            <text:p>4701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0" calcext:value-type="float">
            <text:p>92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384" calcext:value-type="float">
            <text:p>161103920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208" calcext:value-type="float">
            <text:p>186208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6616" calcext:value-type="float">
            <text:p>10126616</text:p>
          </table:table-cell>
          <table:table-cell office:value-type="float" office:value="1306624" calcext:value-type="float">
            <text:p>1306624</text:p>
          </table:table-cell>
          <table:table-cell office:value-type="float" office:value="8819992" calcext:value-type="float">
            <text:p>8819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4" calcext:value-type="float">
            <text:p>93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494" calcext:value-type="float">
            <text:p>1611039206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464" calcext:value-type="float">
            <text:p>185464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8440" calcext:value-type="float">
            <text:p>10148440</text:p>
          </table:table-cell>
          <table:table-cell office:value-type="float" office:value="765952" calcext:value-type="float">
            <text:p>765952</text:p>
          </table:table-cell>
          <table:table-cell office:value-type="float" office:value="9382488" calcext:value-type="float">
            <text:p>9382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1" calcext:value-type="float">
            <text:p>95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606" calcext:value-type="float">
            <text:p>1611039206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232" calcext:value-type="float">
            <text:p>183232</text:p>
          </table:table-cell>
          <table:table-cell office:value-type="float" office:value="1894" calcext:value-type="float">
            <text:p>1894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27200" calcext:value-type="float">
            <text:p>11327200</text:p>
          </table:table-cell>
          <table:table-cell office:value-type="float" office:value="0" calcext:value-type="float">
            <text:p>0</text:p>
          </table:table-cell>
          <table:table-cell office:value-type="float" office:value="11327200" calcext:value-type="float">
            <text:p>11327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0" calcext:value-type="float">
            <text:p>97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717" calcext:value-type="float">
            <text:p>1611039206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564" calcext:value-type="float">
            <text:p>188564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06352" calcext:value-type="float">
            <text:p>10106352</text:p>
          </table:table-cell>
          <table:table-cell office:value-type="float" office:value="4091904" calcext:value-type="float">
            <text:p>4091904</text:p>
          </table:table-cell>
          <table:table-cell office:value-type="float" office:value="6014448" calcext:value-type="float">
            <text:p>6014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5" calcext:value-type="float">
            <text:p>98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834" calcext:value-type="float">
            <text:p>1611039206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04952" calcext:value-type="float">
            <text:p>12204952</text:p>
          </table:table-cell>
          <table:table-cell office:value-type="float" office:value="4796416" calcext:value-type="float">
            <text:p>4796416</text:p>
          </table:table-cell>
          <table:table-cell office:value-type="float" office:value="7408536" calcext:value-type="float">
            <text:p>7408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1" calcext:value-type="float">
            <text:p>100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6942" calcext:value-type="float">
            <text:p>1611039206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828" calcext:value-type="float">
            <text:p>186828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59840" calcext:value-type="float">
            <text:p>10159840</text:p>
          </table:table-cell>
          <table:table-cell office:value-type="float" office:value="2191360" calcext:value-type="float">
            <text:p>2191360</text:p>
          </table:table-cell>
          <table:table-cell office:value-type="float" office:value="7968480" calcext:value-type="float">
            <text:p>7968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5" calcext:value-type="float">
            <text:p>101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050" calcext:value-type="float">
            <text:p>1611039207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944" calcext:value-type="float">
            <text:p>187944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0424" calcext:value-type="float">
            <text:p>10130424</text:p>
          </table:table-cell>
          <table:table-cell office:value-type="float" office:value="3371008" calcext:value-type="float">
            <text:p>3371008</text:p>
          </table:table-cell>
          <table:table-cell office:value-type="float" office:value="6759416" calcext:value-type="float">
            <text:p>6759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2" calcext:value-type="float">
            <text:p>103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159" calcext:value-type="float">
            <text:p>1611039207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308" calcext:value-type="float">
            <text:p>189308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18544" calcext:value-type="float">
            <text:p>10118544</text:p>
          </table:table-cell>
          <table:table-cell office:value-type="float" office:value="4878336" calcext:value-type="float">
            <text:p>4878336</text:p>
          </table:table-cell>
          <table:table-cell office:value-type="float" office:value="5240208" calcext:value-type="float">
            <text:p>5240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8" calcext:value-type="float">
            <text:p>104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268" calcext:value-type="float">
            <text:p>1611039207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2240" calcext:value-type="float">
            <text:p>18224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64696" calcext:value-type="float">
            <text:p>12564696</text:p>
          </table:table-cell>
          <table:table-cell office:value-type="float" office:value="0" calcext:value-type="float">
            <text:p>0</text:p>
          </table:table-cell>
          <table:table-cell office:value-type="float" office:value="12564696" calcext:value-type="float">
            <text:p>12564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5" calcext:value-type="float">
            <text:p>106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376" calcext:value-type="float">
            <text:p>1611039207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108" calcext:value-type="float">
            <text:p>183108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55616" calcext:value-type="float">
            <text:p>12155616</text:p>
          </table:table-cell>
          <table:table-cell office:value-type="float" office:value="372736" calcext:value-type="float">
            <text:p>372736</text:p>
          </table:table-cell>
          <table:table-cell office:value-type="float" office:value="11782880" calcext:value-type="float">
            <text:p>11782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1" calcext:value-type="float">
            <text:p>108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487" calcext:value-type="float">
            <text:p>1611039207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216" calcext:value-type="float">
            <text:p>185216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30024" calcext:value-type="float">
            <text:p>11930024</text:p>
          </table:table-cell>
          <table:table-cell office:value-type="float" office:value="2109440" calcext:value-type="float">
            <text:p>2109440</text:p>
          </table:table-cell>
          <table:table-cell office:value-type="float" office:value="9820584" calcext:value-type="float">
            <text:p>9820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7" calcext:value-type="float">
            <text:p>109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597" calcext:value-type="float">
            <text:p>161103920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324" calcext:value-type="float">
            <text:p>187324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52832" calcext:value-type="float">
            <text:p>11652832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7577312" calcext:value-type="float">
            <text:p>7577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2" calcext:value-type="float">
            <text:p>11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704" calcext:value-type="float">
            <text:p>1611039207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192" calcext:value-type="float">
            <text:p>188192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00856" calcext:value-type="float">
            <text:p>11900856</text:p>
          </table:table-cell>
          <table:table-cell office:value-type="float" office:value="5828608" calcext:value-type="float">
            <text:p>5828608</text:p>
          </table:table-cell>
          <table:table-cell office:value-type="float" office:value="6072248" calcext:value-type="float">
            <text:p>6072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8" calcext:value-type="float">
            <text:p>112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811" calcext:value-type="float">
            <text:p>1611039207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2984" calcext:value-type="float">
            <text:p>182984</text:p>
          </table:table-cell>
          <table:table-cell office:value-type="float" office:value="1894" calcext:value-type="float">
            <text:p>1894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37264" calcext:value-type="float">
            <text:p>11137264</text:p>
          </table:table-cell>
          <table:table-cell office:value-type="float" office:value="0" calcext:value-type="float">
            <text:p>0</text:p>
          </table:table-cell>
          <table:table-cell office:value-type="float" office:value="11137264" calcext:value-type="float">
            <text:p>11137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5" calcext:value-type="float">
            <text:p>114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7919" calcext:value-type="float">
            <text:p>1611039207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852" calcext:value-type="float">
            <text:p>183852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6680" calcext:value-type="float">
            <text:p>10336680</text:p>
          </table:table-cell>
          <table:table-cell office:value-type="float" office:value="0" calcext:value-type="float">
            <text:p>0</text:p>
          </table:table-cell>
          <table:table-cell office:value-type="float" office:value="10336680" calcext:value-type="float">
            <text:p>103366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2" calcext:value-type="float">
            <text:p>116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034" calcext:value-type="float">
            <text:p>1611039208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976" calcext:value-type="float">
            <text:p>183976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76912" calcext:value-type="float">
            <text:p>10176912</text:p>
          </table:table-cell>
          <table:table-cell office:value-type="float" office:value="5898240" calcext:value-type="float">
            <text:p>5898240</text:p>
          </table:table-cell>
          <table:table-cell office:value-type="float" office:value="4278672" calcext:value-type="float">
            <text:p>4278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1" calcext:value-type="float">
            <text:p>118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157" calcext:value-type="float">
            <text:p>161103920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176" calcext:value-type="float">
            <text:p>19017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79576" calcext:value-type="float">
            <text:p>9879576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198424" calcext:value-type="float">
            <text:p>4198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4" calcext:value-type="float">
            <text:p>119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275" calcext:value-type="float">
            <text:p>1611039208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176" calcext:value-type="float">
            <text:p>19017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7792" calcext:value-type="float">
            <text:p>9897792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4183872" calcext:value-type="float">
            <text:p>41838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9" calcext:value-type="float">
            <text:p>120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383" calcext:value-type="float">
            <text:p>1611039208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596" calcext:value-type="float">
            <text:p>184596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97848" calcext:value-type="float">
            <text:p>11797848</text:p>
          </table:table-cell>
          <table:table-cell office:value-type="float" office:value="1994752" calcext:value-type="float">
            <text:p>1994752</text:p>
          </table:table-cell>
          <table:table-cell office:value-type="float" office:value="9803096" calcext:value-type="float">
            <text:p>9803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5" calcext:value-type="float">
            <text:p>122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491" calcext:value-type="float">
            <text:p>1611039208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696" calcext:value-type="float">
            <text:p>187696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69168" calcext:value-type="float">
            <text:p>9869168</text:p>
          </table:table-cell>
          <table:table-cell office:value-type="float" office:value="3043328" calcext:value-type="float">
            <text:p>3043328</text:p>
          </table:table-cell>
          <table:table-cell office:value-type="float" office:value="6825840" calcext:value-type="float">
            <text:p>68258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8" calcext:value-type="float">
            <text:p>12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598" calcext:value-type="float">
            <text:p>1611039208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688" calcext:value-type="float">
            <text:p>18868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07128" calcext:value-type="float">
            <text:p>9807128</text:p>
          </table:table-cell>
          <table:table-cell office:value-type="float" office:value="4009984" calcext:value-type="float">
            <text:p>4009984</text:p>
          </table:table-cell>
          <table:table-cell office:value-type="float" office:value="5797144" calcext:value-type="float">
            <text:p>5797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3" calcext:value-type="float">
            <text:p>12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706" calcext:value-type="float">
            <text:p>1611039208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928" calcext:value-type="float">
            <text:p>18992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90656" calcext:value-type="float">
            <text:p>9790656</text:p>
          </table:table-cell>
          <table:table-cell office:value-type="float" office:value="5451776" calcext:value-type="float">
            <text:p>5451776</text:p>
          </table:table-cell>
          <table:table-cell office:value-type="float" office:value="4338880" calcext:value-type="float">
            <text:p>4338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7" calcext:value-type="float">
            <text:p>126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814" calcext:value-type="float">
            <text:p>1611039208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472" calcext:value-type="float">
            <text:p>184472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62568" calcext:value-type="float">
            <text:p>9862568</text:p>
          </table:table-cell>
          <table:table-cell office:value-type="float" office:value="6062080" calcext:value-type="float">
            <text:p>6062080</text:p>
          </table:table-cell>
          <table:table-cell office:value-type="float" office:value="3800488" calcext:value-type="float">
            <text:p>3800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4" calcext:value-type="float">
            <text:p>128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8924" calcext:value-type="float">
            <text:p>1611039208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216" calcext:value-type="float">
            <text:p>185216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28000" calcext:value-type="float">
            <text:p>9728000</text:p>
          </table:table-cell>
          <table:table-cell office:value-type="float" office:value="651264" calcext:value-type="float">
            <text:p>651264</text:p>
          </table:table-cell>
          <table:table-cell office:value-type="float" office:value="9076736" calcext:value-type="float">
            <text:p>90767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9" calcext:value-type="float">
            <text:p>12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042" calcext:value-type="float">
            <text:p>1611039209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688" calcext:value-type="float">
            <text:p>18868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40272" calcext:value-type="float">
            <text:p>9740272</text:p>
          </table:table-cell>
          <table:table-cell office:value-type="float" office:value="4190208" calcext:value-type="float">
            <text:p>4190208</text:p>
          </table:table-cell>
          <table:table-cell office:value-type="float" office:value="5550064" calcext:value-type="float">
            <text:p>5550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7" calcext:value-type="float">
            <text:p>131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171" calcext:value-type="float">
            <text:p>1611039209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100" calcext:value-type="float">
            <text:p>184100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00320" calcext:value-type="float">
            <text:p>9800320</text:p>
          </table:table-cell>
          <table:table-cell office:value-type="float" office:value="28672" calcext:value-type="float">
            <text:p>28672</text:p>
          </table:table-cell>
          <table:table-cell office:value-type="float" office:value="9771648" calcext:value-type="float">
            <text:p>9771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5" calcext:value-type="float">
            <text:p>133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281" calcext:value-type="float">
            <text:p>1611039209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1248" calcext:value-type="float">
            <text:p>181248</text:p>
          </table:table-cell>
          <table:table-cell office:value-type="float" office:value="1893" calcext:value-type="float">
            <text:p>1893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90816" calcext:value-type="float">
            <text:p>12890816</text:p>
          </table:table-cell>
          <table:table-cell office:value-type="float" office:value="0" calcext:value-type="float">
            <text:p>0</text:p>
          </table:table-cell>
          <table:table-cell office:value-type="float" office:value="12890816" calcext:value-type="float">
            <text:p>12890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4" calcext:value-type="float">
            <text:p>135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410" calcext:value-type="float">
            <text:p>16110392094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696" calcext:value-type="float">
            <text:p>187696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22872" calcext:value-type="float">
            <text:p>9622872</text:p>
          </table:table-cell>
          <table:table-cell office:value-type="float" office:value="3256320" calcext:value-type="float">
            <text:p>3256320</text:p>
          </table:table-cell>
          <table:table-cell office:value-type="float" office:value="6366552" calcext:value-type="float">
            <text:p>6366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6" calcext:value-type="float">
            <text:p>136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518" calcext:value-type="float">
            <text:p>1611039209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208" calcext:value-type="float">
            <text:p>186208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48464" calcext:value-type="float">
            <text:p>11048464</text:p>
          </table:table-cell>
          <table:table-cell office:value-type="float" office:value="2994176" calcext:value-type="float">
            <text:p>2994176</text:p>
          </table:table-cell>
          <table:table-cell office:value-type="float" office:value="8054288" calcext:value-type="float">
            <text:p>8054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3" calcext:value-type="float">
            <text:p>13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627" calcext:value-type="float">
            <text:p>1611039209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216" calcext:value-type="float">
            <text:p>185216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23848" calcext:value-type="float">
            <text:p>9623848</text:p>
          </table:table-cell>
          <table:table-cell office:value-type="float" office:value="339968" calcext:value-type="float">
            <text:p>339968</text:p>
          </table:table-cell>
          <table:table-cell office:value-type="float" office:value="9283880" calcext:value-type="float">
            <text:p>9283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1" calcext:value-type="float">
            <text:p>140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735" calcext:value-type="float">
            <text:p>161103920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548" calcext:value-type="float">
            <text:p>19054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79976" calcext:value-type="float">
            <text:p>9579976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3833288" calcext:value-type="float">
            <text:p>3833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8" calcext:value-type="float">
            <text:p>141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869" calcext:value-type="float">
            <text:p>1611039209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688" calcext:value-type="float">
            <text:p>18868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23744" calcext:value-type="float">
            <text:p>9523744</text:p>
          </table:table-cell>
          <table:table-cell office:value-type="float" office:value="4026368" calcext:value-type="float">
            <text:p>4026368</text:p>
          </table:table-cell>
          <table:table-cell office:value-type="float" office:value="5497376" calcext:value-type="float">
            <text:p>5497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31" calcext:value-type="float">
            <text:p>143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09978" calcext:value-type="float">
            <text:p>1611039209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572" calcext:value-type="float">
            <text:p>187572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23760" calcext:value-type="float">
            <text:p>9523760</text:p>
          </table:table-cell>
          <table:table-cell office:value-type="float" office:value="2928640" calcext:value-type="float">
            <text:p>2928640</text:p>
          </table:table-cell>
          <table:table-cell office:value-type="float" office:value="6595120" calcext:value-type="float">
            <text:p>6595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43" calcext:value-type="float">
            <text:p>144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086" calcext:value-type="float">
            <text:p>1611039210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440" calcext:value-type="float">
            <text:p>188440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0584" calcext:value-type="float">
            <text:p>10440584</text:p>
          </table:table-cell>
          <table:table-cell office:value-type="float" office:value="4567040" calcext:value-type="float">
            <text:p>4567040</text:p>
          </table:table-cell>
          <table:table-cell office:value-type="float" office:value="5873544" calcext:value-type="float">
            <text:p>58735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60" calcext:value-type="float">
            <text:p>14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193" calcext:value-type="float">
            <text:p>1611039210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308" calcext:value-type="float">
            <text:p>189308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24688" calcext:value-type="float">
            <text:p>9424688</text:p>
          </table:table-cell>
          <table:table-cell office:value-type="float" office:value="4567040" calcext:value-type="float">
            <text:p>4567040</text:p>
          </table:table-cell>
          <table:table-cell office:value-type="float" office:value="4857648" calcext:value-type="float">
            <text:p>4857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73" calcext:value-type="float">
            <text:p>14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301" calcext:value-type="float">
            <text:p>1611039210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424" calcext:value-type="float">
            <text:p>190424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25208" calcext:value-type="float">
            <text:p>9325208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3938968" calcext:value-type="float">
            <text:p>3938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85" calcext:value-type="float">
            <text:p>148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409" calcext:value-type="float">
            <text:p>1611039210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464" calcext:value-type="float">
            <text:p>185464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25208" calcext:value-type="float">
            <text:p>9325208</text:p>
          </table:table-cell>
          <table:table-cell office:value-type="float" office:value="315392" calcext:value-type="float">
            <text:p>315392</text:p>
          </table:table-cell>
          <table:table-cell office:value-type="float" office:value="9009816" calcext:value-type="float">
            <text:p>9009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02" calcext:value-type="float">
            <text:p>150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517" calcext:value-type="float">
            <text:p>1611039210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9560" calcext:value-type="float">
            <text:p>10189560</text:p>
          </table:table-cell>
          <table:table-cell office:value-type="float" office:value="3076096" calcext:value-type="float">
            <text:p>3076096</text:p>
          </table:table-cell>
          <table:table-cell office:value-type="float" office:value="7113464" calcext:value-type="float">
            <text:p>7113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18" calcext:value-type="float">
            <text:p>151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649" calcext:value-type="float">
            <text:p>1611039210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976" calcext:value-type="float">
            <text:p>183976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9560" calcext:value-type="float">
            <text:p>10189560</text:p>
          </table:table-cell>
          <table:table-cell office:value-type="float" office:value="36864" calcext:value-type="float">
            <text:p>36864</text:p>
          </table:table-cell>
          <table:table-cell office:value-type="float" office:value="10152696" calcext:value-type="float">
            <text:p>10152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36" calcext:value-type="float">
            <text:p>153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757" calcext:value-type="float">
            <text:p>1611039210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696" calcext:value-type="float">
            <text:p>187696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00392" calcext:value-type="float">
            <text:p>9800392</text:p>
          </table:table-cell>
          <table:table-cell office:value-type="float" office:value="3403776" calcext:value-type="float">
            <text:p>3403776</text:p>
          </table:table-cell>
          <table:table-cell office:value-type="float" office:value="6396616" calcext:value-type="float">
            <text:p>6396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49" calcext:value-type="float">
            <text:p>154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880" calcext:value-type="float">
            <text:p>1611039210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464" calcext:value-type="float">
            <text:p>185464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00392" calcext:value-type="float">
            <text:p>9800392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731336" calcext:value-type="float">
            <text:p>87313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60" calcext:value-type="float">
            <text:p>15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0988" calcext:value-type="float">
            <text:p>1611039210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928" calcext:value-type="float">
            <text:p>189928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44280" calcext:value-type="float">
            <text:p>9144280</text:p>
          </table:table-cell>
          <table:table-cell office:value-type="float" office:value="5238784" calcext:value-type="float">
            <text:p>5238784</text:p>
          </table:table-cell>
          <table:table-cell office:value-type="float" office:value="3905496" calcext:value-type="float">
            <text:p>3905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73" calcext:value-type="float">
            <text:p>15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096" calcext:value-type="float">
            <text:p>1611039211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936" calcext:value-type="float">
            <text:p>188936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44280" calcext:value-type="float">
            <text:p>9144280</text:p>
          </table:table-cell>
          <table:table-cell office:value-type="float" office:value="4018176" calcext:value-type="float">
            <text:p>4018176</text:p>
          </table:table-cell>
          <table:table-cell office:value-type="float" office:value="5126104" calcext:value-type="float">
            <text:p>5126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84" calcext:value-type="float">
            <text:p>158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203" calcext:value-type="float">
            <text:p>1611039211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812" calcext:value-type="float">
            <text:p>188812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44280" calcext:value-type="float">
            <text:p>9144280</text:p>
          </table:table-cell>
          <table:table-cell office:value-type="float" office:value="3256320" calcext:value-type="float">
            <text:p>3256320</text:p>
          </table:table-cell>
          <table:table-cell office:value-type="float" office:value="5887960" calcext:value-type="float">
            <text:p>5887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99" calcext:value-type="float">
            <text:p>15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312" calcext:value-type="float">
            <text:p>1611039211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16" calcext:value-type="float">
            <text:p>188316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44280" calcext:value-type="float">
            <text:p>9144280</text:p>
          </table:table-cell>
          <table:table-cell office:value-type="float" office:value="2871296" calcext:value-type="float">
            <text:p>2871296</text:p>
          </table:table-cell>
          <table:table-cell office:value-type="float" office:value="6272984" calcext:value-type="float">
            <text:p>6272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16" calcext:value-type="float">
            <text:p>161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444" calcext:value-type="float">
            <text:p>1611039211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16" calcext:value-type="float">
            <text:p>188316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44280" calcext:value-type="float">
            <text:p>9144280</text:p>
          </table:table-cell>
          <table:table-cell office:value-type="float" office:value="2682880" calcext:value-type="float">
            <text:p>2682880</text:p>
          </table:table-cell>
          <table:table-cell office:value-type="float" office:value="6461400" calcext:value-type="float">
            <text:p>6461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31" calcext:value-type="float">
            <text:p>163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572" calcext:value-type="float">
            <text:p>1611039211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1728" calcext:value-type="float">
            <text:p>181728</text:p>
          </table:table-cell>
          <table:table-cell office:value-type="float" office:value="1892" calcext:value-type="float">
            <text:p>189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010408" calcext:value-type="float">
            <text:p>14010408</text:p>
          </table:table-cell>
          <table:table-cell office:value-type="float" office:value="0" calcext:value-type="float">
            <text:p>0</text:p>
          </table:table-cell>
          <table:table-cell office:value-type="float" office:value="14010408" calcext:value-type="float">
            <text:p>14010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45" calcext:value-type="float">
            <text:p>164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642" calcext:value-type="float">
            <text:p>1611039211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412" calcext:value-type="float">
            <text:p>189412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7848" calcext:value-type="float">
            <text:p>10387848</text:p>
          </table:table-cell>
          <table:table-cell office:value-type="float" office:value="6078464" calcext:value-type="float">
            <text:p>6078464</text:p>
          </table:table-cell>
          <table:table-cell office:value-type="float" office:value="4309384" calcext:value-type="float">
            <text:p>4309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61" calcext:value-type="float">
            <text:p>166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765" calcext:value-type="float">
            <text:p>1611039211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620" calcext:value-type="float">
            <text:p>189620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47064" calcext:value-type="float">
            <text:p>10647064</text:p>
          </table:table-cell>
          <table:table-cell office:value-type="float" office:value="6275072" calcext:value-type="float">
            <text:p>6275072</text:p>
          </table:table-cell>
          <table:table-cell office:value-type="float" office:value="4371992" calcext:value-type="float">
            <text:p>4371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78" calcext:value-type="float">
            <text:p>167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872" calcext:value-type="float">
            <text:p>161103921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480" calcext:value-type="float">
            <text:p>183480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16720" calcext:value-type="float">
            <text:p>11016720</text:p>
          </table:table-cell>
          <table:table-cell office:value-type="float" office:value="0" calcext:value-type="float">
            <text:p>0</text:p>
          </table:table-cell>
          <table:table-cell office:value-type="float" office:value="11016720" calcext:value-type="float">
            <text:p>11016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94" calcext:value-type="float">
            <text:p>169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1980" calcext:value-type="float">
            <text:p>16110392119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348" calcext:value-type="float">
            <text:p>184348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9896" calcext:value-type="float">
            <text:p>10319896</text:p>
          </table:table-cell>
          <table:table-cell office:value-type="float" office:value="241664" calcext:value-type="float">
            <text:p>241664</text:p>
          </table:table-cell>
          <table:table-cell office:value-type="float" office:value="10078232" calcext:value-type="float">
            <text:p>10078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10" calcext:value-type="float">
            <text:p>171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089" calcext:value-type="float">
            <text:p>1611039212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060" calcext:value-type="float">
            <text:p>189060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63296" calcext:value-type="float">
            <text:p>10363296</text:p>
          </table:table-cell>
          <table:table-cell office:value-type="float" office:value="5058560" calcext:value-type="float">
            <text:p>5058560</text:p>
          </table:table-cell>
          <table:table-cell office:value-type="float" office:value="5304736" calcext:value-type="float">
            <text:p>53047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25" calcext:value-type="float">
            <text:p>172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197" calcext:value-type="float">
            <text:p>1611039212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604" calcext:value-type="float">
            <text:p>183604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2184" calcext:value-type="float">
            <text:p>10622184</text:p>
          </table:table-cell>
          <table:table-cell office:value-type="float" office:value="0" calcext:value-type="float">
            <text:p>0</text:p>
          </table:table-cell>
          <table:table-cell office:value-type="float" office:value="10622184" calcext:value-type="float">
            <text:p>10622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41" calcext:value-type="float">
            <text:p>174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304" calcext:value-type="float">
            <text:p>1611039212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944" calcext:value-type="float">
            <text:p>187944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2288" calcext:value-type="float">
            <text:p>10382288</text:p>
          </table:table-cell>
          <table:table-cell office:value-type="float" office:value="3715072" calcext:value-type="float">
            <text:p>3715072</text:p>
          </table:table-cell>
          <table:table-cell office:value-type="float" office:value="6667216" calcext:value-type="float">
            <text:p>6667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56" calcext:value-type="float">
            <text:p>175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413" calcext:value-type="float">
            <text:p>1611039212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9432" calcext:value-type="float">
            <text:p>189432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06504" calcext:value-type="float">
            <text:p>10606504</text:p>
          </table:table-cell>
          <table:table-cell office:value-type="float" office:value="5566464" calcext:value-type="float">
            <text:p>5566464</text:p>
          </table:table-cell>
          <table:table-cell office:value-type="float" office:value="5040040" calcext:value-type="float">
            <text:p>50400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73" calcext:value-type="float">
            <text:p>17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521" calcext:value-type="float">
            <text:p>1611039212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008" calcext:value-type="float">
            <text:p>184008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0768" calcext:value-type="float">
            <text:p>10400768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241024" calcext:value-type="float">
            <text:p>10241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88" calcext:value-type="float">
            <text:p>178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628" calcext:value-type="float">
            <text:p>1611039212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728" calcext:value-type="float">
            <text:p>187728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7384" calcext:value-type="float">
            <text:p>10377384</text:p>
          </table:table-cell>
          <table:table-cell office:value-type="float" office:value="3469312" calcext:value-type="float">
            <text:p>3469312</text:p>
          </table:table-cell>
          <table:table-cell office:value-type="float" office:value="6908072" calcext:value-type="float">
            <text:p>6908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04" calcext:value-type="float">
            <text:p>180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736" calcext:value-type="float">
            <text:p>1611039212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388" calcext:value-type="float">
            <text:p>183388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94648" calcext:value-type="float">
            <text:p>10994648</text:p>
          </table:table-cell>
          <table:table-cell office:value-type="float" office:value="0" calcext:value-type="float">
            <text:p>0</text:p>
          </table:table-cell>
          <table:table-cell office:value-type="float" office:value="10994648" calcext:value-type="float">
            <text:p>10994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19" calcext:value-type="float">
            <text:p>181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845" calcext:value-type="float">
            <text:p>1611039212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256" calcext:value-type="float">
            <text:p>184256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9824" calcext:value-type="float">
            <text:p>10409824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217312" calcext:value-type="float">
            <text:p>10217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36" calcext:value-type="float">
            <text:p>183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2953" calcext:value-type="float">
            <text:p>16110392129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884" calcext:value-type="float">
            <text:p>183884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7352" calcext:value-type="float">
            <text:p>10387352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211224" calcext:value-type="float">
            <text:p>10211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49" calcext:value-type="float">
            <text:p>184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060" calcext:value-type="float">
            <text:p>16110392130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108" calcext:value-type="float">
            <text:p>187108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9760" calcext:value-type="float">
            <text:p>10409760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6809376" calcext:value-type="float">
            <text:p>6809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64" calcext:value-type="float">
            <text:p>186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168" calcext:value-type="float">
            <text:p>161103921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264" calcext:value-type="float">
            <text:p>183264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99992" calcext:value-type="float">
            <text:p>10599992</text:p>
          </table:table-cell>
          <table:table-cell office:value-type="float" office:value="0" calcext:value-type="float">
            <text:p>0</text:p>
          </table:table-cell>
          <table:table-cell office:value-type="float" office:value="10599992" calcext:value-type="float">
            <text:p>10599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81" calcext:value-type="float">
            <text:p>188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276" calcext:value-type="float">
            <text:p>1611039213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596" calcext:value-type="float">
            <text:p>188596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3584" calcext:value-type="float">
            <text:p>10423584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5643552" calcext:value-type="float">
            <text:p>5643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96" calcext:value-type="float">
            <text:p>189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383" calcext:value-type="float">
            <text:p>161103921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628" calcext:value-type="float">
            <text:p>184628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0056" calcext:value-type="float">
            <text:p>10430056</text:p>
          </table:table-cell>
          <table:table-cell office:value-type="float" office:value="405504" calcext:value-type="float">
            <text:p>405504</text:p>
          </table:table-cell>
          <table:table-cell office:value-type="float" office:value="10024552" calcext:value-type="float">
            <text:p>10024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11" calcext:value-type="float">
            <text:p>191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491" calcext:value-type="float">
            <text:p>1611039213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636" calcext:value-type="float">
            <text:p>183636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81952" calcext:value-type="float">
            <text:p>11081952</text:p>
          </table:table-cell>
          <table:table-cell office:value-type="float" office:value="0" calcext:value-type="float">
            <text:p>0</text:p>
          </table:table-cell>
          <table:table-cell office:value-type="float" office:value="11081952" calcext:value-type="float">
            <text:p>11081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27" calcext:value-type="float">
            <text:p>192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599" calcext:value-type="float">
            <text:p>1611039213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248" calcext:value-type="float">
            <text:p>185248</text:p>
          </table:table-cell>
          <table:table-cell office:value-type="float" office:value="1896" calcext:value-type="float">
            <text:p>1896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5224" calcext:value-type="float">
            <text:p>10445224</text:p>
          </table:table-cell>
          <table:table-cell office:value-type="float" office:value="1028096" calcext:value-type="float">
            <text:p>1028096</text:p>
          </table:table-cell>
          <table:table-cell office:value-type="float" office:value="9417128" calcext:value-type="float">
            <text:p>94171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43" calcext:value-type="float">
            <text:p>194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707" calcext:value-type="float">
            <text:p>1611039213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140" calcext:value-type="float">
            <text:p>183140</text:p>
          </table:table-cell>
          <table:table-cell office:value-type="float" office:value="1895" calcext:value-type="float">
            <text:p>1895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46632" calcext:value-type="float">
            <text:p>11046632</text:p>
          </table:table-cell>
          <table:table-cell office:value-type="float" office:value="0" calcext:value-type="float">
            <text:p>0</text:p>
          </table:table-cell>
          <table:table-cell office:value-type="float" office:value="11046632" calcext:value-type="float">
            <text:p>110466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60" calcext:value-type="float">
            <text:p>19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815" calcext:value-type="float">
            <text:p>161103921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208" calcext:value-type="float">
            <text:p>190208</text:p>
          </table:table-cell>
          <table:table-cell office:value-type="float" office:value="1901" calcext:value-type="float">
            <text:p>1901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6280" calcext:value-type="float">
            <text:p>10426280</text:p>
          </table:table-cell>
          <table:table-cell office:value-type="float" office:value="4845568" calcext:value-type="float">
            <text:p>4845568</text:p>
          </table:table-cell>
          <table:table-cell office:value-type="float" office:value="5580712" calcext:value-type="float">
            <text:p>55807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74" calcext:value-type="float">
            <text:p>197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3923" calcext:value-type="float">
            <text:p>1611039213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612" calcext:value-type="float">
            <text:p>186612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7040" calcext:value-type="float">
            <text:p>10447040</text:p>
          </table:table-cell>
          <table:table-cell office:value-type="float" office:value="1306624" calcext:value-type="float">
            <text:p>1306624</text:p>
          </table:table-cell>
          <table:table-cell office:value-type="float" office:value="9140416" calcext:value-type="float">
            <text:p>9140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89" calcext:value-type="float">
            <text:p>198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031" calcext:value-type="float">
            <text:p>1611039214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40" calcext:value-type="float">
            <text:p>188340</text:p>
          </table:table-cell>
          <table:table-cell office:value-type="float" office:value="1903" calcext:value-type="float">
            <text:p>1903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4104" calcext:value-type="float">
            <text:p>10454104</text:p>
          </table:table-cell>
          <table:table-cell office:value-type="float" office:value="6367712" calcext:value-type="float">
            <text:p>6367712</text:p>
          </table:table-cell>
          <table:table-cell office:value-type="float" office:value="4086392" calcext:value-type="float">
            <text:p>4086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06" calcext:value-type="float">
            <text:p>200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139" calcext:value-type="float">
            <text:p>1611039214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1120" calcext:value-type="float">
            <text:p>10461120</text:p>
          </table:table-cell>
          <table:table-cell office:value-type="float" office:value="5304320" calcext:value-type="float">
            <text:p>5304320</text:p>
          </table:table-cell>
          <table:table-cell office:value-type="float" office:value="5156800" calcext:value-type="float">
            <text:p>5156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22" calcext:value-type="float">
            <text:p>202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247" calcext:value-type="float">
            <text:p>1611039214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852" calcext:value-type="float">
            <text:p>187852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9384" calcext:value-type="float">
            <text:p>10449384</text:p>
          </table:table-cell>
          <table:table-cell office:value-type="float" office:value="2666496" calcext:value-type="float">
            <text:p>2666496</text:p>
          </table:table-cell>
          <table:table-cell office:value-type="float" office:value="7782888" calcext:value-type="float">
            <text:p>7782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37" calcext:value-type="float">
            <text:p>203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354" calcext:value-type="float">
            <text:p>1611039214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897" calcext:value-type="float">
            <text:p>1897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5280" calcext:value-type="float">
            <text:p>10455280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246384" calcext:value-type="float">
            <text:p>10246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53" calcext:value-type="float">
            <text:p>20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462" calcext:value-type="float">
            <text:p>161103921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4008" calcext:value-type="float">
            <text:p>184008</text:p>
          </table:table-cell>
          <table:table-cell office:value-type="float" office:value="1903" calcext:value-type="float">
            <text:p>1903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6088" calcext:value-type="float">
            <text:p>10466088</text:p>
          </table:table-cell>
          <table:table-cell office:value-type="float" office:value="6452400" calcext:value-type="float">
            <text:p>6452400</text:p>
          </table:table-cell>
          <table:table-cell office:value-type="float" office:value="4013688" calcext:value-type="float">
            <text:p>4013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68" calcext:value-type="float">
            <text:p>206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569" calcext:value-type="float">
            <text:p>1611039214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952" calcext:value-type="float">
            <text:p>190952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240" calcext:value-type="float">
            <text:p>10486240</text:p>
          </table:table-cell>
          <table:table-cell office:value-type="float" office:value="5582848" calcext:value-type="float">
            <text:p>5582848</text:p>
          </table:table-cell>
          <table:table-cell office:value-type="float" office:value="4903392" calcext:value-type="float">
            <text:p>4903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083" calcext:value-type="float">
            <text:p>20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677" calcext:value-type="float">
            <text:p>1611039214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90704" calcext:value-type="float">
            <text:p>190704</text:p>
          </table:table-cell>
          <table:table-cell office:value-type="float" office:value="1902" calcext:value-type="float">
            <text:p>1902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4456" calcext:value-type="float">
            <text:p>10474456</text:p>
          </table:table-cell>
          <table:table-cell office:value-type="float" office:value="4960256" calcext:value-type="float">
            <text:p>4960256</text:p>
          </table:table-cell>
          <table:table-cell office:value-type="float" office:value="5514200" calcext:value-type="float">
            <text:p>5514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00" calcext:value-type="float">
            <text:p>210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784" calcext:value-type="float">
            <text:p>1611039214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8348" calcext:value-type="float">
            <text:p>188348</text:p>
          </table:table-cell>
          <table:table-cell office:value-type="float" office:value="1900" calcext:value-type="float">
            <text:p>1900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9488" calcext:value-type="float">
            <text:p>10479488</text:p>
          </table:table-cell>
          <table:table-cell office:value-type="float" office:value="3256320" calcext:value-type="float">
            <text:p>3256320</text:p>
          </table:table-cell>
          <table:table-cell office:value-type="float" office:value="7223168" calcext:value-type="float">
            <text:p>7223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14" calcext:value-type="float">
            <text:p>21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891" calcext:value-type="float">
            <text:p>1611039214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7480" calcext:value-type="float">
            <text:p>187480</text:p>
          </table:table-cell>
          <table:table-cell office:value-type="float" office:value="1899" calcext:value-type="float">
            <text:p>1899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152" calcext:value-type="float">
            <text:p>10486152</text:p>
          </table:table-cell>
          <table:table-cell office:value-type="float" office:value="2158592" calcext:value-type="float">
            <text:p>2158592</text:p>
          </table:table-cell>
          <table:table-cell office:value-type="float" office:value="8327560" calcext:value-type="float">
            <text:p>8327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30" calcext:value-type="float">
            <text:p>213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4998" calcext:value-type="float">
            <text:p>161103921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6240" calcext:value-type="float">
            <text:p>186240</text:p>
          </table:table-cell>
          <table:table-cell office:value-type="float" office:value="1898" calcext:value-type="float">
            <text:p>1898</text:p>
          </table:table-cell>
          <table:table-cell office:value-type="float" office:value="1757724" calcext:value-type="float">
            <text:p>17577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4864" calcext:value-type="float">
            <text:p>10474864</text:p>
          </table:table-cell>
          <table:table-cell office:value-type="float" office:value="1060864" calcext:value-type="float">
            <text:p>1060864</text:p>
          </table:table-cell>
          <table:table-cell office:value-type="float" office:value="9414000" calcext:value-type="float">
            <text:p>9414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46" calcext:value-type="float">
            <text:p>214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105" calcext:value-type="float">
            <text:p>161103921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83244" calcext:value-type="float">
            <text:p>183244</text:p>
          </table:table-cell>
          <table:table-cell office:value-type="float" office:value="1895" calcext:value-type="float">
            <text:p>1895</text:p>
          </table:table-cell>
          <table:table-cell office:value-type="float" office:value="1757740" calcext:value-type="float">
            <text:p>17577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7352" calcext:value-type="float">
            <text:p>10497352</text:p>
          </table:table-cell>
          <table:table-cell office:value-type="float" office:value="274432" calcext:value-type="float">
            <text:p>274432</text:p>
          </table:table-cell>
          <table:table-cell office:value-type="float" office:value="10222920" calcext:value-type="float">
            <text:p>10222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61" calcext:value-type="float">
            <text:p>216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213" calcext:value-type="float">
            <text:p>1611039215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32" calcext:value-type="float">
            <text:p>172532</text:p>
          </table:table-cell>
          <table:table-cell office:value-type="float" office:value="1889" calcext:value-type="float">
            <text:p>1889</text:p>
          </table:table-cell>
          <table:table-cell office:value-type="float" office:value="1762592" calcext:value-type="float">
            <text:p>17625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3776" calcext:value-type="float">
            <text:p>10473776</text:p>
          </table:table-cell>
          <table:table-cell office:value-type="float" office:value="323584" calcext:value-type="float">
            <text:p>323584</text:p>
          </table:table-cell>
          <table:table-cell office:value-type="float" office:value="10150192" calcext:value-type="float">
            <text:p>10150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76" calcext:value-type="float">
            <text:p>217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319" calcext:value-type="float">
            <text:p>161103921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64" calcext:value-type="float">
            <text:p>17166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8888" calcext:value-type="float">
            <text:p>10478888</text:p>
          </table:table-cell>
          <table:table-cell office:value-type="float" office:value="290816" calcext:value-type="float">
            <text:p>290816</text:p>
          </table:table-cell>
          <table:table-cell office:value-type="float" office:value="10188072" calcext:value-type="float">
            <text:p>10188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192" calcext:value-type="float">
            <text:p>219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427" calcext:value-type="float">
            <text:p>1611039215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540" calcext:value-type="float">
            <text:p>17154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4272" calcext:value-type="float">
            <text:p>10534272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423680" calcext:value-type="float">
            <text:p>104236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08" calcext:value-type="float">
            <text:p>220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535" calcext:value-type="float">
            <text:p>1611039215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64" calcext:value-type="float">
            <text:p>17166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8808" calcext:value-type="float">
            <text:p>10228808</text:p>
          </table:table-cell>
          <table:table-cell office:value-type="float" office:value="290816" calcext:value-type="float">
            <text:p>290816</text:p>
          </table:table-cell>
          <table:table-cell office:value-type="float" office:value="9937992" calcext:value-type="float">
            <text:p>9937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23" calcext:value-type="float">
            <text:p>222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643" calcext:value-type="float">
            <text:p>1611039215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08" calcext:value-type="float">
            <text:p>172408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3952" calcext:value-type="float">
            <text:p>10233952</text:p>
          </table:table-cell>
          <table:table-cell office:value-type="float" office:value="700416" calcext:value-type="float">
            <text:p>700416</text:p>
          </table:table-cell>
          <table:table-cell office:value-type="float" office:value="9533536" calcext:value-type="float">
            <text:p>9533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37" calcext:value-type="float">
            <text:p>223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751" calcext:value-type="float">
            <text:p>1611039215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08" calcext:value-type="float">
            <text:p>172408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7208" calcext:value-type="float">
            <text:p>10237208</text:p>
          </table:table-cell>
          <table:table-cell office:value-type="float" office:value="929792" calcext:value-type="float">
            <text:p>929792</text:p>
          </table:table-cell>
          <table:table-cell office:value-type="float" office:value="9307416" calcext:value-type="float">
            <text:p>9307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53" calcext:value-type="float">
            <text:p>22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858" calcext:value-type="float">
            <text:p>1611039215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640" calcext:value-type="float">
            <text:p>17464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0424" calcext:value-type="float">
            <text:p>10240424</text:p>
          </table:table-cell>
          <table:table-cell office:value-type="float" office:value="3026944" calcext:value-type="float">
            <text:p>3026944</text:p>
          </table:table-cell>
          <table:table-cell office:value-type="float" office:value="7213480" calcext:value-type="float">
            <text:p>7213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68" calcext:value-type="float">
            <text:p>226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5966" calcext:value-type="float">
            <text:p>1611039215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64" calcext:value-type="float">
            <text:p>17476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4024" calcext:value-type="float">
            <text:p>10244024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6250424" calcext:value-type="float">
            <text:p>6250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83" calcext:value-type="float">
            <text:p>22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073" calcext:value-type="float">
            <text:p>1611039216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500" calcext:value-type="float">
            <text:p>176500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2544" calcext:value-type="float">
            <text:p>10232544</text:p>
          </table:table-cell>
          <table:table-cell office:value-type="float" office:value="5582848" calcext:value-type="float">
            <text:p>5582848</text:p>
          </table:table-cell>
          <table:table-cell office:value-type="float" office:value="4649696" calcext:value-type="float">
            <text:p>4649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98" calcext:value-type="float">
            <text:p>229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180" calcext:value-type="float">
            <text:p>1611039216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92" calcext:value-type="float">
            <text:p>17019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6440" calcext:value-type="float">
            <text:p>10686440</text:p>
          </table:table-cell>
          <table:table-cell office:value-type="float" office:value="0" calcext:value-type="float">
            <text:p>0</text:p>
          </table:table-cell>
          <table:table-cell office:value-type="float" office:value="10686440" calcext:value-type="float">
            <text:p>10686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14" calcext:value-type="float">
            <text:p>23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288" calcext:value-type="float">
            <text:p>1611039216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32" calcext:value-type="float">
            <text:p>17143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2592" calcext:value-type="float">
            <text:p>10242592</text:p>
          </table:table-cell>
          <table:table-cell office:value-type="float" office:value="454656" calcext:value-type="float">
            <text:p>454656</text:p>
          </table:table-cell>
          <table:table-cell office:value-type="float" office:value="9787936" calcext:value-type="float">
            <text:p>9787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27" calcext:value-type="float">
            <text:p>232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395" calcext:value-type="float">
            <text:p>1611039216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648" calcext:value-type="float">
            <text:p>17564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6840" calcext:value-type="float">
            <text:p>10246840</text:p>
          </table:table-cell>
          <table:table-cell office:value-type="float" office:value="4599808" calcext:value-type="float">
            <text:p>4599808</text:p>
          </table:table-cell>
          <table:table-cell office:value-type="float" office:value="5647032" calcext:value-type="float">
            <text:p>5647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42" calcext:value-type="float">
            <text:p>234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503" calcext:value-type="float">
            <text:p>161103921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92" calcext:value-type="float">
            <text:p>17019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4800" calcext:value-type="float">
            <text:p>10924800</text:p>
          </table:table-cell>
          <table:table-cell office:value-type="float" office:value="0" calcext:value-type="float">
            <text:p>0</text:p>
          </table:table-cell>
          <table:table-cell office:value-type="float" office:value="10924800" calcext:value-type="float">
            <text:p>10924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58" calcext:value-type="float">
            <text:p>235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610" calcext:value-type="float">
            <text:p>16110392166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32" calcext:value-type="float">
            <text:p>171432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7608" calcext:value-type="float">
            <text:p>10237608</text:p>
          </table:table-cell>
          <table:table-cell office:value-type="float" office:value="405504" calcext:value-type="float">
            <text:p>405504</text:p>
          </table:table-cell>
          <table:table-cell office:value-type="float" office:value="9832104" calcext:value-type="float">
            <text:p>9832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72" calcext:value-type="float">
            <text:p>237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719" calcext:value-type="float">
            <text:p>1611039216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12" calcext:value-type="float">
            <text:p>17391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8448" calcext:value-type="float">
            <text:p>10258448</text:p>
          </table:table-cell>
          <table:table-cell office:value-type="float" office:value="2813952" calcext:value-type="float">
            <text:p>2813952</text:p>
          </table:table-cell>
          <table:table-cell office:value-type="float" office:value="7444496" calcext:value-type="float">
            <text:p>7444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388" calcext:value-type="float">
            <text:p>238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827" calcext:value-type="float">
            <text:p>1611039216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640" calcext:value-type="float">
            <text:p>176640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0856" calcext:value-type="float">
            <text:p>10260856</text:p>
          </table:table-cell>
          <table:table-cell office:value-type="float" office:value="5484544" calcext:value-type="float">
            <text:p>5484544</text:p>
          </table:table-cell>
          <table:table-cell office:value-type="float" office:value="4776312" calcext:value-type="float">
            <text:p>4776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02" calcext:value-type="float">
            <text:p>240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6934" calcext:value-type="float">
            <text:p>1611039216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32" calcext:value-type="float">
            <text:p>17143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7968" calcext:value-type="float">
            <text:p>10267968</text:p>
          </table:table-cell>
          <table:table-cell office:value-type="float" office:value="716800" calcext:value-type="float">
            <text:p>716800</text:p>
          </table:table-cell>
          <table:table-cell office:value-type="float" office:value="9551168" calcext:value-type="float">
            <text:p>9551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17" calcext:value-type="float">
            <text:p>241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041" calcext:value-type="float">
            <text:p>1611039217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4488" calcext:value-type="float">
            <text:p>10254488</text:p>
          </table:table-cell>
          <table:table-cell office:value-type="float" office:value="3682304" calcext:value-type="float">
            <text:p>3682304</text:p>
          </table:table-cell>
          <table:table-cell office:value-type="float" office:value="6572184" calcext:value-type="float">
            <text:p>6572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32" calcext:value-type="float">
            <text:p>243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149" calcext:value-type="float">
            <text:p>1611039217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16" calcext:value-type="float">
            <text:p>17031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0176" calcext:value-type="float">
            <text:p>10260176</text:p>
          </table:table-cell>
          <table:table-cell office:value-type="float" office:value="0" calcext:value-type="float">
            <text:p>0</text:p>
          </table:table-cell>
          <table:table-cell office:value-type="float" office:value="10260176" calcext:value-type="float">
            <text:p>10260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48" calcext:value-type="float">
            <text:p>244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256" calcext:value-type="float">
            <text:p>1611039217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2104" calcext:value-type="float">
            <text:p>10212104</text:p>
          </table:table-cell>
          <table:table-cell office:value-type="float" office:value="3731456" calcext:value-type="float">
            <text:p>3731456</text:p>
          </table:table-cell>
          <table:table-cell office:value-type="float" office:value="6480648" calcext:value-type="float">
            <text:p>6480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61" calcext:value-type="float">
            <text:p>246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363" calcext:value-type="float">
            <text:p>161103921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64" calcext:value-type="float">
            <text:p>17056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8592" calcext:value-type="float">
            <text:p>10318592</text:p>
          </table:table-cell>
          <table:table-cell office:value-type="float" office:value="0" calcext:value-type="float">
            <text:p>0</text:p>
          </table:table-cell>
          <table:table-cell office:value-type="float" office:value="10318592" calcext:value-type="float">
            <text:p>103185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79" calcext:value-type="float">
            <text:p>247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471" calcext:value-type="float">
            <text:p>1611039217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0616" calcext:value-type="float">
            <text:p>10220616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6145096" calcext:value-type="float">
            <text:p>6145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493" calcext:value-type="float">
            <text:p>249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586" calcext:value-type="float">
            <text:p>1611039217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4368" calcext:value-type="float">
            <text:p>10224368</text:p>
          </table:table-cell>
          <table:table-cell office:value-type="float" office:value="4042752" calcext:value-type="float">
            <text:p>4042752</text:p>
          </table:table-cell>
          <table:table-cell office:value-type="float" office:value="6181616" calcext:value-type="float">
            <text:p>6181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09" calcext:value-type="float">
            <text:p>250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694" calcext:value-type="float">
            <text:p>1611039217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28" calcext:value-type="float">
            <text:p>171928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5272" calcext:value-type="float">
            <text:p>10145272</text:p>
          </table:table-cell>
          <table:table-cell office:value-type="float" office:value="995328" calcext:value-type="float">
            <text:p>995328</text:p>
          </table:table-cell>
          <table:table-cell office:value-type="float" office:value="9149944" calcext:value-type="float">
            <text:p>9149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23" calcext:value-type="float">
            <text:p>252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801" calcext:value-type="float">
            <text:p>1611039217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00" calcext:value-type="float">
            <text:p>1723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9440" calcext:value-type="float">
            <text:p>10229440</text:p>
          </table:table-cell>
          <table:table-cell office:value-type="float" office:value="1650688" calcext:value-type="float">
            <text:p>1650688</text:p>
          </table:table-cell>
          <table:table-cell office:value-type="float" office:value="8578752" calcext:value-type="float">
            <text:p>85787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40" calcext:value-type="float">
            <text:p>254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7913" calcext:value-type="float">
            <text:p>1611039217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36" calcext:value-type="float">
            <text:p>1709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02168" calcext:value-type="float">
            <text:p>10002168</text:p>
          </table:table-cell>
          <table:table-cell office:value-type="float" office:value="208896" calcext:value-type="float">
            <text:p>208896</text:p>
          </table:table-cell>
          <table:table-cell office:value-type="float" office:value="9793272" calcext:value-type="float">
            <text:p>9793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57" calcext:value-type="float">
            <text:p>255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020" calcext:value-type="float">
            <text:p>1611039218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16" calcext:value-type="float">
            <text:p>17031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1704" calcext:value-type="float">
            <text:p>10201704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091112" calcext:value-type="float">
            <text:p>100911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73" calcext:value-type="float">
            <text:p>25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134" calcext:value-type="float">
            <text:p>1611039218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12" calcext:value-type="float">
            <text:p>17081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38888" calcext:value-type="float">
            <text:p>12038888</text:p>
          </table:table-cell>
          <table:table-cell office:value-type="float" office:value="2076672" calcext:value-type="float">
            <text:p>2076672</text:p>
          </table:table-cell>
          <table:table-cell office:value-type="float" office:value="9962216" calcext:value-type="float">
            <text:p>9962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588" calcext:value-type="float">
            <text:p>258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241" calcext:value-type="float">
            <text:p>1611039218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0544" calcext:value-type="float">
            <text:p>10010544</text:p>
          </table:table-cell>
          <table:table-cell office:value-type="float" office:value="1028096" calcext:value-type="float">
            <text:p>1028096</text:p>
          </table:table-cell>
          <table:table-cell office:value-type="float" office:value="8982448" calcext:value-type="float">
            <text:p>8982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02" calcext:value-type="float">
            <text:p>260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347" calcext:value-type="float">
            <text:p>1611039218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96232" calcext:value-type="float">
            <text:p>9996232</text:p>
          </table:table-cell>
          <table:table-cell office:value-type="float" office:value="3682304" calcext:value-type="float">
            <text:p>3682304</text:p>
          </table:table-cell>
          <table:table-cell office:value-type="float" office:value="6313928" calcext:value-type="float">
            <text:p>6313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18" calcext:value-type="float">
            <text:p>261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455" calcext:value-type="float">
            <text:p>1611039218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92" calcext:value-type="float">
            <text:p>17329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97424" calcext:value-type="float">
            <text:p>9997424</text:p>
          </table:table-cell>
          <table:table-cell office:value-type="float" office:value="2224128" calcext:value-type="float">
            <text:p>2224128</text:p>
          </table:table-cell>
          <table:table-cell office:value-type="float" office:value="7773296" calcext:value-type="float">
            <text:p>7773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32" calcext:value-type="float">
            <text:p>263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563" calcext:value-type="float">
            <text:p>1611039218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96" calcext:value-type="float">
            <text:p>175896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99712" calcext:value-type="float">
            <text:p>9999712</text:p>
          </table:table-cell>
          <table:table-cell office:value-type="float" office:value="4861952" calcext:value-type="float">
            <text:p>4861952</text:p>
          </table:table-cell>
          <table:table-cell office:value-type="float" office:value="5137760" calcext:value-type="float">
            <text:p>5137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48" calcext:value-type="float">
            <text:p>264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671" calcext:value-type="float">
            <text:p>1611039218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17864" calcext:value-type="float">
            <text:p>11317864</text:p>
          </table:table-cell>
          <table:table-cell office:value-type="float" office:value="0" calcext:value-type="float">
            <text:p>0</text:p>
          </table:table-cell>
          <table:table-cell office:value-type="float" office:value="11317864" calcext:value-type="float">
            <text:p>11317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64" calcext:value-type="float">
            <text:p>266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778" calcext:value-type="float">
            <text:p>1611039218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48" calcext:value-type="float">
            <text:p>17254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47344" calcext:value-type="float">
            <text:p>11447344</text:p>
          </table:table-cell>
          <table:table-cell office:value-type="float" office:value="3076096" calcext:value-type="float">
            <text:p>3076096</text:p>
          </table:table-cell>
          <table:table-cell office:value-type="float" office:value="8371248" calcext:value-type="float">
            <text:p>8371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80" calcext:value-type="float">
            <text:p>268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884" calcext:value-type="float">
            <text:p>1611039218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80" calcext:value-type="float">
            <text:p>17478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40536" calcext:value-type="float">
            <text:p>9940536</text:p>
          </table:table-cell>
          <table:table-cell office:value-type="float" office:value="3633152" calcext:value-type="float">
            <text:p>3633152</text:p>
          </table:table-cell>
          <table:table-cell office:value-type="float" office:value="6307384" calcext:value-type="float">
            <text:p>6307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93" calcext:value-type="float">
            <text:p>269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8991" calcext:value-type="float">
            <text:p>1611039218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44" calcext:value-type="float">
            <text:p>16994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81280" calcext:value-type="float">
            <text:p>11481280</text:p>
          </table:table-cell>
          <table:table-cell office:value-type="float" office:value="290816" calcext:value-type="float">
            <text:p>290816</text:p>
          </table:table-cell>
          <table:table-cell office:value-type="float" office:value="11190464" calcext:value-type="float">
            <text:p>11190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11" calcext:value-type="float">
            <text:p>271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099" calcext:value-type="float">
            <text:p>1611039219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80" calcext:value-type="float">
            <text:p>17478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79752" calcext:value-type="float">
            <text:p>9879752</text:p>
          </table:table-cell>
          <table:table-cell office:value-type="float" office:value="3403776" calcext:value-type="float">
            <text:p>3403776</text:p>
          </table:table-cell>
          <table:table-cell office:value-type="float" office:value="6475976" calcext:value-type="float">
            <text:p>6475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26" calcext:value-type="float">
            <text:p>272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214" calcext:value-type="float">
            <text:p>1611039219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88" calcext:value-type="float">
            <text:p>170688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89520" calcext:value-type="float">
            <text:p>11389520</text:p>
          </table:table-cell>
          <table:table-cell office:value-type="float" office:value="831488" calcext:value-type="float">
            <text:p>831488</text:p>
          </table:table-cell>
          <table:table-cell office:value-type="float" office:value="10558032" calcext:value-type="float">
            <text:p>10558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40" calcext:value-type="float">
            <text:p>274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320" calcext:value-type="float">
            <text:p>1611039219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012" calcext:value-type="float">
            <text:p>177012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28632" calcext:value-type="float">
            <text:p>9728632</text:p>
          </table:table-cell>
          <table:table-cell office:value-type="float" office:value="5861376" calcext:value-type="float">
            <text:p>5861376</text:p>
          </table:table-cell>
          <table:table-cell office:value-type="float" office:value="3867256" calcext:value-type="float">
            <text:p>38672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57" calcext:value-type="float">
            <text:p>275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429" calcext:value-type="float">
            <text:p>1611039219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92592" calcext:value-type="float">
            <text:p>11192592</text:p>
          </table:table-cell>
          <table:table-cell office:value-type="float" office:value="4583424" calcext:value-type="float">
            <text:p>4583424</text:p>
          </table:table-cell>
          <table:table-cell office:value-type="float" office:value="6609168" calcext:value-type="float">
            <text:p>6609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73" calcext:value-type="float">
            <text:p>27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535" calcext:value-type="float">
            <text:p>1611039219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96" calcext:value-type="float">
            <text:p>172796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85296" calcext:value-type="float">
            <text:p>10885296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8169648" calcext:value-type="float">
            <text:p>8169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88" calcext:value-type="float">
            <text:p>278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643" calcext:value-type="float">
            <text:p>1611039219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196" calcext:value-type="float">
            <text:p>177196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22528" calcext:value-type="float">
            <text:p>9722528</text:p>
          </table:table-cell>
          <table:table-cell office:value-type="float" office:value="6242304" calcext:value-type="float">
            <text:p>6242304</text:p>
          </table:table-cell>
          <table:table-cell office:value-type="float" office:value="3480224" calcext:value-type="float">
            <text:p>3480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02" calcext:value-type="float">
            <text:p>280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750" calcext:value-type="float">
            <text:p>1611039219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28" calcext:value-type="float">
            <text:p>17502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96184" calcext:value-type="float">
            <text:p>10996184</text:p>
          </table:table-cell>
          <table:table-cell office:value-type="float" office:value="5763072" calcext:value-type="float">
            <text:p>5763072</text:p>
          </table:table-cell>
          <table:table-cell office:value-type="float" office:value="5233112" calcext:value-type="float">
            <text:p>52331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16" calcext:value-type="float">
            <text:p>281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856" calcext:value-type="float">
            <text:p>1611039219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524" calcext:value-type="float">
            <text:p>175524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05512" calcext:value-type="float">
            <text:p>10705512</text:p>
          </table:table-cell>
          <table:table-cell office:value-type="float" office:value="5730304" calcext:value-type="float">
            <text:p>5730304</text:p>
          </table:table-cell>
          <table:table-cell office:value-type="float" office:value="4975208" calcext:value-type="float">
            <text:p>4975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32" calcext:value-type="float">
            <text:p>283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19961" calcext:value-type="float">
            <text:p>1611039219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80" calcext:value-type="float">
            <text:p>17478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40080" calcext:value-type="float">
            <text:p>9640080</text:p>
          </table:table-cell>
          <table:table-cell office:value-type="float" office:value="3584000" calcext:value-type="float">
            <text:p>3584000</text:p>
          </table:table-cell>
          <table:table-cell office:value-type="float" office:value="6056080" calcext:value-type="float">
            <text:p>60560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44" calcext:value-type="float">
            <text:p>284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067" calcext:value-type="float">
            <text:p>1611039220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20" calcext:value-type="float">
            <text:p>1729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90072" calcext:value-type="float">
            <text:p>9590072</text:p>
          </table:table-cell>
          <table:table-cell office:value-type="float" office:value="2224128" calcext:value-type="float">
            <text:p>2224128</text:p>
          </table:table-cell>
          <table:table-cell office:value-type="float" office:value="7365944" calcext:value-type="float">
            <text:p>7365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58" calcext:value-type="float">
            <text:p>285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174" calcext:value-type="float">
            <text:p>1611039220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24" calcext:value-type="float">
            <text:p>17242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24224" calcext:value-type="float">
            <text:p>9524224</text:p>
          </table:table-cell>
          <table:table-cell office:value-type="float" office:value="1748992" calcext:value-type="float">
            <text:p>1748992</text:p>
          </table:table-cell>
          <table:table-cell office:value-type="float" office:value="7775232" calcext:value-type="float">
            <text:p>7775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70" calcext:value-type="float">
            <text:p>287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280" calcext:value-type="float">
            <text:p>1611039220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44" calcext:value-type="float">
            <text:p>1730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91016" calcext:value-type="float">
            <text:p>9491016</text:p>
          </table:table-cell>
          <table:table-cell office:value-type="float" office:value="2109440" calcext:value-type="float">
            <text:p>2109440</text:p>
          </table:table-cell>
          <table:table-cell office:value-type="float" office:value="7381576" calcext:value-type="float">
            <text:p>7381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82" calcext:value-type="float">
            <text:p>288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387" calcext:value-type="float">
            <text:p>1611039220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152" calcext:value-type="float">
            <text:p>175152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7040" calcext:value-type="float">
            <text:p>10227040</text:p>
          </table:table-cell>
          <table:table-cell office:value-type="float" office:value="4976640" calcext:value-type="float">
            <text:p>4976640</text:p>
          </table:table-cell>
          <table:table-cell office:value-type="float" office:value="5250400" calcext:value-type="float">
            <text:p>5250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99" calcext:value-type="float">
            <text:p>28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494" calcext:value-type="float">
            <text:p>1611039220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92" calcext:value-type="float">
            <text:p>17019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7040" calcext:value-type="float">
            <text:p>10227040</text:p>
          </table:table-cell>
          <table:table-cell office:value-type="float" office:value="233472" calcext:value-type="float">
            <text:p>233472</text:p>
          </table:table-cell>
          <table:table-cell office:value-type="float" office:value="9993568" calcext:value-type="float">
            <text:p>9993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13" calcext:value-type="float">
            <text:p>291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601" calcext:value-type="float">
            <text:p>1611039220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96" calcext:value-type="float">
            <text:p>172796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89464" calcext:value-type="float">
            <text:p>9889464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7403192" calcext:value-type="float">
            <text:p>7403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28" calcext:value-type="float">
            <text:p>292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715" calcext:value-type="float">
            <text:p>1611039220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20" calcext:value-type="float">
            <text:p>176020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0616" calcext:value-type="float">
            <text:p>9700616</text:p>
          </table:table-cell>
          <table:table-cell office:value-type="float" office:value="6008832" calcext:value-type="float">
            <text:p>6008832</text:p>
          </table:table-cell>
          <table:table-cell office:value-type="float" office:value="3691784" calcext:value-type="float">
            <text:p>36917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44" calcext:value-type="float">
            <text:p>294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838" calcext:value-type="float">
            <text:p>1611039220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40" calcext:value-type="float">
            <text:p>17354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0616" calcext:value-type="float">
            <text:p>9700616</text:p>
          </table:table-cell>
          <table:table-cell office:value-type="float" office:value="3346432" calcext:value-type="float">
            <text:p>3346432</text:p>
          </table:table-cell>
          <table:table-cell office:value-type="float" office:value="6354184" calcext:value-type="float">
            <text:p>6354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56" calcext:value-type="float">
            <text:p>295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0944" calcext:value-type="float">
            <text:p>161103922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0616" calcext:value-type="float">
            <text:p>9700616</text:p>
          </table:table-cell>
          <table:table-cell office:value-type="float" office:value="1388544" calcext:value-type="float">
            <text:p>1388544</text:p>
          </table:table-cell>
          <table:table-cell office:value-type="float" office:value="8312072" calcext:value-type="float">
            <text:p>8312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66" calcext:value-type="float">
            <text:p>296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050" calcext:value-type="float">
            <text:p>16110392210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76" calcext:value-type="float">
            <text:p>176376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93344" calcext:value-type="float">
            <text:p>9193344</text:p>
          </table:table-cell>
          <table:table-cell office:value-type="float" office:value="6008832" calcext:value-type="float">
            <text:p>6008832</text:p>
          </table:table-cell>
          <table:table-cell office:value-type="float" office:value="3184512" calcext:value-type="float">
            <text:p>31845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79" calcext:value-type="float">
            <text:p>297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156" calcext:value-type="float">
            <text:p>1611039221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772" calcext:value-type="float">
            <text:p>17577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93344" calcext:value-type="float">
            <text:p>9193344</text:p>
          </table:table-cell>
          <table:table-cell office:value-type="float" office:value="5148672" calcext:value-type="float">
            <text:p>5148672</text:p>
          </table:table-cell>
          <table:table-cell office:value-type="float" office:value="4044672" calcext:value-type="float">
            <text:p>4044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90" calcext:value-type="float">
            <text:p>299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262" calcext:value-type="float">
            <text:p>1611039221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00" calcext:value-type="float">
            <text:p>17540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93344" calcext:value-type="float">
            <text:p>9193344</text:p>
          </table:table-cell>
          <table:table-cell office:value-type="float" office:value="4698112" calcext:value-type="float">
            <text:p>4698112</text:p>
          </table:table-cell>
          <table:table-cell office:value-type="float" office:value="4495232" calcext:value-type="float">
            <text:p>4495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001" calcext:value-type="float">
            <text:p>300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368" calcext:value-type="float">
            <text:p>1611039221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00" calcext:value-type="float">
            <text:p>17540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93344" calcext:value-type="float">
            <text:p>9193344</text:p>
          </table:table-cell>
          <table:table-cell office:value-type="float" office:value="4493312" calcext:value-type="float">
            <text:p>4493312</text:p>
          </table:table-cell>
          <table:table-cell office:value-type="float" office:value="4700032" calcext:value-type="float">
            <text:p>4700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015" calcext:value-type="float">
            <text:p>301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476" calcext:value-type="float">
            <text:p>1611039221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12" calcext:value-type="float">
            <text:p>17081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63760" calcext:value-type="float">
            <text:p>9463760</text:p>
          </table:table-cell>
          <table:table-cell office:value-type="float" office:value="0" calcext:value-type="float">
            <text:p>0</text:p>
          </table:table-cell>
          <table:table-cell office:value-type="float" office:value="9463760" calcext:value-type="float">
            <text:p>9463760</text:p>
          </table:table-cell>
          <table:table-cell office:value-type="float" office:value="8" calcext:value-type="float">
            <text:p>8</text:p>
          </table:table-cell>
          <table:table-cell office:value-type="float" office:value="1261000" calcext:value-type="float">
            <text:p>1261000</text:p>
          </table:table-cell>
          <table:table-cell office:value-type="float" office:value="3041" calcext:value-type="float">
            <text:p>304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733" calcext:value-type="float">
            <text:p>1611039221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12" calcext:value-type="float">
            <text:p>17081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0400" calcext:value-type="float">
            <text:p>10560400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9302928" calcext:value-type="float">
            <text:p>9302928</text:p>
          </table:table-cell>
          <table:table-cell office:value-type="float" office:value="8" calcext:value-type="float">
            <text:p>8</text:p>
          </table:table-cell>
          <table:table-cell office:value-type="float" office:value="1469000" calcext:value-type="float">
            <text:p>1469000</text:p>
          </table:table-cell>
          <table:table-cell office:value-type="float" office:value="3059" calcext:value-type="float">
            <text:p>305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863" calcext:value-type="float">
            <text:p>1611039221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12" calcext:value-type="float">
            <text:p>17391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6040" calcext:value-type="float">
            <text:p>10326040</text:p>
          </table:table-cell>
          <table:table-cell office:value-type="float" office:value="3977216" calcext:value-type="float">
            <text:p>3977216</text:p>
          </table:table-cell>
          <table:table-cell office:value-type="float" office:value="6348824" calcext:value-type="float">
            <text:p>6348824</text:p>
          </table:table-cell>
          <table:table-cell office:value-type="float" office:value="8" calcext:value-type="float">
            <text:p>8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3075" calcext:value-type="float">
            <text:p>307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1972" calcext:value-type="float">
            <text:p>1611039221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28" calcext:value-type="float">
            <text:p>1688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94688" calcext:value-type="float">
            <text:p>11094688</text:p>
          </table:table-cell>
          <table:table-cell office:value-type="float" office:value="0" calcext:value-type="float">
            <text:p>0</text:p>
          </table:table-cell>
          <table:table-cell office:value-type="float" office:value="11094688" calcext:value-type="float">
            <text:p>11094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091" calcext:value-type="float">
            <text:p>30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081" calcext:value-type="float">
            <text:p>1611039222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92" calcext:value-type="float">
            <text:p>17019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95032" calcext:value-type="float">
            <text:p>10595032</text:p>
          </table:table-cell>
          <table:table-cell office:value-type="float" office:value="684032" calcext:value-type="float">
            <text:p>684032</text:p>
          </table:table-cell>
          <table:table-cell office:value-type="float" office:value="9911000" calcext:value-type="float">
            <text:p>9911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07" calcext:value-type="float">
            <text:p>310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188" calcext:value-type="float">
            <text:p>1611039222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664" calcext:value-type="float">
            <text:p>17366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06592" calcext:value-type="float">
            <text:p>10606592</text:p>
          </table:table-cell>
          <table:table-cell office:value-type="float" office:value="3682304" calcext:value-type="float">
            <text:p>3682304</text:p>
          </table:table-cell>
          <table:table-cell office:value-type="float" office:value="6924288" calcext:value-type="float">
            <text:p>6924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23" calcext:value-type="float">
            <text:p>312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295" calcext:value-type="float">
            <text:p>1611039222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48" calcext:value-type="float">
            <text:p>16944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97160" calcext:value-type="float">
            <text:p>10897160</text:p>
          </table:table-cell>
          <table:table-cell office:value-type="float" office:value="0" calcext:value-type="float">
            <text:p>0</text:p>
          </table:table-cell>
          <table:table-cell office:value-type="float" office:value="10897160" calcext:value-type="float">
            <text:p>10897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38" calcext:value-type="float">
            <text:p>31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402" calcext:value-type="float">
            <text:p>1611039222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7632" calcext:value-type="float">
            <text:p>10347632</text:p>
          </table:table-cell>
          <table:table-cell office:value-type="float" office:value="4190208" calcext:value-type="float">
            <text:p>4190208</text:p>
          </table:table-cell>
          <table:table-cell office:value-type="float" office:value="6157424" calcext:value-type="float">
            <text:p>6157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52" calcext:value-type="float">
            <text:p>315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509" calcext:value-type="float">
            <text:p>1611039222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060" calcext:value-type="float">
            <text:p>171060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9240" calcext:value-type="float">
            <text:p>10339240</text:p>
          </table:table-cell>
          <table:table-cell office:value-type="float" office:value="618496" calcext:value-type="float">
            <text:p>618496</text:p>
          </table:table-cell>
          <table:table-cell office:value-type="float" office:value="9720744" calcext:value-type="float">
            <text:p>97207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68" calcext:value-type="float">
            <text:p>316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615" calcext:value-type="float">
            <text:p>1611039222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648" calcext:value-type="float">
            <text:p>17564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66304" calcext:value-type="float">
            <text:p>10366304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4898144" calcext:value-type="float">
            <text:p>4898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84" calcext:value-type="float">
            <text:p>318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723" calcext:value-type="float">
            <text:p>1611039222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92" calcext:value-type="float">
            <text:p>17019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7240" calcext:value-type="float">
            <text:p>10357240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246648" calcext:value-type="float">
            <text:p>10246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99" calcext:value-type="float">
            <text:p>31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829" calcext:value-type="float">
            <text:p>1611039222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12" calcext:value-type="float">
            <text:p>17391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3952" calcext:value-type="float">
            <text:p>10333952</text:p>
          </table:table-cell>
          <table:table-cell office:value-type="float" office:value="3665920" calcext:value-type="float">
            <text:p>3665920</text:p>
          </table:table-cell>
          <table:table-cell office:value-type="float" office:value="6668032" calcext:value-type="float">
            <text:p>6668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14" calcext:value-type="float">
            <text:p>32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2936" calcext:value-type="float">
            <text:p>1611039222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72" calcext:value-type="float">
            <text:p>1726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4072" calcext:value-type="float">
            <text:p>10324072</text:p>
          </table:table-cell>
          <table:table-cell office:value-type="float" office:value="2502656" calcext:value-type="float">
            <text:p>2502656</text:p>
          </table:table-cell>
          <table:table-cell office:value-type="float" office:value="7821416" calcext:value-type="float">
            <text:p>7821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29" calcext:value-type="float">
            <text:p>322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042" calcext:value-type="float">
            <text:p>1611039223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32" calcext:value-type="float">
            <text:p>17143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4512" calcext:value-type="float">
            <text:p>10314512</text:p>
          </table:table-cell>
          <table:table-cell office:value-type="float" office:value="1060864" calcext:value-type="float">
            <text:p>1060864</text:p>
          </table:table-cell>
          <table:table-cell office:value-type="float" office:value="9253648" calcext:value-type="float">
            <text:p>9253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44" calcext:value-type="float">
            <text:p>324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148" calcext:value-type="float">
            <text:p>1611039223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20" calcext:value-type="float">
            <text:p>176020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3384" calcext:value-type="float">
            <text:p>10373384</text:p>
          </table:table-cell>
          <table:table-cell office:value-type="float" office:value="6107136" calcext:value-type="float">
            <text:p>6107136</text:p>
          </table:table-cell>
          <table:table-cell office:value-type="float" office:value="4266248" calcext:value-type="float">
            <text:p>4266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60" calcext:value-type="float">
            <text:p>32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255" calcext:value-type="float">
            <text:p>1611039223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80" calcext:value-type="float">
            <text:p>17168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9776" calcext:value-type="float">
            <text:p>10379776</text:p>
          </table:table-cell>
          <table:table-cell office:value-type="float" office:value="1388544" calcext:value-type="float">
            <text:p>1388544</text:p>
          </table:table-cell>
          <table:table-cell office:value-type="float" office:value="8991232" calcext:value-type="float">
            <text:p>8991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75" calcext:value-type="float">
            <text:p>327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361" calcext:value-type="float">
            <text:p>1611039223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24984" calcext:value-type="float">
            <text:p>11324984</text:p>
          </table:table-cell>
          <table:table-cell office:value-type="float" office:value="0" calcext:value-type="float">
            <text:p>0</text:p>
          </table:table-cell>
          <table:table-cell office:value-type="float" office:value="11324984" calcext:value-type="float">
            <text:p>11324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91" calcext:value-type="float">
            <text:p>32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468" calcext:value-type="float">
            <text:p>1611039223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44" calcext:value-type="float">
            <text:p>1730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8608" calcext:value-type="float">
            <text:p>10378608</text:p>
          </table:table-cell>
          <table:table-cell office:value-type="float" office:value="2928640" calcext:value-type="float">
            <text:p>2928640</text:p>
          </table:table-cell>
          <table:table-cell office:value-type="float" office:value="7449968" calcext:value-type="float">
            <text:p>7449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07" calcext:value-type="float">
            <text:p>330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575" calcext:value-type="float">
            <text:p>1611039223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96" calcext:value-type="float">
            <text:p>16969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6056" calcext:value-type="float">
            <text:p>10536056</text:p>
          </table:table-cell>
          <table:table-cell office:value-type="float" office:value="0" calcext:value-type="float">
            <text:p>0</text:p>
          </table:table-cell>
          <table:table-cell office:value-type="float" office:value="10536056" calcext:value-type="float">
            <text:p>10536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22" calcext:value-type="float">
            <text:p>332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682" calcext:value-type="float">
            <text:p>1611039223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2736" calcext:value-type="float">
            <text:p>10392736</text:p>
          </table:table-cell>
          <table:table-cell office:value-type="float" office:value="4304896" calcext:value-type="float">
            <text:p>4304896</text:p>
          </table:table-cell>
          <table:table-cell office:value-type="float" office:value="6087840" calcext:value-type="float">
            <text:p>60878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38" calcext:value-type="float">
            <text:p>33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789" calcext:value-type="float">
            <text:p>1611039223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556" calcext:value-type="float">
            <text:p>17155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2616" calcext:value-type="float">
            <text:p>10382616</text:p>
          </table:table-cell>
          <table:table-cell office:value-type="float" office:value="1241088" calcext:value-type="float">
            <text:p>1241088</text:p>
          </table:table-cell>
          <table:table-cell office:value-type="float" office:value="9141528" calcext:value-type="float">
            <text:p>9141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52" calcext:value-type="float">
            <text:p>335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3895" calcext:value-type="float">
            <text:p>1611039223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28" calcext:value-type="float">
            <text:p>1688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85472" calcext:value-type="float">
            <text:p>10885472</text:p>
          </table:table-cell>
          <table:table-cell office:value-type="float" office:value="0" calcext:value-type="float">
            <text:p>0</text:p>
          </table:table-cell>
          <table:table-cell office:value-type="float" office:value="10885472" calcext:value-type="float">
            <text:p>10885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69" calcext:value-type="float">
            <text:p>336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002" calcext:value-type="float">
            <text:p>1611039224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28" calcext:value-type="float">
            <text:p>17502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7128" calcext:value-type="float">
            <text:p>10397128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4928968" calcext:value-type="float">
            <text:p>4928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83" calcext:value-type="float">
            <text:p>33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109" calcext:value-type="float">
            <text:p>1611039224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20" calcext:value-type="float">
            <text:p>1729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2368" calcext:value-type="float">
            <text:p>10402368</text:p>
          </table:table-cell>
          <table:table-cell office:value-type="float" office:value="3420160" calcext:value-type="float">
            <text:p>3420160</text:p>
          </table:table-cell>
          <table:table-cell office:value-type="float" office:value="6982208" calcext:value-type="float">
            <text:p>6982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398" calcext:value-type="float">
            <text:p>339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215" calcext:value-type="float">
            <text:p>1611039224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40" calcext:value-type="float">
            <text:p>17044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0824" calcext:value-type="float">
            <text:p>10390824</text:p>
          </table:table-cell>
          <table:table-cell office:value-type="float" office:value="880640" calcext:value-type="float">
            <text:p>880640</text:p>
          </table:table-cell>
          <table:table-cell office:value-type="float" office:value="9510184" calcext:value-type="float">
            <text:p>9510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14" calcext:value-type="float">
            <text:p>34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322" calcext:value-type="float">
            <text:p>1611039224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1200" calcext:value-type="float">
            <text:p>10501200</text:p>
          </table:table-cell>
          <table:table-cell office:value-type="float" office:value="0" calcext:value-type="float">
            <text:p>0</text:p>
          </table:table-cell>
          <table:table-cell office:value-type="float" office:value="10501200" calcext:value-type="float">
            <text:p>10501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30" calcext:value-type="float">
            <text:p>343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429" calcext:value-type="float">
            <text:p>1611039224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0296" calcext:value-type="float">
            <text:p>10420296</text:p>
          </table:table-cell>
          <table:table-cell office:value-type="float" office:value="4763648" calcext:value-type="float">
            <text:p>4763648</text:p>
          </table:table-cell>
          <table:table-cell office:value-type="float" office:value="5656648" calcext:value-type="float">
            <text:p>5656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44" calcext:value-type="float">
            <text:p>344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539" calcext:value-type="float">
            <text:p>1611039224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052" calcext:value-type="float">
            <text:p>172052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9584" calcext:value-type="float">
            <text:p>10409584</text:p>
          </table:table-cell>
          <table:table-cell office:value-type="float" office:value="2322432" calcext:value-type="float">
            <text:p>2322432</text:p>
          </table:table-cell>
          <table:table-cell office:value-type="float" office:value="8087152" calcext:value-type="float">
            <text:p>8087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60" calcext:value-type="float">
            <text:p>34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645" calcext:value-type="float">
            <text:p>1611039224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96" calcext:value-type="float">
            <text:p>16969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5096" calcext:value-type="float">
            <text:p>10465096</text:p>
          </table:table-cell>
          <table:table-cell office:value-type="float" office:value="225280" calcext:value-type="float">
            <text:p>225280</text:p>
          </table:table-cell>
          <table:table-cell office:value-type="float" office:value="10239816" calcext:value-type="float">
            <text:p>10239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76" calcext:value-type="float">
            <text:p>347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752" calcext:value-type="float">
            <text:p>1611039224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48" calcext:value-type="float">
            <text:p>16944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6288" calcext:value-type="float">
            <text:p>10426288</text:p>
          </table:table-cell>
          <table:table-cell office:value-type="float" office:value="28672" calcext:value-type="float">
            <text:p>28672</text:p>
          </table:table-cell>
          <table:table-cell office:value-type="float" office:value="10397616" calcext:value-type="float">
            <text:p>10397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491" calcext:value-type="float">
            <text:p>34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858" calcext:value-type="float">
            <text:p>1611039224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61288" calcext:value-type="float">
            <text:p>10861288</text:p>
          </table:table-cell>
          <table:table-cell office:value-type="float" office:value="0" calcext:value-type="float">
            <text:p>0</text:p>
          </table:table-cell>
          <table:table-cell office:value-type="float" office:value="10861288" calcext:value-type="float">
            <text:p>10861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06" calcext:value-type="float">
            <text:p>350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4965" calcext:value-type="float">
            <text:p>16110392249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04" calcext:value-type="float">
            <text:p>17490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2192" calcext:value-type="float">
            <text:p>10352192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5572160" calcext:value-type="float">
            <text:p>5572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22" calcext:value-type="float">
            <text:p>352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072" calcext:value-type="float">
            <text:p>1611039225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18176" calcext:value-type="float">
            <text:p>10718176</text:p>
          </table:table-cell>
          <table:table-cell office:value-type="float" office:value="4861952" calcext:value-type="float">
            <text:p>4861952</text:p>
          </table:table-cell>
          <table:table-cell office:value-type="float" office:value="5856224" calcext:value-type="float">
            <text:p>5856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38" calcext:value-type="float">
            <text:p>35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179" calcext:value-type="float">
            <text:p>1611039225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6952" calcext:value-type="float">
            <text:p>10446952</text:p>
          </table:table-cell>
          <table:table-cell office:value-type="float" office:value="4517888" calcext:value-type="float">
            <text:p>4517888</text:p>
          </table:table-cell>
          <table:table-cell office:value-type="float" office:value="5929064" calcext:value-type="float">
            <text:p>5929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53" calcext:value-type="float">
            <text:p>35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286" calcext:value-type="float">
            <text:p>1611039225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2480" calcext:value-type="float">
            <text:p>10452480</text:p>
          </table:table-cell>
          <table:table-cell office:value-type="float" office:value="4567040" calcext:value-type="float">
            <text:p>4567040</text:p>
          </table:table-cell>
          <table:table-cell office:value-type="float" office:value="5885440" calcext:value-type="float">
            <text:p>5885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67" calcext:value-type="float">
            <text:p>356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392" calcext:value-type="float">
            <text:p>1611039225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656" calcext:value-type="float">
            <text:p>17465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5336" calcext:value-type="float">
            <text:p>10425336</text:p>
          </table:table-cell>
          <table:table-cell office:value-type="float" office:value="4878336" calcext:value-type="float">
            <text:p>4878336</text:p>
          </table:table-cell>
          <table:table-cell office:value-type="float" office:value="5547000" calcext:value-type="float">
            <text:p>5547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83" calcext:value-type="float">
            <text:p>35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498" calcext:value-type="float">
            <text:p>1611039225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772" calcext:value-type="float">
            <text:p>17577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0592" calcext:value-type="float">
            <text:p>10450592</text:p>
          </table:table-cell>
          <table:table-cell office:value-type="float" office:value="6209536" calcext:value-type="float">
            <text:p>6209536</text:p>
          </table:table-cell>
          <table:table-cell office:value-type="float" office:value="4241056" calcext:value-type="float">
            <text:p>4241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598" calcext:value-type="float">
            <text:p>359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605" calcext:value-type="float">
            <text:p>1611039225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86136" calcext:value-type="float">
            <text:p>10786136</text:p>
          </table:table-cell>
          <table:table-cell office:value-type="float" office:value="0" calcext:value-type="float">
            <text:p>0</text:p>
          </table:table-cell>
          <table:table-cell office:value-type="float" office:value="10786136" calcext:value-type="float">
            <text:p>10786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14" calcext:value-type="float">
            <text:p>36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712" calcext:value-type="float">
            <text:p>1611039225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692" calcext:value-type="float">
            <text:p>17569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9104" calcext:value-type="float">
            <text:p>10479104</text:p>
          </table:table-cell>
          <table:table-cell office:value-type="float" office:value="6275072" calcext:value-type="float">
            <text:p>6275072</text:p>
          </table:table-cell>
          <table:table-cell office:value-type="float" office:value="4204032" calcext:value-type="float">
            <text:p>4204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29" calcext:value-type="float">
            <text:p>362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819" calcext:value-type="float">
            <text:p>1611039225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524" calcext:value-type="float">
            <text:p>17552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6248" calcext:value-type="float">
            <text:p>10186248</text:p>
          </table:table-cell>
          <table:table-cell office:value-type="float" office:value="5550080" calcext:value-type="float">
            <text:p>5550080</text:p>
          </table:table-cell>
          <table:table-cell office:value-type="float" office:value="4636168" calcext:value-type="float">
            <text:p>4636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43" calcext:value-type="float">
            <text:p>364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5927" calcext:value-type="float">
            <text:p>1611039225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02576" calcext:value-type="float">
            <text:p>10802576</text:p>
          </table:table-cell>
          <table:table-cell office:value-type="float" office:value="0" calcext:value-type="float">
            <text:p>0</text:p>
          </table:table-cell>
          <table:table-cell office:value-type="float" office:value="10802576" calcext:value-type="float">
            <text:p>10802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58" calcext:value-type="float">
            <text:p>365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035" calcext:value-type="float">
            <text:p>1611039226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24" calcext:value-type="float">
            <text:p>169324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85240" calcext:value-type="float">
            <text:p>11085240</text:p>
          </table:table-cell>
          <table:table-cell office:value-type="float" office:value="0" calcext:value-type="float">
            <text:p>0</text:p>
          </table:table-cell>
          <table:table-cell office:value-type="float" office:value="11085240" calcext:value-type="float">
            <text:p>110852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73" calcext:value-type="float">
            <text:p>36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142" calcext:value-type="float">
            <text:p>1611039226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04" calcext:value-type="float">
            <text:p>16870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5856" calcext:value-type="float">
            <text:p>10925856</text:p>
          </table:table-cell>
          <table:table-cell office:value-type="float" office:value="0" calcext:value-type="float">
            <text:p>0</text:p>
          </table:table-cell>
          <table:table-cell office:value-type="float" office:value="10925856" calcext:value-type="float">
            <text:p>109258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689" calcext:value-type="float">
            <text:p>368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249" calcext:value-type="float">
            <text:p>1611039226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96" calcext:value-type="float">
            <text:p>16969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4120" calcext:value-type="float">
            <text:p>10484120</text:p>
          </table:table-cell>
          <table:table-cell office:value-type="float" office:value="290816" calcext:value-type="float">
            <text:p>290816</text:p>
          </table:table-cell>
          <table:table-cell office:value-type="float" office:value="10193304" calcext:value-type="float">
            <text:p>101933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03" calcext:value-type="float">
            <text:p>370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356" calcext:value-type="float">
            <text:p>1611039226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88" calcext:value-type="float">
            <text:p>170688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94224" calcext:value-type="float">
            <text:p>10194224</text:p>
          </table:table-cell>
          <table:table-cell office:value-type="float" office:value="880640" calcext:value-type="float">
            <text:p>880640</text:p>
          </table:table-cell>
          <table:table-cell office:value-type="float" office:value="9313584" calcext:value-type="float">
            <text:p>9313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19" calcext:value-type="float">
            <text:p>371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463" calcext:value-type="float">
            <text:p>1611039226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20" calcext:value-type="float">
            <text:p>1729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96928" calcext:value-type="float">
            <text:p>10196928</text:p>
          </table:table-cell>
          <table:table-cell office:value-type="float" office:value="3190784" calcext:value-type="float">
            <text:p>3190784</text:p>
          </table:table-cell>
          <table:table-cell office:value-type="float" office:value="7006144" calcext:value-type="float">
            <text:p>7006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34" calcext:value-type="float">
            <text:p>373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572" calcext:value-type="float">
            <text:p>1611039226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276" calcext:value-type="float">
            <text:p>175276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5392" calcext:value-type="float">
            <text:p>10215392</text:p>
          </table:table-cell>
          <table:table-cell office:value-type="float" office:value="5615616" calcext:value-type="float">
            <text:p>5615616</text:p>
          </table:table-cell>
          <table:table-cell office:value-type="float" office:value="4599776" calcext:value-type="float">
            <text:p>4599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49" calcext:value-type="float">
            <text:p>374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679" calcext:value-type="float">
            <text:p>1611039226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24" calcext:value-type="float">
            <text:p>169324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4936" calcext:value-type="float">
            <text:p>10504936</text:p>
          </table:table-cell>
          <table:table-cell office:value-type="float" office:value="0" calcext:value-type="float">
            <text:p>0</text:p>
          </table:table-cell>
          <table:table-cell office:value-type="float" office:value="10504936" calcext:value-type="float">
            <text:p>10504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64" calcext:value-type="float">
            <text:p>376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786" calcext:value-type="float">
            <text:p>1611039226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00" calcext:value-type="float">
            <text:p>1723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8416" calcext:value-type="float">
            <text:p>10208416</text:p>
          </table:table-cell>
          <table:table-cell office:value-type="float" office:value="2322432" calcext:value-type="float">
            <text:p>2322432</text:p>
          </table:table-cell>
          <table:table-cell office:value-type="float" office:value="7885984" calcext:value-type="float">
            <text:p>7885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78" calcext:value-type="float">
            <text:p>377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893" calcext:value-type="float">
            <text:p>1611039226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656" calcext:value-type="float">
            <text:p>17465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1432" calcext:value-type="float">
            <text:p>10211432</text:p>
          </table:table-cell>
          <table:table-cell office:value-type="float" office:value="4960256" calcext:value-type="float">
            <text:p>4960256</text:p>
          </table:table-cell>
          <table:table-cell office:value-type="float" office:value="5251176" calcext:value-type="float">
            <text:p>5251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93" calcext:value-type="float">
            <text:p>379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6999" calcext:value-type="float">
            <text:p>161103922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72" calcext:value-type="float">
            <text:p>16957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1552" calcext:value-type="float">
            <text:p>10201552</text:p>
          </table:table-cell>
          <table:table-cell office:value-type="float" office:value="225280" calcext:value-type="float">
            <text:p>225280</text:p>
          </table:table-cell>
          <table:table-cell office:value-type="float" office:value="9976272" calcext:value-type="float">
            <text:p>9976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07" calcext:value-type="float">
            <text:p>380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106" calcext:value-type="float">
            <text:p>1611039227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44" calcext:value-type="float">
            <text:p>1730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2504" calcext:value-type="float">
            <text:p>10222504</text:p>
          </table:table-cell>
          <table:table-cell office:value-type="float" office:value="3305472" calcext:value-type="float">
            <text:p>3305472</text:p>
          </table:table-cell>
          <table:table-cell office:value-type="float" office:value="6917032" calcext:value-type="float">
            <text:p>6917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22" calcext:value-type="float">
            <text:p>382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212" calcext:value-type="float">
            <text:p>1611039227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7152" calcext:value-type="float">
            <text:p>10427152</text:p>
          </table:table-cell>
          <table:table-cell office:value-type="float" office:value="0" calcext:value-type="float">
            <text:p>0</text:p>
          </table:table-cell>
          <table:table-cell office:value-type="float" office:value="10427152" calcext:value-type="float">
            <text:p>10427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36" calcext:value-type="float">
            <text:p>383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319" calcext:value-type="float">
            <text:p>1611039227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3864" calcext:value-type="float">
            <text:p>10213864</text:p>
          </table:table-cell>
          <table:table-cell office:value-type="float" office:value="1945600" calcext:value-type="float">
            <text:p>1945600</text:p>
          </table:table-cell>
          <table:table-cell office:value-type="float" office:value="8268264" calcext:value-type="float">
            <text:p>8268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51" calcext:value-type="float">
            <text:p>385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426" calcext:value-type="float">
            <text:p>1611039227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772" calcext:value-type="float">
            <text:p>17577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0056" calcext:value-type="float">
            <text:p>10230056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4483368" calcext:value-type="float">
            <text:p>4483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66" calcext:value-type="float">
            <text:p>386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534" calcext:value-type="float">
            <text:p>1611039227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7520" calcext:value-type="float">
            <text:p>10187520</text:p>
          </table:table-cell>
          <table:table-cell office:value-type="float" office:value="1617920" calcext:value-type="float">
            <text:p>1617920</text:p>
          </table:table-cell>
          <table:table-cell office:value-type="float" office:value="8569600" calcext:value-type="float">
            <text:p>85696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80" calcext:value-type="float">
            <text:p>388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640" calcext:value-type="float">
            <text:p>1611039227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1480" calcext:value-type="float">
            <text:p>10621480</text:p>
          </table:table-cell>
          <table:table-cell office:value-type="float" office:value="0" calcext:value-type="float">
            <text:p>0</text:p>
          </table:table-cell>
          <table:table-cell office:value-type="float" office:value="10621480" calcext:value-type="float">
            <text:p>10621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97" calcext:value-type="float">
            <text:p>389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747" calcext:value-type="float">
            <text:p>1611039227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96" calcext:value-type="float">
            <text:p>175896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3856" calcext:value-type="float">
            <text:p>10163856</text:p>
          </table:table-cell>
          <table:table-cell office:value-type="float" office:value="5877760" calcext:value-type="float">
            <text:p>5877760</text:p>
          </table:table-cell>
          <table:table-cell office:value-type="float" office:value="4286096" calcext:value-type="float">
            <text:p>4286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12" calcext:value-type="float">
            <text:p>39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859" calcext:value-type="float">
            <text:p>1611039227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72" calcext:value-type="float">
            <text:p>1726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53592" calcext:value-type="float">
            <text:p>9953592</text:p>
          </table:table-cell>
          <table:table-cell office:value-type="float" office:value="2322432" calcext:value-type="float">
            <text:p>2322432</text:p>
          </table:table-cell>
          <table:table-cell office:value-type="float" office:value="7631160" calcext:value-type="float">
            <text:p>7631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26" calcext:value-type="float">
            <text:p>392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7966" calcext:value-type="float">
            <text:p>1611039227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36" calcext:value-type="float">
            <text:p>17403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56992" calcext:value-type="float">
            <text:p>9956992</text:p>
          </table:table-cell>
          <table:table-cell office:value-type="float" office:value="3731456" calcext:value-type="float">
            <text:p>3731456</text:p>
          </table:table-cell>
          <table:table-cell office:value-type="float" office:value="6225536" calcext:value-type="float">
            <text:p>6225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42" calcext:value-type="float">
            <text:p>394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072" calcext:value-type="float">
            <text:p>1611039228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72" calcext:value-type="float">
            <text:p>17067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1096" calcext:value-type="float">
            <text:p>10121096</text:p>
          </table:table-cell>
          <table:table-cell office:value-type="float" office:value="520192" calcext:value-type="float">
            <text:p>520192</text:p>
          </table:table-cell>
          <table:table-cell office:value-type="float" office:value="9600904" calcext:value-type="float">
            <text:p>9600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56" calcext:value-type="float">
            <text:p>395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179" calcext:value-type="float">
            <text:p>1611039228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32" calcext:value-type="float">
            <text:p>169432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7336" calcext:value-type="float">
            <text:p>10187336</text:p>
          </table:table-cell>
          <table:table-cell office:value-type="float" office:value="0" calcext:value-type="float">
            <text:p>0</text:p>
          </table:table-cell>
          <table:table-cell office:value-type="float" office:value="10187336" calcext:value-type="float">
            <text:p>101873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73" calcext:value-type="float">
            <text:p>397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285" calcext:value-type="float">
            <text:p>1611039228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12" calcext:value-type="float">
            <text:p>16991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31200" calcext:value-type="float">
            <text:p>9931200</text:p>
          </table:table-cell>
          <table:table-cell office:value-type="float" office:value="225280" calcext:value-type="float">
            <text:p>225280</text:p>
          </table:table-cell>
          <table:table-cell office:value-type="float" office:value="9705920" calcext:value-type="float">
            <text:p>9705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988" calcext:value-type="float">
            <text:p>398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396" calcext:value-type="float">
            <text:p>1611039228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060" calcext:value-type="float">
            <text:p>171060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49952" calcext:value-type="float">
            <text:p>9949952</text:p>
          </table:table-cell>
          <table:table-cell office:value-type="float" office:value="389120" calcext:value-type="float">
            <text:p>389120</text:p>
          </table:table-cell>
          <table:table-cell office:value-type="float" office:value="9560832" calcext:value-type="float">
            <text:p>9560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03" calcext:value-type="float">
            <text:p>400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507" calcext:value-type="float">
            <text:p>1611039228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144" calcext:value-type="float">
            <text:p>176144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17448" calcext:value-type="float">
            <text:p>10117448</text:p>
          </table:table-cell>
          <table:table-cell office:value-type="float" office:value="5894144" calcext:value-type="float">
            <text:p>5894144</text:p>
          </table:table-cell>
          <table:table-cell office:value-type="float" office:value="4223304" calcext:value-type="float">
            <text:p>42233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17" calcext:value-type="float">
            <text:p>401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613" calcext:value-type="float">
            <text:p>1611039228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48" calcext:value-type="float">
            <text:p>16944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20368" calcext:value-type="float">
            <text:p>11920368</text:p>
          </table:table-cell>
          <table:table-cell office:value-type="float" office:value="733184" calcext:value-type="float">
            <text:p>733184</text:p>
          </table:table-cell>
          <table:table-cell office:value-type="float" office:value="11187184" calcext:value-type="float">
            <text:p>11187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32" calcext:value-type="float">
            <text:p>403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720" calcext:value-type="float">
            <text:p>1611039228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88" calcext:value-type="float">
            <text:p>17068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2384" calcext:value-type="float">
            <text:p>10232384</text:p>
          </table:table-cell>
          <table:table-cell office:value-type="float" office:value="0" calcext:value-type="float">
            <text:p>0</text:p>
          </table:table-cell>
          <table:table-cell office:value-type="float" office:value="10232384" calcext:value-type="float">
            <text:p>10232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47" calcext:value-type="float">
            <text:p>404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827" calcext:value-type="float">
            <text:p>1611039228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20" calcext:value-type="float">
            <text:p>16982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9768" calcext:value-type="float">
            <text:p>11579768</text:p>
          </table:table-cell>
          <table:table-cell office:value-type="float" office:value="765952" calcext:value-type="float">
            <text:p>765952</text:p>
          </table:table-cell>
          <table:table-cell office:value-type="float" office:value="10813816" calcext:value-type="float">
            <text:p>10813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63" calcext:value-type="float">
            <text:p>406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8934" calcext:value-type="float">
            <text:p>1611039228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72" calcext:value-type="float">
            <text:p>1726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3008" calcext:value-type="float">
            <text:p>9923008</text:p>
          </table:table-cell>
          <table:table-cell office:value-type="float" office:value="2060288" calcext:value-type="float">
            <text:p>2060288</text:p>
          </table:table-cell>
          <table:table-cell office:value-type="float" office:value="7862720" calcext:value-type="float">
            <text:p>7862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79" calcext:value-type="float">
            <text:p>407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045" calcext:value-type="float">
            <text:p>1611039229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80" calcext:value-type="float">
            <text:p>16858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05936" calcext:value-type="float">
            <text:p>11705936</text:p>
          </table:table-cell>
          <table:table-cell office:value-type="float" office:value="0" calcext:value-type="float">
            <text:p>0</text:p>
          </table:table-cell>
          <table:table-cell office:value-type="float" office:value="11705936" calcext:value-type="float">
            <text:p>11705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097" calcext:value-type="float">
            <text:p>409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151" calcext:value-type="float">
            <text:p>1611039229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20" calcext:value-type="float">
            <text:p>1729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06776" calcext:value-type="float">
            <text:p>11406776</text:p>
          </table:table-cell>
          <table:table-cell office:value-type="float" office:value="3747840" calcext:value-type="float">
            <text:p>3747840</text:p>
          </table:table-cell>
          <table:table-cell office:value-type="float" office:value="7658936" calcext:value-type="float">
            <text:p>7658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12" calcext:value-type="float">
            <text:p>41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263" calcext:value-type="float">
            <text:p>1611039229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068" calcext:value-type="float">
            <text:p>17006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15816" calcext:value-type="float">
            <text:p>11115816</text:p>
          </table:table-cell>
          <table:table-cell office:value-type="float" office:value="569344" calcext:value-type="float">
            <text:p>569344</text:p>
          </table:table-cell>
          <table:table-cell office:value-type="float" office:value="10546472" calcext:value-type="float">
            <text:p>10546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28" calcext:value-type="float">
            <text:p>412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368" calcext:value-type="float">
            <text:p>1611039229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00" calcext:value-type="float">
            <text:p>17540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0192" calcext:value-type="float">
            <text:p>9700192</text:p>
          </table:table-cell>
          <table:table-cell office:value-type="float" office:value="4763648" calcext:value-type="float">
            <text:p>4763648</text:p>
          </table:table-cell>
          <table:table-cell office:value-type="float" office:value="4936544" calcext:value-type="float">
            <text:p>49365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43" calcext:value-type="float">
            <text:p>414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479" calcext:value-type="float">
            <text:p>1611039229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47360" calcext:value-type="float">
            <text:p>11347360</text:p>
          </table:table-cell>
          <table:table-cell office:value-type="float" office:value="2830336" calcext:value-type="float">
            <text:p>2830336</text:p>
          </table:table-cell>
          <table:table-cell office:value-type="float" office:value="8517024" calcext:value-type="float">
            <text:p>8517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59" calcext:value-type="float">
            <text:p>415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585" calcext:value-type="float">
            <text:p>1611039229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20" calcext:value-type="float">
            <text:p>16982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1552" calcext:value-type="float">
            <text:p>10321552</text:p>
          </table:table-cell>
          <table:table-cell office:value-type="float" office:value="0" calcext:value-type="float">
            <text:p>0</text:p>
          </table:table-cell>
          <table:table-cell office:value-type="float" office:value="10321552" calcext:value-type="float">
            <text:p>10321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75" calcext:value-type="float">
            <text:p>417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692" calcext:value-type="float">
            <text:p>1611039229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28" calcext:value-type="float">
            <text:p>17502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35120" calcext:value-type="float">
            <text:p>11135120</text:p>
          </table:table-cell>
          <table:table-cell office:value-type="float" office:value="5730304" calcext:value-type="float">
            <text:p>5730304</text:p>
          </table:table-cell>
          <table:table-cell office:value-type="float" office:value="5404816" calcext:value-type="float">
            <text:p>5404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91" calcext:value-type="float">
            <text:p>41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804" calcext:value-type="float">
            <text:p>161103922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12" calcext:value-type="float">
            <text:p>17391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42176" calcext:value-type="float">
            <text:p>10942176</text:p>
          </table:table-cell>
          <table:table-cell office:value-type="float" office:value="4517888" calcext:value-type="float">
            <text:p>4517888</text:p>
          </table:table-cell>
          <table:table-cell office:value-type="float" office:value="6424288" calcext:value-type="float">
            <text:p>6424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06" calcext:value-type="float">
            <text:p>420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29909" calcext:value-type="float">
            <text:p>1611039229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68" calcext:value-type="float">
            <text:p>1731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44568" calcext:value-type="float">
            <text:p>10844568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195032" calcext:value-type="float">
            <text:p>7195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21" calcext:value-type="float">
            <text:p>422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014" calcext:value-type="float">
            <text:p>1611039230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44" calcext:value-type="float">
            <text:p>1730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28416" calcext:value-type="float">
            <text:p>10828416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7604864" calcext:value-type="float">
            <text:p>7604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35" calcext:value-type="float">
            <text:p>423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120" calcext:value-type="float">
            <text:p>1611039230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68" calcext:value-type="float">
            <text:p>1731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7240" calcext:value-type="float">
            <text:p>10697240</text:p>
          </table:table-cell>
          <table:table-cell office:value-type="float" office:value="3305472" calcext:value-type="float">
            <text:p>3305472</text:p>
          </table:table-cell>
          <table:table-cell office:value-type="float" office:value="7391768" calcext:value-type="float">
            <text:p>7391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51" calcext:value-type="float">
            <text:p>425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226" calcext:value-type="float">
            <text:p>161103923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88" calcext:value-type="float">
            <text:p>17378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6720" calcext:value-type="float">
            <text:p>10696720</text:p>
          </table:table-cell>
          <table:table-cell office:value-type="float" office:value="3928064" calcext:value-type="float">
            <text:p>3928064</text:p>
          </table:table-cell>
          <table:table-cell office:value-type="float" office:value="6768656" calcext:value-type="float">
            <text:p>6768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66" calcext:value-type="float">
            <text:p>426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333" calcext:value-type="float">
            <text:p>1611039230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88" calcext:value-type="float">
            <text:p>17378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9624" calcext:value-type="float">
            <text:p>10499624</text:p>
          </table:table-cell>
          <table:table-cell office:value-type="float" office:value="3862528" calcext:value-type="float">
            <text:p>3862528</text:p>
          </table:table-cell>
          <table:table-cell office:value-type="float" office:value="6637096" calcext:value-type="float">
            <text:p>6637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80" calcext:value-type="float">
            <text:p>428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438" calcext:value-type="float">
            <text:p>1611039230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00" calcext:value-type="float">
            <text:p>17540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1504" calcext:value-type="float">
            <text:p>10351504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5178256" calcext:value-type="float">
            <text:p>51782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296" calcext:value-type="float">
            <text:p>429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545" calcext:value-type="float">
            <text:p>1611039230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72" calcext:value-type="float">
            <text:p>16957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5936" calcext:value-type="float">
            <text:p>10625936</text:p>
          </table:table-cell>
          <table:table-cell office:value-type="float" office:value="0" calcext:value-type="float">
            <text:p>0</text:p>
          </table:table-cell>
          <table:table-cell office:value-type="float" office:value="10625936" calcext:value-type="float">
            <text:p>10625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12" calcext:value-type="float">
            <text:p>43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651" calcext:value-type="float">
            <text:p>1611039230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36" calcext:value-type="float">
            <text:p>1709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0008" calcext:value-type="float">
            <text:p>10310008</text:p>
          </table:table-cell>
          <table:table-cell office:value-type="float" office:value="733184" calcext:value-type="float">
            <text:p>733184</text:p>
          </table:table-cell>
          <table:table-cell office:value-type="float" office:value="9576824" calcext:value-type="float">
            <text:p>95768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24" calcext:value-type="float">
            <text:p>432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765" calcext:value-type="float">
            <text:p>1611039230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36" calcext:value-type="float">
            <text:p>17403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3832" calcext:value-type="float">
            <text:p>10123832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6507064" calcext:value-type="float">
            <text:p>6507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40" calcext:value-type="float">
            <text:p>434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871" calcext:value-type="float">
            <text:p>1611039230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92" calcext:value-type="float">
            <text:p>17639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35200" calcext:value-type="float">
            <text:p>9335200</text:p>
          </table:table-cell>
          <table:table-cell office:value-type="float" office:value="5419008" calcext:value-type="float">
            <text:p>5419008</text:p>
          </table:table-cell>
          <table:table-cell office:value-type="float" office:value="3916192" calcext:value-type="float">
            <text:p>3916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52" calcext:value-type="float">
            <text:p>435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0977" calcext:value-type="float">
            <text:p>1611039230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72" calcext:value-type="float">
            <text:p>1726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35200" calcext:value-type="float">
            <text:p>9335200</text:p>
          </table:table-cell>
          <table:table-cell office:value-type="float" office:value="1445888" calcext:value-type="float">
            <text:p>1445888</text:p>
          </table:table-cell>
          <table:table-cell office:value-type="float" office:value="7889312" calcext:value-type="float">
            <text:p>7889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63" calcext:value-type="float">
            <text:p>436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083" calcext:value-type="float">
            <text:p>1611039231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92" calcext:value-type="float">
            <text:p>176392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40928" calcext:value-type="float">
            <text:p>9740928</text:p>
          </table:table-cell>
          <table:table-cell office:value-type="float" office:value="5697536" calcext:value-type="float">
            <text:p>5697536</text:p>
          </table:table-cell>
          <table:table-cell office:value-type="float" office:value="4043392" calcext:value-type="float">
            <text:p>4043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80" calcext:value-type="float">
            <text:p>438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189" calcext:value-type="float">
            <text:p>1611039231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12" calcext:value-type="float">
            <text:p>17391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40928" calcext:value-type="float">
            <text:p>9740928</text:p>
          </table:table-cell>
          <table:table-cell office:value-type="float" office:value="3067904" calcext:value-type="float">
            <text:p>3067904</text:p>
          </table:table-cell>
          <table:table-cell office:value-type="float" office:value="6673024" calcext:value-type="float">
            <text:p>6673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390" calcext:value-type="float">
            <text:p>439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295" calcext:value-type="float">
            <text:p>1611039231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40928" calcext:value-type="float">
            <text:p>9740928</text:p>
          </table:table-cell>
          <table:table-cell office:value-type="float" office:value="1191936" calcext:value-type="float">
            <text:p>1191936</text:p>
          </table:table-cell>
          <table:table-cell office:value-type="float" office:value="8548992" calcext:value-type="float">
            <text:p>8548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01" calcext:value-type="float">
            <text:p>440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400" calcext:value-type="float">
            <text:p>1611039231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308" calcext:value-type="float">
            <text:p>177308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5320" calcext:value-type="float">
            <text:p>9365320</text:p>
          </table:table-cell>
          <table:table-cell office:value-type="float" office:value="6156288" calcext:value-type="float">
            <text:p>6156288</text:p>
          </table:table-cell>
          <table:table-cell office:value-type="float" office:value="3209032" calcext:value-type="float">
            <text:p>3209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18" calcext:value-type="float">
            <text:p>441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506" calcext:value-type="float">
            <text:p>1611039231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16" calcext:value-type="float">
            <text:p>176316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5320" calcext:value-type="float">
            <text:p>9365320</text:p>
          </table:table-cell>
          <table:table-cell office:value-type="float" office:value="5197824" calcext:value-type="float">
            <text:p>5197824</text:p>
          </table:table-cell>
          <table:table-cell office:value-type="float" office:value="4167496" calcext:value-type="float">
            <text:p>4167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29" calcext:value-type="float">
            <text:p>442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611" calcext:value-type="float">
            <text:p>1611039231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68" calcext:value-type="float">
            <text:p>176068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5320" calcext:value-type="float">
            <text:p>9365320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4585288" calcext:value-type="float">
            <text:p>4585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39" calcext:value-type="float">
            <text:p>443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718" calcext:value-type="float">
            <text:p>1611039231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20" calcext:value-type="float">
            <text:p>175820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5320" calcext:value-type="float">
            <text:p>9365320</text:p>
          </table:table-cell>
          <table:table-cell office:value-type="float" office:value="4558848" calcext:value-type="float">
            <text:p>4558848</text:p>
          </table:table-cell>
          <table:table-cell office:value-type="float" office:value="4806472" calcext:value-type="float">
            <text:p>4806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53" calcext:value-type="float">
            <text:p>44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824" calcext:value-type="float">
            <text:p>1611039231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16" calcext:value-type="float">
            <text:p>17121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5320" calcext:value-type="float">
            <text:p>9365320</text:p>
          </table:table-cell>
          <table:table-cell office:value-type="float" office:value="8112" calcext:value-type="float">
            <text:p>8112</text:p>
          </table:table-cell>
          <table:table-cell office:value-type="float" office:value="9357208" calcext:value-type="float">
            <text:p>9357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63" calcext:value-type="float">
            <text:p>446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1910" calcext:value-type="float">
            <text:p>1611039231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784" calcext:value-type="float">
            <text:p>164784</text:p>
          </table:table-cell>
          <table:table-cell office:value-type="float" office:value="1882" calcext:value-type="float">
            <text:p>188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5380920" calcext:value-type="float">
            <text:p>15380920</text:p>
          </table:table-cell>
          <table:table-cell office:value-type="float" office:value="0" calcext:value-type="float">
            <text:p>0</text:p>
          </table:table-cell>
          <table:table-cell office:value-type="float" office:value="15380920" calcext:value-type="float">
            <text:p>15380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81" calcext:value-type="float">
            <text:p>448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020" calcext:value-type="float">
            <text:p>1611039232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68" calcext:value-type="float">
            <text:p>16986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8520" calcext:value-type="float">
            <text:p>10318520</text:p>
          </table:table-cell>
          <table:table-cell office:value-type="float" office:value="536576" calcext:value-type="float">
            <text:p>536576</text:p>
          </table:table-cell>
          <table:table-cell office:value-type="float" office:value="9781944" calcext:value-type="float">
            <text:p>9781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97" calcext:value-type="float">
            <text:p>449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126" calcext:value-type="float">
            <text:p>1611039232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7728" calcext:value-type="float">
            <text:p>10297728</text:p>
          </table:table-cell>
          <table:table-cell office:value-type="float" office:value="2863104" calcext:value-type="float">
            <text:p>2863104</text:p>
          </table:table-cell>
          <table:table-cell office:value-type="float" office:value="7434624" calcext:value-type="float">
            <text:p>7434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12" calcext:value-type="float">
            <text:p>4512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233" calcext:value-type="float">
            <text:p>1611039232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6328" calcext:value-type="float">
            <text:p>10326328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5382456" calcext:value-type="float">
            <text:p>5382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29" calcext:value-type="float">
            <text:p>452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339" calcext:value-type="float">
            <text:p>1611039232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80" calcext:value-type="float">
            <text:p>17458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4384" calcext:value-type="float">
            <text:p>10304384</text:p>
          </table:table-cell>
          <table:table-cell office:value-type="float" office:value="5419008" calcext:value-type="float">
            <text:p>5419008</text:p>
          </table:table-cell>
          <table:table-cell office:value-type="float" office:value="4885376" calcext:value-type="float">
            <text:p>4885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44" calcext:value-type="float">
            <text:p>454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447" calcext:value-type="float">
            <text:p>1611039232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04" calcext:value-type="float">
            <text:p>168504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58056" calcext:value-type="float">
            <text:p>10858056</text:p>
          </table:table-cell>
          <table:table-cell office:value-type="float" office:value="0" calcext:value-type="float">
            <text:p>0</text:p>
          </table:table-cell>
          <table:table-cell office:value-type="float" office:value="10858056" calcext:value-type="float">
            <text:p>10858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60" calcext:value-type="float">
            <text:p>45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553" calcext:value-type="float">
            <text:p>1611039232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4" calcext:value-type="float">
            <text:p>17284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8080" calcext:value-type="float">
            <text:p>10308080</text:p>
          </table:table-cell>
          <table:table-cell office:value-type="float" office:value="3436544" calcext:value-type="float">
            <text:p>3436544</text:p>
          </table:table-cell>
          <table:table-cell office:value-type="float" office:value="6871536" calcext:value-type="float">
            <text:p>6871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75" calcext:value-type="float">
            <text:p>457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660" calcext:value-type="float">
            <text:p>1611039232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132" calcext:value-type="float">
            <text:p>168132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88760" calcext:value-type="float">
            <text:p>11188760</text:p>
          </table:table-cell>
          <table:table-cell office:value-type="float" office:value="0" calcext:value-type="float">
            <text:p>0</text:p>
          </table:table-cell>
          <table:table-cell office:value-type="float" office:value="11188760" calcext:value-type="float">
            <text:p>11188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91" calcext:value-type="float">
            <text:p>45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766" calcext:value-type="float">
            <text:p>1611039232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84" calcext:value-type="float">
            <text:p>170984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8848" calcext:value-type="float">
            <text:p>10358848</text:p>
          </table:table-cell>
          <table:table-cell office:value-type="float" office:value="995328" calcext:value-type="float">
            <text:p>995328</text:p>
          </table:table-cell>
          <table:table-cell office:value-type="float" office:value="9363520" calcext:value-type="float">
            <text:p>9363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07" calcext:value-type="float">
            <text:p>460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873" calcext:value-type="float">
            <text:p>1611039232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96" calcext:value-type="float">
            <text:p>172596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97800" calcext:value-type="float">
            <text:p>10597800</text:p>
          </table:table-cell>
          <table:table-cell office:value-type="float" office:value="3420160" calcext:value-type="float">
            <text:p>3420160</text:p>
          </table:table-cell>
          <table:table-cell office:value-type="float" office:value="7177640" calcext:value-type="float">
            <text:p>7177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23" calcext:value-type="float">
            <text:p>462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2979" calcext:value-type="float">
            <text:p>1611039232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52" calcext:value-type="float">
            <text:p>168752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37760" calcext:value-type="float">
            <text:p>10837760</text:p>
          </table:table-cell>
          <table:table-cell office:value-type="float" office:value="0" calcext:value-type="float">
            <text:p>0</text:p>
          </table:table-cell>
          <table:table-cell office:value-type="float" office:value="10837760" calcext:value-type="float">
            <text:p>10837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38" calcext:value-type="float">
            <text:p>46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086" calcext:value-type="float">
            <text:p>1611039233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28" calcext:value-type="float">
            <text:p>171728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1464" calcext:value-type="float">
            <text:p>10351464</text:p>
          </table:table-cell>
          <table:table-cell office:value-type="float" office:value="2306048" calcext:value-type="float">
            <text:p>2306048</text:p>
          </table:table-cell>
          <table:table-cell office:value-type="float" office:value="8045416" calcext:value-type="float">
            <text:p>8045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53" calcext:value-type="float">
            <text:p>465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194" calcext:value-type="float">
            <text:p>161103923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28" calcext:value-type="float">
            <text:p>1686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34560" calcext:value-type="float">
            <text:p>11034560</text:p>
          </table:table-cell>
          <table:table-cell office:value-type="float" office:value="0" calcext:value-type="float">
            <text:p>0</text:p>
          </table:table-cell>
          <table:table-cell office:value-type="float" office:value="11034560" calcext:value-type="float">
            <text:p>11034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70" calcext:value-type="float">
            <text:p>467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299" calcext:value-type="float">
            <text:p>1611039233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1032" calcext:value-type="float">
            <text:p>10351032</text:p>
          </table:table-cell>
          <table:table-cell office:value-type="float" office:value="2682880" calcext:value-type="float">
            <text:p>2682880</text:p>
          </table:table-cell>
          <table:table-cell office:value-type="float" office:value="7668152" calcext:value-type="float">
            <text:p>7668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84" calcext:value-type="float">
            <text:p>468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406" calcext:value-type="float">
            <text:p>1611039233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24" calcext:value-type="float">
            <text:p>169124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2832" calcext:value-type="float">
            <text:p>10492832</text:p>
          </table:table-cell>
          <table:table-cell office:value-type="float" office:value="0" calcext:value-type="float">
            <text:p>0</text:p>
          </table:table-cell>
          <table:table-cell office:value-type="float" office:value="10492832" calcext:value-type="float">
            <text:p>10492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99" calcext:value-type="float">
            <text:p>46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512" calcext:value-type="float">
            <text:p>1611039233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80" calcext:value-type="float">
            <text:p>17458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1880" calcext:value-type="float">
            <text:p>10381880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5388856" calcext:value-type="float">
            <text:p>53888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15" calcext:value-type="float">
            <text:p>4715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618" calcext:value-type="float">
            <text:p>1611039233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16" calcext:value-type="float">
            <text:p>17011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8048" calcext:value-type="float">
            <text:p>10388048</text:p>
          </table:table-cell>
          <table:table-cell office:value-type="float" office:value="618496" calcext:value-type="float">
            <text:p>618496</text:p>
          </table:table-cell>
          <table:table-cell office:value-type="float" office:value="9769552" calcext:value-type="float">
            <text:p>9769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30" calcext:value-type="float">
            <text:p>473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724" calcext:value-type="float">
            <text:p>1611039233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48" calcext:value-type="float">
            <text:p>17544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9736" calcext:value-type="float">
            <text:p>10429736</text:p>
          </table:table-cell>
          <table:table-cell office:value-type="float" office:value="6057984" calcext:value-type="float">
            <text:p>6057984</text:p>
          </table:table-cell>
          <table:table-cell office:value-type="float" office:value="4371752" calcext:value-type="float">
            <text:p>43717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46" calcext:value-type="float">
            <text:p>474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832" calcext:value-type="float">
            <text:p>161103923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2944" calcext:value-type="float">
            <text:p>10402944</text:p>
          </table:table-cell>
          <table:table-cell office:value-type="float" office:value="2453504" calcext:value-type="float">
            <text:p>2453504</text:p>
          </table:table-cell>
          <table:table-cell office:value-type="float" office:value="7949440" calcext:value-type="float">
            <text:p>7949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60" calcext:value-type="float">
            <text:p>476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3938" calcext:value-type="float">
            <text:p>1611039233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72" calcext:value-type="float">
            <text:p>16937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9160" calcext:value-type="float">
            <text:p>10409160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298568" calcext:value-type="float">
            <text:p>10298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76" calcext:value-type="float">
            <text:p>477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044" calcext:value-type="float">
            <text:p>1611039234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4688" calcext:value-type="float">
            <text:p>10384688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4867376" calcext:value-type="float">
            <text:p>4867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91" calcext:value-type="float">
            <text:p>479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151" calcext:value-type="float">
            <text:p>1611039234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88" calcext:value-type="float">
            <text:p>17358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5496" calcext:value-type="float">
            <text:p>10405496</text:p>
          </table:table-cell>
          <table:table-cell office:value-type="float" office:value="3878912" calcext:value-type="float">
            <text:p>3878912</text:p>
          </table:table-cell>
          <table:table-cell office:value-type="float" office:value="6526584" calcext:value-type="float">
            <text:p>6526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07" calcext:value-type="float">
            <text:p>4807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257" calcext:value-type="float">
            <text:p>1611039234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5408" calcext:value-type="float">
            <text:p>10395408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9137936" calcext:value-type="float">
            <text:p>9137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21" calcext:value-type="float">
            <text:p>482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363" calcext:value-type="float">
            <text:p>161103923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91560" calcext:value-type="float">
            <text:p>11191560</text:p>
          </table:table-cell>
          <table:table-cell office:value-type="float" office:value="0" calcext:value-type="float">
            <text:p>0</text:p>
          </table:table-cell>
          <table:table-cell office:value-type="float" office:value="11191560" calcext:value-type="float">
            <text:p>11191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38" calcext:value-type="float">
            <text:p>483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473" calcext:value-type="float">
            <text:p>1611039234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68" calcext:value-type="float">
            <text:p>1729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7392" calcext:value-type="float">
            <text:p>10407392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6807008" calcext:value-type="float">
            <text:p>68070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54" calcext:value-type="float">
            <text:p>485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580" calcext:value-type="float">
            <text:p>16110392345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6920" calcext:value-type="float">
            <text:p>10396920</text:p>
          </table:table-cell>
          <table:table-cell office:value-type="float" office:value="1273856" calcext:value-type="float">
            <text:p>1273856</text:p>
          </table:table-cell>
          <table:table-cell office:value-type="float" office:value="9123064" calcext:value-type="float">
            <text:p>9123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68" calcext:value-type="float">
            <text:p>4868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689" calcext:value-type="float">
            <text:p>1611039234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0544" calcext:value-type="float">
            <text:p>10420544</text:p>
          </table:table-cell>
          <table:table-cell office:value-type="float" office:value="258048" calcext:value-type="float">
            <text:p>258048</text:p>
          </table:table-cell>
          <table:table-cell office:value-type="float" office:value="10162496" calcext:value-type="float">
            <text:p>10162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83" calcext:value-type="float">
            <text:p>4883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795" calcext:value-type="float">
            <text:p>1611039234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52" calcext:value-type="float">
            <text:p>168752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14488" calcext:value-type="float">
            <text:p>10614488</text:p>
          </table:table-cell>
          <table:table-cell office:value-type="float" office:value="0" calcext:value-type="float">
            <text:p>0</text:p>
          </table:table-cell>
          <table:table-cell office:value-type="float" office:value="10614488" calcext:value-type="float">
            <text:p>10614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899" calcext:value-type="float">
            <text:p>4899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4902" calcext:value-type="float">
            <text:p>1611039234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32" calcext:value-type="float">
            <text:p>17433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2848" calcext:value-type="float">
            <text:p>10432848</text:p>
          </table:table-cell>
          <table:table-cell office:value-type="float" office:value="5009408" calcext:value-type="float">
            <text:p>5009408</text:p>
          </table:table-cell>
          <table:table-cell office:value-type="float" office:value="5423440" calcext:value-type="float">
            <text:p>5423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14" calcext:value-type="float">
            <text:p>4914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008" calcext:value-type="float">
            <text:p>1611039235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1640" calcext:value-type="float">
            <text:p>10421640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9344392" calcext:value-type="float">
            <text:p>9344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30" calcext:value-type="float">
            <text:p>4930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118" calcext:value-type="float">
            <text:p>1611039235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48" calcext:value-type="float">
            <text:p>16924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1616" calcext:value-type="float">
            <text:p>1041161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235488" calcext:value-type="float">
            <text:p>10235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46" calcext:value-type="float">
            <text:p>4946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224" calcext:value-type="float">
            <text:p>1611039235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132" calcext:value-type="float">
            <text:p>16813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08952" calcext:value-type="float">
            <text:p>11308952</text:p>
          </table:table-cell>
          <table:table-cell office:value-type="float" office:value="0" calcext:value-type="float">
            <text:p>0</text:p>
          </table:table-cell>
          <table:table-cell office:value-type="float" office:value="11308952" calcext:value-type="float">
            <text:p>11308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61" calcext:value-type="float">
            <text:p>4961</text:p>
          </table:table-cell>
          <table:table-cell office:value-type="float" office:value="-996" calcext:value-type="float">
            <text:p>-996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331" calcext:value-type="float">
            <text:p>1611039235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04" calcext:value-type="float">
            <text:p>17240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5136" calcext:value-type="float">
            <text:p>10475136</text:p>
          </table:table-cell>
          <table:table-cell office:value-type="float" office:value="6452392" calcext:value-type="float">
            <text:p>6452392</text:p>
          </table:table-cell>
          <table:table-cell office:value-type="float" office:value="4022744" calcext:value-type="float">
            <text:p>40227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76" calcext:value-type="float">
            <text:p>497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438" calcext:value-type="float">
            <text:p>1611039235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808" calcext:value-type="float">
            <text:p>17480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72544" calcext:value-type="float">
            <text:p>10172544</text:p>
          </table:table-cell>
          <table:table-cell office:value-type="float" office:value="6275072" calcext:value-type="float">
            <text:p>6275072</text:p>
          </table:table-cell>
          <table:table-cell office:value-type="float" office:value="3897472" calcext:value-type="float">
            <text:p>3897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992" calcext:value-type="float">
            <text:p>499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543" calcext:value-type="float">
            <text:p>1611039235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00" calcext:value-type="float">
            <text:p>172300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3960" calcext:value-type="float">
            <text:p>10453960</text:p>
          </table:table-cell>
          <table:table-cell office:value-type="float" office:value="6419136" calcext:value-type="float">
            <text:p>6419136</text:p>
          </table:table-cell>
          <table:table-cell office:value-type="float" office:value="4034824" calcext:value-type="float">
            <text:p>40348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07" calcext:value-type="float">
            <text:p>500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649" calcext:value-type="float">
            <text:p>1611039235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380" calcext:value-type="float">
            <text:p>168380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10288" calcext:value-type="float">
            <text:p>10710288</text:p>
          </table:table-cell>
          <table:table-cell office:value-type="float" office:value="0" calcext:value-type="float">
            <text:p>0</text:p>
          </table:table-cell>
          <table:table-cell office:value-type="float" office:value="10710288" calcext:value-type="float">
            <text:p>10710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22" calcext:value-type="float">
            <text:p>502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756" calcext:value-type="float">
            <text:p>1611039235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7080" calcext:value-type="float">
            <text:p>10187080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043720" calcext:value-type="float">
            <text:p>10043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37" calcext:value-type="float">
            <text:p>503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863" calcext:value-type="float">
            <text:p>1611039235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92912" calcext:value-type="float">
            <text:p>10192912</text:p>
          </table:table-cell>
          <table:table-cell office:value-type="float" office:value="323584" calcext:value-type="float">
            <text:p>323584</text:p>
          </table:table-cell>
          <table:table-cell office:value-type="float" office:value="9869328" calcext:value-type="float">
            <text:p>9869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52" calcext:value-type="float">
            <text:p>505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5970" calcext:value-type="float">
            <text:p>16110392359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3960" calcext:value-type="float">
            <text:p>10163960</text:p>
          </table:table-cell>
          <table:table-cell office:value-type="float" office:value="684032" calcext:value-type="float">
            <text:p>684032</text:p>
          </table:table-cell>
          <table:table-cell office:value-type="float" office:value="9479928" calcext:value-type="float">
            <text:p>9479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67" calcext:value-type="float">
            <text:p>506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077" calcext:value-type="float">
            <text:p>1611039236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5712" calcext:value-type="float">
            <text:p>1044571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8811408" calcext:value-type="float">
            <text:p>8811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81" calcext:value-type="float">
            <text:p>5081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184" calcext:value-type="float">
            <text:p>1611039236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68" calcext:value-type="float">
            <text:p>1729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6712" calcext:value-type="float">
            <text:p>10186712</text:p>
          </table:table-cell>
          <table:table-cell office:value-type="float" office:value="3715072" calcext:value-type="float">
            <text:p>3715072</text:p>
          </table:table-cell>
          <table:table-cell office:value-type="float" office:value="6471640" calcext:value-type="float">
            <text:p>6471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096" calcext:value-type="float">
            <text:p>509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290" calcext:value-type="float">
            <text:p>1611039236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76" calcext:value-type="float">
            <text:p>175076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91040" calcext:value-type="float">
            <text:p>10191040</text:p>
          </table:table-cell>
          <table:table-cell office:value-type="float" office:value="5550080" calcext:value-type="float">
            <text:p>5550080</text:p>
          </table:table-cell>
          <table:table-cell office:value-type="float" office:value="4640960" calcext:value-type="float">
            <text:p>4640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12" calcext:value-type="float">
            <text:p>511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398" calcext:value-type="float">
            <text:p>1611039236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28" calcext:value-type="float">
            <text:p>1686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3192" calcext:value-type="float">
            <text:p>10563192</text:p>
          </table:table-cell>
          <table:table-cell office:value-type="float" office:value="0" calcext:value-type="float">
            <text:p>0</text:p>
          </table:table-cell>
          <table:table-cell office:value-type="float" office:value="10563192" calcext:value-type="float">
            <text:p>10563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26" calcext:value-type="float">
            <text:p>512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504" calcext:value-type="float">
            <text:p>1611039236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9872" calcext:value-type="float">
            <text:p>10479872</text:p>
          </table:table-cell>
          <table:table-cell office:value-type="float" office:value="1454080" calcext:value-type="float">
            <text:p>1454080</text:p>
          </table:table-cell>
          <table:table-cell office:value-type="float" office:value="9025792" calcext:value-type="float">
            <text:p>9025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41" calcext:value-type="float">
            <text:p>5141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611" calcext:value-type="float">
            <text:p>1611039236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76" calcext:value-type="float">
            <text:p>175076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3656" calcext:value-type="float">
            <text:p>10203656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522504" calcext:value-type="float">
            <text:p>4522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56" calcext:value-type="float">
            <text:p>515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717" calcext:value-type="float">
            <text:p>1611039236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72" calcext:value-type="float">
            <text:p>169372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8112" calcext:value-type="float">
            <text:p>10208112</text:p>
          </table:table-cell>
          <table:table-cell office:value-type="float" office:value="258048" calcext:value-type="float">
            <text:p>258048</text:p>
          </table:table-cell>
          <table:table-cell office:value-type="float" office:value="9950064" calcext:value-type="float">
            <text:p>9950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70" calcext:value-type="float">
            <text:p>5170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823" calcext:value-type="float">
            <text:p>1611039236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2472" calcext:value-type="float">
            <text:p>10212472</text:p>
          </table:table-cell>
          <table:table-cell office:value-type="float" office:value="880640" calcext:value-type="float">
            <text:p>880640</text:p>
          </table:table-cell>
          <table:table-cell office:value-type="float" office:value="9331832" calcext:value-type="float">
            <text:p>9331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84" calcext:value-type="float">
            <text:p>5184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6929" calcext:value-type="float">
            <text:p>1611039236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96" calcext:value-type="float">
            <text:p>172596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5432" calcext:value-type="float">
            <text:p>10215432</text:p>
          </table:table-cell>
          <table:table-cell office:value-type="float" office:value="3174400" calcext:value-type="float">
            <text:p>3174400</text:p>
          </table:table-cell>
          <table:table-cell office:value-type="float" office:value="7041032" calcext:value-type="float">
            <text:p>7041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99" calcext:value-type="float">
            <text:p>5199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036" calcext:value-type="float">
            <text:p>1611039237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56" calcext:value-type="float">
            <text:p>17445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2904" calcext:value-type="float">
            <text:p>10202904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5029656" calcext:value-type="float">
            <text:p>5029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14" calcext:value-type="float">
            <text:p>5214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142" calcext:value-type="float">
            <text:p>1611039237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68" calcext:value-type="float">
            <text:p>16986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0432" calcext:value-type="float">
            <text:p>10210432</text:p>
          </table:table-cell>
          <table:table-cell office:value-type="float" office:value="569344" calcext:value-type="float">
            <text:p>569344</text:p>
          </table:table-cell>
          <table:table-cell office:value-type="float" office:value="9641088" calcext:value-type="float">
            <text:p>9641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28" calcext:value-type="float">
            <text:p>5228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248" calcext:value-type="float">
            <text:p>1611039237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40" calcext:value-type="float">
            <text:p>17334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0072" calcext:value-type="float">
            <text:p>10230072</text:p>
          </table:table-cell>
          <table:table-cell office:value-type="float" office:value="3895296" calcext:value-type="float">
            <text:p>3895296</text:p>
          </table:table-cell>
          <table:table-cell office:value-type="float" office:value="6334776" calcext:value-type="float">
            <text:p>6334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43" calcext:value-type="float">
            <text:p>5243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355" calcext:value-type="float">
            <text:p>1611039237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72" calcext:value-type="float">
            <text:p>169372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2080" calcext:value-type="float">
            <text:p>10232080</text:p>
          </table:table-cell>
          <table:table-cell office:value-type="float" office:value="290816" calcext:value-type="float">
            <text:p>290816</text:p>
          </table:table-cell>
          <table:table-cell office:value-type="float" office:value="9941264" calcext:value-type="float">
            <text:p>9941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57" calcext:value-type="float">
            <text:p>525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461" calcext:value-type="float">
            <text:p>1611039237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68" calcext:value-type="float">
            <text:p>1729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6904" calcext:value-type="float">
            <text:p>10186904</text:p>
          </table:table-cell>
          <table:table-cell office:value-type="float" office:value="3715072" calcext:value-type="float">
            <text:p>3715072</text:p>
          </table:table-cell>
          <table:table-cell office:value-type="float" office:value="6471832" calcext:value-type="float">
            <text:p>6471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72" calcext:value-type="float">
            <text:p>527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567" calcext:value-type="float">
            <text:p>1611039237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48" calcext:value-type="float">
            <text:p>16924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7952" calcext:value-type="float">
            <text:p>10207952</text:p>
          </table:table-cell>
          <table:table-cell office:value-type="float" office:value="258048" calcext:value-type="float">
            <text:p>258048</text:p>
          </table:table-cell>
          <table:table-cell office:value-type="float" office:value="9949904" calcext:value-type="float">
            <text:p>9949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87" calcext:value-type="float">
            <text:p>528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676" calcext:value-type="float">
            <text:p>1611039237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636" calcext:value-type="float">
            <text:p>167636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63040" calcext:value-type="float">
            <text:p>11963040</text:p>
          </table:table-cell>
          <table:table-cell office:value-type="float" office:value="307200" calcext:value-type="float">
            <text:p>307200</text:p>
          </table:table-cell>
          <table:table-cell office:value-type="float" office:value="11655840" calcext:value-type="float">
            <text:p>116558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02" calcext:value-type="float">
            <text:p>530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783" calcext:value-type="float">
            <text:p>1611039237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884" calcext:value-type="float">
            <text:p>167884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38144" calcext:value-type="float">
            <text:p>11038144</text:p>
          </table:table-cell>
          <table:table-cell office:value-type="float" office:value="0" calcext:value-type="float">
            <text:p>0</text:p>
          </table:table-cell>
          <table:table-cell office:value-type="float" office:value="11038144" calcext:value-type="float">
            <text:p>11038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19" calcext:value-type="float">
            <text:p>5319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7889" calcext:value-type="float">
            <text:p>1611039237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04" calcext:value-type="float">
            <text:p>17470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0824" calcext:value-type="float">
            <text:p>10120824</text:p>
          </table:table-cell>
          <table:table-cell office:value-type="float" office:value="5484544" calcext:value-type="float">
            <text:p>5484544</text:p>
          </table:table-cell>
          <table:table-cell office:value-type="float" office:value="4636280" calcext:value-type="float">
            <text:p>4636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34" calcext:value-type="float">
            <text:p>5334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000" calcext:value-type="float">
            <text:p>161103923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92" calcext:value-type="float">
            <text:p>166892</text:p>
          </table:table-cell>
          <table:table-cell office:value-type="float" office:value="1884" calcext:value-type="float">
            <text:p>188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28224" calcext:value-type="float">
            <text:p>11928224</text:p>
          </table:table-cell>
          <table:table-cell office:value-type="float" office:value="0" calcext:value-type="float">
            <text:p>0</text:p>
          </table:table-cell>
          <table:table-cell office:value-type="float" office:value="11928224" calcext:value-type="float">
            <text:p>11928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49" calcext:value-type="float">
            <text:p>5349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106" calcext:value-type="float">
            <text:p>161103923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884" calcext:value-type="float">
            <text:p>167884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30264" calcext:value-type="float">
            <text:p>10930264</text:p>
          </table:table-cell>
          <table:table-cell office:value-type="float" office:value="0" calcext:value-type="float">
            <text:p>0</text:p>
          </table:table-cell>
          <table:table-cell office:value-type="float" office:value="10930264" calcext:value-type="float">
            <text:p>10930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66" calcext:value-type="float">
            <text:p>536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212" calcext:value-type="float">
            <text:p>1611039238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64096" calcext:value-type="float">
            <text:p>9964096</text:p>
          </table:table-cell>
          <table:table-cell office:value-type="float" office:value="5615616" calcext:value-type="float">
            <text:p>5615616</text:p>
          </table:table-cell>
          <table:table-cell office:value-type="float" office:value="4348480" calcext:value-type="float">
            <text:p>4348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80" calcext:value-type="float">
            <text:p>5380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324" calcext:value-type="float">
            <text:p>1611039238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12" calcext:value-type="float">
            <text:p>167512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29656" calcext:value-type="float">
            <text:p>12029656</text:p>
          </table:table-cell>
          <table:table-cell office:value-type="float" office:value="339968" calcext:value-type="float">
            <text:p>339968</text:p>
          </table:table-cell>
          <table:table-cell office:value-type="float" office:value="11689688" calcext:value-type="float">
            <text:p>11689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95" calcext:value-type="float">
            <text:p>5395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430" calcext:value-type="float">
            <text:p>16110392384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744" calcext:value-type="float">
            <text:p>16974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37504" calcext:value-type="float">
            <text:p>11737504</text:p>
          </table:table-cell>
          <table:table-cell office:value-type="float" office:value="2125824" calcext:value-type="float">
            <text:p>2125824</text:p>
          </table:table-cell>
          <table:table-cell office:value-type="float" office:value="9611680" calcext:value-type="float">
            <text:p>96116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10" calcext:value-type="float">
            <text:p>5410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536" calcext:value-type="float">
            <text:p>1611039238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60" calcext:value-type="float">
            <text:p>17396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38760" calcext:value-type="float">
            <text:p>9938760</text:p>
          </table:table-cell>
          <table:table-cell office:value-type="float" office:value="4550656" calcext:value-type="float">
            <text:p>4550656</text:p>
          </table:table-cell>
          <table:table-cell office:value-type="float" office:value="5388104" calcext:value-type="float">
            <text:p>5388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25" calcext:value-type="float">
            <text:p>5425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641" calcext:value-type="float">
            <text:p>1611039238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64" calcext:value-type="float">
            <text:p>167264</text:p>
          </table:table-cell>
          <table:table-cell office:value-type="float" office:value="1884" calcext:value-type="float">
            <text:p>188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88928" calcext:value-type="float">
            <text:p>11888928</text:p>
          </table:table-cell>
          <table:table-cell office:value-type="float" office:value="225280" calcext:value-type="float">
            <text:p>225280</text:p>
          </table:table-cell>
          <table:table-cell office:value-type="float" office:value="11663648" calcext:value-type="float">
            <text:p>11663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41" calcext:value-type="float">
            <text:p>5441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747" calcext:value-type="float">
            <text:p>1611039238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6296" calcext:value-type="float">
            <text:p>11726296</text:p>
          </table:table-cell>
          <table:table-cell office:value-type="float" office:value="2830336" calcext:value-type="float">
            <text:p>2830336</text:p>
          </table:table-cell>
          <table:table-cell office:value-type="float" office:value="8895960" calcext:value-type="float">
            <text:p>8895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56" calcext:value-type="float">
            <text:p>545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853" calcext:value-type="float">
            <text:p>1611039238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28" calcext:value-type="float">
            <text:p>17352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84672" calcext:value-type="float">
            <text:p>11684672</text:p>
          </table:table-cell>
          <table:table-cell office:value-type="float" office:value="6209536" calcext:value-type="float">
            <text:p>6209536</text:p>
          </table:table-cell>
          <table:table-cell office:value-type="float" office:value="5475136" calcext:value-type="float">
            <text:p>5475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72" calcext:value-type="float">
            <text:p>547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8959" calcext:value-type="float">
            <text:p>1611039238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52" calcext:value-type="float">
            <text:p>168752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81704" calcext:value-type="float">
            <text:p>10081704</text:p>
          </table:table-cell>
          <table:table-cell office:value-type="float" office:value="0" calcext:value-type="float">
            <text:p>0</text:p>
          </table:table-cell>
          <table:table-cell office:value-type="float" office:value="10081704" calcext:value-type="float">
            <text:p>100817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486" calcext:value-type="float">
            <text:p>548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064" calcext:value-type="float">
            <text:p>1611039239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4" calcext:value-type="float">
            <text:p>1728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25152" calcext:value-type="float">
            <text:p>11325152</text:p>
          </table:table-cell>
          <table:table-cell office:value-type="float" office:value="4730880" calcext:value-type="float">
            <text:p>4730880</text:p>
          </table:table-cell>
          <table:table-cell office:value-type="float" office:value="6594272" calcext:value-type="float">
            <text:p>6594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03" calcext:value-type="float">
            <text:p>5503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175" calcext:value-type="float">
            <text:p>1611039239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96" calcext:value-type="float">
            <text:p>16949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0816" calcext:value-type="float">
            <text:p>11360816</text:p>
          </table:table-cell>
          <table:table-cell office:value-type="float" office:value="1568768" calcext:value-type="float">
            <text:p>1568768</text:p>
          </table:table-cell>
          <table:table-cell office:value-type="float" office:value="9792048" calcext:value-type="float">
            <text:p>9792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17" calcext:value-type="float">
            <text:p>551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280" calcext:value-type="float">
            <text:p>1611039239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388" calcext:value-type="float">
            <text:p>167388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82312" calcext:value-type="float">
            <text:p>11382312</text:p>
          </table:table-cell>
          <table:table-cell office:value-type="float" office:value="0" calcext:value-type="float">
            <text:p>0</text:p>
          </table:table-cell>
          <table:table-cell office:value-type="float" office:value="11382312" calcext:value-type="float">
            <text:p>11382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34" calcext:value-type="float">
            <text:p>5534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387" calcext:value-type="float">
            <text:p>1611039239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24" calcext:value-type="float">
            <text:p>17222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54424" calcext:value-type="float">
            <text:p>9854424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220696" calcext:value-type="float">
            <text:p>7220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48" calcext:value-type="float">
            <text:p>5548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497" calcext:value-type="float">
            <text:p>1611039239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76" calcext:value-type="float">
            <text:p>168876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64136" calcext:value-type="float">
            <text:p>11464136</text:p>
          </table:table-cell>
          <table:table-cell office:value-type="float" office:value="765952" calcext:value-type="float">
            <text:p>765952</text:p>
          </table:table-cell>
          <table:table-cell office:value-type="float" office:value="10698184" calcext:value-type="float">
            <text:p>10698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65" calcext:value-type="float">
            <text:p>5565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603" calcext:value-type="float">
            <text:p>1611039239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64" calcext:value-type="float">
            <text:p>167264</text:p>
          </table:table-cell>
          <table:table-cell office:value-type="float" office:value="1884" calcext:value-type="float">
            <text:p>188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2344" calcext:value-type="float">
            <text:p>11662344</text:p>
          </table:table-cell>
          <table:table-cell office:value-type="float" office:value="0" calcext:value-type="float">
            <text:p>0</text:p>
          </table:table-cell>
          <table:table-cell office:value-type="float" office:value="11662344" calcext:value-type="float">
            <text:p>11662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83" calcext:value-type="float">
            <text:p>5583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714" calcext:value-type="float">
            <text:p>1611039239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12" calcext:value-type="float">
            <text:p>17371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4536" calcext:value-type="float">
            <text:p>11104536</text:p>
          </table:table-cell>
          <table:table-cell office:value-type="float" office:value="5664768" calcext:value-type="float">
            <text:p>5664768</text:p>
          </table:table-cell>
          <table:table-cell office:value-type="float" office:value="5439768" calcext:value-type="float">
            <text:p>5439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99" calcext:value-type="float">
            <text:p>5599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825" calcext:value-type="float">
            <text:p>1611039239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72" calcext:value-type="float">
            <text:p>1724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61360" calcext:value-type="float">
            <text:p>10861360</text:p>
          </table:table-cell>
          <table:table-cell office:value-type="float" office:value="4304896" calcext:value-type="float">
            <text:p>4304896</text:p>
          </table:table-cell>
          <table:table-cell office:value-type="float" office:value="6556464" calcext:value-type="float">
            <text:p>6556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13" calcext:value-type="float">
            <text:p>5613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39930" calcext:value-type="float">
            <text:p>16110392399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09224" calcext:value-type="float">
            <text:p>11009224</text:p>
          </table:table-cell>
          <table:table-cell office:value-type="float" office:value="3502080" calcext:value-type="float">
            <text:p>3502080</text:p>
          </table:table-cell>
          <table:table-cell office:value-type="float" office:value="7507144" calcext:value-type="float">
            <text:p>7507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27" calcext:value-type="float">
            <text:p>562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035" calcext:value-type="float">
            <text:p>1611039240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12768" calcext:value-type="float">
            <text:p>10812768</text:p>
          </table:table-cell>
          <table:table-cell office:value-type="float" office:value="2666496" calcext:value-type="float">
            <text:p>2666496</text:p>
          </table:table-cell>
          <table:table-cell office:value-type="float" office:value="8146272" calcext:value-type="float">
            <text:p>8146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42" calcext:value-type="float">
            <text:p>564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140" calcext:value-type="float">
            <text:p>1611039240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7864" calcext:value-type="float">
            <text:p>10697864</text:p>
          </table:table-cell>
          <table:table-cell office:value-type="float" office:value="2338816" calcext:value-type="float">
            <text:p>2338816</text:p>
          </table:table-cell>
          <table:table-cell office:value-type="float" office:value="8359048" calcext:value-type="float">
            <text:p>8359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57" calcext:value-type="float">
            <text:p>565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246" calcext:value-type="float">
            <text:p>1611039240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1216" calcext:value-type="float">
            <text:p>10681216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7965568" calcext:value-type="float">
            <text:p>7965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72" calcext:value-type="float">
            <text:p>567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353" calcext:value-type="float">
            <text:p>1611039240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16" calcext:value-type="float">
            <text:p>170116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66552" calcext:value-type="float">
            <text:p>9566552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522072" calcext:value-type="float">
            <text:p>8522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85" calcext:value-type="float">
            <text:p>5685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459" calcext:value-type="float">
            <text:p>1611039240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7872" calcext:value-type="float">
            <text:p>10517872</text:p>
          </table:table-cell>
          <table:table-cell office:value-type="float" office:value="2682880" calcext:value-type="float">
            <text:p>2682880</text:p>
          </table:table-cell>
          <table:table-cell office:value-type="float" office:value="7834992" calcext:value-type="float">
            <text:p>7834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00" calcext:value-type="float">
            <text:p>5700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564" calcext:value-type="float">
            <text:p>1611039240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68" calcext:value-type="float">
            <text:p>17296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5784" calcext:value-type="float">
            <text:p>10255784</text:p>
          </table:table-cell>
          <table:table-cell office:value-type="float" office:value="4354048" calcext:value-type="float">
            <text:p>4354048</text:p>
          </table:table-cell>
          <table:table-cell office:value-type="float" office:value="5901736" calcext:value-type="float">
            <text:p>59017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16" calcext:value-type="float">
            <text:p>571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670" calcext:value-type="float">
            <text:p>16110392406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76" calcext:value-type="float">
            <text:p>17437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5784" calcext:value-type="float">
            <text:p>10255784</text:p>
          </table:table-cell>
          <table:table-cell office:value-type="float" office:value="6386424" calcext:value-type="float">
            <text:p>6386424</text:p>
          </table:table-cell>
          <table:table-cell office:value-type="float" office:value="3869360" calcext:value-type="float">
            <text:p>3869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31" calcext:value-type="float">
            <text:p>5731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775" calcext:value-type="float">
            <text:p>1611039240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68" calcext:value-type="float">
            <text:p>169868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9968" calcext:value-type="float">
            <text:p>10209968</text:p>
          </table:table-cell>
          <table:table-cell office:value-type="float" office:value="1122304" calcext:value-type="float">
            <text:p>1122304</text:p>
          </table:table-cell>
          <table:table-cell office:value-type="float" office:value="9087664" calcext:value-type="float">
            <text:p>9087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42" calcext:value-type="float">
            <text:p>574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881" calcext:value-type="float">
            <text:p>1611039240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24" calcext:value-type="float">
            <text:p>17222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55552" calcext:value-type="float">
            <text:p>9355552</text:p>
          </table:table-cell>
          <table:table-cell office:value-type="float" office:value="2797568" calcext:value-type="float">
            <text:p>2797568</text:p>
          </table:table-cell>
          <table:table-cell office:value-type="float" office:value="6557984" calcext:value-type="float">
            <text:p>6557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55" calcext:value-type="float">
            <text:p>5755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0987" calcext:value-type="float">
            <text:p>1611039240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28" calcext:value-type="float">
            <text:p>1686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79136" calcext:value-type="float">
            <text:p>9679136</text:p>
          </table:table-cell>
          <table:table-cell office:value-type="float" office:value="0" calcext:value-type="float">
            <text:p>0</text:p>
          </table:table-cell>
          <table:table-cell office:value-type="float" office:value="9679136" calcext:value-type="float">
            <text:p>9679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71" calcext:value-type="float">
            <text:p>5771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094" calcext:value-type="float">
            <text:p>1611039241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24" calcext:value-type="float">
            <text:p>172224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33912" calcext:value-type="float">
            <text:p>9933912</text:p>
          </table:table-cell>
          <table:table-cell office:value-type="float" office:value="3338240" calcext:value-type="float">
            <text:p>3338240</text:p>
          </table:table-cell>
          <table:table-cell office:value-type="float" office:value="6595672" calcext:value-type="float">
            <text:p>6595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82" calcext:value-type="float">
            <text:p>5782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202" calcext:value-type="float">
            <text:p>1611039241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87" calcext:value-type="float">
            <text:p>1887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33912" calcext:value-type="float">
            <text:p>9933912</text:p>
          </table:table-cell>
          <table:table-cell office:value-type="float" office:value="757760" calcext:value-type="float">
            <text:p>757760</text:p>
          </table:table-cell>
          <table:table-cell office:value-type="float" office:value="9176152" calcext:value-type="float">
            <text:p>9176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793" calcext:value-type="float">
            <text:p>5793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308" calcext:value-type="float">
            <text:p>1611039241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84" calcext:value-type="float">
            <text:p>174084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20016" calcext:value-type="float">
            <text:p>9220016</text:p>
          </table:table-cell>
          <table:table-cell office:value-type="float" office:value="4714496" calcext:value-type="float">
            <text:p>4714496</text:p>
          </table:table-cell>
          <table:table-cell office:value-type="float" office:value="4505520" calcext:value-type="float">
            <text:p>4505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06" calcext:value-type="float">
            <text:p>5806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414" calcext:value-type="float">
            <text:p>1611039241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4" calcext:value-type="float">
            <text:p>172844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20016" calcext:value-type="float">
            <text:p>9220016</text:p>
          </table:table-cell>
          <table:table-cell office:value-type="float" office:value="3477504" calcext:value-type="float">
            <text:p>3477504</text:p>
          </table:table-cell>
          <table:table-cell office:value-type="float" office:value="5742512" calcext:value-type="float">
            <text:p>57425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17" calcext:value-type="float">
            <text:p>5817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520" calcext:value-type="float">
            <text:p>161103924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20016" calcext:value-type="float">
            <text:p>9220016</text:p>
          </table:table-cell>
          <table:table-cell office:value-type="float" office:value="2682880" calcext:value-type="float">
            <text:p>2682880</text:p>
          </table:table-cell>
          <table:table-cell office:value-type="float" office:value="6537136" calcext:value-type="float">
            <text:p>6537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30" calcext:value-type="float">
            <text:p>5830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627" calcext:value-type="float">
            <text:p>1611039241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52" calcext:value-type="float">
            <text:p>171852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20016" calcext:value-type="float">
            <text:p>9220016</text:p>
          </table:table-cell>
          <table:table-cell office:value-type="float" office:value="2314240" calcext:value-type="float">
            <text:p>2314240</text:p>
          </table:table-cell>
          <table:table-cell office:value-type="float" office:value="6905776" calcext:value-type="float">
            <text:p>6905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44" calcext:value-type="float">
            <text:p>5844</text:p>
          </table:table-cell>
          <table:table-cell office:value-type="float" office:value="-920" calcext:value-type="float">
            <text:p>-920</text:p>
          </table:table-cell>
          <table:table-cell office:value-type="float" office:value="3771" calcext:value-type="float">
            <text:p>3771</text:p>
          </table:table-cell>
          <table:table-cell office:value-type="float" office:value="1611039241747" calcext:value-type="float">
            <text:p>1611039241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520" calcext:value-type="float">
            <text:p>166520</text:p>
          </table:table-cell>
          <table:table-cell office:value-type="float" office:value="1883" calcext:value-type="float">
            <text:p>188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68928" calcext:value-type="float">
            <text:p>12668928</text:p>
          </table:table-cell>
          <table:table-cell office:value-type="float" office:value="0" calcext:value-type="float">
            <text:p>0</text:p>
          </table:table-cell>
          <table:table-cell office:value-type="float" office:value="12668928" calcext:value-type="float">
            <text:p>12668928</text:p>
          </table:table-cell>
          <table:table-cell office:value-type="float" office:value="8" calcext:value-type="float">
            <text:p>8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5866" calcext:value-type="float">
            <text:p>586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1921" calcext:value-type="float">
            <text:p>16110392419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12" calcext:value-type="float">
            <text:p>167512</text:p>
          </table:table-cell>
          <table:table-cell office:value-type="float" office:value="1884" calcext:value-type="float">
            <text:p>188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84960" calcext:value-type="float">
            <text:p>10884960</text:p>
          </table:table-cell>
          <table:table-cell office:value-type="float" office:value="0" calcext:value-type="float">
            <text:p>0</text:p>
          </table:table-cell>
          <table:table-cell office:value-type="float" office:value="10884960" calcext:value-type="float">
            <text:p>10884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81" calcext:value-type="float">
            <text:p>58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038" calcext:value-type="float">
            <text:p>1611039242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28" calcext:value-type="float">
            <text:p>168628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1472" calcext:value-type="float">
            <text:p>10331472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155344" calcext:value-type="float">
            <text:p>10155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97" calcext:value-type="float">
            <text:p>589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144" calcext:value-type="float">
            <text:p>1611039242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32" calcext:value-type="float">
            <text:p>171232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6344" calcext:value-type="float">
            <text:p>10376344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7414936" calcext:value-type="float">
            <text:p>7414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12" calcext:value-type="float">
            <text:p>591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251" calcext:value-type="float">
            <text:p>16110392422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768" calcext:value-type="float">
            <text:p>166768</text:p>
          </table:table-cell>
          <table:table-cell office:value-type="float" office:value="1884" calcext:value-type="float">
            <text:p>188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03616" calcext:value-type="float">
            <text:p>11503616</text:p>
          </table:table-cell>
          <table:table-cell office:value-type="float" office:value="0" calcext:value-type="float">
            <text:p>0</text:p>
          </table:table-cell>
          <table:table-cell office:value-type="float" office:value="11503616" calcext:value-type="float">
            <text:p>11503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28" calcext:value-type="float">
            <text:p>592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356" calcext:value-type="float">
            <text:p>1611039242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60" calcext:value-type="float">
            <text:p>167760</text:p>
          </table:table-cell>
          <table:table-cell office:value-type="float" office:value="1885" calcext:value-type="float">
            <text:p>188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46056" calcext:value-type="float">
            <text:p>10646056</text:p>
          </table:table-cell>
          <table:table-cell office:value-type="float" office:value="0" calcext:value-type="float">
            <text:p>0</text:p>
          </table:table-cell>
          <table:table-cell office:value-type="float" office:value="10646056" calcext:value-type="float">
            <text:p>10646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43" calcext:value-type="float">
            <text:p>594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463" calcext:value-type="float">
            <text:p>1611039242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96" calcext:value-type="float">
            <text:p>169496</text:p>
          </table:table-cell>
          <table:table-cell office:value-type="float" office:value="1886" calcext:value-type="float">
            <text:p>188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5536" calcext:value-type="float">
            <text:p>10375536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9363824" calcext:value-type="float">
            <text:p>93638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59" calcext:value-type="float">
            <text:p>595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569" calcext:value-type="float">
            <text:p>1611039242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20" calcext:value-type="float">
            <text:p>172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2840" calcext:value-type="float">
            <text:p>10352840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5359816" calcext:value-type="float">
            <text:p>5359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74" calcext:value-type="float">
            <text:p>597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675" calcext:value-type="float">
            <text:p>1611039242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96" calcext:value-type="float">
            <text:p>172596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61344" calcext:value-type="float">
            <text:p>10361344</text:p>
          </table:table-cell>
          <table:table-cell office:value-type="float" office:value="28672" calcext:value-type="float">
            <text:p>28672</text:p>
          </table:table-cell>
          <table:table-cell office:value-type="float" office:value="10332672" calcext:value-type="float">
            <text:p>10332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990" calcext:value-type="float">
            <text:p>599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780" calcext:value-type="float">
            <text:p>16110392427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48" calcext:value-type="float">
            <text:p>17544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0920" calcext:value-type="float">
            <text:p>10370920</text:p>
          </table:table-cell>
          <table:table-cell office:value-type="float" office:value="2748416" calcext:value-type="float">
            <text:p>2748416</text:p>
          </table:table-cell>
          <table:table-cell office:value-type="float" office:value="7622504" calcext:value-type="float">
            <text:p>7622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04" calcext:value-type="float">
            <text:p>600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886" calcext:value-type="float">
            <text:p>1611039242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8040" calcext:value-type="float">
            <text:p>178040</text:p>
          </table:table-cell>
          <table:table-cell office:value-type="float" office:value="1896" calcext:value-type="float">
            <text:p>1896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8016" calcext:value-type="float">
            <text:p>10378016</text:p>
          </table:table-cell>
          <table:table-cell office:value-type="float" office:value="6448816" calcext:value-type="float">
            <text:p>6448816</text:p>
          </table:table-cell>
          <table:table-cell office:value-type="float" office:value="3929200" calcext:value-type="float">
            <text:p>3929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20" calcext:value-type="float">
            <text:p>60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2992" calcext:value-type="float">
            <text:p>1611039242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88" calcext:value-type="float">
            <text:p>172688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65528" calcext:value-type="float">
            <text:p>10665528</text:p>
          </table:table-cell>
          <table:table-cell office:value-type="float" office:value="241664" calcext:value-type="float">
            <text:p>241664</text:p>
          </table:table-cell>
          <table:table-cell office:value-type="float" office:value="10423864" calcext:value-type="float">
            <text:p>10423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36" calcext:value-type="float">
            <text:p>603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099" calcext:value-type="float">
            <text:p>1611039243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36" calcext:value-type="float">
            <text:p>176036</text:p>
          </table:table-cell>
          <table:table-cell office:value-type="float" office:value="1893" calcext:value-type="float">
            <text:p>1893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79792" calcext:value-type="float">
            <text:p>10379792</text:p>
          </table:table-cell>
          <table:table-cell office:value-type="float" office:value="3796992" calcext:value-type="float">
            <text:p>3796992</text:p>
          </table:table-cell>
          <table:table-cell office:value-type="float" office:value="6582800" calcext:value-type="float">
            <text:p>6582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51" calcext:value-type="float">
            <text:p>605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205" calcext:value-type="float">
            <text:p>1611039243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20" calcext:value-type="float">
            <text:p>172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65432" calcext:value-type="float">
            <text:p>10665432</text:p>
          </table:table-cell>
          <table:table-cell office:value-type="float" office:value="1093632" calcext:value-type="float">
            <text:p>1093632</text:p>
          </table:table-cell>
          <table:table-cell office:value-type="float" office:value="9571800" calcext:value-type="float">
            <text:p>9571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66" calcext:value-type="float">
            <text:p>606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310" calcext:value-type="float">
            <text:p>16110392433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8332" calcext:value-type="float">
            <text:p>178332</text:p>
          </table:table-cell>
          <table:table-cell office:value-type="float" office:value="1895" calcext:value-type="float">
            <text:p>189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2592" calcext:value-type="float">
            <text:p>10412592</text:p>
          </table:table-cell>
          <table:table-cell office:value-type="float" office:value="6090752" calcext:value-type="float">
            <text:p>6090752</text:p>
          </table:table-cell>
          <table:table-cell office:value-type="float" office:value="4321840" calcext:value-type="float">
            <text:p>43218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82" calcext:value-type="float">
            <text:p>608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417" calcext:value-type="float">
            <text:p>1611039243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92" calcext:value-type="float">
            <text:p>173992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2184" calcext:value-type="float">
            <text:p>1040218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8767880" calcext:value-type="float">
            <text:p>8767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097" calcext:value-type="float">
            <text:p>609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523" calcext:value-type="float">
            <text:p>1611039243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32" calcext:value-type="float">
            <text:p>172132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1648" calcext:value-type="float">
            <text:p>10391648</text:p>
          </table:table-cell>
          <table:table-cell office:value-type="float" office:value="77824" calcext:value-type="float">
            <text:p>77824</text:p>
          </table:table-cell>
          <table:table-cell office:value-type="float" office:value="10313824" calcext:value-type="float">
            <text:p>103138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12" calcext:value-type="float">
            <text:p>611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630" calcext:value-type="float">
            <text:p>16110392436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712" calcext:value-type="float">
            <text:p>177712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6552" calcext:value-type="float">
            <text:p>10416552</text:p>
          </table:table-cell>
          <table:table-cell office:value-type="float" office:value="5206016" calcext:value-type="float">
            <text:p>5206016</text:p>
          </table:table-cell>
          <table:table-cell office:value-type="float" office:value="5210536" calcext:value-type="float">
            <text:p>5210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27" calcext:value-type="float">
            <text:p>612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736" calcext:value-type="float">
            <text:p>1611039243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88" calcext:value-type="float">
            <text:p>174488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2016" calcext:value-type="float">
            <text:p>10472016</text:p>
          </table:table-cell>
          <table:table-cell office:value-type="float" office:value="2191360" calcext:value-type="float">
            <text:p>2191360</text:p>
          </table:table-cell>
          <table:table-cell office:value-type="float" office:value="8280656" calcext:value-type="float">
            <text:p>8280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42" calcext:value-type="float">
            <text:p>614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842" calcext:value-type="float">
            <text:p>161103924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80" calcext:value-type="float">
            <text:p>172380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8696" calcext:value-type="float">
            <text:p>1042869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252568" calcext:value-type="float">
            <text:p>10252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58" calcext:value-type="float">
            <text:p>615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3948" calcext:value-type="float">
            <text:p>1611039243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944" calcext:value-type="float">
            <text:p>176944</text:p>
          </table:table-cell>
          <table:table-cell office:value-type="float" office:value="1895" calcext:value-type="float">
            <text:p>1895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2496" calcext:value-type="float">
            <text:p>10422496</text:p>
          </table:table-cell>
          <table:table-cell office:value-type="float" office:value="6436192" calcext:value-type="float">
            <text:p>6436192</text:p>
          </table:table-cell>
          <table:table-cell office:value-type="float" office:value="3986304" calcext:value-type="float">
            <text:p>39863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73" calcext:value-type="float">
            <text:p>617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055" calcext:value-type="float">
            <text:p>1611039244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116" calcext:value-type="float">
            <text:p>174116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7176" calcext:value-type="float">
            <text:p>10427176</text:p>
          </table:table-cell>
          <table:table-cell office:value-type="float" office:value="1683456" calcext:value-type="float">
            <text:p>1683456</text:p>
          </table:table-cell>
          <table:table-cell office:value-type="float" office:value="8743720" calcext:value-type="float">
            <text:p>8743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188" calcext:value-type="float">
            <text:p>618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161" calcext:value-type="float">
            <text:p>1611039244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64" calcext:value-type="float">
            <text:p>171264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73264" calcext:value-type="float">
            <text:p>11173264</text:p>
          </table:table-cell>
          <table:table-cell office:value-type="float" office:value="0" calcext:value-type="float">
            <text:p>0</text:p>
          </table:table-cell>
          <table:table-cell office:value-type="float" office:value="11173264" calcext:value-type="float">
            <text:p>11173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04" calcext:value-type="float">
            <text:p>620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267" calcext:value-type="float">
            <text:p>1611039244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604" calcext:value-type="float">
            <text:p>175604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0280" calcext:value-type="float">
            <text:p>10440280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806552" calcext:value-type="float">
            <text:p>7806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20" calcext:value-type="float">
            <text:p>62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373" calcext:value-type="float">
            <text:p>1611039244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32" calcext:value-type="float">
            <text:p>172132</text:p>
          </table:table-cell>
          <table:table-cell office:value-type="float" office:value="1889" calcext:value-type="float">
            <text:p>1889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2944" calcext:value-type="float">
            <text:p>10412944</text:p>
          </table:table-cell>
          <table:table-cell office:value-type="float" office:value="45056" calcext:value-type="float">
            <text:p>45056</text:p>
          </table:table-cell>
          <table:table-cell office:value-type="float" office:value="10367888" calcext:value-type="float">
            <text:p>10367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34" calcext:value-type="float">
            <text:p>623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479" calcext:value-type="float">
            <text:p>1611039244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588" calcext:value-type="float">
            <text:p>177588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5784" calcext:value-type="float">
            <text:p>10435784</text:p>
          </table:table-cell>
          <table:table-cell office:value-type="float" office:value="5189632" calcext:value-type="float">
            <text:p>5189632</text:p>
          </table:table-cell>
          <table:table-cell office:value-type="float" office:value="5246152" calcext:value-type="float">
            <text:p>5246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50" calcext:value-type="float">
            <text:p>625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585" calcext:value-type="float">
            <text:p>1611039244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464" calcext:value-type="float">
            <text:p>177464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1568" calcext:value-type="float">
            <text:p>10441568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5399392" calcext:value-type="float">
            <text:p>5399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65" calcext:value-type="float">
            <text:p>626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690" calcext:value-type="float">
            <text:p>16110392446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844" calcext:value-type="float">
            <text:p>176844</text:p>
          </table:table-cell>
          <table:table-cell office:value-type="float" office:value="1894" calcext:value-type="float">
            <text:p>1894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2856" calcext:value-type="float">
            <text:p>10432856</text:p>
          </table:table-cell>
          <table:table-cell office:value-type="float" office:value="4599808" calcext:value-type="float">
            <text:p>4599808</text:p>
          </table:table-cell>
          <table:table-cell office:value-type="float" office:value="5833048" calcext:value-type="float">
            <text:p>5833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80" calcext:value-type="float">
            <text:p>628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796" calcext:value-type="float">
            <text:p>1611039244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728" calcext:value-type="float">
            <text:p>175728</text:p>
          </table:table-cell>
          <table:table-cell office:value-type="float" office:value="1892" calcext:value-type="float">
            <text:p>1892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5120" calcext:value-type="float">
            <text:p>10455120</text:p>
          </table:table-cell>
          <table:table-cell office:value-type="float" office:value="3452928" calcext:value-type="float">
            <text:p>3452928</text:p>
          </table:table-cell>
          <table:table-cell office:value-type="float" office:value="7002192" calcext:value-type="float">
            <text:p>7002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294" calcext:value-type="float">
            <text:p>629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4902" calcext:value-type="float">
            <text:p>1611039244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40" calcext:value-type="float">
            <text:p>174240</text:p>
          </table:table-cell>
          <table:table-cell office:value-type="float" office:value="1891" calcext:value-type="float">
            <text:p>1891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9288" calcext:value-type="float">
            <text:p>104592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8759448" calcext:value-type="float">
            <text:p>8759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309" calcext:value-type="float">
            <text:p>630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008" calcext:value-type="float">
            <text:p>1611039245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72" calcext:value-type="float">
            <text:p>173372</text:p>
          </table:table-cell>
          <table:table-cell office:value-type="float" office:value="1890" calcext:value-type="float">
            <text:p>1890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4272" calcext:value-type="float">
            <text:p>10464272</text:p>
          </table:table-cell>
          <table:table-cell office:value-type="float" office:value="995328" calcext:value-type="float">
            <text:p>995328</text:p>
          </table:table-cell>
          <table:table-cell office:value-type="float" office:value="9468944" calcext:value-type="float">
            <text:p>9468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325" calcext:value-type="float">
            <text:p>632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114" calcext:value-type="float">
            <text:p>1611039245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36" calcext:value-type="float">
            <text:p>171636</text:p>
          </table:table-cell>
          <table:table-cell office:value-type="float" office:value="1888" calcext:value-type="float">
            <text:p>1888</text:p>
          </table:table-cell>
          <table:table-cell office:value-type="float" office:value="1762936" calcext:value-type="float">
            <text:p>1762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7016" calcext:value-type="float">
            <text:p>10687016</text:p>
          </table:table-cell>
          <table:table-cell office:value-type="float" office:value="0" calcext:value-type="float">
            <text:p>0</text:p>
          </table:table-cell>
          <table:table-cell office:value-type="float" office:value="10687016" calcext:value-type="float">
            <text:p>10687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341" calcext:value-type="float">
            <text:p>634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221" calcext:value-type="float">
            <text:p>1611039245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680" calcext:value-type="float">
            <text:p>17768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2112" calcext:value-type="float">
            <text:p>10412112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730960" calcext:value-type="float">
            <text:p>4730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356" calcext:value-type="float">
            <text:p>635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329" calcext:value-type="float">
            <text:p>1611039245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04" calcext:value-type="float">
            <text:p>17160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99208" calcext:value-type="float">
            <text:p>10899208</text:p>
          </table:table-cell>
          <table:table-cell office:value-type="float" office:value="0" calcext:value-type="float">
            <text:p>0</text:p>
          </table:table-cell>
          <table:table-cell office:value-type="float" office:value="10899208" calcext:value-type="float">
            <text:p>10899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372" calcext:value-type="float">
            <text:p>637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435" calcext:value-type="float">
            <text:p>1611039245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28" calcext:value-type="float">
            <text:p>1717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7184" calcext:value-type="float">
            <text:p>10217184</text:p>
          </table:table-cell>
          <table:table-cell office:value-type="float" office:value="0" calcext:value-type="float">
            <text:p>0</text:p>
          </table:table-cell>
          <table:table-cell office:value-type="float" office:value="10217184" calcext:value-type="float">
            <text:p>10217184</text:p>
          </table:table-cell>
          <table:table-cell office:value-type="float" office:value="8" calcext:value-type="float">
            <text:p>8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6387" calcext:value-type="float">
            <text:p>638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543" calcext:value-type="float">
            <text:p>1611039245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0008" calcext:value-type="float">
            <text:p>10480008</text:p>
          </table:table-cell>
          <table:table-cell office:value-type="float" office:value="94208" calcext:value-type="float">
            <text:p>94208</text:p>
          </table:table-cell>
          <table:table-cell office:value-type="float" office:value="10385800" calcext:value-type="float">
            <text:p>10385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02" calcext:value-type="float">
            <text:p>64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650" calcext:value-type="float">
            <text:p>1611039245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52" calcext:value-type="float">
            <text:p>17185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6368" calcext:value-type="float">
            <text:p>10436368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260240" calcext:value-type="float">
            <text:p>102602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18" calcext:value-type="float">
            <text:p>641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756" calcext:value-type="float">
            <text:p>1611039245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76" calcext:value-type="float">
            <text:p>17197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1784" calcext:value-type="float">
            <text:p>10491784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299272" calcext:value-type="float">
            <text:p>10299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33" calcext:value-type="float">
            <text:p>643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862" calcext:value-type="float">
            <text:p>1611039245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24" calcext:value-type="float">
            <text:p>17222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1408" calcext:value-type="float">
            <text:p>1048140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174208" calcext:value-type="float">
            <text:p>10174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47" calcext:value-type="float">
            <text:p>644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5969" calcext:value-type="float">
            <text:p>1611039245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32" calcext:value-type="float">
            <text:p>17433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8840" calcext:value-type="float">
            <text:p>10468840</text:p>
          </table:table-cell>
          <table:table-cell office:value-type="float" office:value="2502656" calcext:value-type="float">
            <text:p>2502656</text:p>
          </table:table-cell>
          <table:table-cell office:value-type="float" office:value="7966184" calcext:value-type="float">
            <text:p>7966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62" calcext:value-type="float">
            <text:p>646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075" calcext:value-type="float">
            <text:p>1611039246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16" calcext:value-type="float">
            <text:p>17631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3360" calcext:value-type="float">
            <text:p>10223360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6065920" calcext:value-type="float">
            <text:p>6065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77" calcext:value-type="float">
            <text:p>647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181" calcext:value-type="float">
            <text:p>1611039246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556" calcext:value-type="float">
            <text:p>177556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8904" calcext:value-type="float">
            <text:p>10458904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4712216" calcext:value-type="float">
            <text:p>4712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492" calcext:value-type="float">
            <text:p>649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288" calcext:value-type="float">
            <text:p>1611039246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3312" calcext:value-type="float">
            <text:p>10403312</text:p>
          </table:table-cell>
          <table:table-cell office:value-type="float" office:value="0" calcext:value-type="float">
            <text:p>0</text:p>
          </table:table-cell>
          <table:table-cell office:value-type="float" office:value="10403312" calcext:value-type="float">
            <text:p>10403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07" calcext:value-type="float">
            <text:p>650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394" calcext:value-type="float">
            <text:p>1611039246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68" calcext:value-type="float">
            <text:p>17296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4888" calcext:value-type="float">
            <text:p>10224888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9180408" calcext:value-type="float">
            <text:p>9180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21" calcext:value-type="float">
            <text:p>652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501" calcext:value-type="float">
            <text:p>1611039246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24" calcext:value-type="float">
            <text:p>17532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5232" calcext:value-type="float">
            <text:p>10225232</text:p>
          </table:table-cell>
          <table:table-cell office:value-type="float" office:value="3387392" calcext:value-type="float">
            <text:p>3387392</text:p>
          </table:table-cell>
          <table:table-cell office:value-type="float" office:value="6837840" calcext:value-type="float">
            <text:p>68378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35" calcext:value-type="float">
            <text:p>653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607" calcext:value-type="float">
            <text:p>1611039246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432" calcext:value-type="float">
            <text:p>177432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0024" calcext:value-type="float">
            <text:p>10230024</text:p>
          </table:table-cell>
          <table:table-cell office:value-type="float" office:value="5500928" calcext:value-type="float">
            <text:p>5500928</text:p>
          </table:table-cell>
          <table:table-cell office:value-type="float" office:value="4729096" calcext:value-type="float">
            <text:p>4729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51" calcext:value-type="float">
            <text:p>655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714" calcext:value-type="float">
            <text:p>1611039246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4800" calcext:value-type="float">
            <text:p>10234800</text:p>
          </table:table-cell>
          <table:table-cell office:value-type="float" office:value="290816" calcext:value-type="float">
            <text:p>290816</text:p>
          </table:table-cell>
          <table:table-cell office:value-type="float" office:value="9943984" calcext:value-type="float">
            <text:p>9943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64" calcext:value-type="float">
            <text:p>656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820" calcext:value-type="float">
            <text:p>16110392468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8904" calcext:value-type="float">
            <text:p>10238904</text:p>
          </table:table-cell>
          <table:table-cell office:value-type="float" office:value="2928640" calcext:value-type="float">
            <text:p>2928640</text:p>
          </table:table-cell>
          <table:table-cell office:value-type="float" office:value="7310264" calcext:value-type="float">
            <text:p>7310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79" calcext:value-type="float">
            <text:p>657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6926" calcext:value-type="float">
            <text:p>1611039246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928" calcext:value-type="float">
            <text:p>177928</text:p>
          </table:table-cell>
          <table:table-cell office:value-type="float" office:value="1895" calcext:value-type="float">
            <text:p>189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7632" calcext:value-type="float">
            <text:p>10257632</text:p>
          </table:table-cell>
          <table:table-cell office:value-type="float" office:value="6090752" calcext:value-type="float">
            <text:p>6090752</text:p>
          </table:table-cell>
          <table:table-cell office:value-type="float" office:value="4166880" calcext:value-type="float">
            <text:p>4166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94" calcext:value-type="float">
            <text:p>659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033" calcext:value-type="float">
            <text:p>1611039247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4" calcext:value-type="float">
            <text:p>17284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1384" calcext:value-type="float">
            <text:p>10231384</text:p>
          </table:table-cell>
          <table:table-cell office:value-type="float" office:value="815104" calcext:value-type="float">
            <text:p>815104</text:p>
          </table:table-cell>
          <table:table-cell office:value-type="float" office:value="9416280" calcext:value-type="float">
            <text:p>9416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08" calcext:value-type="float">
            <text:p>660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139" calcext:value-type="float">
            <text:p>1611039247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20" calcext:value-type="float">
            <text:p>175820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4384" calcext:value-type="float">
            <text:p>10234384</text:p>
          </table:table-cell>
          <table:table-cell office:value-type="float" office:value="4468736" calcext:value-type="float">
            <text:p>4468736</text:p>
          </table:table-cell>
          <table:table-cell office:value-type="float" office:value="5765648" calcext:value-type="float">
            <text:p>5765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23" calcext:value-type="float">
            <text:p>662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246" calcext:value-type="float">
            <text:p>1611039247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3352" calcext:value-type="float">
            <text:p>10223352</text:p>
          </table:table-cell>
          <table:table-cell office:value-type="float" office:value="290816" calcext:value-type="float">
            <text:p>290816</text:p>
          </table:table-cell>
          <table:table-cell office:value-type="float" office:value="9932536" calcext:value-type="float">
            <text:p>9932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37" calcext:value-type="float">
            <text:p>663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351" calcext:value-type="float">
            <text:p>1611039247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9888" calcext:value-type="float">
            <text:p>10209888</text:p>
          </table:table-cell>
          <table:table-cell office:value-type="float" office:value="3551232" calcext:value-type="float">
            <text:p>3551232</text:p>
          </table:table-cell>
          <table:table-cell office:value-type="float" office:value="6658656" calcext:value-type="float">
            <text:p>6658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52" calcext:value-type="float">
            <text:p>665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458" calcext:value-type="float">
            <text:p>1611039247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32" calcext:value-type="float">
            <text:p>17123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4680" calcext:value-type="float">
            <text:p>10244680</text:p>
          </table:table-cell>
          <table:table-cell office:value-type="float" office:value="45056" calcext:value-type="float">
            <text:p>45056</text:p>
          </table:table-cell>
          <table:table-cell office:value-type="float" office:value="10199624" calcext:value-type="float">
            <text:p>10199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69" calcext:value-type="float">
            <text:p>666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566" calcext:value-type="float">
            <text:p>1611039247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060" calcext:value-type="float">
            <text:p>17706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0736" calcext:value-type="float">
            <text:p>10250736</text:p>
          </table:table-cell>
          <table:table-cell office:value-type="float" office:value="5828608" calcext:value-type="float">
            <text:p>5828608</text:p>
          </table:table-cell>
          <table:table-cell office:value-type="float" office:value="4422128" calcext:value-type="float">
            <text:p>44221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84" calcext:value-type="float">
            <text:p>668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679" calcext:value-type="float">
            <text:p>1611039247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60" calcext:value-type="float">
            <text:p>17396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6616" calcext:value-type="float">
            <text:p>10236616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602888" calcext:value-type="float">
            <text:p>7602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698" calcext:value-type="float">
            <text:p>669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784" calcext:value-type="float">
            <text:p>1611039247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1104" calcext:value-type="float">
            <text:p>10241104</text:p>
          </table:table-cell>
          <table:table-cell office:value-type="float" office:value="307200" calcext:value-type="float">
            <text:p>307200</text:p>
          </table:table-cell>
          <table:table-cell office:value-type="float" office:value="9933904" calcext:value-type="float">
            <text:p>9933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12" calcext:value-type="float">
            <text:p>671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890" calcext:value-type="float">
            <text:p>16110392478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63856" calcext:value-type="float">
            <text:p>11963856</text:p>
          </table:table-cell>
          <table:table-cell office:value-type="float" office:value="520192" calcext:value-type="float">
            <text:p>520192</text:p>
          </table:table-cell>
          <table:table-cell office:value-type="float" office:value="11443664" calcext:value-type="float">
            <text:p>11443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28" calcext:value-type="float">
            <text:p>672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7996" calcext:value-type="float">
            <text:p>1611039247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12" calcext:value-type="float">
            <text:p>170612</text:p>
          </table:table-cell>
          <table:table-cell office:value-type="float" office:value="1895" calcext:value-type="float">
            <text:p>189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0072" calcext:value-type="float">
            <text:p>10620072</text:p>
          </table:table-cell>
          <table:table-cell office:value-type="float" office:value="0" calcext:value-type="float">
            <text:p>0</text:p>
          </table:table-cell>
          <table:table-cell office:value-type="float" office:value="10620072" calcext:value-type="float">
            <text:p>10620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43" calcext:value-type="float">
            <text:p>674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102" calcext:value-type="float">
            <text:p>1611039248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20" calcext:value-type="float">
            <text:p>175820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70120" calcext:value-type="float">
            <text:p>9970120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5894600" calcext:value-type="float">
            <text:p>58946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56" calcext:value-type="float">
            <text:p>675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208" calcext:value-type="float">
            <text:p>1611039248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40" calcext:value-type="float">
            <text:p>17334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06512" calcext:value-type="float">
            <text:p>100065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8306672" calcext:value-type="float">
            <text:p>8306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70" calcext:value-type="float">
            <text:p>677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315" calcext:value-type="float">
            <text:p>1611039248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52" calcext:value-type="float">
            <text:p>17495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56536" calcext:value-type="float">
            <text:p>10156536</text:p>
          </table:table-cell>
          <table:table-cell office:value-type="float" office:value="3502080" calcext:value-type="float">
            <text:p>3502080</text:p>
          </table:table-cell>
          <table:table-cell office:value-type="float" office:value="6654456" calcext:value-type="float">
            <text:p>6654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786" calcext:value-type="float">
            <text:p>678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421" calcext:value-type="float">
            <text:p>1611039248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060" calcext:value-type="float">
            <text:p>17706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78816" calcext:value-type="float">
            <text:p>9978816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4461504" calcext:value-type="float">
            <text:p>4461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02" calcext:value-type="float">
            <text:p>68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526" calcext:value-type="float">
            <text:p>1611039248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16" calcext:value-type="float">
            <text:p>17011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82936" calcext:value-type="float">
            <text:p>11782936</text:p>
          </table:table-cell>
          <table:table-cell office:value-type="float" office:value="372736" calcext:value-type="float">
            <text:p>372736</text:p>
          </table:table-cell>
          <table:table-cell office:value-type="float" office:value="11410200" calcext:value-type="float">
            <text:p>11410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17" calcext:value-type="float">
            <text:p>681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632" calcext:value-type="float">
            <text:p>1611039248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4" calcext:value-type="float">
            <text:p>17284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9248" calcext:value-type="float">
            <text:p>11719248</text:p>
          </table:table-cell>
          <table:table-cell office:value-type="float" office:value="2879488" calcext:value-type="float">
            <text:p>2879488</text:p>
          </table:table-cell>
          <table:table-cell office:value-type="float" office:value="8839760" calcext:value-type="float">
            <text:p>8839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31" calcext:value-type="float">
            <text:p>683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738" calcext:value-type="float">
            <text:p>1611039248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68" calcext:value-type="float">
            <text:p>17606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58632" calcext:value-type="float">
            <text:p>11458632</text:p>
          </table:table-cell>
          <table:table-cell office:value-type="float" office:value="5861376" calcext:value-type="float">
            <text:p>5861376</text:p>
          </table:table-cell>
          <table:table-cell office:value-type="float" office:value="5597256" calcext:value-type="float">
            <text:p>55972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47" calcext:value-type="float">
            <text:p>684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842" calcext:value-type="float">
            <text:p>1611039248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4432" calcext:value-type="float">
            <text:p>10414432</text:p>
          </table:table-cell>
          <table:table-cell office:value-type="float" office:value="0" calcext:value-type="float">
            <text:p>0</text:p>
          </table:table-cell>
          <table:table-cell office:value-type="float" office:value="10414432" calcext:value-type="float">
            <text:p>104144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62" calcext:value-type="float">
            <text:p>686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8948" calcext:value-type="float">
            <text:p>1611039248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08" calcext:value-type="float">
            <text:p>17420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11832" calcext:value-type="float">
            <text:p>11611832</text:p>
          </table:table-cell>
          <table:table-cell office:value-type="float" office:value="4026368" calcext:value-type="float">
            <text:p>4026368</text:p>
          </table:table-cell>
          <table:table-cell office:value-type="float" office:value="7585464" calcext:value-type="float">
            <text:p>7585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79" calcext:value-type="float">
            <text:p>687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058" calcext:value-type="float">
            <text:p>1611039249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85016" calcext:value-type="float">
            <text:p>10785016</text:p>
          </table:table-cell>
          <table:table-cell office:value-type="float" office:value="0" calcext:value-type="float">
            <text:p>0</text:p>
          </table:table-cell>
          <table:table-cell office:value-type="float" office:value="10785016" calcext:value-type="float">
            <text:p>10785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95" calcext:value-type="float">
            <text:p>689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164" calcext:value-type="float">
            <text:p>1611039249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32" calcext:value-type="float">
            <text:p>17433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87864" calcext:value-type="float">
            <text:p>11187864</text:p>
          </table:table-cell>
          <table:table-cell office:value-type="float" office:value="3895296" calcext:value-type="float">
            <text:p>3895296</text:p>
          </table:table-cell>
          <table:table-cell office:value-type="float" office:value="7292568" calcext:value-type="float">
            <text:p>72925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10" calcext:value-type="float">
            <text:p>691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274" calcext:value-type="float">
            <text:p>161103924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7752" calcext:value-type="float">
            <text:p>11437752</text:p>
          </table:table-cell>
          <table:table-cell office:value-type="float" office:value="520192" calcext:value-type="float">
            <text:p>520192</text:p>
          </table:table-cell>
          <table:table-cell office:value-type="float" office:value="10917560" calcext:value-type="float">
            <text:p>10917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25" calcext:value-type="float">
            <text:p>692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380" calcext:value-type="float">
            <text:p>1611039249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48" calcext:value-type="float">
            <text:p>16924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75472" calcext:value-type="float">
            <text:p>12175472</text:p>
          </table:table-cell>
          <table:table-cell office:value-type="float" office:value="0" calcext:value-type="float">
            <text:p>0</text:p>
          </table:table-cell>
          <table:table-cell office:value-type="float" office:value="12175472" calcext:value-type="float">
            <text:p>12175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42" calcext:value-type="float">
            <text:p>694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490" calcext:value-type="float">
            <text:p>1611039249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828" calcext:value-type="float">
            <text:p>17482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46576" calcext:value-type="float">
            <text:p>11146576</text:p>
          </table:table-cell>
          <table:table-cell office:value-type="float" office:value="4354048" calcext:value-type="float">
            <text:p>4354048</text:p>
          </table:table-cell>
          <table:table-cell office:value-type="float" office:value="6792528" calcext:value-type="float">
            <text:p>6792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57" calcext:value-type="float">
            <text:p>695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595" calcext:value-type="float">
            <text:p>1611039249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20" calcext:value-type="float">
            <text:p>172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17712" calcext:value-type="float">
            <text:p>11017712</text:p>
          </table:table-cell>
          <table:table-cell office:value-type="float" office:value="1945600" calcext:value-type="float">
            <text:p>1945600</text:p>
          </table:table-cell>
          <table:table-cell office:value-type="float" office:value="9072112" calcext:value-type="float">
            <text:p>90721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72" calcext:value-type="float">
            <text:p>697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700" calcext:value-type="float">
            <text:p>1611039249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84" calcext:value-type="float">
            <text:p>17098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66024" calcext:value-type="float">
            <text:p>11166024</text:p>
          </table:table-cell>
          <table:table-cell office:value-type="float" office:value="372736" calcext:value-type="float">
            <text:p>372736</text:p>
          </table:table-cell>
          <table:table-cell office:value-type="float" office:value="10793288" calcext:value-type="float">
            <text:p>10793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988" calcext:value-type="float">
            <text:p>698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807" calcext:value-type="float">
            <text:p>1611039249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744" calcext:value-type="float">
            <text:p>16974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35984" calcext:value-type="float">
            <text:p>11535984</text:p>
          </table:table-cell>
          <table:table-cell office:value-type="float" office:value="0" calcext:value-type="float">
            <text:p>0</text:p>
          </table:table-cell>
          <table:table-cell office:value-type="float" office:value="11535984" calcext:value-type="float">
            <text:p>11535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06" calcext:value-type="float">
            <text:p>700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49918" calcext:value-type="float">
            <text:p>1611039249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72" calcext:value-type="float">
            <text:p>16937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91768" calcext:value-type="float">
            <text:p>12191768</text:p>
          </table:table-cell>
          <table:table-cell office:value-type="float" office:value="0" calcext:value-type="float">
            <text:p>0</text:p>
          </table:table-cell>
          <table:table-cell office:value-type="float" office:value="12191768" calcext:value-type="float">
            <text:p>12191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21" calcext:value-type="float">
            <text:p>702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028" calcext:value-type="float">
            <text:p>1611039250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184" calcext:value-type="float">
            <text:p>177184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20080" calcext:value-type="float">
            <text:p>11020080</text:p>
          </table:table-cell>
          <table:table-cell office:value-type="float" office:value="5959680" calcext:value-type="float">
            <text:p>5959680</text:p>
          </table:table-cell>
          <table:table-cell office:value-type="float" office:value="5060400" calcext:value-type="float">
            <text:p>5060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36" calcext:value-type="float">
            <text:p>703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134" calcext:value-type="float">
            <text:p>1611039250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184" calcext:value-type="float">
            <text:p>177184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1704" calcext:value-type="float">
            <text:p>10921704</text:p>
          </table:table-cell>
          <table:table-cell office:value-type="float" office:value="5910528" calcext:value-type="float">
            <text:p>5910528</text:p>
          </table:table-cell>
          <table:table-cell office:value-type="float" office:value="5011176" calcext:value-type="float">
            <text:p>5011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52" calcext:value-type="float">
            <text:p>705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239" calcext:value-type="float">
            <text:p>1611039250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580" calcext:value-type="float">
            <text:p>17658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75472" calcext:value-type="float">
            <text:p>10675472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5289232" calcext:value-type="float">
            <text:p>5289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65" calcext:value-type="float">
            <text:p>706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344" calcext:value-type="float">
            <text:p>1611039250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84" calcext:value-type="float">
            <text:p>176084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0984" calcext:value-type="float">
            <text:p>10510984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5468808" calcext:value-type="float">
            <text:p>5468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81" calcext:value-type="float">
            <text:p>70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449" calcext:value-type="float">
            <text:p>1611039250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456" calcext:value-type="float">
            <text:p>176456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9840" calcext:value-type="float">
            <text:p>10149840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5205968" calcext:value-type="float">
            <text:p>5205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095" calcext:value-type="float">
            <text:p>709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557" calcext:value-type="float">
            <text:p>1611039250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28" calcext:value-type="float">
            <text:p>17062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04496" calcext:value-type="float">
            <text:p>10604496</text:p>
          </table:table-cell>
          <table:table-cell office:value-type="float" office:value="0" calcext:value-type="float">
            <text:p>0</text:p>
          </table:table-cell>
          <table:table-cell office:value-type="float" office:value="10604496" calcext:value-type="float">
            <text:p>10604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09" calcext:value-type="float">
            <text:p>710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663" calcext:value-type="float">
            <text:p>1611039250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96" calcext:value-type="float">
            <text:p>17149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6808" calcext:value-type="float">
            <text:p>10386808</text:p>
          </table:table-cell>
          <table:table-cell office:value-type="float" office:value="438272" calcext:value-type="float">
            <text:p>438272</text:p>
          </table:table-cell>
          <table:table-cell office:value-type="float" office:value="9948536" calcext:value-type="float">
            <text:p>9948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26" calcext:value-type="float">
            <text:p>712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769" calcext:value-type="float">
            <text:p>161103925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852" calcext:value-type="float">
            <text:p>17385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1176" calcext:value-type="float">
            <text:p>10271176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7784904" calcext:value-type="float">
            <text:p>7784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39" calcext:value-type="float">
            <text:p>713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890" calcext:value-type="float">
            <text:p>16110392508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200" calcext:value-type="float">
            <text:p>17720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9592" calcext:value-type="float">
            <text:p>10149592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4402904" calcext:value-type="float">
            <text:p>4402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55" calcext:value-type="float">
            <text:p>715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0995" calcext:value-type="float">
            <text:p>1611039250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32" calcext:value-type="float">
            <text:p>17323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49592" calcext:value-type="float">
            <text:p>10149592</text:p>
          </table:table-cell>
          <table:table-cell office:value-type="float" office:value="1757184" calcext:value-type="float">
            <text:p>1757184</text:p>
          </table:table-cell>
          <table:table-cell office:value-type="float" office:value="8392408" calcext:value-type="float">
            <text:p>8392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66" calcext:value-type="float">
            <text:p>716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100" calcext:value-type="float">
            <text:p>161103925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448" calcext:value-type="float">
            <text:p>177448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2656" calcext:value-type="float">
            <text:p>9772656</text:p>
          </table:table-cell>
          <table:table-cell office:value-type="float" office:value="5697536" calcext:value-type="float">
            <text:p>5697536</text:p>
          </table:table-cell>
          <table:table-cell office:value-type="float" office:value="4075120" calcext:value-type="float">
            <text:p>4075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82" calcext:value-type="float">
            <text:p>718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206" calcext:value-type="float">
            <text:p>1611039251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68" calcext:value-type="float">
            <text:p>17496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2656" calcext:value-type="float">
            <text:p>9772656</text:p>
          </table:table-cell>
          <table:table-cell office:value-type="float" office:value="3035136" calcext:value-type="float">
            <text:p>3035136</text:p>
          </table:table-cell>
          <table:table-cell office:value-type="float" office:value="6737520" calcext:value-type="float">
            <text:p>6737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193" calcext:value-type="float">
            <text:p>719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311" calcext:value-type="float">
            <text:p>1611039251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84" calcext:value-type="float">
            <text:p>17298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2656" calcext:value-type="float">
            <text:p>9772656</text:p>
          </table:table-cell>
          <table:table-cell office:value-type="float" office:value="1060864" calcext:value-type="float">
            <text:p>1060864</text:p>
          </table:table-cell>
          <table:table-cell office:value-type="float" office:value="8711792" calcext:value-type="float">
            <text:p>8711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03" calcext:value-type="float">
            <text:p>720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417" calcext:value-type="float">
            <text:p>1611039251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8068" calcext:value-type="float">
            <text:p>178068</text:p>
          </table:table-cell>
          <table:table-cell office:value-type="float" office:value="1895" calcext:value-type="float">
            <text:p>189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6984" calcext:value-type="float">
            <text:p>9376984</text:p>
          </table:table-cell>
          <table:table-cell office:value-type="float" office:value="6025216" calcext:value-type="float">
            <text:p>6025216</text:p>
          </table:table-cell>
          <table:table-cell office:value-type="float" office:value="3351768" calcext:value-type="float">
            <text:p>3351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20" calcext:value-type="float">
            <text:p>72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522" calcext:value-type="float">
            <text:p>1611039251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7076" calcext:value-type="float">
            <text:p>177076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6984" calcext:value-type="float">
            <text:p>9376984</text:p>
          </table:table-cell>
          <table:table-cell office:value-type="float" office:value="4984832" calcext:value-type="float">
            <text:p>4984832</text:p>
          </table:table-cell>
          <table:table-cell office:value-type="float" office:value="4392152" calcext:value-type="float">
            <text:p>4392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31" calcext:value-type="float">
            <text:p>723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628" calcext:value-type="float">
            <text:p>1611039251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828" calcext:value-type="float">
            <text:p>176828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6984" calcext:value-type="float">
            <text:p>9376984</text:p>
          </table:table-cell>
          <table:table-cell office:value-type="float" office:value="4468736" calcext:value-type="float">
            <text:p>4468736</text:p>
          </table:table-cell>
          <table:table-cell office:value-type="float" office:value="4908248" calcext:value-type="float">
            <text:p>4908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42" calcext:value-type="float">
            <text:p>724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734" calcext:value-type="float">
            <text:p>1611039251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580" calcext:value-type="float">
            <text:p>176580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6984" calcext:value-type="float">
            <text:p>9376984</text:p>
          </table:table-cell>
          <table:table-cell office:value-type="float" office:value="4231168" calcext:value-type="float">
            <text:p>4231168</text:p>
          </table:table-cell>
          <table:table-cell office:value-type="float" office:value="5145816" calcext:value-type="float">
            <text:p>5145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55" calcext:value-type="float">
            <text:p>725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840" calcext:value-type="float">
            <text:p>16110392518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60" calcext:value-type="float">
            <text:p>1719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44448" calcext:value-type="float">
            <text:p>9544448</text:p>
          </table:table-cell>
          <table:table-cell office:value-type="float" office:value="0" calcext:value-type="float">
            <text:p>0</text:p>
          </table:table-cell>
          <table:table-cell office:value-type="float" office:value="9544448" calcext:value-type="float">
            <text:p>9544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71" calcext:value-type="float">
            <text:p>727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1965" calcext:value-type="float">
            <text:p>1611039251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812" calcext:value-type="float">
            <text:p>176812</text:p>
          </table:table-cell>
          <table:table-cell office:value-type="float" office:value="1894" calcext:value-type="float">
            <text:p>189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55952" calcext:value-type="float">
            <text:p>10655952</text:p>
          </table:table-cell>
          <table:table-cell office:value-type="float" office:value="6341832" calcext:value-type="float">
            <text:p>6341832</text:p>
          </table:table-cell>
          <table:table-cell office:value-type="float" office:value="4314120" calcext:value-type="float">
            <text:p>4314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88" calcext:value-type="float">
            <text:p>728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086" calcext:value-type="float">
            <text:p>1611039252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90000" calcext:value-type="float">
            <text:p>11990000</text:p>
          </table:table-cell>
          <table:table-cell office:value-type="float" office:value="0" calcext:value-type="float">
            <text:p>0</text:p>
          </table:table-cell>
          <table:table-cell office:value-type="float" office:value="11990000" calcext:value-type="float">
            <text:p>11990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04" calcext:value-type="float">
            <text:p>730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191" calcext:value-type="float">
            <text:p>1611039252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40" calcext:value-type="float">
            <text:p>17024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81336" calcext:value-type="float">
            <text:p>11281336</text:p>
          </table:table-cell>
          <table:table-cell office:value-type="float" office:value="0" calcext:value-type="float">
            <text:p>0</text:p>
          </table:table-cell>
          <table:table-cell office:value-type="float" office:value="11281336" calcext:value-type="float">
            <text:p>112813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20" calcext:value-type="float">
            <text:p>73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298" calcext:value-type="float">
            <text:p>1611039252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08" calcext:value-type="float">
            <text:p>17110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34368" calcext:value-type="float">
            <text:p>10634368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491008" calcext:value-type="float">
            <text:p>104910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36" calcext:value-type="float">
            <text:p>733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405" calcext:value-type="float">
            <text:p>1611039252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92" calcext:value-type="float">
            <text:p>17309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61528" calcext:value-type="float">
            <text:p>10661528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8011416" calcext:value-type="float">
            <text:p>8011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51" calcext:value-type="float">
            <text:p>735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511" calcext:value-type="float">
            <text:p>1611039252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76" calcext:value-type="float">
            <text:p>16887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1184" calcext:value-type="float">
            <text:p>12051184</text:p>
          </table:table-cell>
          <table:table-cell office:value-type="float" office:value="0" calcext:value-type="float">
            <text:p>0</text:p>
          </table:table-cell>
          <table:table-cell office:value-type="float" office:value="12051184" calcext:value-type="float">
            <text:p>12051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67" calcext:value-type="float">
            <text:p>736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617" calcext:value-type="float">
            <text:p>1611039252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200" calcext:value-type="float">
            <text:p>17520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4280" calcext:value-type="float">
            <text:p>10354280</text:p>
          </table:table-cell>
          <table:table-cell office:value-type="float" office:value="3928064" calcext:value-type="float">
            <text:p>3928064</text:p>
          </table:table-cell>
          <table:table-cell office:value-type="float" office:value="6426216" calcext:value-type="float">
            <text:p>6426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83" calcext:value-type="float">
            <text:p>738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726" calcext:value-type="float">
            <text:p>1611039252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41120" calcext:value-type="float">
            <text:p>11841120</text:p>
          </table:table-cell>
          <table:table-cell office:value-type="float" office:value="0" calcext:value-type="float">
            <text:p>0</text:p>
          </table:table-cell>
          <table:table-cell office:value-type="float" office:value="11841120" calcext:value-type="float">
            <text:p>11841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399" calcext:value-type="float">
            <text:p>739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832" calcext:value-type="float">
            <text:p>1611039252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52" calcext:value-type="float">
            <text:p>17185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8936" calcext:value-type="float">
            <text:p>10388936</text:p>
          </table:table-cell>
          <table:table-cell office:value-type="float" office:value="569344" calcext:value-type="float">
            <text:p>569344</text:p>
          </table:table-cell>
          <table:table-cell office:value-type="float" office:value="9819592" calcext:value-type="float">
            <text:p>98195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14" calcext:value-type="float">
            <text:p>741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2939" calcext:value-type="float">
            <text:p>1611039252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24" calcext:value-type="float">
            <text:p>17532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8592" calcext:value-type="float">
            <text:p>10398592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6323072" calcext:value-type="float">
            <text:p>6323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30" calcext:value-type="float">
            <text:p>743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046" calcext:value-type="float">
            <text:p>1611039253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88" calcext:value-type="float">
            <text:p>17358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8632" calcext:value-type="float">
            <text:p>10388632</text:p>
          </table:table-cell>
          <table:table-cell office:value-type="float" office:value="2404352" calcext:value-type="float">
            <text:p>2404352</text:p>
          </table:table-cell>
          <table:table-cell office:value-type="float" office:value="7984280" calcext:value-type="float">
            <text:p>7984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44" calcext:value-type="float">
            <text:p>744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152" calcext:value-type="float">
            <text:p>1611039253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40" calcext:value-type="float">
            <text:p>17024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20496" calcext:value-type="float">
            <text:p>11120496</text:p>
          </table:table-cell>
          <table:table-cell office:value-type="float" office:value="0" calcext:value-type="float">
            <text:p>0</text:p>
          </table:table-cell>
          <table:table-cell office:value-type="float" office:value="11120496" calcext:value-type="float">
            <text:p>11120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60" calcext:value-type="float">
            <text:p>746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258" calcext:value-type="float">
            <text:p>1611039253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60" calcext:value-type="float">
            <text:p>17396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8568" calcext:value-type="float">
            <text:p>10388568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738456" calcext:value-type="float">
            <text:p>7738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76" calcext:value-type="float">
            <text:p>747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365" calcext:value-type="float">
            <text:p>1611039253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84" calcext:value-type="float">
            <text:p>17098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2640" calcext:value-type="float">
            <text:p>10382640</text:p>
          </table:table-cell>
          <table:table-cell office:value-type="float" office:value="0" calcext:value-type="float">
            <text:p>0</text:p>
          </table:table-cell>
          <table:table-cell office:value-type="float" office:value="10382640" calcext:value-type="float">
            <text:p>10382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90" calcext:value-type="float">
            <text:p>749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471" calcext:value-type="float">
            <text:p>1611039253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16" calcext:value-type="float">
            <text:p>17631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3880" calcext:value-type="float">
            <text:p>10403880</text:p>
          </table:table-cell>
          <table:table-cell office:value-type="float" office:value="5271552" calcext:value-type="float">
            <text:p>5271552</text:p>
          </table:table-cell>
          <table:table-cell office:value-type="float" office:value="5132328" calcext:value-type="float">
            <text:p>5132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06" calcext:value-type="float">
            <text:p>750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577" calcext:value-type="float">
            <text:p>1611039253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464" calcext:value-type="float">
            <text:p>17346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3392" calcext:value-type="float">
            <text:p>10393392</text:p>
          </table:table-cell>
          <table:table-cell office:value-type="float" office:value="2371584" calcext:value-type="float">
            <text:p>2371584</text:p>
          </table:table-cell>
          <table:table-cell office:value-type="float" office:value="8021808" calcext:value-type="float">
            <text:p>8021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21" calcext:value-type="float">
            <text:p>752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683" calcext:value-type="float">
            <text:p>1611039253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2104" calcext:value-type="float">
            <text:p>10502104</text:p>
          </table:table-cell>
          <table:table-cell office:value-type="float" office:value="0" calcext:value-type="float">
            <text:p>0</text:p>
          </table:table-cell>
          <table:table-cell office:value-type="float" office:value="10502104" calcext:value-type="float">
            <text:p>10502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37" calcext:value-type="float">
            <text:p>753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789" calcext:value-type="float">
            <text:p>1611039253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68" calcext:value-type="float">
            <text:p>17606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1600" calcext:value-type="float">
            <text:p>10391600</text:p>
          </table:table-cell>
          <table:table-cell office:value-type="float" office:value="4829184" calcext:value-type="float">
            <text:p>4829184</text:p>
          </table:table-cell>
          <table:table-cell office:value-type="float" office:value="5562416" calcext:value-type="float">
            <text:p>5562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51" calcext:value-type="float">
            <text:p>755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3895" calcext:value-type="float">
            <text:p>16110392538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40" calcext:value-type="float">
            <text:p>17334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0424" calcext:value-type="float">
            <text:p>10430424</text:p>
          </table:table-cell>
          <table:table-cell office:value-type="float" office:value="2224128" calcext:value-type="float">
            <text:p>2224128</text:p>
          </table:table-cell>
          <table:table-cell office:value-type="float" office:value="8206296" calcext:value-type="float">
            <text:p>8206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66" calcext:value-type="float">
            <text:p>756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000" calcext:value-type="float">
            <text:p>161103925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56" calcext:value-type="float">
            <text:p>17135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0848" calcext:value-type="float">
            <text:p>10420848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211952" calcext:value-type="float">
            <text:p>10211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81" calcext:value-type="float">
            <text:p>75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106" calcext:value-type="float">
            <text:p>1611039254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10888" calcext:value-type="float">
            <text:p>10810888</text:p>
          </table:table-cell>
          <table:table-cell office:value-type="float" office:value="0" calcext:value-type="float">
            <text:p>0</text:p>
          </table:table-cell>
          <table:table-cell office:value-type="float" office:value="10810888" calcext:value-type="float">
            <text:p>10810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596" calcext:value-type="float">
            <text:p>759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212" calcext:value-type="float">
            <text:p>1611039254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440" calcext:value-type="float">
            <text:p>176440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3392" calcext:value-type="float">
            <text:p>10433392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5260144" calcext:value-type="float">
            <text:p>5260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12" calcext:value-type="float">
            <text:p>761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319" calcext:value-type="float">
            <text:p>1611039254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32" calcext:value-type="float">
            <text:p>17433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2824" calcext:value-type="float">
            <text:p>10422824</text:p>
          </table:table-cell>
          <table:table-cell office:value-type="float" office:value="2994176" calcext:value-type="float">
            <text:p>2994176</text:p>
          </table:table-cell>
          <table:table-cell office:value-type="float" office:value="7428648" calcext:value-type="float">
            <text:p>7428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26" calcext:value-type="float">
            <text:p>762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425" calcext:value-type="float">
            <text:p>1611039254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76" calcext:value-type="float">
            <text:p>17197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5536" calcext:value-type="float">
            <text:p>10445536</text:p>
          </table:table-cell>
          <table:table-cell office:value-type="float" office:value="733184" calcext:value-type="float">
            <text:p>733184</text:p>
          </table:table-cell>
          <table:table-cell office:value-type="float" office:value="9712352" calcext:value-type="float">
            <text:p>9712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42" calcext:value-type="float">
            <text:p>764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531" calcext:value-type="float">
            <text:p>1611039254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12" calcext:value-type="float">
            <text:p>17061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35400" calcext:value-type="float">
            <text:p>10735400</text:p>
          </table:table-cell>
          <table:table-cell office:value-type="float" office:value="0" calcext:value-type="float">
            <text:p>0</text:p>
          </table:table-cell>
          <table:table-cell office:value-type="float" office:value="10735400" calcext:value-type="float">
            <text:p>10735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57" calcext:value-type="float">
            <text:p>765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638" calcext:value-type="float">
            <text:p>1611039254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84" calcext:value-type="float">
            <text:p>17098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1504" calcext:value-type="float">
            <text:p>10561504</text:p>
          </table:table-cell>
          <table:table-cell office:value-type="float" office:value="0" calcext:value-type="float">
            <text:p>0</text:p>
          </table:table-cell>
          <table:table-cell office:value-type="float" office:value="10561504" calcext:value-type="float">
            <text:p>10561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72" calcext:value-type="float">
            <text:p>767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744" calcext:value-type="float">
            <text:p>1611039254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440" calcext:value-type="float">
            <text:p>176440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4424" calcext:value-type="float">
            <text:p>10464424</text:p>
          </table:table-cell>
          <table:table-cell office:value-type="float" office:value="5730304" calcext:value-type="float">
            <text:p>5730304</text:p>
          </table:table-cell>
          <table:table-cell office:value-type="float" office:value="4734120" calcext:value-type="float">
            <text:p>4734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87" calcext:value-type="float">
            <text:p>768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851" calcext:value-type="float">
            <text:p>1611039254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04" calcext:value-type="float">
            <text:p>17470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4544" calcext:value-type="float">
            <text:p>10454544</text:p>
          </table:table-cell>
          <table:table-cell office:value-type="float" office:value="4419584" calcext:value-type="float">
            <text:p>4419584</text:p>
          </table:table-cell>
          <table:table-cell office:value-type="float" office:value="6034960" calcext:value-type="float">
            <text:p>6034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02" calcext:value-type="float">
            <text:p>77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4956" calcext:value-type="float">
            <text:p>1611039254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08" calcext:value-type="float">
            <text:p>17420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9224" calcext:value-type="float">
            <text:p>10459224</text:p>
          </table:table-cell>
          <table:table-cell office:value-type="float" office:value="3911680" calcext:value-type="float">
            <text:p>3911680</text:p>
          </table:table-cell>
          <table:table-cell office:value-type="float" office:value="6547544" calcext:value-type="float">
            <text:p>65475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17" calcext:value-type="float">
            <text:p>771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062" calcext:value-type="float">
            <text:p>1611039255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572" calcext:value-type="float">
            <text:p>17557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7888" calcext:value-type="float">
            <text:p>10447888</text:p>
          </table:table-cell>
          <table:table-cell office:value-type="float" office:value="5255168" calcext:value-type="float">
            <text:p>5255168</text:p>
          </table:table-cell>
          <table:table-cell office:value-type="float" office:value="5192720" calcext:value-type="float">
            <text:p>5192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32" calcext:value-type="float">
            <text:p>773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168" calcext:value-type="float">
            <text:p>1611039255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296" calcext:value-type="float">
            <text:p>17629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9624" calcext:value-type="float">
            <text:p>1048962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4198168" calcext:value-type="float">
            <text:p>4198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48" calcext:value-type="float">
            <text:p>774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275" calcext:value-type="float">
            <text:p>1611039255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16" calcext:value-type="float">
            <text:p>17321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9984" calcext:value-type="float">
            <text:p>10459984</text:p>
          </table:table-cell>
          <table:table-cell office:value-type="float" office:value="2994176" calcext:value-type="float">
            <text:p>2994176</text:p>
          </table:table-cell>
          <table:table-cell office:value-type="float" office:value="7465808" calcext:value-type="float">
            <text:p>7465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63" calcext:value-type="float">
            <text:p>776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381" calcext:value-type="float">
            <text:p>1611039255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28" calcext:value-type="float">
            <text:p>17172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5256" calcext:value-type="float">
            <text:p>10465256</text:p>
          </table:table-cell>
          <table:table-cell office:value-type="float" office:value="1191936" calcext:value-type="float">
            <text:p>1191936</text:p>
          </table:table-cell>
          <table:table-cell office:value-type="float" office:value="9273320" calcext:value-type="float">
            <text:p>9273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78" calcext:value-type="float">
            <text:p>777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487" calcext:value-type="float">
            <text:p>1611039255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04" calcext:value-type="float">
            <text:p>17160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3520" calcext:value-type="float">
            <text:p>10503520</text:p>
          </table:table-cell>
          <table:table-cell office:value-type="float" office:value="700416" calcext:value-type="float">
            <text:p>700416</text:p>
          </table:table-cell>
          <table:table-cell office:value-type="float" office:value="9803104" calcext:value-type="float">
            <text:p>9803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793" calcext:value-type="float">
            <text:p>779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594" calcext:value-type="float">
            <text:p>1611039255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5096" calcext:value-type="float">
            <text:p>10495096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286200" calcext:value-type="float">
            <text:p>10286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09" calcext:value-type="float">
            <text:p>780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701" calcext:value-type="float">
            <text:p>1611039255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12" calcext:value-type="float">
            <text:p>17061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3232" calcext:value-type="float">
            <text:p>10453232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342640" calcext:value-type="float">
            <text:p>10342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24" calcext:value-type="float">
            <text:p>782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807" calcext:value-type="float">
            <text:p>1611039255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08" calcext:value-type="float">
            <text:p>17110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8680" calcext:value-type="float">
            <text:p>10458680</text:p>
          </table:table-cell>
          <table:table-cell office:value-type="float" office:value="258048" calcext:value-type="float">
            <text:p>258048</text:p>
          </table:table-cell>
          <table:table-cell office:value-type="float" office:value="10200632" calcext:value-type="float">
            <text:p>102006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39" calcext:value-type="float">
            <text:p>783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5914" calcext:value-type="float">
            <text:p>1611039255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08" calcext:value-type="float">
            <text:p>17110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2688" calcext:value-type="float">
            <text:p>10202688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010176" calcext:value-type="float">
            <text:p>10010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54" calcext:value-type="float">
            <text:p>785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020" calcext:value-type="float">
            <text:p>16110392560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12" calcext:value-type="float">
            <text:p>17061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9128" calcext:value-type="float">
            <text:p>10469128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309384" calcext:value-type="float">
            <text:p>10309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70" calcext:value-type="float">
            <text:p>787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126" calcext:value-type="float">
            <text:p>1611039256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28" calcext:value-type="float">
            <text:p>1717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1008" calcext:value-type="float">
            <text:p>10211008</text:p>
          </table:table-cell>
          <table:table-cell office:value-type="float" office:value="684032" calcext:value-type="float">
            <text:p>684032</text:p>
          </table:table-cell>
          <table:table-cell office:value-type="float" office:value="9526976" calcext:value-type="float">
            <text:p>9526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84" calcext:value-type="float">
            <text:p>788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235" calcext:value-type="float">
            <text:p>1611039256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00" calcext:value-type="float">
            <text:p>17210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2600" calcext:value-type="float">
            <text:p>10412600</text:p>
          </table:table-cell>
          <table:table-cell office:value-type="float" office:value="1224704" calcext:value-type="float">
            <text:p>1224704</text:p>
          </table:table-cell>
          <table:table-cell office:value-type="float" office:value="9187896" calcext:value-type="float">
            <text:p>91878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99" calcext:value-type="float">
            <text:p>789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342" calcext:value-type="float">
            <text:p>1611039256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28" calcext:value-type="float">
            <text:p>1717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7760" calcext:value-type="float">
            <text:p>10217760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8960288" calcext:value-type="float">
            <text:p>8960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14" calcext:value-type="float">
            <text:p>791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448" calcext:value-type="float">
            <text:p>1611039256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12" calcext:value-type="float">
            <text:p>17371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6920" calcext:value-type="float">
            <text:p>10206920</text:p>
          </table:table-cell>
          <table:table-cell office:value-type="float" office:value="3141632" calcext:value-type="float">
            <text:p>3141632</text:p>
          </table:table-cell>
          <table:table-cell office:value-type="float" office:value="7065288" calcext:value-type="float">
            <text:p>7065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29" calcext:value-type="float">
            <text:p>792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554" calcext:value-type="float">
            <text:p>1611039256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68" calcext:value-type="float">
            <text:p>17606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6896" calcext:value-type="float">
            <text:p>10226896</text:p>
          </table:table-cell>
          <table:table-cell office:value-type="float" office:value="5779456" calcext:value-type="float">
            <text:p>5779456</text:p>
          </table:table-cell>
          <table:table-cell office:value-type="float" office:value="4447440" calcext:value-type="float">
            <text:p>4447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44" calcext:value-type="float">
            <text:p>794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662" calcext:value-type="float">
            <text:p>1611039256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5688" calcext:value-type="float">
            <text:p>10215688</text:p>
          </table:table-cell>
          <table:table-cell office:value-type="float" office:value="225280" calcext:value-type="float">
            <text:p>225280</text:p>
          </table:table-cell>
          <table:table-cell office:value-type="float" office:value="9990408" calcext:value-type="float">
            <text:p>9990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58" calcext:value-type="float">
            <text:p>795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767" calcext:value-type="float">
            <text:p>1611039256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96" calcext:value-type="float">
            <text:p>17259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6976" calcext:value-type="float">
            <text:p>10236976</text:p>
          </table:table-cell>
          <table:table-cell office:value-type="float" office:value="2289664" calcext:value-type="float">
            <text:p>2289664</text:p>
          </table:table-cell>
          <table:table-cell office:value-type="float" office:value="7947312" calcext:value-type="float">
            <text:p>7947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73" calcext:value-type="float">
            <text:p>797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874" calcext:value-type="float">
            <text:p>1611039256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944" calcext:value-type="float">
            <text:p>175944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0840" calcext:value-type="float">
            <text:p>10220840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4752680" calcext:value-type="float">
            <text:p>47526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87" calcext:value-type="float">
            <text:p>798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6979" calcext:value-type="float">
            <text:p>1611039256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36" calcext:value-type="float">
            <text:p>17073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4544" calcext:value-type="float">
            <text:p>10244544</text:p>
          </table:table-cell>
          <table:table-cell office:value-type="float" office:value="356352" calcext:value-type="float">
            <text:p>356352</text:p>
          </table:table-cell>
          <table:table-cell office:value-type="float" office:value="9888192" calcext:value-type="float">
            <text:p>9888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02" calcext:value-type="float">
            <text:p>80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084" calcext:value-type="float">
            <text:p>1611039257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56" calcext:value-type="float">
            <text:p>17445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2568" calcext:value-type="float">
            <text:p>10232568</text:p>
          </table:table-cell>
          <table:table-cell office:value-type="float" office:value="4059136" calcext:value-type="float">
            <text:p>4059136</text:p>
          </table:table-cell>
          <table:table-cell office:value-type="float" office:value="6173432" calcext:value-type="float">
            <text:p>61734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16" calcext:value-type="float">
            <text:p>801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190" calcext:value-type="float">
            <text:p>16110392571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40" calcext:value-type="float">
            <text:p>17024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6064" calcext:value-type="float">
            <text:p>10236064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076320" calcext:value-type="float">
            <text:p>10076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31" calcext:value-type="float">
            <text:p>803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297" calcext:value-type="float">
            <text:p>1611039257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836" calcext:value-type="float">
            <text:p>17383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4968" calcext:value-type="float">
            <text:p>10224968</text:p>
          </table:table-cell>
          <table:table-cell office:value-type="float" office:value="3371008" calcext:value-type="float">
            <text:p>3371008</text:p>
          </table:table-cell>
          <table:table-cell office:value-type="float" office:value="6853960" calcext:value-type="float">
            <text:p>6853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45" calcext:value-type="float">
            <text:p>804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403" calcext:value-type="float">
            <text:p>1611039257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40" calcext:value-type="float">
            <text:p>17024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3952" calcext:value-type="float">
            <text:p>10243952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084208" calcext:value-type="float">
            <text:p>10084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60" calcext:value-type="float">
            <text:p>806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509" calcext:value-type="float">
            <text:p>1611039257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836" calcext:value-type="float">
            <text:p>17383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6216" calcext:value-type="float">
            <text:p>10246216</text:p>
          </table:table-cell>
          <table:table-cell office:value-type="float" office:value="3190784" calcext:value-type="float">
            <text:p>3190784</text:p>
          </table:table-cell>
          <table:table-cell office:value-type="float" office:value="7055432" calcext:value-type="float">
            <text:p>70554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74" calcext:value-type="float">
            <text:p>807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617" calcext:value-type="float">
            <text:p>1611039257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5984" calcext:value-type="float">
            <text:p>10265984</text:p>
          </table:table-cell>
          <table:table-cell office:value-type="float" office:value="225280" calcext:value-type="float">
            <text:p>225280</text:p>
          </table:table-cell>
          <table:table-cell office:value-type="float" office:value="10040704" calcext:value-type="float">
            <text:p>100407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89" calcext:value-type="float">
            <text:p>808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723" calcext:value-type="float">
            <text:p>1611039257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16" calcext:value-type="float">
            <text:p>17011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9664" calcext:value-type="float">
            <text:p>10389664</text:p>
          </table:table-cell>
          <table:table-cell office:value-type="float" office:value="0" calcext:value-type="float">
            <text:p>0</text:p>
          </table:table-cell>
          <table:table-cell office:value-type="float" office:value="10389664" calcext:value-type="float">
            <text:p>10389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06" calcext:value-type="float">
            <text:p>810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834" calcext:value-type="float">
            <text:p>16110392578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80" calcext:value-type="float">
            <text:p>17458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76672" calcext:value-type="float">
            <text:p>10176672</text:p>
          </table:table-cell>
          <table:table-cell office:value-type="float" office:value="3977216" calcext:value-type="float">
            <text:p>3977216</text:p>
          </table:table-cell>
          <table:table-cell office:value-type="float" office:value="6199456" calcext:value-type="float">
            <text:p>6199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20" calcext:value-type="float">
            <text:p>81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7941" calcext:value-type="float">
            <text:p>1611039257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52" calcext:value-type="float">
            <text:p>17185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3352" calcext:value-type="float">
            <text:p>10163352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8905880" calcext:value-type="float">
            <text:p>89058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34" calcext:value-type="float">
            <text:p>813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047" calcext:value-type="float">
            <text:p>16110392580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92" calcext:value-type="float">
            <text:p>17309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70016" calcext:value-type="float">
            <text:p>9970016</text:p>
          </table:table-cell>
          <table:table-cell office:value-type="float" office:value="2191360" calcext:value-type="float">
            <text:p>2191360</text:p>
          </table:table-cell>
          <table:table-cell office:value-type="float" office:value="7778656" calcext:value-type="float">
            <text:p>7778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49" calcext:value-type="float">
            <text:p>814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153" calcext:value-type="float">
            <text:p>16110392581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4840" calcext:value-type="float">
            <text:p>10134840</text:p>
          </table:table-cell>
          <table:table-cell office:value-type="float" office:value="241664" calcext:value-type="float">
            <text:p>241664</text:p>
          </table:table-cell>
          <table:table-cell office:value-type="float" office:value="9893176" calcext:value-type="float">
            <text:p>9893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65" calcext:value-type="float">
            <text:p>816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260" calcext:value-type="float">
            <text:p>16110392582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04" calcext:value-type="float">
            <text:p>17160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7568" calcext:value-type="float">
            <text:p>10187568</text:p>
          </table:table-cell>
          <table:table-cell office:value-type="float" office:value="978944" calcext:value-type="float">
            <text:p>978944</text:p>
          </table:table-cell>
          <table:table-cell office:value-type="float" office:value="9208624" calcext:value-type="float">
            <text:p>9208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80" calcext:value-type="float">
            <text:p>818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371" calcext:value-type="float">
            <text:p>1611039258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32" calcext:value-type="float">
            <text:p>17123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07512" calcext:value-type="float">
            <text:p>12107512</text:p>
          </table:table-cell>
          <table:table-cell office:value-type="float" office:value="2600960" calcext:value-type="float">
            <text:p>2600960</text:p>
          </table:table-cell>
          <table:table-cell office:value-type="float" office:value="9506552" calcext:value-type="float">
            <text:p>9506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195" calcext:value-type="float">
            <text:p>819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477" calcext:value-type="float">
            <text:p>1611039258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88" calcext:value-type="float">
            <text:p>1704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82096" calcext:value-type="float">
            <text:p>10082096</text:p>
          </table:table-cell>
          <table:table-cell office:value-type="float" office:value="0" calcext:value-type="float">
            <text:p>0</text:p>
          </table:table-cell>
          <table:table-cell office:value-type="float" office:value="10082096" calcext:value-type="float">
            <text:p>10082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10" calcext:value-type="float">
            <text:p>821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584" calcext:value-type="float">
            <text:p>1611039258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316" calcext:value-type="float">
            <text:p>17631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99592" calcext:value-type="float">
            <text:p>9999592</text:p>
          </table:table-cell>
          <table:table-cell office:value-type="float" office:value="5763072" calcext:value-type="float">
            <text:p>5763072</text:p>
          </table:table-cell>
          <table:table-cell office:value-type="float" office:value="4236520" calcext:value-type="float">
            <text:p>4236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25" calcext:value-type="float">
            <text:p>822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691" calcext:value-type="float">
            <text:p>1611039258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12" calcext:value-type="float">
            <text:p>17371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01312" calcext:value-type="float">
            <text:p>10001312</text:p>
          </table:table-cell>
          <table:table-cell office:value-type="float" office:value="3010560" calcext:value-type="float">
            <text:p>3010560</text:p>
          </table:table-cell>
          <table:table-cell office:value-type="float" office:value="6990752" calcext:value-type="float">
            <text:p>69907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39" calcext:value-type="float">
            <text:p>823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798" calcext:value-type="float">
            <text:p>1611039258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12" calcext:value-type="float">
            <text:p>17371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43384" calcext:value-type="float">
            <text:p>11443384</text:p>
          </table:table-cell>
          <table:table-cell office:value-type="float" office:value="4665344" calcext:value-type="float">
            <text:p>4665344</text:p>
          </table:table-cell>
          <table:table-cell office:value-type="float" office:value="6778040" calcext:value-type="float">
            <text:p>67780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54" calcext:value-type="float">
            <text:p>825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8903" calcext:value-type="float">
            <text:p>1611039258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76" calcext:value-type="float">
            <text:p>16887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06672" calcext:value-type="float">
            <text:p>11006672</text:p>
          </table:table-cell>
          <table:table-cell office:value-type="float" office:value="0" calcext:value-type="float">
            <text:p>0</text:p>
          </table:table-cell>
          <table:table-cell office:value-type="float" office:value="11006672" calcext:value-type="float">
            <text:p>11006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70" calcext:value-type="float">
            <text:p>827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008" calcext:value-type="float">
            <text:p>1611039259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92136" calcext:value-type="float">
            <text:p>9992136</text:p>
          </table:table-cell>
          <table:table-cell office:value-type="float" office:value="356352" calcext:value-type="float">
            <text:p>356352</text:p>
          </table:table-cell>
          <table:table-cell office:value-type="float" office:value="9635784" calcext:value-type="float">
            <text:p>96357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285" calcext:value-type="float">
            <text:p>828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118" calcext:value-type="float">
            <text:p>1611039259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200" calcext:value-type="float">
            <text:p>17520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90448" calcext:value-type="float">
            <text:p>11190448</text:p>
          </table:table-cell>
          <table:table-cell office:value-type="float" office:value="6172672" calcext:value-type="float">
            <text:p>6172672</text:p>
          </table:table-cell>
          <table:table-cell office:value-type="float" office:value="5017776" calcext:value-type="float">
            <text:p>5017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03" calcext:value-type="float">
            <text:p>830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231" calcext:value-type="float">
            <text:p>161103925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68" calcext:value-type="float">
            <text:p>16986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65776" calcext:value-type="float">
            <text:p>10165776</text:p>
          </table:table-cell>
          <table:table-cell office:value-type="float" office:value="0" calcext:value-type="float">
            <text:p>0</text:p>
          </table:table-cell>
          <table:table-cell office:value-type="float" office:value="10165776" calcext:value-type="float">
            <text:p>10165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17" calcext:value-type="float">
            <text:p>831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336" calcext:value-type="float">
            <text:p>1611039259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96" calcext:value-type="float">
            <text:p>17259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53920" calcext:value-type="float">
            <text:p>11453920</text:p>
          </table:table-cell>
          <table:table-cell office:value-type="float" office:value="3862528" calcext:value-type="float">
            <text:p>3862528</text:p>
          </table:table-cell>
          <table:table-cell office:value-type="float" office:value="7591392" calcext:value-type="float">
            <text:p>7591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32" calcext:value-type="float">
            <text:p>833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443" calcext:value-type="float">
            <text:p>1611039259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20" calcext:value-type="float">
            <text:p>16962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4128" calcext:value-type="float">
            <text:p>10234128</text:p>
          </table:table-cell>
          <table:table-cell office:value-type="float" office:value="0" calcext:value-type="float">
            <text:p>0</text:p>
          </table:table-cell>
          <table:table-cell office:value-type="float" office:value="10234128" calcext:value-type="float">
            <text:p>102341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47" calcext:value-type="float">
            <text:p>834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549" calcext:value-type="float">
            <text:p>1611039259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32" calcext:value-type="float">
            <text:p>17433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85184" calcext:value-type="float">
            <text:p>10885184</text:p>
          </table:table-cell>
          <table:table-cell office:value-type="float" office:value="5304320" calcext:value-type="float">
            <text:p>5304320</text:p>
          </table:table-cell>
          <table:table-cell office:value-type="float" office:value="5580864" calcext:value-type="float">
            <text:p>5580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63" calcext:value-type="float">
            <text:p>836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660" calcext:value-type="float">
            <text:p>1611039259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20" calcext:value-type="float">
            <text:p>172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2112" calcext:value-type="float">
            <text:p>11102112</text:p>
          </table:table-cell>
          <table:table-cell office:value-type="float" office:value="3469312" calcext:value-type="float">
            <text:p>3469312</text:p>
          </table:table-cell>
          <table:table-cell office:value-type="float" office:value="7632800" calcext:value-type="float">
            <text:p>7632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78" calcext:value-type="float">
            <text:p>837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766" calcext:value-type="float">
            <text:p>1611039259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60" calcext:value-type="float">
            <text:p>17086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16024" calcext:value-type="float">
            <text:p>11316024</text:p>
          </table:table-cell>
          <table:table-cell office:value-type="float" office:value="1978368" calcext:value-type="float">
            <text:p>1978368</text:p>
          </table:table-cell>
          <table:table-cell office:value-type="float" office:value="9337656" calcext:value-type="float">
            <text:p>9337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93" calcext:value-type="float">
            <text:p>839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871" calcext:value-type="float">
            <text:p>16110392598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944" calcext:value-type="float">
            <text:p>175944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7480" calcext:value-type="float">
            <text:p>9707480</text:p>
          </table:table-cell>
          <table:table-cell office:value-type="float" office:value="5632000" calcext:value-type="float">
            <text:p>5632000</text:p>
          </table:table-cell>
          <table:table-cell office:value-type="float" office:value="4075480" calcext:value-type="float">
            <text:p>4075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06" calcext:value-type="float">
            <text:p>840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59976" calcext:value-type="float">
            <text:p>1611039259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92" calcext:value-type="float">
            <text:p>17399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32576" calcext:value-type="float">
            <text:p>11132576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6188704" calcext:value-type="float">
            <text:p>61887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21" calcext:value-type="float">
            <text:p>842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082" calcext:value-type="float">
            <text:p>1611039260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884" calcext:value-type="float">
            <text:p>1738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77352" calcext:value-type="float">
            <text:p>10877352</text:p>
          </table:table-cell>
          <table:table-cell office:value-type="float" office:value="4632576" calcext:value-type="float">
            <text:p>4632576</text:p>
          </table:table-cell>
          <table:table-cell office:value-type="float" office:value="6244776" calcext:value-type="float">
            <text:p>6244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36" calcext:value-type="float">
            <text:p>843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187" calcext:value-type="float">
            <text:p>1611039260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60" calcext:value-type="float">
            <text:p>17376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77024" calcext:value-type="float">
            <text:p>10777024</text:p>
          </table:table-cell>
          <table:table-cell office:value-type="float" office:value="4501504" calcext:value-type="float">
            <text:p>4501504</text:p>
          </table:table-cell>
          <table:table-cell office:value-type="float" office:value="6275520" calcext:value-type="float">
            <text:p>6275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51" calcext:value-type="float">
            <text:p>845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292" calcext:value-type="float">
            <text:p>1611039260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04" calcext:value-type="float">
            <text:p>17450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60232" calcext:value-type="float">
            <text:p>10760232</text:p>
          </table:table-cell>
          <table:table-cell office:value-type="float" office:value="5206016" calcext:value-type="float">
            <text:p>5206016</text:p>
          </table:table-cell>
          <table:table-cell office:value-type="float" office:value="5554216" calcext:value-type="float">
            <text:p>5554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66" calcext:value-type="float">
            <text:p>846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397" calcext:value-type="float">
            <text:p>1611039260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96" calcext:value-type="float">
            <text:p>17549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0320" calcext:value-type="float">
            <text:p>10530320</text:p>
          </table:table-cell>
          <table:table-cell office:value-type="float" office:value="6107136" calcext:value-type="float">
            <text:p>6107136</text:p>
          </table:table-cell>
          <table:table-cell office:value-type="float" office:value="4423184" calcext:value-type="float">
            <text:p>4423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81" calcext:value-type="float">
            <text:p>84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502" calcext:value-type="float">
            <text:p>1611039260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24" calcext:value-type="float">
            <text:p>16892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22832" calcext:value-type="float">
            <text:p>10722832</text:p>
          </table:table-cell>
          <table:table-cell office:value-type="float" office:value="0" calcext:value-type="float">
            <text:p>0</text:p>
          </table:table-cell>
          <table:table-cell office:value-type="float" office:value="10722832" calcext:value-type="float">
            <text:p>10722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496" calcext:value-type="float">
            <text:p>849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608" calcext:value-type="float">
            <text:p>1611039260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040" calcext:value-type="float">
            <text:p>17004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87176" calcext:value-type="float">
            <text:p>10587176</text:p>
          </table:table-cell>
          <table:table-cell office:value-type="float" office:value="438272" calcext:value-type="float">
            <text:p>438272</text:p>
          </table:table-cell>
          <table:table-cell office:value-type="float" office:value="10148904" calcext:value-type="float">
            <text:p>10148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14" calcext:value-type="float">
            <text:p>851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721" calcext:value-type="float">
            <text:p>1611039260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72" calcext:value-type="float">
            <text:p>17227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7240" calcext:value-type="float">
            <text:p>10317240</text:p>
          </table:table-cell>
          <table:table-cell office:value-type="float" office:value="2338816" calcext:value-type="float">
            <text:p>2338816</text:p>
          </table:table-cell>
          <table:table-cell office:value-type="float" office:value="7978424" calcext:value-type="float">
            <text:p>7978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28" calcext:value-type="float">
            <text:p>852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843" calcext:value-type="float">
            <text:p>1611039260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124" calcext:value-type="float">
            <text:p>17512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9992" calcext:value-type="float">
            <text:p>10129992</text:p>
          </table:table-cell>
          <table:table-cell office:value-type="float" office:value="5271552" calcext:value-type="float">
            <text:p>5271552</text:p>
          </table:table-cell>
          <table:table-cell office:value-type="float" office:value="4858440" calcext:value-type="float">
            <text:p>4858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44" calcext:value-type="float">
            <text:p>854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0948" calcext:value-type="float">
            <text:p>1611039260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08" calcext:value-type="float">
            <text:p>17090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29992" calcext:value-type="float">
            <text:p>10129992</text:p>
          </table:table-cell>
          <table:table-cell office:value-type="float" office:value="856064" calcext:value-type="float">
            <text:p>856064</text:p>
          </table:table-cell>
          <table:table-cell office:value-type="float" office:value="9273928" calcext:value-type="float">
            <text:p>9273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54" calcext:value-type="float">
            <text:p>855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054" calcext:value-type="float">
            <text:p>1611039261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52" calcext:value-type="float">
            <text:p>17475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4912" calcext:value-type="float">
            <text:p>9924912</text:p>
          </table:table-cell>
          <table:table-cell office:value-type="float" office:value="4632576" calcext:value-type="float">
            <text:p>4632576</text:p>
          </table:table-cell>
          <table:table-cell office:value-type="float" office:value="5292336" calcext:value-type="float">
            <text:p>52923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71" calcext:value-type="float">
            <text:p>857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159" calcext:value-type="float">
            <text:p>1611039261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528" calcext:value-type="float">
            <text:p>1715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4912" calcext:value-type="float">
            <text:p>9924912</text:p>
          </table:table-cell>
          <table:table-cell office:value-type="float" office:value="1413120" calcext:value-type="float">
            <text:p>1413120</text:p>
          </table:table-cell>
          <table:table-cell office:value-type="float" office:value="8511792" calcext:value-type="float">
            <text:p>8511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82" calcext:value-type="float">
            <text:p>858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264" calcext:value-type="float">
            <text:p>1611039261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116" calcext:value-type="float">
            <text:p>17611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5812224" calcext:value-type="float">
            <text:p>5812224</text:p>
          </table:table-cell>
          <table:table-cell office:value-type="float" office:value="3797296" calcext:value-type="float">
            <text:p>3797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598" calcext:value-type="float">
            <text:p>859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370" calcext:value-type="float">
            <text:p>16110392613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80" calcext:value-type="float">
            <text:p>17438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3756032" calcext:value-type="float">
            <text:p>3756032</text:p>
          </table:table-cell>
          <table:table-cell office:value-type="float" office:value="5853488" calcext:value-type="float">
            <text:p>5853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08" calcext:value-type="float">
            <text:p>860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475" calcext:value-type="float">
            <text:p>1611039261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40" calcext:value-type="float">
            <text:p>17314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2502656" calcext:value-type="float">
            <text:p>2502656</text:p>
          </table:table-cell>
          <table:table-cell office:value-type="float" office:value="7106864" calcext:value-type="float">
            <text:p>7106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19" calcext:value-type="float">
            <text:p>861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584" calcext:value-type="float">
            <text:p>1611039261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44" calcext:value-type="float">
            <text:p>17264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1822720" calcext:value-type="float">
            <text:p>1822720</text:p>
          </table:table-cell>
          <table:table-cell office:value-type="float" office:value="7786800" calcext:value-type="float">
            <text:p>7786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33" calcext:value-type="float">
            <text:p>863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691" calcext:value-type="float">
            <text:p>1611039261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48" calcext:value-type="float">
            <text:p>17214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1470464" calcext:value-type="float">
            <text:p>1470464</text:p>
          </table:table-cell>
          <table:table-cell office:value-type="float" office:value="8139056" calcext:value-type="float">
            <text:p>8139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46" calcext:value-type="float">
            <text:p>864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811" calcext:value-type="float">
            <text:p>1611039261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92" calcext:value-type="float">
            <text:p>17199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09520" calcext:value-type="float">
            <text:p>9609520</text:p>
          </table:table-cell>
          <table:table-cell office:value-type="float" office:value="1298432" calcext:value-type="float">
            <text:p>1298432</text:p>
          </table:table-cell>
          <table:table-cell office:value-type="float" office:value="8311088" calcext:value-type="float">
            <text:p>8311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60" calcext:value-type="float">
            <text:p>866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932" calcext:value-type="float">
            <text:p>1611039261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736" calcext:value-type="float">
            <text:p>16673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588336" calcext:value-type="float">
            <text:p>13588336</text:p>
          </table:table-cell>
          <table:table-cell office:value-type="float" office:value="0" calcext:value-type="float">
            <text:p>0</text:p>
          </table:table-cell>
          <table:table-cell office:value-type="float" office:value="13588336" calcext:value-type="float">
            <text:p>135883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71" calcext:value-type="float">
            <text:p>867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1981" calcext:value-type="float">
            <text:p>1611039261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01600" calcext:value-type="float">
            <text:p>10701600</text:p>
          </table:table-cell>
          <table:table-cell office:value-type="float" office:value="3747840" calcext:value-type="float">
            <text:p>3747840</text:p>
          </table:table-cell>
          <table:table-cell office:value-type="float" office:value="6953760" calcext:value-type="float">
            <text:p>6953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687" calcext:value-type="float">
            <text:p>868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096" calcext:value-type="float">
            <text:p>1611039262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656" calcext:value-type="float">
            <text:p>17465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55632" calcext:value-type="float">
            <text:p>10355632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674480" calcext:value-type="float">
            <text:p>4674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02" calcext:value-type="float">
            <text:p>87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201" calcext:value-type="float">
            <text:p>1611039262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88" calcext:value-type="float">
            <text:p>16758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8488" calcext:value-type="float">
            <text:p>11728488</text:p>
          </table:table-cell>
          <table:table-cell office:value-type="float" office:value="0" calcext:value-type="float">
            <text:p>0</text:p>
          </table:table-cell>
          <table:table-cell office:value-type="float" office:value="11728488" calcext:value-type="float">
            <text:p>11728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18" calcext:value-type="float">
            <text:p>871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306" calcext:value-type="float">
            <text:p>1611039262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04" calcext:value-type="float">
            <text:p>168704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2800" calcext:value-type="float">
            <text:p>10622800</text:p>
          </table:table-cell>
          <table:table-cell office:value-type="float" office:value="28672" calcext:value-type="float">
            <text:p>28672</text:p>
          </table:table-cell>
          <table:table-cell office:value-type="float" office:value="10594128" calcext:value-type="float">
            <text:p>105941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34" calcext:value-type="float">
            <text:p>873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414" calcext:value-type="float">
            <text:p>1611039262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820" calcext:value-type="float">
            <text:p>16982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7992" calcext:value-type="float">
            <text:p>10387992</text:p>
          </table:table-cell>
          <table:table-cell office:value-type="float" office:value="749568" calcext:value-type="float">
            <text:p>749568</text:p>
          </table:table-cell>
          <table:table-cell office:value-type="float" office:value="9638424" calcext:value-type="float">
            <text:p>9638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49" calcext:value-type="float">
            <text:p>874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522" calcext:value-type="float">
            <text:p>1611039262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24" calcext:value-type="float">
            <text:p>17242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20" calcext:value-type="float">
            <text:p>176302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9056" calcext:value-type="float">
            <text:p>10629056</text:p>
          </table:table-cell>
          <table:table-cell office:value-type="float" office:value="3895296" calcext:value-type="float">
            <text:p>3895296</text:p>
          </table:table-cell>
          <table:table-cell office:value-type="float" office:value="6733760" calcext:value-type="float">
            <text:p>6733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65" calcext:value-type="float">
            <text:p>876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629" calcext:value-type="float">
            <text:p>1611039262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88" calcext:value-type="float">
            <text:p>16758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07896" calcext:value-type="float">
            <text:p>11607896</text:p>
          </table:table-cell>
          <table:table-cell office:value-type="float" office:value="0" calcext:value-type="float">
            <text:p>0</text:p>
          </table:table-cell>
          <table:table-cell office:value-type="float" office:value="11607896" calcext:value-type="float">
            <text:p>116078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81" calcext:value-type="float">
            <text:p>87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736" calcext:value-type="float">
            <text:p>1611039262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48" calcext:value-type="float">
            <text:p>16944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8912" calcext:value-type="float">
            <text:p>10418912</text:p>
          </table:table-cell>
          <table:table-cell office:value-type="float" office:value="503808" calcext:value-type="float">
            <text:p>503808</text:p>
          </table:table-cell>
          <table:table-cell office:value-type="float" office:value="9915104" calcext:value-type="float">
            <text:p>9915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96" calcext:value-type="float">
            <text:p>879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843" calcext:value-type="float">
            <text:p>1611039262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2216" calcext:value-type="float">
            <text:p>10412216</text:p>
          </table:table-cell>
          <table:table-cell office:value-type="float" office:value="5451776" calcext:value-type="float">
            <text:p>5451776</text:p>
          </table:table-cell>
          <table:table-cell office:value-type="float" office:value="4960440" calcext:value-type="float">
            <text:p>4960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12" calcext:value-type="float">
            <text:p>881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2950" calcext:value-type="float">
            <text:p>16110392629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72" calcext:value-type="float">
            <text:p>16957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9152" calcext:value-type="float">
            <text:p>10419152</text:p>
          </table:table-cell>
          <table:table-cell office:value-type="float" office:value="454656" calcext:value-type="float">
            <text:p>454656</text:p>
          </table:table-cell>
          <table:table-cell office:value-type="float" office:value="9964496" calcext:value-type="float">
            <text:p>9964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27" calcext:value-type="float">
            <text:p>882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055" calcext:value-type="float">
            <text:p>1611039263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1656" calcext:value-type="float">
            <text:p>10411656</text:p>
          </table:table-cell>
          <table:table-cell office:value-type="float" office:value="5386240" calcext:value-type="float">
            <text:p>5386240</text:p>
          </table:table-cell>
          <table:table-cell office:value-type="float" office:value="5025416" calcext:value-type="float">
            <text:p>5025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43" calcext:value-type="float">
            <text:p>884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162" calcext:value-type="float">
            <text:p>1611039263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8336" calcext:value-type="float">
            <text:p>10418336</text:p>
          </table:table-cell>
          <table:table-cell office:value-type="float" office:value="258048" calcext:value-type="float">
            <text:p>258048</text:p>
          </table:table-cell>
          <table:table-cell office:value-type="float" office:value="10160288" calcext:value-type="float">
            <text:p>10160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58" calcext:value-type="float">
            <text:p>8858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268" calcext:value-type="float">
            <text:p>1611039263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1160" calcext:value-type="float">
            <text:p>10411160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4893848" calcext:value-type="float">
            <text:p>4893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74" calcext:value-type="float">
            <text:p>8874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376" calcext:value-type="float">
            <text:p>1611039263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1888" calcext:value-type="float">
            <text:p>10401888</text:p>
          </table:table-cell>
          <table:table-cell office:value-type="float" office:value="274432" calcext:value-type="float">
            <text:p>274432</text:p>
          </table:table-cell>
          <table:table-cell office:value-type="float" office:value="10127456" calcext:value-type="float">
            <text:p>10127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89" calcext:value-type="float">
            <text:p>8889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482" calcext:value-type="float">
            <text:p>1611039263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8936" calcext:value-type="float">
            <text:p>10688936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5040552" calcext:value-type="float">
            <text:p>5040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05" calcext:value-type="float">
            <text:p>890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589" calcext:value-type="float">
            <text:p>16110392635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32" calcext:value-type="float">
            <text:p>17143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6256" calcext:value-type="float">
            <text:p>10416256</text:p>
          </table:table-cell>
          <table:table-cell office:value-type="float" office:value="2535424" calcext:value-type="float">
            <text:p>2535424</text:p>
          </table:table-cell>
          <table:table-cell office:value-type="float" office:value="7880832" calcext:value-type="float">
            <text:p>7880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20" calcext:value-type="float">
            <text:p>892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695" calcext:value-type="float">
            <text:p>1611039263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56" calcext:value-type="float">
            <text:p>16845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8664" calcext:value-type="float">
            <text:p>10508664</text:p>
          </table:table-cell>
          <table:table-cell office:value-type="float" office:value="0" calcext:value-type="float">
            <text:p>0</text:p>
          </table:table-cell>
          <table:table-cell office:value-type="float" office:value="10508664" calcext:value-type="float">
            <text:p>10508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35" calcext:value-type="float">
            <text:p>893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802" calcext:value-type="float">
            <text:p>16110392638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88" calcext:value-type="float">
            <text:p>17378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1376" calcext:value-type="float">
            <text:p>10431376</text:p>
          </table:table-cell>
          <table:table-cell office:value-type="float" office:value="4812800" calcext:value-type="float">
            <text:p>4812800</text:p>
          </table:table-cell>
          <table:table-cell office:value-type="float" office:value="5618576" calcext:value-type="float">
            <text:p>5618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50" calcext:value-type="float">
            <text:p>8950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3908" calcext:value-type="float">
            <text:p>1611039263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64" calcext:value-type="float">
            <text:p>17056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7704" calcext:value-type="float">
            <text:p>1043770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8803400" calcext:value-type="float">
            <text:p>8803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65" calcext:value-type="float">
            <text:p>8965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014" calcext:value-type="float">
            <text:p>1611039264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04" calcext:value-type="float">
            <text:p>16870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3568" calcext:value-type="float">
            <text:p>10443568</text:p>
          </table:table-cell>
          <table:table-cell office:value-type="float" office:value="28672" calcext:value-type="float">
            <text:p>28672</text:p>
          </table:table-cell>
          <table:table-cell office:value-type="float" office:value="10414896" calcext:value-type="float">
            <text:p>104148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81" calcext:value-type="float">
            <text:p>898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120" calcext:value-type="float">
            <text:p>1611039264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32" calcext:value-type="float">
            <text:p>17453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1880" calcext:value-type="float">
            <text:p>10451880</text:p>
          </table:table-cell>
          <table:table-cell office:value-type="float" office:value="5763072" calcext:value-type="float">
            <text:p>5763072</text:p>
          </table:table-cell>
          <table:table-cell office:value-type="float" office:value="4688808" calcext:value-type="float">
            <text:p>4688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996" calcext:value-type="float">
            <text:p>899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226" calcext:value-type="float">
            <text:p>1611039264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052" calcext:value-type="float">
            <text:p>17205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2560" calcext:value-type="float">
            <text:p>10472560</text:p>
          </table:table-cell>
          <table:table-cell office:value-type="float" office:value="3354624" calcext:value-type="float">
            <text:p>3354624</text:p>
          </table:table-cell>
          <table:table-cell office:value-type="float" office:value="7117936" calcext:value-type="float">
            <text:p>7117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11" calcext:value-type="float">
            <text:p>901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331" calcext:value-type="float">
            <text:p>1611039264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72" calcext:value-type="float">
            <text:p>16957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6376" calcext:value-type="float">
            <text:p>10446376</text:p>
          </table:table-cell>
          <table:table-cell office:value-type="float" office:value="798720" calcext:value-type="float">
            <text:p>798720</text:p>
          </table:table-cell>
          <table:table-cell office:value-type="float" office:value="9647656" calcext:value-type="float">
            <text:p>9647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26" calcext:value-type="float">
            <text:p>9026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438" calcext:value-type="float">
            <text:p>1611039264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12" calcext:value-type="float">
            <text:p>1677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93608" calcext:value-type="float">
            <text:p>11293608</text:p>
          </table:table-cell>
          <table:table-cell office:value-type="float" office:value="0" calcext:value-type="float">
            <text:p>0</text:p>
          </table:table-cell>
          <table:table-cell office:value-type="float" office:value="11293608" calcext:value-type="float">
            <text:p>11293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41" calcext:value-type="float">
            <text:p>9041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544" calcext:value-type="float">
            <text:p>1611039264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28" calcext:value-type="float">
            <text:p>1719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1784" calcext:value-type="float">
            <text:p>10441784</text:p>
          </table:table-cell>
          <table:table-cell office:value-type="float" office:value="3141632" calcext:value-type="float">
            <text:p>3141632</text:p>
          </table:table-cell>
          <table:table-cell office:value-type="float" office:value="7300152" calcext:value-type="float">
            <text:p>7300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57" calcext:value-type="float">
            <text:p>905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651" calcext:value-type="float">
            <text:p>1611039264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04" calcext:value-type="float">
            <text:p>16870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09760" calcext:value-type="float">
            <text:p>10709760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402560" calcext:value-type="float">
            <text:p>10402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73" calcext:value-type="float">
            <text:p>9073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757" calcext:value-type="float">
            <text:p>1611039264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332" calcext:value-type="float">
            <text:p>16833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1064" calcext:value-type="float">
            <text:p>10491064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331320" calcext:value-type="float">
            <text:p>10331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87" calcext:value-type="float">
            <text:p>908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864" calcext:value-type="float">
            <text:p>1611039264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28" calcext:value-type="float">
            <text:p>16882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8192" calcext:value-type="float">
            <text:p>10448192</text:p>
          </table:table-cell>
          <table:table-cell office:value-type="float" office:value="274432" calcext:value-type="float">
            <text:p>274432</text:p>
          </table:table-cell>
          <table:table-cell office:value-type="float" office:value="10173760" calcext:value-type="float">
            <text:p>10173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02" calcext:value-type="float">
            <text:p>910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4971" calcext:value-type="float">
            <text:p>16110392649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068" calcext:value-type="float">
            <text:p>17006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8648" calcext:value-type="float">
            <text:p>10468648</text:p>
          </table:table-cell>
          <table:table-cell office:value-type="float" office:value="1355776" calcext:value-type="float">
            <text:p>1355776</text:p>
          </table:table-cell>
          <table:table-cell office:value-type="float" office:value="9112872" calcext:value-type="float">
            <text:p>91128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17" calcext:value-type="float">
            <text:p>911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077" calcext:value-type="float">
            <text:p>1611039265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4080" calcext:value-type="float">
            <text:p>10454080</text:p>
          </table:table-cell>
          <table:table-cell office:value-type="float" office:value="3141632" calcext:value-type="float">
            <text:p>3141632</text:p>
          </table:table-cell>
          <table:table-cell office:value-type="float" office:value="7312448" calcext:value-type="float">
            <text:p>7312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32" calcext:value-type="float">
            <text:p>913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183" calcext:value-type="float">
            <text:p>16110392651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96" calcext:value-type="float">
            <text:p>17279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5944" calcext:value-type="float">
            <text:p>10475944</text:p>
          </table:table-cell>
          <table:table-cell office:value-type="float" office:value="4403200" calcext:value-type="float">
            <text:p>4403200</text:p>
          </table:table-cell>
          <table:table-cell office:value-type="float" office:value="6072744" calcext:value-type="float">
            <text:p>60727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47" calcext:value-type="float">
            <text:p>9147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289" calcext:value-type="float">
            <text:p>1611039265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40" calcext:value-type="float">
            <text:p>17354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8576" calcext:value-type="float">
            <text:p>10498576</text:p>
          </table:table-cell>
          <table:table-cell office:value-type="float" office:value="5337088" calcext:value-type="float">
            <text:p>5337088</text:p>
          </table:table-cell>
          <table:table-cell office:value-type="float" office:value="5161488" calcext:value-type="float">
            <text:p>5161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62" calcext:value-type="float">
            <text:p>9162</text:p>
          </table:table-cell>
          <table:table-cell office:value-type="float" office:value="-920" calcext:value-type="float">
            <text:p>-920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395" calcext:value-type="float">
            <text:p>1611039265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20" calcext:value-type="float">
            <text:p>17402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4872" calcext:value-type="float">
            <text:p>10504872</text:p>
          </table:table-cell>
          <table:table-cell office:value-type="float" office:value="5779456" calcext:value-type="float">
            <text:p>5779456</text:p>
          </table:table-cell>
          <table:table-cell office:value-type="float" office:value="4725416" calcext:value-type="float">
            <text:p>4725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77" calcext:value-type="float">
            <text:p>91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501" calcext:value-type="float">
            <text:p>1611039265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84" calcext:value-type="float">
            <text:p>17428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4560" calcext:value-type="float">
            <text:p>10494560</text:p>
          </table:table-cell>
          <table:table-cell office:value-type="float" office:value="6123520" calcext:value-type="float">
            <text:p>6123520</text:p>
          </table:table-cell>
          <table:table-cell office:value-type="float" office:value="4371040" calcext:value-type="float">
            <text:p>43710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193" calcext:value-type="float">
            <text:p>919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608" calcext:value-type="float">
            <text:p>1611039265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64" calcext:value-type="float">
            <text:p>16746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43464" calcext:value-type="float">
            <text:p>11143464</text:p>
          </table:table-cell>
          <table:table-cell office:value-type="float" office:value="0" calcext:value-type="float">
            <text:p>0</text:p>
          </table:table-cell>
          <table:table-cell office:value-type="float" office:value="11143464" calcext:value-type="float">
            <text:p>11143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07" calcext:value-type="float">
            <text:p>920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714" calcext:value-type="float">
            <text:p>161103926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08" calcext:value-type="float">
            <text:p>16820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4160" calcext:value-type="float">
            <text:p>10474160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330800" calcext:value-type="float">
            <text:p>10330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22" calcext:value-type="float">
            <text:p>922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820" calcext:value-type="float">
            <text:p>16110392658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28" calcext:value-type="float">
            <text:p>16882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5960" calcext:value-type="float">
            <text:p>10495960</text:p>
          </table:table-cell>
          <table:table-cell office:value-type="float" office:value="356352" calcext:value-type="float">
            <text:p>356352</text:p>
          </table:table-cell>
          <table:table-cell office:value-type="float" office:value="10139608" calcext:value-type="float">
            <text:p>10139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38" calcext:value-type="float">
            <text:p>923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5927" calcext:value-type="float">
            <text:p>1611039265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16" calcext:value-type="float">
            <text:p>17031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2768" calcext:value-type="float">
            <text:p>10222768</text:p>
          </table:table-cell>
          <table:table-cell office:value-type="float" office:value="1798144" calcext:value-type="float">
            <text:p>1798144</text:p>
          </table:table-cell>
          <table:table-cell office:value-type="float" office:value="8424624" calcext:value-type="float">
            <text:p>8424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52" calcext:value-type="float">
            <text:p>925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034" calcext:value-type="float">
            <text:p>1611039266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04" calcext:value-type="float">
            <text:p>17180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680" calcext:value-type="float">
            <text:p>10486680</text:p>
          </table:table-cell>
          <table:table-cell office:value-type="float" office:value="3436544" calcext:value-type="float">
            <text:p>3436544</text:p>
          </table:table-cell>
          <table:table-cell office:value-type="float" office:value="7050136" calcext:value-type="float">
            <text:p>7050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66" calcext:value-type="float">
            <text:p>92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140" calcext:value-type="float">
            <text:p>1611039266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540" calcext:value-type="float">
            <text:p>17354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8224" calcext:value-type="float">
            <text:p>10228224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5284352" calcext:value-type="float">
            <text:p>5284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82" calcext:value-type="float">
            <text:p>92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246" calcext:value-type="float">
            <text:p>1611039266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340" calcext:value-type="float">
            <text:p>1673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7656" calcext:value-type="float">
            <text:p>11107656</text:p>
          </table:table-cell>
          <table:table-cell office:value-type="float" office:value="0" calcext:value-type="float">
            <text:p>0</text:p>
          </table:table-cell>
          <table:table-cell office:value-type="float" office:value="11107656" calcext:value-type="float">
            <text:p>11107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97" calcext:value-type="float">
            <text:p>929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352" calcext:value-type="float">
            <text:p>1611039266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04" calcext:value-type="float">
            <text:p>16870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5024" calcext:value-type="float">
            <text:p>10535024</text:p>
          </table:table-cell>
          <table:table-cell office:value-type="float" office:value="323584" calcext:value-type="float">
            <text:p>323584</text:p>
          </table:table-cell>
          <table:table-cell office:value-type="float" office:value="10211440" calcext:value-type="float">
            <text:p>10211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11" calcext:value-type="float">
            <text:p>931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459" calcext:value-type="float">
            <text:p>1611039266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36" calcext:value-type="float">
            <text:p>17093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8120" calcext:value-type="float">
            <text:p>10458120</text:p>
          </table:table-cell>
          <table:table-cell office:value-type="float" office:value="2551808" calcext:value-type="float">
            <text:p>2551808</text:p>
          </table:table-cell>
          <table:table-cell office:value-type="float" office:value="7906312" calcext:value-type="float">
            <text:p>7906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26" calcext:value-type="float">
            <text:p>93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566" calcext:value-type="float">
            <text:p>1611039266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88" calcext:value-type="float">
            <text:p>17378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9264" calcext:value-type="float">
            <text:p>10509264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5041104" calcext:value-type="float">
            <text:p>5041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42" calcext:value-type="float">
            <text:p>934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671" calcext:value-type="float">
            <text:p>1611039266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28" calcext:value-type="float">
            <text:p>16882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2136" calcext:value-type="float">
            <text:p>10432136</text:p>
          </table:table-cell>
          <table:table-cell office:value-type="float" office:value="258048" calcext:value-type="float">
            <text:p>258048</text:p>
          </table:table-cell>
          <table:table-cell office:value-type="float" office:value="10174088" calcext:value-type="float">
            <text:p>10174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56" calcext:value-type="float">
            <text:p>93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777" calcext:value-type="float">
            <text:p>16110392667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44" calcext:value-type="float">
            <text:p>16994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0304" calcext:value-type="float">
            <text:p>10240304</text:p>
          </table:table-cell>
          <table:table-cell office:value-type="float" office:value="1159168" calcext:value-type="float">
            <text:p>1159168</text:p>
          </table:table-cell>
          <table:table-cell office:value-type="float" office:value="9081136" calcext:value-type="float">
            <text:p>9081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70" calcext:value-type="float">
            <text:p>937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884" calcext:value-type="float">
            <text:p>1611039266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96" calcext:value-type="float">
            <text:p>17279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5784" calcext:value-type="float">
            <text:p>10485784</text:p>
          </table:table-cell>
          <table:table-cell office:value-type="float" office:value="4304896" calcext:value-type="float">
            <text:p>4304896</text:p>
          </table:table-cell>
          <table:table-cell office:value-type="float" office:value="6180888" calcext:value-type="float">
            <text:p>6180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386" calcext:value-type="float">
            <text:p>938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6991" calcext:value-type="float">
            <text:p>1611039266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84" calcext:value-type="float">
            <text:p>168084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3936" calcext:value-type="float">
            <text:p>10693936</text:p>
          </table:table-cell>
          <table:table-cell office:value-type="float" office:value="0" calcext:value-type="float">
            <text:p>0</text:p>
          </table:table-cell>
          <table:table-cell office:value-type="float" office:value="10693936" calcext:value-type="float">
            <text:p>106939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01" calcext:value-type="float">
            <text:p>940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097" calcext:value-type="float">
            <text:p>1611039267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28" calcext:value-type="float">
            <text:p>17192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9288" calcext:value-type="float">
            <text:p>10269288</text:p>
          </table:table-cell>
          <table:table-cell office:value-type="float" office:value="2813952" calcext:value-type="float">
            <text:p>2813952</text:p>
          </table:table-cell>
          <table:table-cell office:value-type="float" office:value="7455336" calcext:value-type="float">
            <text:p>7455336</text:p>
          </table:table-cell>
          <table:table-cell office:value-type="float" office:value="8" calcext:value-type="float">
            <text:p>8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9415" calcext:value-type="float">
            <text:p>941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203" calcext:value-type="float">
            <text:p>1611039267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04" calcext:value-type="float">
            <text:p>17490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87136" calcext:value-type="float">
            <text:p>10287136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4573216" calcext:value-type="float">
            <text:p>4573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30" calcext:value-type="float">
            <text:p>943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311" calcext:value-type="float">
            <text:p>1611039267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44" calcext:value-type="float">
            <text:p>16994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1288" calcext:value-type="float">
            <text:p>10261288</text:p>
          </table:table-cell>
          <table:table-cell office:value-type="float" office:value="487424" calcext:value-type="float">
            <text:p>487424</text:p>
          </table:table-cell>
          <table:table-cell office:value-type="float" office:value="9773864" calcext:value-type="float">
            <text:p>9773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44" calcext:value-type="float">
            <text:p>944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417" calcext:value-type="float">
            <text:p>1611039267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08" calcext:value-type="float">
            <text:p>17440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7888" calcext:value-type="float">
            <text:p>10247888</text:p>
          </table:table-cell>
          <table:table-cell office:value-type="float" office:value="5058560" calcext:value-type="float">
            <text:p>5058560</text:p>
          </table:table-cell>
          <table:table-cell office:value-type="float" office:value="5189328" calcext:value-type="float">
            <text:p>5189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59" calcext:value-type="float">
            <text:p>945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523" calcext:value-type="float">
            <text:p>1611039267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84" calcext:value-type="float">
            <text:p>17118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6120" calcext:value-type="float">
            <text:p>10266120</text:p>
          </table:table-cell>
          <table:table-cell office:value-type="float" office:value="1798144" calcext:value-type="float">
            <text:p>1798144</text:p>
          </table:table-cell>
          <table:table-cell office:value-type="float" office:value="8467976" calcext:value-type="float">
            <text:p>8467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73" calcext:value-type="float">
            <text:p>947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629" calcext:value-type="float">
            <text:p>1611039267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56" calcext:value-type="float">
            <text:p>16845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97584" calcext:value-type="float">
            <text:p>10797584</text:p>
          </table:table-cell>
          <table:table-cell office:value-type="float" office:value="0" calcext:value-type="float">
            <text:p>0</text:p>
          </table:table-cell>
          <table:table-cell office:value-type="float" office:value="10797584" calcext:value-type="float">
            <text:p>10797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89" calcext:value-type="float">
            <text:p>948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735" calcext:value-type="float">
            <text:p>1611039267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556" calcext:value-type="float">
            <text:p>17155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1256" calcext:value-type="float">
            <text:p>10291256</text:p>
          </table:table-cell>
          <table:table-cell office:value-type="float" office:value="2142208" calcext:value-type="float">
            <text:p>2142208</text:p>
          </table:table-cell>
          <table:table-cell office:value-type="float" office:value="8149048" calcext:value-type="float">
            <text:p>8149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02" calcext:value-type="float">
            <text:p>950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842" calcext:value-type="float">
            <text:p>1611039267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04" calcext:value-type="float">
            <text:p>17490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78848" calcext:value-type="float">
            <text:p>10178848</text:p>
          </table:table-cell>
          <table:table-cell office:value-type="float" office:value="5566464" calcext:value-type="float">
            <text:p>5566464</text:p>
          </table:table-cell>
          <table:table-cell office:value-type="float" office:value="4612384" calcext:value-type="float">
            <text:p>4612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17" calcext:value-type="float">
            <text:p>951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7948" calcext:value-type="float">
            <text:p>1611039267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556" calcext:value-type="float">
            <text:p>17155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16952" calcext:value-type="float">
            <text:p>10216952</text:p>
          </table:table-cell>
          <table:table-cell office:value-type="float" office:value="2289664" calcext:value-type="float">
            <text:p>2289664</text:p>
          </table:table-cell>
          <table:table-cell office:value-type="float" office:value="7927288" calcext:value-type="float">
            <text:p>7927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31" calcext:value-type="float">
            <text:p>953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054" calcext:value-type="float">
            <text:p>1611039268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72" calcext:value-type="float">
            <text:p>16957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7216" calcext:value-type="float">
            <text:p>10187216</text:p>
          </table:table-cell>
          <table:table-cell office:value-type="float" office:value="323584" calcext:value-type="float">
            <text:p>323584</text:p>
          </table:table-cell>
          <table:table-cell office:value-type="float" office:value="9863632" calcext:value-type="float">
            <text:p>98636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46" calcext:value-type="float">
            <text:p>954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160" calcext:value-type="float">
            <text:p>1611039268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12" calcext:value-type="float">
            <text:p>1677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22592" calcext:value-type="float">
            <text:p>11322592</text:p>
          </table:table-cell>
          <table:table-cell office:value-type="float" office:value="0" calcext:value-type="float">
            <text:p>0</text:p>
          </table:table-cell>
          <table:table-cell office:value-type="float" office:value="11322592" calcext:value-type="float">
            <text:p>113225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62" calcext:value-type="float">
            <text:p>956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266" calcext:value-type="float">
            <text:p>16110392682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56" calcext:value-type="float">
            <text:p>17245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4752" calcext:value-type="float">
            <text:p>10224752</text:p>
          </table:table-cell>
          <table:table-cell office:value-type="float" office:value="6318768" calcext:value-type="float">
            <text:p>6318768</text:p>
          </table:table-cell>
          <table:table-cell office:value-type="float" office:value="3905984" calcext:value-type="float">
            <text:p>39059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77" calcext:value-type="float">
            <text:p>95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375" calcext:value-type="float">
            <text:p>1611039268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960" calcext:value-type="float">
            <text:p>16796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96824" calcext:value-type="float">
            <text:p>11996824</text:p>
          </table:table-cell>
          <table:table-cell office:value-type="float" office:value="372736" calcext:value-type="float">
            <text:p>372736</text:p>
          </table:table-cell>
          <table:table-cell office:value-type="float" office:value="11624088" calcext:value-type="float">
            <text:p>11624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92" calcext:value-type="float">
            <text:p>959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481" calcext:value-type="float">
            <text:p>16110392684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80352" calcext:value-type="float">
            <text:p>10180352</text:p>
          </table:table-cell>
          <table:table-cell office:value-type="float" office:value="61440" calcext:value-type="float">
            <text:p>61440</text:p>
          </table:table-cell>
          <table:table-cell office:value-type="float" office:value="10118912" calcext:value-type="float">
            <text:p>101189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07" calcext:value-type="float">
            <text:p>960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587" calcext:value-type="float">
            <text:p>16110392685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936" calcext:value-type="float">
            <text:p>17093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9624" calcext:value-type="float">
            <text:p>10019624</text:p>
          </table:table-cell>
          <table:table-cell office:value-type="float" office:value="1175552" calcext:value-type="float">
            <text:p>1175552</text:p>
          </table:table-cell>
          <table:table-cell office:value-type="float" office:value="8844072" calcext:value-type="float">
            <text:p>8844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22" calcext:value-type="float">
            <text:p>962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698" calcext:value-type="float">
            <text:p>1611039268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22592" calcext:value-type="float">
            <text:p>10022592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388864" calcext:value-type="float">
            <text:p>73888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37" calcext:value-type="float">
            <text:p>963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804" calcext:value-type="float">
            <text:p>1611039268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28" calcext:value-type="float">
            <text:p>17502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06696" calcext:value-type="float">
            <text:p>10006696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4538536" calcext:value-type="float">
            <text:p>4538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53" calcext:value-type="float">
            <text:p>965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8910" calcext:value-type="float">
            <text:p>1611039268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7856" calcext:value-type="float">
            <text:p>11727856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10650608" calcext:value-type="float">
            <text:p>10650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68" calcext:value-type="float">
            <text:p>966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015" calcext:value-type="float">
            <text:p>1611039269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416" calcext:value-type="float">
            <text:p>17341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2616" calcext:value-type="float">
            <text:p>10012616</text:p>
          </table:table-cell>
          <table:table-cell office:value-type="float" office:value="4026368" calcext:value-type="float">
            <text:p>4026368</text:p>
          </table:table-cell>
          <table:table-cell office:value-type="float" office:value="5986248" calcext:value-type="float">
            <text:p>5986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83" calcext:value-type="float">
            <text:p>968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121" calcext:value-type="float">
            <text:p>1611039269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08" calcext:value-type="float">
            <text:p>16820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8752" calcext:value-type="float">
            <text:p>11668752</text:p>
          </table:table-cell>
          <table:table-cell office:value-type="float" office:value="372736" calcext:value-type="float">
            <text:p>372736</text:p>
          </table:table-cell>
          <table:table-cell office:value-type="float" office:value="11296016" calcext:value-type="float">
            <text:p>11296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699" calcext:value-type="float">
            <text:p>96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228" calcext:value-type="float">
            <text:p>1611039269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36" calcext:value-type="float">
            <text:p>17403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6896" calcext:value-type="float">
            <text:p>11546896</text:p>
          </table:table-cell>
          <table:table-cell office:value-type="float" office:value="6491624" calcext:value-type="float">
            <text:p>6491624</text:p>
          </table:table-cell>
          <table:table-cell office:value-type="float" office:value="5055272" calcext:value-type="float">
            <text:p>5055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16" calcext:value-type="float">
            <text:p>971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338" calcext:value-type="float">
            <text:p>1611039269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40" calcext:value-type="float">
            <text:p>17134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2600" calcext:value-type="float">
            <text:p>11362600</text:p>
          </table:table-cell>
          <table:table-cell office:value-type="float" office:value="3256320" calcext:value-type="float">
            <text:p>3256320</text:p>
          </table:table-cell>
          <table:table-cell office:value-type="float" office:value="8106280" calcext:value-type="float">
            <text:p>8106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31" calcext:value-type="float">
            <text:p>973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443" calcext:value-type="float">
            <text:p>1611039269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60" calcext:value-type="float">
            <text:p>168860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84048" calcext:value-type="float">
            <text:p>11184048</text:p>
          </table:table-cell>
          <table:table-cell office:value-type="float" office:value="487424" calcext:value-type="float">
            <text:p>487424</text:p>
          </table:table-cell>
          <table:table-cell office:value-type="float" office:value="10696624" calcext:value-type="float">
            <text:p>10696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47" calcext:value-type="float">
            <text:p>974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549" calcext:value-type="float">
            <text:p>1611039269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60" calcext:value-type="float">
            <text:p>17506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7896" calcext:value-type="float">
            <text:p>9897896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4380584" calcext:value-type="float">
            <text:p>4380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63" calcext:value-type="float">
            <text:p>976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660" calcext:value-type="float">
            <text:p>1611039269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56" calcext:value-type="float">
            <text:p>17245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70072" calcext:value-type="float">
            <text:p>11170072</text:p>
          </table:table-cell>
          <table:table-cell office:value-type="float" office:value="4075520" calcext:value-type="float">
            <text:p>4075520</text:p>
          </table:table-cell>
          <table:table-cell office:value-type="float" office:value="7094552" calcext:value-type="float">
            <text:p>7094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78" calcext:value-type="float">
            <text:p>977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765" calcext:value-type="float">
            <text:p>1611039269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44" calcext:value-type="float">
            <text:p>17084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72376" calcext:value-type="float">
            <text:p>11172376</text:p>
          </table:table-cell>
          <table:table-cell office:value-type="float" office:value="2502656" calcext:value-type="float">
            <text:p>2502656</text:p>
          </table:table-cell>
          <table:table-cell office:value-type="float" office:value="8669720" calcext:value-type="float">
            <text:p>8669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93" calcext:value-type="float">
            <text:p>979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871" calcext:value-type="float">
            <text:p>1611039269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04" calcext:value-type="float">
            <text:p>16960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72448" calcext:value-type="float">
            <text:p>11172448</text:p>
          </table:table-cell>
          <table:table-cell office:value-type="float" office:value="1372160" calcext:value-type="float">
            <text:p>1372160</text:p>
          </table:table-cell>
          <table:table-cell office:value-type="float" office:value="9800288" calcext:value-type="float">
            <text:p>9800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07" calcext:value-type="float">
            <text:p>980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69977" calcext:value-type="float">
            <text:p>1611039269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08" calcext:value-type="float">
            <text:p>16910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41848" calcext:value-type="float">
            <text:p>11041848</text:p>
          </table:table-cell>
          <table:table-cell office:value-type="float" office:value="552960" calcext:value-type="float">
            <text:p>552960</text:p>
          </table:table-cell>
          <table:table-cell office:value-type="float" office:value="10488888" calcext:value-type="float">
            <text:p>10488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24" calcext:value-type="float">
            <text:p>982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083" calcext:value-type="float">
            <text:p>1611039270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88" calcext:value-type="float">
            <text:p>16848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53184" calcext:value-type="float">
            <text:p>11053184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877056" calcext:value-type="float">
            <text:p>10877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39" calcext:value-type="float">
            <text:p>983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196" calcext:value-type="float">
            <text:p>1611039270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88" calcext:value-type="float">
            <text:p>16848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9168" calcext:value-type="float">
            <text:p>10569168</text:p>
          </table:table-cell>
          <table:table-cell office:value-type="float" office:value="0" calcext:value-type="float">
            <text:p>0</text:p>
          </table:table-cell>
          <table:table-cell office:value-type="float" office:value="10569168" calcext:value-type="float">
            <text:p>10569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55" calcext:value-type="float">
            <text:p>985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302" calcext:value-type="float">
            <text:p>1611039270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116" calcext:value-type="float">
            <text:p>16811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48480" calcext:value-type="float">
            <text:p>11348480</text:p>
          </table:table-cell>
          <table:table-cell office:value-type="float" office:value="0" calcext:value-type="float">
            <text:p>0</text:p>
          </table:table-cell>
          <table:table-cell office:value-type="float" office:value="11348480" calcext:value-type="float">
            <text:p>11348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72" calcext:value-type="float">
            <text:p>987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411" calcext:value-type="float">
            <text:p>1611039270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40" calcext:value-type="float">
            <text:p>1682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69072" calcext:value-type="float">
            <text:p>11169072</text:p>
          </table:table-cell>
          <table:table-cell office:value-type="float" office:value="0" calcext:value-type="float">
            <text:p>0</text:p>
          </table:table-cell>
          <table:table-cell office:value-type="float" office:value="11169072" calcext:value-type="float">
            <text:p>11169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88" calcext:value-type="float">
            <text:p>988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523" calcext:value-type="float">
            <text:p>1611039270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36" calcext:value-type="float">
            <text:p>16873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85960" calcext:value-type="float">
            <text:p>10885960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726216" calcext:value-type="float">
            <text:p>10726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04" calcext:value-type="float">
            <text:p>990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636" calcext:value-type="float">
            <text:p>1611039270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56" calcext:value-type="float">
            <text:p>17025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23136" calcext:value-type="float">
            <text:p>10623136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9578656" calcext:value-type="float">
            <text:p>9578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17" calcext:value-type="float">
            <text:p>991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750" calcext:value-type="float">
            <text:p>1611039270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60" calcext:value-type="float">
            <text:p>17286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3600" calcext:value-type="float">
            <text:p>10273600</text:p>
          </table:table-cell>
          <table:table-cell office:value-type="float" office:value="3354624" calcext:value-type="float">
            <text:p>3354624</text:p>
          </table:table-cell>
          <table:table-cell office:value-type="float" office:value="6918976" calcext:value-type="float">
            <text:p>6918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34" calcext:value-type="float">
            <text:p>993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855" calcext:value-type="float">
            <text:p>1611039270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464" calcext:value-type="float">
            <text:p>175464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6904" calcext:value-type="float">
            <text:p>10206904</text:p>
          </table:table-cell>
          <table:table-cell office:value-type="float" office:value="6041600" calcext:value-type="float">
            <text:p>6041600</text:p>
          </table:table-cell>
          <table:table-cell office:value-type="float" office:value="4165304" calcext:value-type="float">
            <text:p>41653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49" calcext:value-type="float">
            <text:p>994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0960" calcext:value-type="float">
            <text:p>16110392709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752" calcext:value-type="float">
            <text:p>17075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6904" calcext:value-type="float">
            <text:p>10206904</text:p>
          </table:table-cell>
          <table:table-cell office:value-type="float" office:value="987136" calcext:value-type="float">
            <text:p>987136</text:p>
          </table:table-cell>
          <table:table-cell office:value-type="float" office:value="9219768" calcext:value-type="float">
            <text:p>9219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60" calcext:value-type="float">
            <text:p>996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066" calcext:value-type="float">
            <text:p>1611039271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48" calcext:value-type="float">
            <text:p>17434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42680" calcext:value-type="float">
            <text:p>9942680</text:p>
          </table:table-cell>
          <table:table-cell office:value-type="float" office:value="4534272" calcext:value-type="float">
            <text:p>4534272</text:p>
          </table:table-cell>
          <table:table-cell office:value-type="float" office:value="5408408" calcext:value-type="float">
            <text:p>5408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75" calcext:value-type="float">
            <text:p>997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171" calcext:value-type="float">
            <text:p>1611039271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76" calcext:value-type="float">
            <text:p>17087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42680" calcext:value-type="float">
            <text:p>9942680</text:p>
          </table:table-cell>
          <table:table-cell office:value-type="float" office:value="1003520" calcext:value-type="float">
            <text:p>1003520</text:p>
          </table:table-cell>
          <table:table-cell office:value-type="float" office:value="8939160" calcext:value-type="float">
            <text:p>8939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87" calcext:value-type="float">
            <text:p>998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278" calcext:value-type="float">
            <text:p>1611039271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96" calcext:value-type="float">
            <text:p>17459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9592" calcext:value-type="float">
            <text:p>9319592</text:p>
          </table:table-cell>
          <table:table-cell office:value-type="float" office:value="4222976" calcext:value-type="float">
            <text:p>4222976</text:p>
          </table:table-cell>
          <table:table-cell office:value-type="float" office:value="5096616" calcext:value-type="float">
            <text:p>5096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999" calcext:value-type="float">
            <text:p>99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384" calcext:value-type="float">
            <text:p>1611039271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64" calcext:value-type="float">
            <text:p>17236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9592" calcext:value-type="float">
            <text:p>9319592</text:p>
          </table:table-cell>
          <table:table-cell office:value-type="float" office:value="1937408" calcext:value-type="float">
            <text:p>1937408</text:p>
          </table:table-cell>
          <table:table-cell office:value-type="float" office:value="7382184" calcext:value-type="float">
            <text:p>7382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10" calcext:value-type="float">
            <text:p>1001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490" calcext:value-type="float">
            <text:p>16110392714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76" calcext:value-type="float">
            <text:p>17087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9592" calcext:value-type="float">
            <text:p>9319592</text:p>
          </table:table-cell>
          <table:table-cell office:value-type="float" office:value="356352" calcext:value-type="float">
            <text:p>356352</text:p>
          </table:table-cell>
          <table:table-cell office:value-type="float" office:value="8963240" calcext:value-type="float">
            <text:p>89632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23" calcext:value-type="float">
            <text:p>1002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599" calcext:value-type="float">
            <text:p>1611039271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6084" calcext:value-type="float">
            <text:p>176084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6096" calcext:value-type="float">
            <text:p>9366096</text:p>
          </table:table-cell>
          <table:table-cell office:value-type="float" office:value="5779456" calcext:value-type="float">
            <text:p>5779456</text:p>
          </table:table-cell>
          <table:table-cell office:value-type="float" office:value="3586640" calcext:value-type="float">
            <text:p>3586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40" calcext:value-type="float">
            <text:p>100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718" calcext:value-type="float">
            <text:p>1611039271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588" calcext:value-type="float">
            <text:p>17558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6096" calcext:value-type="float">
            <text:p>9366096</text:p>
          </table:table-cell>
          <table:table-cell office:value-type="float" office:value="5181440" calcext:value-type="float">
            <text:p>5181440</text:p>
          </table:table-cell>
          <table:table-cell office:value-type="float" office:value="4184656" calcext:value-type="float">
            <text:p>4184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50" calcext:value-type="float">
            <text:p>100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823" calcext:value-type="float">
            <text:p>1611039271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40" calcext:value-type="float">
            <text:p>17534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6096" calcext:value-type="float">
            <text:p>9366096</text:p>
          </table:table-cell>
          <table:table-cell office:value-type="float" office:value="4894720" calcext:value-type="float">
            <text:p>4894720</text:p>
          </table:table-cell>
          <table:table-cell office:value-type="float" office:value="4471376" calcext:value-type="float">
            <text:p>4471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61" calcext:value-type="float">
            <text:p>1006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1929" calcext:value-type="float">
            <text:p>16110392719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40" calcext:value-type="float">
            <text:p>17534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66096" calcext:value-type="float">
            <text:p>9366096</text:p>
          </table:table-cell>
          <table:table-cell office:value-type="float" office:value="4739072" calcext:value-type="float">
            <text:p>4739072</text:p>
          </table:table-cell>
          <table:table-cell office:value-type="float" office:value="4627024" calcext:value-type="float">
            <text:p>4627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74" calcext:value-type="float">
            <text:p>1007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035" calcext:value-type="float">
            <text:p>1611039272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64" calcext:value-type="float">
            <text:p>17036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87360" calcext:value-type="float">
            <text:p>9587360</text:p>
          </table:table-cell>
          <table:table-cell office:value-type="float" office:value="0" calcext:value-type="float">
            <text:p>0</text:p>
          </table:table-cell>
          <table:table-cell office:value-type="float" office:value="9587360" calcext:value-type="float">
            <text:p>9587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82" calcext:value-type="float">
            <text:p>100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076" calcext:value-type="float">
            <text:p>1611039272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75888" calcext:value-type="float">
            <text:p>10675888</text:p>
          </table:table-cell>
          <table:table-cell office:value-type="float" office:value="5533696" calcext:value-type="float">
            <text:p>5533696</text:p>
          </table:table-cell>
          <table:table-cell office:value-type="float" office:value="5142192" calcext:value-type="float">
            <text:p>5142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99" calcext:value-type="float">
            <text:p>100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197" calcext:value-type="float">
            <text:p>1611039272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44" calcext:value-type="float">
            <text:p>16864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99416" calcext:value-type="float">
            <text:p>10999416</text:p>
          </table:table-cell>
          <table:table-cell office:value-type="float" office:value="0" calcext:value-type="float">
            <text:p>0</text:p>
          </table:table-cell>
          <table:table-cell office:value-type="float" office:value="10999416" calcext:value-type="float">
            <text:p>109994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14" calcext:value-type="float">
            <text:p>1011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302" calcext:value-type="float">
            <text:p>1611039272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472" calcext:value-type="float">
            <text:p>17447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14000" calcext:value-type="float">
            <text:p>10614000</text:p>
          </table:table-cell>
          <table:table-cell office:value-type="float" office:value="5058560" calcext:value-type="float">
            <text:p>5058560</text:p>
          </table:table-cell>
          <table:table-cell office:value-type="float" office:value="5555440" calcext:value-type="float">
            <text:p>5555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30" calcext:value-type="float">
            <text:p>1013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407" calcext:value-type="float">
            <text:p>1611039272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40" calcext:value-type="float">
            <text:p>169140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26024" calcext:value-type="float">
            <text:p>10726024</text:p>
          </table:table-cell>
          <table:table-cell office:value-type="float" office:value="0" calcext:value-type="float">
            <text:p>0</text:p>
          </table:table-cell>
          <table:table-cell office:value-type="float" office:value="10726024" calcext:value-type="float">
            <text:p>10726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46" calcext:value-type="float">
            <text:p>1014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513" calcext:value-type="float">
            <text:p>1611039272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96" calcext:value-type="float">
            <text:p>17149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8608" calcext:value-type="float">
            <text:p>1038860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8557696" calcext:value-type="float">
            <text:p>8557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60" calcext:value-type="float">
            <text:p>1016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620" calcext:value-type="float">
            <text:p>1611039272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216" calcext:value-type="float">
            <text:p>17521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3528" calcext:value-type="float">
            <text:p>10433528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4785144" calcext:value-type="float">
            <text:p>4785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77" calcext:value-type="float">
            <text:p>101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726" calcext:value-type="float">
            <text:p>1611039272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12" calcext:value-type="float">
            <text:p>16951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6944" calcext:value-type="float">
            <text:p>10686944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543584" calcext:value-type="float">
            <text:p>10543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92" calcext:value-type="float">
            <text:p>1019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832" calcext:value-type="float">
            <text:p>161103927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604" calcext:value-type="float">
            <text:p>17360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2072" calcext:value-type="float">
            <text:p>10682072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5689048" calcext:value-type="float">
            <text:p>5689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08" calcext:value-type="float">
            <text:p>1020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2938" calcext:value-type="float">
            <text:p>1611039272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68" calcext:value-type="float">
            <text:p>17496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27616" calcext:value-type="float">
            <text:p>10427616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4713696" calcext:value-type="float">
            <text:p>4713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20" calcext:value-type="float">
            <text:p>1022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043" calcext:value-type="float">
            <text:p>1611039273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16" calcext:value-type="float">
            <text:p>16901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13800" calcext:value-type="float">
            <text:p>10713800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554056" calcext:value-type="float">
            <text:p>10554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35" calcext:value-type="float">
            <text:p>1023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150" calcext:value-type="float">
            <text:p>1611039273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68" calcext:value-type="float">
            <text:p>16876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45968" calcext:value-type="float">
            <text:p>10645968</text:p>
          </table:table-cell>
          <table:table-cell office:value-type="float" office:value="0" calcext:value-type="float">
            <text:p>0</text:p>
          </table:table-cell>
          <table:table-cell office:value-type="float" office:value="10645968" calcext:value-type="float">
            <text:p>10645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51" calcext:value-type="float">
            <text:p>1025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256" calcext:value-type="float">
            <text:p>1611039273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480" calcext:value-type="float">
            <text:p>1734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4728" calcext:value-type="float">
            <text:p>10434728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6277288" calcext:value-type="float">
            <text:p>6277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66" calcext:value-type="float">
            <text:p>102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362" calcext:value-type="float">
            <text:p>1611039273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12" calcext:value-type="float">
            <text:p>16951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87136" calcext:value-type="float">
            <text:p>1068713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0511008" calcext:value-type="float">
            <text:p>105110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82" calcext:value-type="float">
            <text:p>102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468" calcext:value-type="float">
            <text:p>161103927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88" calcext:value-type="float">
            <text:p>1724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6568" calcext:value-type="float">
            <text:p>10696568</text:p>
          </table:table-cell>
          <table:table-cell office:value-type="float" office:value="3387392" calcext:value-type="float">
            <text:p>3387392</text:p>
          </table:table-cell>
          <table:table-cell office:value-type="float" office:value="7309176" calcext:value-type="float">
            <text:p>7309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96" calcext:value-type="float">
            <text:p>102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574" calcext:value-type="float">
            <text:p>1611039273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44" calcext:value-type="float">
            <text:p>16864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17712" calcext:value-type="float">
            <text:p>11117712</text:p>
          </table:table-cell>
          <table:table-cell office:value-type="float" office:value="0" calcext:value-type="float">
            <text:p>0</text:p>
          </table:table-cell>
          <table:table-cell office:value-type="float" office:value="11117712" calcext:value-type="float">
            <text:p>111177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13" calcext:value-type="float">
            <text:p>1031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680" calcext:value-type="float">
            <text:p>16110392736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488" calcext:value-type="float">
            <text:p>1724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3448" calcext:value-type="float">
            <text:p>10433448</text:p>
          </table:table-cell>
          <table:table-cell office:value-type="float" office:value="2748416" calcext:value-type="float">
            <text:p>2748416</text:p>
          </table:table-cell>
          <table:table-cell office:value-type="float" office:value="7685032" calcext:value-type="float">
            <text:p>7685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28" calcext:value-type="float">
            <text:p>1032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787" calcext:value-type="float">
            <text:p>16110392737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36" calcext:value-type="float">
            <text:p>16963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9584" calcext:value-type="float">
            <text:p>10439584</text:p>
          </table:table-cell>
          <table:table-cell office:value-type="float" office:value="126976" calcext:value-type="float">
            <text:p>126976</text:p>
          </table:table-cell>
          <table:table-cell office:value-type="float" office:value="10312608" calcext:value-type="float">
            <text:p>10312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43" calcext:value-type="float">
            <text:p>1034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893" calcext:value-type="float">
            <text:p>1611039273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24" calcext:value-type="float">
            <text:p>1742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4456" calcext:value-type="float">
            <text:p>10464456</text:p>
          </table:table-cell>
          <table:table-cell office:value-type="float" office:value="4698112" calcext:value-type="float">
            <text:p>4698112</text:p>
          </table:table-cell>
          <table:table-cell office:value-type="float" office:value="5766344" calcext:value-type="float">
            <text:p>5766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59" calcext:value-type="float">
            <text:p>1035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3999" calcext:value-type="float">
            <text:p>161103927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48" calcext:value-type="float">
            <text:p>17124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4240" calcext:value-type="float">
            <text:p>10454240</text:p>
          </table:table-cell>
          <table:table-cell office:value-type="float" office:value="1650688" calcext:value-type="float">
            <text:p>1650688</text:p>
          </table:table-cell>
          <table:table-cell office:value-type="float" office:value="8803552" calcext:value-type="float">
            <text:p>8803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74" calcext:value-type="float">
            <text:p>1037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105" calcext:value-type="float">
            <text:p>1611039274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36" calcext:value-type="float">
            <text:p>16963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5016" calcext:value-type="float">
            <text:p>10445016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301656" calcext:value-type="float">
            <text:p>10301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89" calcext:value-type="float">
            <text:p>1038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211" calcext:value-type="float">
            <text:p>1611039274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568" calcext:value-type="float">
            <text:p>17556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608" calcext:value-type="float">
            <text:p>10486608</text:p>
          </table:table-cell>
          <table:table-cell office:value-type="float" office:value="6305328" calcext:value-type="float">
            <text:p>6305328</text:p>
          </table:table-cell>
          <table:table-cell office:value-type="float" office:value="4181280" calcext:value-type="float">
            <text:p>4181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04" calcext:value-type="float">
            <text:p>1040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318" calcext:value-type="float">
            <text:p>1611039274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24" calcext:value-type="float">
            <text:p>1742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7560" calcext:value-type="float">
            <text:p>10457560</text:p>
          </table:table-cell>
          <table:table-cell office:value-type="float" office:value="4698112" calcext:value-type="float">
            <text:p>4698112</text:p>
          </table:table-cell>
          <table:table-cell office:value-type="float" office:value="5759448" calcext:value-type="float">
            <text:p>5759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19" calcext:value-type="float">
            <text:p>1041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423" calcext:value-type="float">
            <text:p>1611039274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20" calcext:value-type="float">
            <text:p>17162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2352" calcext:value-type="float">
            <text:p>10462352</text:p>
          </table:table-cell>
          <table:table-cell office:value-type="float" office:value="2011136" calcext:value-type="float">
            <text:p>2011136</text:p>
          </table:table-cell>
          <table:table-cell office:value-type="float" office:value="8451216" calcext:value-type="float">
            <text:p>8451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34" calcext:value-type="float">
            <text:p>1043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530" calcext:value-type="float">
            <text:p>16110392745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36" calcext:value-type="float">
            <text:p>16963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5944" calcext:value-type="float">
            <text:p>10505944</text:p>
          </table:table-cell>
          <table:table-cell office:value-type="float" office:value="0" calcext:value-type="float">
            <text:p>0</text:p>
          </table:table-cell>
          <table:table-cell office:value-type="float" office:value="10505944" calcext:value-type="float">
            <text:p>10505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50" calcext:value-type="float">
            <text:p>104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638" calcext:value-type="float">
            <text:p>1611039274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92" calcext:value-type="float">
            <text:p>16889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4384" calcext:value-type="float">
            <text:p>10924384</text:p>
          </table:table-cell>
          <table:table-cell office:value-type="float" office:value="0" calcext:value-type="float">
            <text:p>0</text:p>
          </table:table-cell>
          <table:table-cell office:value-type="float" office:value="10924384" calcext:value-type="float">
            <text:p>10924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66" calcext:value-type="float">
            <text:p>104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744" calcext:value-type="float">
            <text:p>1611039274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24" calcext:value-type="float">
            <text:p>1680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5320" calcext:value-type="float">
            <text:p>11715320</text:p>
          </table:table-cell>
          <table:table-cell office:value-type="float" office:value="0" calcext:value-type="float">
            <text:p>0</text:p>
          </table:table-cell>
          <table:table-cell office:value-type="float" office:value="11715320" calcext:value-type="float">
            <text:p>11715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82" calcext:value-type="float">
            <text:p>104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854" calcext:value-type="float">
            <text:p>1611039274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092" calcext:value-type="float">
            <text:p>175092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4096" calcext:value-type="float">
            <text:p>10504096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822944" calcext:value-type="float">
            <text:p>4822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96" calcext:value-type="float">
            <text:p>104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4961" calcext:value-type="float">
            <text:p>1611039274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68" calcext:value-type="float">
            <text:p>17496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4760" calcext:value-type="float">
            <text:p>10494760</text:p>
          </table:table-cell>
          <table:table-cell office:value-type="float" office:value="5320704" calcext:value-type="float">
            <text:p>5320704</text:p>
          </table:table-cell>
          <table:table-cell office:value-type="float" office:value="5174056" calcext:value-type="float">
            <text:p>5174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12" calcext:value-type="float">
            <text:p>1051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067" calcext:value-type="float">
            <text:p>1611039275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224" calcext:value-type="float">
            <text:p>1742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3392" calcext:value-type="float">
            <text:p>10483392</text:p>
          </table:table-cell>
          <table:table-cell office:value-type="float" office:value="4567040" calcext:value-type="float">
            <text:p>4567040</text:p>
          </table:table-cell>
          <table:table-cell office:value-type="float" office:value="5916352" calcext:value-type="float">
            <text:p>5916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26" calcext:value-type="float">
            <text:p>105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172" calcext:value-type="float">
            <text:p>16110392751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56" calcext:value-type="float">
            <text:p>17335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0776" calcext:value-type="float">
            <text:p>10520776</text:p>
          </table:table-cell>
          <table:table-cell office:value-type="float" office:value="3698688" calcext:value-type="float">
            <text:p>3698688</text:p>
          </table:table-cell>
          <table:table-cell office:value-type="float" office:value="6822088" calcext:value-type="float">
            <text:p>6822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41" calcext:value-type="float">
            <text:p>1054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279" calcext:value-type="float">
            <text:p>1611039275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84" calcext:value-type="float">
            <text:p>17298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9456" calcext:value-type="float">
            <text:p>10509456</text:p>
          </table:table-cell>
          <table:table-cell office:value-type="float" office:value="3387392" calcext:value-type="float">
            <text:p>3387392</text:p>
          </table:table-cell>
          <table:table-cell office:value-type="float" office:value="7122064" calcext:value-type="float">
            <text:p>7122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56" calcext:value-type="float">
            <text:p>105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384" calcext:value-type="float">
            <text:p>1611039275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84" calcext:value-type="float">
            <text:p>17298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9752" calcext:value-type="float">
            <text:p>10499752</text:p>
          </table:table-cell>
          <table:table-cell office:value-type="float" office:value="3485696" calcext:value-type="float">
            <text:p>3485696</text:p>
          </table:table-cell>
          <table:table-cell office:value-type="float" office:value="7014056" calcext:value-type="float">
            <text:p>7014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71" calcext:value-type="float">
            <text:p>1057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490" calcext:value-type="float">
            <text:p>16110392754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28" calcext:value-type="float">
            <text:p>17372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4848" calcext:value-type="float">
            <text:p>10504848</text:p>
          </table:table-cell>
          <table:table-cell office:value-type="float" office:value="4141056" calcext:value-type="float">
            <text:p>4141056</text:p>
          </table:table-cell>
          <table:table-cell office:value-type="float" office:value="6363792" calcext:value-type="float">
            <text:p>6363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586" calcext:value-type="float">
            <text:p>1058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596" calcext:value-type="float">
            <text:p>1611039275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48" calcext:value-type="float">
            <text:p>17434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1112" calcext:value-type="float">
            <text:p>10511112</text:p>
          </table:table-cell>
          <table:table-cell office:value-type="float" office:value="4681728" calcext:value-type="float">
            <text:p>4681728</text:p>
          </table:table-cell>
          <table:table-cell office:value-type="float" office:value="5829384" calcext:value-type="float">
            <text:p>5829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01" calcext:value-type="float">
            <text:p>1060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702" calcext:value-type="float">
            <text:p>1611039275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40" calcext:value-type="float">
            <text:p>17534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0384" calcext:value-type="float">
            <text:p>10500384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4852000" calcext:value-type="float">
            <text:p>4852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16" calcext:value-type="float">
            <text:p>1061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808" calcext:value-type="float">
            <text:p>1611039275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976" calcext:value-type="float">
            <text:p>17397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2728" calcext:value-type="float">
            <text:p>10522728</text:p>
          </table:table-cell>
          <table:table-cell office:value-type="float" office:value="4485120" calcext:value-type="float">
            <text:p>4485120</text:p>
          </table:table-cell>
          <table:table-cell office:value-type="float" office:value="6037608" calcext:value-type="float">
            <text:p>6037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32" calcext:value-type="float">
            <text:p>1063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5914" calcext:value-type="float">
            <text:p>1611039275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100" calcext:value-type="float">
            <text:p>17410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9840" calcext:value-type="float">
            <text:p>10249840</text:p>
          </table:table-cell>
          <table:table-cell office:value-type="float" office:value="4255744" calcext:value-type="float">
            <text:p>4255744</text:p>
          </table:table-cell>
          <table:table-cell office:value-type="float" office:value="5994096" calcext:value-type="float">
            <text:p>5994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46" calcext:value-type="float">
            <text:p>1064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020" calcext:value-type="float">
            <text:p>1611039276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3944" calcext:value-type="float">
            <text:p>10533944</text:p>
          </table:table-cell>
          <table:table-cell office:value-type="float" office:value="5156864" calcext:value-type="float">
            <text:p>5156864</text:p>
          </table:table-cell>
          <table:table-cell office:value-type="float" office:value="5377080" calcext:value-type="float">
            <text:p>53770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62" calcext:value-type="float">
            <text:p>1066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126" calcext:value-type="float">
            <text:p>1611039276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836" calcext:value-type="float">
            <text:p>175836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4256" calcext:value-type="float">
            <text:p>10244256</text:p>
          </table:table-cell>
          <table:table-cell office:value-type="float" office:value="6139904" calcext:value-type="float">
            <text:p>6139904</text:p>
          </table:table-cell>
          <table:table-cell office:value-type="float" office:value="4104352" calcext:value-type="float">
            <text:p>4104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76" calcext:value-type="float">
            <text:p>1067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233" calcext:value-type="float">
            <text:p>1611039276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12" calcext:value-type="float">
            <text:p>16951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68952" calcext:value-type="float">
            <text:p>10368952</text:p>
          </table:table-cell>
          <table:table-cell office:value-type="float" office:value="0" calcext:value-type="float">
            <text:p>0</text:p>
          </table:table-cell>
          <table:table-cell office:value-type="float" office:value="10368952" calcext:value-type="float">
            <text:p>10368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91" calcext:value-type="float">
            <text:p>1069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339" calcext:value-type="float">
            <text:p>1611039276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04" calcext:value-type="float">
            <text:p>17050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9536" calcext:value-type="float">
            <text:p>10499536</text:p>
          </table:table-cell>
          <table:table-cell office:value-type="float" office:value="798720" calcext:value-type="float">
            <text:p>798720</text:p>
          </table:table-cell>
          <table:table-cell office:value-type="float" office:value="9700816" calcext:value-type="float">
            <text:p>9700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05" calcext:value-type="float">
            <text:p>1070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445" calcext:value-type="float">
            <text:p>1611039276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08" calcext:value-type="float">
            <text:p>17310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58200" calcext:value-type="float">
            <text:p>10258200</text:p>
          </table:table-cell>
          <table:table-cell office:value-type="float" office:value="3371008" calcext:value-type="float">
            <text:p>3371008</text:p>
          </table:table-cell>
          <table:table-cell office:value-type="float" office:value="6887192" calcext:value-type="float">
            <text:p>6887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21" calcext:value-type="float">
            <text:p>1072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552" calcext:value-type="float">
            <text:p>1611039276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44" calcext:value-type="float">
            <text:p>16864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51344" calcext:value-type="float">
            <text:p>11151344</text:p>
          </table:table-cell>
          <table:table-cell office:value-type="float" office:value="0" calcext:value-type="float">
            <text:p>0</text:p>
          </table:table-cell>
          <table:table-cell office:value-type="float" office:value="11151344" calcext:value-type="float">
            <text:p>11151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36" calcext:value-type="float">
            <text:p>1073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658" calcext:value-type="float">
            <text:p>1611039276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760" calcext:value-type="float">
            <text:p>16976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0744" calcext:value-type="float">
            <text:p>10530744</text:p>
          </table:table-cell>
          <table:table-cell office:value-type="float" office:value="274432" calcext:value-type="float">
            <text:p>274432</text:p>
          </table:table-cell>
          <table:table-cell office:value-type="float" office:value="10256312" calcext:value-type="float">
            <text:p>10256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50" calcext:value-type="float">
            <text:p>107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765" calcext:value-type="float">
            <text:p>161103927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84" calcext:value-type="float">
            <text:p>17298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4704" calcext:value-type="float">
            <text:p>10304704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6704320" calcext:value-type="float">
            <text:p>6704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65" calcext:value-type="float">
            <text:p>1076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871" calcext:value-type="float">
            <text:p>1611039276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20" calcext:value-type="float">
            <text:p>168520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68280" calcext:value-type="float">
            <text:p>10868280</text:p>
          </table:table-cell>
          <table:table-cell office:value-type="float" office:value="0" calcext:value-type="float">
            <text:p>0</text:p>
          </table:table-cell>
          <table:table-cell office:value-type="float" office:value="10868280" calcext:value-type="float">
            <text:p>10868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80" calcext:value-type="float">
            <text:p>1078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6977" calcext:value-type="float">
            <text:p>1611039276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72" calcext:value-type="float">
            <text:p>17027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1840" calcext:value-type="float">
            <text:p>10261840</text:p>
          </table:table-cell>
          <table:table-cell office:value-type="float" office:value="749568" calcext:value-type="float">
            <text:p>749568</text:p>
          </table:table-cell>
          <table:table-cell office:value-type="float" office:value="9512272" calcext:value-type="float">
            <text:p>9512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794" calcext:value-type="float">
            <text:p>1079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083" calcext:value-type="float">
            <text:p>1611039277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81408" calcext:value-type="float">
            <text:p>10281408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7320000" calcext:value-type="float">
            <text:p>7320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08" calcext:value-type="float">
            <text:p>1080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190" calcext:value-type="float">
            <text:p>16110392771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08" calcext:value-type="float">
            <text:p>168908</text:p>
          </table:table-cell>
          <table:table-cell office:value-type="float" office:value="1893" calcext:value-type="float">
            <text:p>189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62560" calcext:value-type="float">
            <text:p>10962560</text:p>
          </table:table-cell>
          <table:table-cell office:value-type="float" office:value="0" calcext:value-type="float">
            <text:p>0</text:p>
          </table:table-cell>
          <table:table-cell office:value-type="float" office:value="10962560" calcext:value-type="float">
            <text:p>10962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24" calcext:value-type="float">
            <text:p>1082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296" calcext:value-type="float">
            <text:p>1611039277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88" calcext:value-type="float">
            <text:p>1713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800" calcext:value-type="float">
            <text:p>10307800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8820952" calcext:value-type="float">
            <text:p>8820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38" calcext:value-type="float">
            <text:p>1083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403" calcext:value-type="float">
            <text:p>1611039277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56" calcext:value-type="float">
            <text:p>17535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7360" calcext:value-type="float">
            <text:p>10277360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596208" calcext:value-type="float">
            <text:p>4596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53" calcext:value-type="float">
            <text:p>1085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508" calcext:value-type="float">
            <text:p>1611039277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008" calcext:value-type="float">
            <text:p>17200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83560" calcext:value-type="float">
            <text:p>10283560</text:p>
          </table:table-cell>
          <table:table-cell office:value-type="float" office:value="2224128" calcext:value-type="float">
            <text:p>2224128</text:p>
          </table:table-cell>
          <table:table-cell office:value-type="float" office:value="8059432" calcext:value-type="float">
            <text:p>80594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67" calcext:value-type="float">
            <text:p>1086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614" calcext:value-type="float">
            <text:p>1611039277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08" calcext:value-type="float">
            <text:p>16890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8976" calcext:value-type="float">
            <text:p>10928976</text:p>
          </table:table-cell>
          <table:table-cell office:value-type="float" office:value="0" calcext:value-type="float">
            <text:p>0</text:p>
          </table:table-cell>
          <table:table-cell office:value-type="float" office:value="10928976" calcext:value-type="float">
            <text:p>10928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82" calcext:value-type="float">
            <text:p>108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721" calcext:value-type="float">
            <text:p>1611039277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44" calcext:value-type="float">
            <text:p>17064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1336" calcext:value-type="float">
            <text:p>10321336</text:p>
          </table:table-cell>
          <table:table-cell office:value-type="float" office:value="815104" calcext:value-type="float">
            <text:p>815104</text:p>
          </table:table-cell>
          <table:table-cell office:value-type="float" office:value="9506232" calcext:value-type="float">
            <text:p>9506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896" calcext:value-type="float">
            <text:p>108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828" calcext:value-type="float">
            <text:p>1611039277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84" calcext:value-type="float">
            <text:p>17498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5025792" calcext:value-type="float">
            <text:p>5025792</text:p>
          </table:table-cell>
          <table:table-cell office:value-type="float" office:value="5217208" calcext:value-type="float">
            <text:p>5217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11" calcext:value-type="float">
            <text:p>1091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7935" calcext:value-type="float">
            <text:p>1611039277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84" calcext:value-type="float">
            <text:p>17188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7272" calcext:value-type="float">
            <text:p>10247272</text:p>
          </table:table-cell>
          <table:table-cell office:value-type="float" office:value="1880064" calcext:value-type="float">
            <text:p>1880064</text:p>
          </table:table-cell>
          <table:table-cell office:value-type="float" office:value="8367208" calcext:value-type="float">
            <text:p>8367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25" calcext:value-type="float">
            <text:p>1092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041" calcext:value-type="float">
            <text:p>1611039278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52" calcext:value-type="float">
            <text:p>16965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5392" calcext:value-type="float">
            <text:p>10235392</text:p>
          </table:table-cell>
          <table:table-cell office:value-type="float" office:value="94208" calcext:value-type="float">
            <text:p>94208</text:p>
          </table:table-cell>
          <table:table-cell office:value-type="float" office:value="10141184" calcext:value-type="float">
            <text:p>10141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40" calcext:value-type="float">
            <text:p>109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147" calcext:value-type="float">
            <text:p>1611039278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12" calcext:value-type="float">
            <text:p>1684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90496" calcext:value-type="float">
            <text:p>11290496</text:p>
          </table:table-cell>
          <table:table-cell office:value-type="float" office:value="0" calcext:value-type="float">
            <text:p>0</text:p>
          </table:table-cell>
          <table:table-cell office:value-type="float" office:value="11290496" calcext:value-type="float">
            <text:p>11290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56" calcext:value-type="float">
            <text:p>109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253" calcext:value-type="float">
            <text:p>1611039278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604" calcext:value-type="float">
            <text:p>17560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25248" calcext:value-type="float">
            <text:p>10225248</text:p>
          </table:table-cell>
          <table:table-cell office:value-type="float" office:value="5533696" calcext:value-type="float">
            <text:p>5533696</text:p>
          </table:table-cell>
          <table:table-cell office:value-type="float" office:value="4691552" calcext:value-type="float">
            <text:p>4691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71" calcext:value-type="float">
            <text:p>1097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363" calcext:value-type="float">
            <text:p>1611039278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88" calcext:value-type="float">
            <text:p>16828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49064" calcext:value-type="float">
            <text:p>11749064</text:p>
          </table:table-cell>
          <table:table-cell office:value-type="float" office:value="45056" calcext:value-type="float">
            <text:p>45056</text:p>
          </table:table-cell>
          <table:table-cell office:value-type="float" office:value="11704008" calcext:value-type="float">
            <text:p>117040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85" calcext:value-type="float">
            <text:p>1098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468" calcext:value-type="float">
            <text:p>1611039278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69152" calcext:value-type="float">
            <text:p>11769152</text:p>
          </table:table-cell>
          <table:table-cell office:value-type="float" office:value="1355776" calcext:value-type="float">
            <text:p>1355776</text:p>
          </table:table-cell>
          <table:table-cell office:value-type="float" office:value="10413376" calcext:value-type="float">
            <text:p>10413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575" calcext:value-type="float">
            <text:p>1611039278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32" calcext:value-type="float">
            <text:p>17213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34360" calcext:value-type="float">
            <text:p>12034360</text:p>
          </table:table-cell>
          <table:table-cell office:value-type="float" office:value="4222976" calcext:value-type="float">
            <text:p>4222976</text:p>
          </table:table-cell>
          <table:table-cell office:value-type="float" office:value="7811384" calcext:value-type="float">
            <text:p>7811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16" calcext:value-type="float">
            <text:p>1101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680" calcext:value-type="float">
            <text:p>16110392786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92" calcext:value-type="float">
            <text:p>16779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80160" calcext:value-type="float">
            <text:p>11680160</text:p>
          </table:table-cell>
          <table:table-cell office:value-type="float" office:value="0" calcext:value-type="float">
            <text:p>0</text:p>
          </table:table-cell>
          <table:table-cell office:value-type="float" office:value="11680160" calcext:value-type="float">
            <text:p>11680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31" calcext:value-type="float">
            <text:p>1103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785" calcext:value-type="float">
            <text:p>1611039278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5356" calcext:value-type="float">
            <text:p>17535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24600" calcext:value-type="float">
            <text:p>10024600</text:p>
          </table:table-cell>
          <table:table-cell office:value-type="float" office:value="5599232" calcext:value-type="float">
            <text:p>5599232</text:p>
          </table:table-cell>
          <table:table-cell office:value-type="float" office:value="4425368" calcext:value-type="float">
            <text:p>4425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45" calcext:value-type="float">
            <text:p>1104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891" calcext:value-type="float">
            <text:p>16110392788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36" calcext:value-type="float">
            <text:p>16853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94640" calcext:value-type="float">
            <text:p>11794640</text:p>
          </table:table-cell>
          <table:table-cell office:value-type="float" office:value="520192" calcext:value-type="float">
            <text:p>520192</text:p>
          </table:table-cell>
          <table:table-cell office:value-type="float" office:value="11274448" calcext:value-type="float">
            <text:p>112744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62" calcext:value-type="float">
            <text:p>1106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8997" calcext:value-type="float">
            <text:p>1611039278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32" calcext:value-type="float">
            <text:p>17213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37312" calcext:value-type="float">
            <text:p>10037312</text:p>
          </table:table-cell>
          <table:table-cell office:value-type="float" office:value="2224128" calcext:value-type="float">
            <text:p>2224128</text:p>
          </table:table-cell>
          <table:table-cell office:value-type="float" office:value="7813184" calcext:value-type="float">
            <text:p>7813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77" calcext:value-type="float">
            <text:p>110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108" calcext:value-type="float">
            <text:p>1611039279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24" calcext:value-type="float">
            <text:p>16692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09360" calcext:value-type="float">
            <text:p>12409360</text:p>
          </table:table-cell>
          <table:table-cell office:value-type="float" office:value="0" calcext:value-type="float">
            <text:p>0</text:p>
          </table:table-cell>
          <table:table-cell office:value-type="float" office:value="12409360" calcext:value-type="float">
            <text:p>12409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094" calcext:value-type="float">
            <text:p>1109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214" calcext:value-type="float">
            <text:p>1611039279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40" calcext:value-type="float">
            <text:p>17114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12040" calcext:value-type="float">
            <text:p>11212040</text:p>
          </table:table-cell>
          <table:table-cell office:value-type="float" office:value="2469888" calcext:value-type="float">
            <text:p>2469888</text:p>
          </table:table-cell>
          <table:table-cell office:value-type="float" office:value="8742152" calcext:value-type="float">
            <text:p>8742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08" calcext:value-type="float">
            <text:p>1110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323" calcext:value-type="float">
            <text:p>1611039279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20" calcext:value-type="float">
            <text:p>16742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27128" calcext:value-type="float">
            <text:p>11827128</text:p>
          </table:table-cell>
          <table:table-cell office:value-type="float" office:value="0" calcext:value-type="float">
            <text:p>0</text:p>
          </table:table-cell>
          <table:table-cell office:value-type="float" office:value="11827128" calcext:value-type="float">
            <text:p>118271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26" calcext:value-type="float">
            <text:p>111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429" calcext:value-type="float">
            <text:p>1611039279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64" calcext:value-type="float">
            <text:p>17126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8904" calcext:value-type="float">
            <text:p>10018904</text:p>
          </table:table-cell>
          <table:table-cell office:value-type="float" office:value="1716224" calcext:value-type="float">
            <text:p>1716224</text:p>
          </table:table-cell>
          <table:table-cell office:value-type="float" office:value="8302680" calcext:value-type="float">
            <text:p>83026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40" calcext:value-type="float">
            <text:p>111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540" calcext:value-type="float">
            <text:p>16110392795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92" calcext:value-type="float">
            <text:p>16779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4520" calcext:value-type="float">
            <text:p>11714520</text:p>
          </table:table-cell>
          <table:table-cell office:value-type="float" office:value="0" calcext:value-type="float">
            <text:p>0</text:p>
          </table:table-cell>
          <table:table-cell office:value-type="float" office:value="11714520" calcext:value-type="float">
            <text:p>11714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58" calcext:value-type="float">
            <text:p>1115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646" calcext:value-type="float">
            <text:p>1611039279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620" calcext:value-type="float">
            <text:p>173620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5224" calcext:value-type="float">
            <text:p>11365224</text:p>
          </table:table-cell>
          <table:table-cell office:value-type="float" office:value="5369856" calcext:value-type="float">
            <text:p>5369856</text:p>
          </table:table-cell>
          <table:table-cell office:value-type="float" office:value="5995368" calcext:value-type="float">
            <text:p>5995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74" calcext:value-type="float">
            <text:p>1117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756" calcext:value-type="float">
            <text:p>1611039279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04" calcext:value-type="float">
            <text:p>16940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1496" calcext:value-type="float">
            <text:p>10011496</text:p>
          </table:table-cell>
          <table:table-cell office:value-type="float" office:value="241664" calcext:value-type="float">
            <text:p>241664</text:p>
          </table:table-cell>
          <table:table-cell office:value-type="float" office:value="9769832" calcext:value-type="float">
            <text:p>9769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89" calcext:value-type="float">
            <text:p>1118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862" calcext:value-type="float">
            <text:p>1611039279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428" calcext:value-type="float">
            <text:p>16642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38096" calcext:value-type="float">
            <text:p>12838096</text:p>
          </table:table-cell>
          <table:table-cell office:value-type="float" office:value="0" calcext:value-type="float">
            <text:p>0</text:p>
          </table:table-cell>
          <table:table-cell office:value-type="float" office:value="12838096" calcext:value-type="float">
            <text:p>12838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06" calcext:value-type="float">
            <text:p>1120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79973" calcext:value-type="float">
            <text:p>16110392799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45912" calcext:value-type="float">
            <text:p>11045912</text:p>
          </table:table-cell>
          <table:table-cell office:value-type="float" office:value="4386816" calcext:value-type="float">
            <text:p>4386816</text:p>
          </table:table-cell>
          <table:table-cell office:value-type="float" office:value="6659096" calcext:value-type="float">
            <text:p>6659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20" calcext:value-type="float">
            <text:p>1122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080" calcext:value-type="float">
            <text:p>1611039280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60" calcext:value-type="float">
            <text:p>1717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60320" calcext:value-type="float">
            <text:p>11160320</text:p>
          </table:table-cell>
          <table:table-cell office:value-type="float" office:value="3174400" calcext:value-type="float">
            <text:p>3174400</text:p>
          </table:table-cell>
          <table:table-cell office:value-type="float" office:value="7985920" calcext:value-type="float">
            <text:p>7985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35" calcext:value-type="float">
            <text:p>1123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186" calcext:value-type="float">
            <text:p>1611039280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44" calcext:value-type="float">
            <text:p>17064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79000" calcext:value-type="float">
            <text:p>11079000</text:p>
          </table:table-cell>
          <table:table-cell office:value-type="float" office:value="2027520" calcext:value-type="float">
            <text:p>2027520</text:p>
          </table:table-cell>
          <table:table-cell office:value-type="float" office:value="9051480" calcext:value-type="float">
            <text:p>9051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49" calcext:value-type="float">
            <text:p>1124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291" calcext:value-type="float">
            <text:p>1611039280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272" calcext:value-type="float">
            <text:p>17027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30848" calcext:value-type="float">
            <text:p>11030848</text:p>
          </table:table-cell>
          <table:table-cell office:value-type="float" office:value="1667072" calcext:value-type="float">
            <text:p>1667072</text:p>
          </table:table-cell>
          <table:table-cell office:value-type="float" office:value="9363776" calcext:value-type="float">
            <text:p>9363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65" calcext:value-type="float">
            <text:p>1126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397" calcext:value-type="float">
            <text:p>1611039280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00" calcext:value-type="float">
            <text:p>16990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65176" calcext:value-type="float">
            <text:p>10965176</text:p>
          </table:table-cell>
          <table:table-cell office:value-type="float" office:value="1273856" calcext:value-type="float">
            <text:p>1273856</text:p>
          </table:table-cell>
          <table:table-cell office:value-type="float" office:value="9691320" calcext:value-type="float">
            <text:p>9691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79" calcext:value-type="float">
            <text:p>1127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503" calcext:value-type="float">
            <text:p>1611039280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96" calcext:value-type="float">
            <text:p>17039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51776" calcext:value-type="float">
            <text:p>10751776</text:p>
          </table:table-cell>
          <table:table-cell office:value-type="float" office:value="1503232" calcext:value-type="float">
            <text:p>1503232</text:p>
          </table:table-cell>
          <table:table-cell office:value-type="float" office:value="9248544" calcext:value-type="float">
            <text:p>92485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295" calcext:value-type="float">
            <text:p>1129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611" calcext:value-type="float">
            <text:p>1611039280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88" calcext:value-type="float">
            <text:p>1713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98808" calcext:value-type="float">
            <text:p>10898808</text:p>
          </table:table-cell>
          <table:table-cell office:value-type="float" office:value="2240512" calcext:value-type="float">
            <text:p>2240512</text:p>
          </table:table-cell>
          <table:table-cell office:value-type="float" office:value="8658296" calcext:value-type="float">
            <text:p>8658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10" calcext:value-type="float">
            <text:p>1131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716" calcext:value-type="float">
            <text:p>1611039280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884" calcext:value-type="float">
            <text:p>17188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52640" calcext:value-type="float">
            <text:p>10652640</text:p>
          </table:table-cell>
          <table:table-cell office:value-type="float" office:value="3059712" calcext:value-type="float">
            <text:p>3059712</text:p>
          </table:table-cell>
          <table:table-cell office:value-type="float" office:value="7592928" calcext:value-type="float">
            <text:p>7592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26" calcext:value-type="float">
            <text:p>113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822" calcext:value-type="float">
            <text:p>1611039280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72" calcext:value-type="float">
            <text:p>17337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7400" calcext:value-type="float">
            <text:p>10537400</text:p>
          </table:table-cell>
          <table:table-cell office:value-type="float" office:value="4567040" calcext:value-type="float">
            <text:p>4567040</text:p>
          </table:table-cell>
          <table:table-cell office:value-type="float" office:value="5970360" calcext:value-type="float">
            <text:p>5970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41" calcext:value-type="float">
            <text:p>1134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0928" calcext:value-type="float">
            <text:p>1611039280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88" calcext:value-type="float">
            <text:p>16828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77368" calcext:value-type="float">
            <text:p>10877368</text:p>
          </table:table-cell>
          <table:table-cell office:value-type="float" office:value="0" calcext:value-type="float">
            <text:p>0</text:p>
          </table:table-cell>
          <table:table-cell office:value-type="float" office:value="10877368" calcext:value-type="float">
            <text:p>10877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56" calcext:value-type="float">
            <text:p>113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034" calcext:value-type="float">
            <text:p>1611039281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776" calcext:value-type="float">
            <text:p>16977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3792" calcext:value-type="float">
            <text:p>10413792</text:p>
          </table:table-cell>
          <table:table-cell office:value-type="float" office:value="667648" calcext:value-type="float">
            <text:p>667648</text:p>
          </table:table-cell>
          <table:table-cell office:value-type="float" office:value="9746144" calcext:value-type="float">
            <text:p>97461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68" calcext:value-type="float">
            <text:p>1136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142" calcext:value-type="float">
            <text:p>1611039281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63136" calcext:value-type="float">
            <text:p>10063136</text:p>
          </table:table-cell>
          <table:table-cell office:value-type="float" office:value="3715072" calcext:value-type="float">
            <text:p>3715072</text:p>
          </table:table-cell>
          <table:table-cell office:value-type="float" office:value="6348064" calcext:value-type="float">
            <text:p>6348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83" calcext:value-type="float">
            <text:p>1138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247" calcext:value-type="float">
            <text:p>1611039281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56" calcext:value-type="float">
            <text:p>16915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63136" calcext:value-type="float">
            <text:p>10063136</text:p>
          </table:table-cell>
          <table:table-cell office:value-type="float" office:value="118784" calcext:value-type="float">
            <text:p>118784</text:p>
          </table:table-cell>
          <table:table-cell office:value-type="float" office:value="9944352" calcext:value-type="float">
            <text:p>99443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99" calcext:value-type="float">
            <text:p>113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353" calcext:value-type="float">
            <text:p>1611039281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28" calcext:value-type="float">
            <text:p>17262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52008" calcext:value-type="float">
            <text:p>10052008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6828456" calcext:value-type="float">
            <text:p>6828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12" calcext:value-type="float">
            <text:p>1141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466" calcext:value-type="float">
            <text:p>1611039281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48" calcext:value-type="float">
            <text:p>17014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52008" calcext:value-type="float">
            <text:p>10052008</text:p>
          </table:table-cell>
          <table:table-cell office:value-type="float" office:value="577536" calcext:value-type="float">
            <text:p>577536</text:p>
          </table:table-cell>
          <table:table-cell office:value-type="float" office:value="9474472" calcext:value-type="float">
            <text:p>9474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23" calcext:value-type="float">
            <text:p>1142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572" calcext:value-type="float">
            <text:p>161103928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984" calcext:value-type="float">
            <text:p>174984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18520" calcext:value-type="float">
            <text:p>9618520</text:p>
          </table:table-cell>
          <table:table-cell office:value-type="float" office:value="5156864" calcext:value-type="float">
            <text:p>5156864</text:p>
          </table:table-cell>
          <table:table-cell office:value-type="float" office:value="4461656" calcext:value-type="float">
            <text:p>4461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40" calcext:value-type="float">
            <text:p>114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683" calcext:value-type="float">
            <text:p>1611039281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496" calcext:value-type="float">
            <text:p>17349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18520" calcext:value-type="float">
            <text:p>9618520</text:p>
          </table:table-cell>
          <table:table-cell office:value-type="float" office:value="3624960" calcext:value-type="float">
            <text:p>3624960</text:p>
          </table:table-cell>
          <table:table-cell office:value-type="float" office:value="5993560" calcext:value-type="float">
            <text:p>5993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50" calcext:value-type="float">
            <text:p>114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788" calcext:value-type="float">
            <text:p>1611039281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752" calcext:value-type="float">
            <text:p>17275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18520" calcext:value-type="float">
            <text:p>9618520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6968408" calcext:value-type="float">
            <text:p>6968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61" calcext:value-type="float">
            <text:p>1146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1894" calcext:value-type="float">
            <text:p>1611039281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56" calcext:value-type="float">
            <text:p>17225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18520" calcext:value-type="float">
            <text:p>9618520</text:p>
          </table:table-cell>
          <table:table-cell office:value-type="float" office:value="2101248" calcext:value-type="float">
            <text:p>2101248</text:p>
          </table:table-cell>
          <table:table-cell office:value-type="float" office:value="7517272" calcext:value-type="float">
            <text:p>7517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74" calcext:value-type="float">
            <text:p>1147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001" calcext:value-type="float">
            <text:p>1611039282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008" calcext:value-type="float">
            <text:p>17200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18520" calcext:value-type="float">
            <text:p>9618520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803992" calcext:value-type="float">
            <text:p>78039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89" calcext:value-type="float">
            <text:p>1148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122" calcext:value-type="float">
            <text:p>1611039282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924" calcext:value-type="float">
            <text:p>164924</text:p>
          </table:table-cell>
          <table:table-cell office:value-type="float" office:value="1882" calcext:value-type="float">
            <text:p>188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800664" calcext:value-type="float">
            <text:p>14800664</text:p>
          </table:table-cell>
          <table:table-cell office:value-type="float" office:value="0" calcext:value-type="float">
            <text:p>0</text:p>
          </table:table-cell>
          <table:table-cell office:value-type="float" office:value="14800664" calcext:value-type="float">
            <text:p>14800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04" calcext:value-type="float">
            <text:p>1150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231" calcext:value-type="float">
            <text:p>1611039282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92" calcext:value-type="float">
            <text:p>16779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53480" calcext:value-type="float">
            <text:p>11353480</text:p>
          </table:table-cell>
          <table:table-cell office:value-type="float" office:value="16384" calcext:value-type="float">
            <text:p>16384</text:p>
          </table:table-cell>
          <table:table-cell office:value-type="float" office:value="11337096" calcext:value-type="float">
            <text:p>113370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20" calcext:value-type="float">
            <text:p>1152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343" calcext:value-type="float">
            <text:p>1611039282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08" calcext:value-type="float">
            <text:p>16890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48768" calcext:value-type="float">
            <text:p>10648768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456256" calcext:value-type="float">
            <text:p>104562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35" calcext:value-type="float">
            <text:p>1153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450" calcext:value-type="float">
            <text:p>16110392824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016" calcext:value-type="float">
            <text:p>17101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60968" calcext:value-type="float">
            <text:p>10660968</text:p>
          </table:table-cell>
          <table:table-cell office:value-type="float" office:value="2240512" calcext:value-type="float">
            <text:p>2240512</text:p>
          </table:table-cell>
          <table:table-cell office:value-type="float" office:value="8420456" calcext:value-type="float">
            <text:p>8420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51" calcext:value-type="float">
            <text:p>1155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556" calcext:value-type="float">
            <text:p>1611039282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784" calcext:value-type="float">
            <text:p>16878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91424" calcext:value-type="float">
            <text:p>10391424</text:p>
          </table:table-cell>
          <table:table-cell office:value-type="float" office:value="110592" calcext:value-type="float">
            <text:p>110592</text:p>
          </table:table-cell>
          <table:table-cell office:value-type="float" office:value="10280832" calcext:value-type="float">
            <text:p>10280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66" calcext:value-type="float">
            <text:p>115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662" calcext:value-type="float">
            <text:p>1611039282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88" calcext:value-type="float">
            <text:p>1713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86040" calcext:value-type="float">
            <text:p>10386040</text:p>
          </table:table-cell>
          <table:table-cell office:value-type="float" office:value="3207168" calcext:value-type="float">
            <text:p>3207168</text:p>
          </table:table-cell>
          <table:table-cell office:value-type="float" office:value="7178872" calcext:value-type="float">
            <text:p>71788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81" calcext:value-type="float">
            <text:p>1158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767" calcext:value-type="float">
            <text:p>1611039282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372" calcext:value-type="float">
            <text:p>17337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76480" calcext:value-type="float">
            <text:p>10676480</text:p>
          </table:table-cell>
          <table:table-cell office:value-type="float" office:value="4960256" calcext:value-type="float">
            <text:p>4960256</text:p>
          </table:table-cell>
          <table:table-cell office:value-type="float" office:value="5716224" calcext:value-type="float">
            <text:p>5716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598" calcext:value-type="float">
            <text:p>1159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873" calcext:value-type="float">
            <text:p>1611039282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37088" calcext:value-type="float">
            <text:p>10937088</text:p>
          </table:table-cell>
          <table:table-cell office:value-type="float" office:value="0" calcext:value-type="float">
            <text:p>0</text:p>
          </table:table-cell>
          <table:table-cell office:value-type="float" office:value="10937088" calcext:value-type="float">
            <text:p>10937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14" calcext:value-type="float">
            <text:p>1161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2979" calcext:value-type="float">
            <text:p>1611039282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52" calcext:value-type="float">
            <text:p>16965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9056" calcext:value-type="float">
            <text:p>10469056</text:p>
          </table:table-cell>
          <table:table-cell office:value-type="float" office:value="929792" calcext:value-type="float">
            <text:p>929792</text:p>
          </table:table-cell>
          <table:table-cell office:value-type="float" office:value="9539264" calcext:value-type="float">
            <text:p>9539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28" calcext:value-type="float">
            <text:p>1162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086" calcext:value-type="float">
            <text:p>1611039283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64" calcext:value-type="float">
            <text:p>17436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6056" calcext:value-type="float">
            <text:p>10446056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4977896" calcext:value-type="float">
            <text:p>49778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44" calcext:value-type="float">
            <text:p>1164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193" calcext:value-type="float">
            <text:p>1611039283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08" calcext:value-type="float">
            <text:p>16890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5936" calcext:value-type="float">
            <text:p>10485936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342576" calcext:value-type="float">
            <text:p>10342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59" calcext:value-type="float">
            <text:p>1165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299" calcext:value-type="float">
            <text:p>1611039283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56" calcext:value-type="float">
            <text:p>17225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2200" calcext:value-type="float">
            <text:p>10462200</text:p>
          </table:table-cell>
          <table:table-cell office:value-type="float" office:value="3584000" calcext:value-type="float">
            <text:p>3584000</text:p>
          </table:table-cell>
          <table:table-cell office:value-type="float" office:value="6878200" calcext:value-type="float">
            <text:p>6878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75" calcext:value-type="float">
            <text:p>1167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406" calcext:value-type="float">
            <text:p>1611039283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12" calcext:value-type="float">
            <text:p>1684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4944" calcext:value-type="float">
            <text:p>10554944</text:p>
          </table:table-cell>
          <table:table-cell office:value-type="float" office:value="0" calcext:value-type="float">
            <text:p>0</text:p>
          </table:table-cell>
          <table:table-cell office:value-type="float" office:value="10554944" calcext:value-type="float">
            <text:p>10554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690" calcext:value-type="float">
            <text:p>1169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512" calcext:value-type="float">
            <text:p>1611039283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116" calcext:value-type="float">
            <text:p>17411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23960" calcext:value-type="float">
            <text:p>10723960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5206648" calcext:value-type="float">
            <text:p>52066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05" calcext:value-type="float">
            <text:p>1170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618" calcext:value-type="float">
            <text:p>16110392836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04" calcext:value-type="float">
            <text:p>16940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5056" calcext:value-type="float">
            <text:p>10485056</text:p>
          </table:table-cell>
          <table:table-cell office:value-type="float" office:value="585728" calcext:value-type="float">
            <text:p>585728</text:p>
          </table:table-cell>
          <table:table-cell office:value-type="float" office:value="9899328" calcext:value-type="float">
            <text:p>9899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20" calcext:value-type="float">
            <text:p>1172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723" calcext:value-type="float">
            <text:p>1611039283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92" calcext:value-type="float">
            <text:p>16779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4024" calcext:value-type="float">
            <text:p>10494024</text:p>
          </table:table-cell>
          <table:table-cell office:value-type="float" office:value="126976" calcext:value-type="float">
            <text:p>126976</text:p>
          </table:table-cell>
          <table:table-cell office:value-type="float" office:value="10367048" calcext:value-type="float">
            <text:p>10367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36" calcext:value-type="float">
            <text:p>1173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829" calcext:value-type="float">
            <text:p>1611039283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24" calcext:value-type="float">
            <text:p>1669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71856" calcext:value-type="float">
            <text:p>11471856</text:p>
          </table:table-cell>
          <table:table-cell office:value-type="float" office:value="0" calcext:value-type="float">
            <text:p>0</text:p>
          </table:table-cell>
          <table:table-cell office:value-type="float" office:value="11471856" calcext:value-type="float">
            <text:p>114718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50" calcext:value-type="float">
            <text:p>117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3935" calcext:value-type="float">
            <text:p>1611039283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92" calcext:value-type="float">
            <text:p>17089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9432" calcext:value-type="float">
            <text:p>10489432</text:p>
          </table:table-cell>
          <table:table-cell office:value-type="float" office:value="2732032" calcext:value-type="float">
            <text:p>2732032</text:p>
          </table:table-cell>
          <table:table-cell office:value-type="float" office:value="7757400" calcext:value-type="float">
            <text:p>7757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65" calcext:value-type="float">
            <text:p>1176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041" calcext:value-type="float">
            <text:p>1611039284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916" calcext:value-type="float">
            <text:p>16791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2576" calcext:value-type="float">
            <text:p>10532576</text:p>
          </table:table-cell>
          <table:table-cell office:value-type="float" office:value="0" calcext:value-type="float">
            <text:p>0</text:p>
          </table:table-cell>
          <table:table-cell office:value-type="float" office:value="10532576" calcext:value-type="float">
            <text:p>10532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81" calcext:value-type="float">
            <text:p>1178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150" calcext:value-type="float">
            <text:p>1611039284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744" calcext:value-type="float">
            <text:p>17374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6728" calcext:value-type="float">
            <text:p>10536728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4888344" calcext:value-type="float">
            <text:p>4888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796" calcext:value-type="float">
            <text:p>117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256" calcext:value-type="float">
            <text:p>1611039284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88" calcext:value-type="float">
            <text:p>1713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6864" calcext:value-type="float">
            <text:p>10526864</text:p>
          </table:table-cell>
          <table:table-cell office:value-type="float" office:value="3207168" calcext:value-type="float">
            <text:p>3207168</text:p>
          </table:table-cell>
          <table:table-cell office:value-type="float" office:value="7319696" calcext:value-type="float">
            <text:p>7319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11" calcext:value-type="float">
            <text:p>1181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362" calcext:value-type="float">
            <text:p>1611039284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92" calcext:value-type="float">
            <text:p>17089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2904" calcext:value-type="float">
            <text:p>10532904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899176" calcext:value-type="float">
            <text:p>7899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26" calcext:value-type="float">
            <text:p>118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468" calcext:value-type="float">
            <text:p>1611039284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288" calcext:value-type="float">
            <text:p>16828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1600" calcext:value-type="float">
            <text:p>10521600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329088" calcext:value-type="float">
            <text:p>10329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41" calcext:value-type="float">
            <text:p>1184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575" calcext:value-type="float">
            <text:p>1611039284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52" calcext:value-type="float">
            <text:p>16745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56584" calcext:value-type="float">
            <text:p>11156584</text:p>
          </table:table-cell>
          <table:table-cell office:value-type="float" office:value="0" calcext:value-type="float">
            <text:p>0</text:p>
          </table:table-cell>
          <table:table-cell office:value-type="float" office:value="11156584" calcext:value-type="float">
            <text:p>11156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57" calcext:value-type="float">
            <text:p>1185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681" calcext:value-type="float">
            <text:p>1611039284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96" calcext:value-type="float">
            <text:p>174396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4944" calcext:value-type="float">
            <text:p>10534944</text:p>
          </table:table-cell>
          <table:table-cell office:value-type="float" office:value="6172672" calcext:value-type="float">
            <text:p>6172672</text:p>
          </table:table-cell>
          <table:table-cell office:value-type="float" office:value="4362272" calcext:value-type="float">
            <text:p>4362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71" calcext:value-type="float">
            <text:p>1187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788" calcext:value-type="float">
            <text:p>1611039284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80" calcext:value-type="float">
            <text:p>1732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0472" calcext:value-type="float">
            <text:p>10490472</text:p>
          </table:table-cell>
          <table:table-cell office:value-type="float" office:value="5353472" calcext:value-type="float">
            <text:p>5353472</text:p>
          </table:table-cell>
          <table:table-cell office:value-type="float" office:value="5137000" calcext:value-type="float">
            <text:p>5137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886" calcext:value-type="float">
            <text:p>1188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4894" calcext:value-type="float">
            <text:p>16110392848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652" calcext:value-type="float">
            <text:p>17365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45376" calcext:value-type="float">
            <text:p>10545376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864224" calcext:value-type="float">
            <text:p>48642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01" calcext:value-type="float">
            <text:p>1190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000" calcext:value-type="float">
            <text:p>1611039285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80" calcext:value-type="float">
            <text:p>1732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5320" calcext:value-type="float">
            <text:p>10535320</text:p>
          </table:table-cell>
          <table:table-cell office:value-type="float" office:value="5468160" calcext:value-type="float">
            <text:p>5468160</text:p>
          </table:table-cell>
          <table:table-cell office:value-type="float" office:value="5067160" calcext:value-type="float">
            <text:p>5067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17" calcext:value-type="float">
            <text:p>1191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106" calcext:value-type="float">
            <text:p>1611039285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64" calcext:value-type="float">
            <text:p>17216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8736" calcext:value-type="float">
            <text:p>10558736</text:p>
          </table:table-cell>
          <table:table-cell office:value-type="float" office:value="4354048" calcext:value-type="float">
            <text:p>4354048</text:p>
          </table:table-cell>
          <table:table-cell office:value-type="float" office:value="6204688" calcext:value-type="float">
            <text:p>6204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32" calcext:value-type="float">
            <text:p>1193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212" calcext:value-type="float">
            <text:p>1611039285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52" calcext:value-type="float">
            <text:p>17055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0920" calcext:value-type="float">
            <text:p>10530920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880808" calcext:value-type="float">
            <text:p>7880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46" calcext:value-type="float">
            <text:p>1194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318" calcext:value-type="float">
            <text:p>1611039285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76" calcext:value-type="float">
            <text:p>17067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1888" calcext:value-type="float">
            <text:p>10551888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7836240" calcext:value-type="float">
            <text:p>78362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61" calcext:value-type="float">
            <text:p>1196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424" calcext:value-type="float">
            <text:p>1611039285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32" calcext:value-type="float">
            <text:p>16993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7032" calcext:value-type="float">
            <text:p>10557032</text:p>
          </table:table-cell>
          <table:table-cell office:value-type="float" office:value="2109440" calcext:value-type="float">
            <text:p>2109440</text:p>
          </table:table-cell>
          <table:table-cell office:value-type="float" office:value="8447592" calcext:value-type="float">
            <text:p>84475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76" calcext:value-type="float">
            <text:p>1197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530" calcext:value-type="float">
            <text:p>16110392855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04" calcext:value-type="float">
            <text:p>17030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80096" calcext:value-type="float">
            <text:p>10580096</text:p>
          </table:table-cell>
          <table:table-cell office:value-type="float" office:value="2404352" calcext:value-type="float">
            <text:p>2404352</text:p>
          </table:table-cell>
          <table:table-cell office:value-type="float" office:value="8175744" calcext:value-type="float">
            <text:p>81757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991" calcext:value-type="float">
            <text:p>1199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639" calcext:value-type="float">
            <text:p>1611039285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180" calcext:value-type="float">
            <text:p>17018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01608" calcext:value-type="float">
            <text:p>10601608</text:p>
          </table:table-cell>
          <table:table-cell office:value-type="float" office:value="2371584" calcext:value-type="float">
            <text:p>2371584</text:p>
          </table:table-cell>
          <table:table-cell office:value-type="float" office:value="8230024" calcext:value-type="float">
            <text:p>8230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06" calcext:value-type="float">
            <text:p>1200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745" calcext:value-type="float">
            <text:p>1611039285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52" calcext:value-type="float">
            <text:p>17055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5760" calcext:value-type="float">
            <text:p>10525760</text:p>
          </table:table-cell>
          <table:table-cell office:value-type="float" office:value="2797568" calcext:value-type="float">
            <text:p>2797568</text:p>
          </table:table-cell>
          <table:table-cell office:value-type="float" office:value="7728192" calcext:value-type="float">
            <text:p>7728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21" calcext:value-type="float">
            <text:p>1202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851" calcext:value-type="float">
            <text:p>1611039285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048" calcext:value-type="float">
            <text:p>17104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47848" calcext:value-type="float">
            <text:p>10547848</text:p>
          </table:table-cell>
          <table:table-cell office:value-type="float" office:value="3305472" calcext:value-type="float">
            <text:p>3305472</text:p>
          </table:table-cell>
          <table:table-cell office:value-type="float" office:value="7242376" calcext:value-type="float">
            <text:p>7242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36" calcext:value-type="float">
            <text:p>1203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5957" calcext:value-type="float">
            <text:p>1611039285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20" calcext:value-type="float">
            <text:p>17142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86528" calcext:value-type="float">
            <text:p>10586528</text:p>
          </table:table-cell>
          <table:table-cell office:value-type="float" office:value="3584000" calcext:value-type="float">
            <text:p>3584000</text:p>
          </table:table-cell>
          <table:table-cell office:value-type="float" office:value="7002528" calcext:value-type="float">
            <text:p>7002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52" calcext:value-type="float">
            <text:p>1205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063" calcext:value-type="float">
            <text:p>16110392860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64" calcext:value-type="float">
            <text:p>17216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43048" calcext:value-type="float">
            <text:p>10543048</text:p>
          </table:table-cell>
          <table:table-cell office:value-type="float" office:value="4435968" calcext:value-type="float">
            <text:p>4435968</text:p>
          </table:table-cell>
          <table:table-cell office:value-type="float" office:value="6107080" calcext:value-type="float">
            <text:p>61070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66" calcext:value-type="float">
            <text:p>120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168" calcext:value-type="float">
            <text:p>1611039286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80" calcext:value-type="float">
            <text:p>1732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2368" calcext:value-type="float">
            <text:p>10532368</text:p>
          </table:table-cell>
          <table:table-cell office:value-type="float" office:value="5599232" calcext:value-type="float">
            <text:p>5599232</text:p>
          </table:table-cell>
          <table:table-cell office:value-type="float" office:value="4933136" calcext:value-type="float">
            <text:p>4933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82" calcext:value-type="float">
            <text:p>1208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275" calcext:value-type="float">
            <text:p>1611039286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04" calcext:value-type="float">
            <text:p>16720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22120" calcext:value-type="float">
            <text:p>10822120</text:p>
          </table:table-cell>
          <table:table-cell office:value-type="float" office:value="0" calcext:value-type="float">
            <text:p>0</text:p>
          </table:table-cell>
          <table:table-cell office:value-type="float" office:value="10822120" calcext:value-type="float">
            <text:p>108221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096" calcext:value-type="float">
            <text:p>120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380" calcext:value-type="float">
            <text:p>16110392863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824" calcext:value-type="float">
            <text:p>167824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7104" calcext:value-type="float">
            <text:p>10527104</text:p>
          </table:table-cell>
          <table:table-cell office:value-type="float" office:value="225280" calcext:value-type="float">
            <text:p>225280</text:p>
          </table:table-cell>
          <table:table-cell office:value-type="float" office:value="10301824" calcext:value-type="float">
            <text:p>103018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11" calcext:value-type="float">
            <text:p>1211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487" calcext:value-type="float">
            <text:p>1611039286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320" calcext:value-type="float">
            <text:p>168320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4104" calcext:value-type="float">
            <text:p>10334104</text:p>
          </table:table-cell>
          <table:table-cell office:value-type="float" office:value="339968" calcext:value-type="float">
            <text:p>339968</text:p>
          </table:table-cell>
          <table:table-cell office:value-type="float" office:value="9994136" calcext:value-type="float">
            <text:p>99941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26" calcext:value-type="float">
            <text:p>121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594" calcext:value-type="float">
            <text:p>1611039286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84" calcext:value-type="float">
            <text:p>16968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440" calcext:value-type="float">
            <text:p>10307440</text:p>
          </table:table-cell>
          <table:table-cell office:value-type="float" office:value="1552384" calcext:value-type="float">
            <text:p>1552384</text:p>
          </table:table-cell>
          <table:table-cell office:value-type="float" office:value="8755056" calcext:value-type="float">
            <text:p>8755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40" calcext:value-type="float">
            <text:p>121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700" calcext:value-type="float">
            <text:p>16110392867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296" calcext:value-type="float">
            <text:p>17129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8440" calcext:value-type="float">
            <text:p>10308440</text:p>
          </table:table-cell>
          <table:table-cell office:value-type="float" office:value="3108864" calcext:value-type="float">
            <text:p>3108864</text:p>
          </table:table-cell>
          <table:table-cell office:value-type="float" office:value="7199576" calcext:value-type="float">
            <text:p>7199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56" calcext:value-type="float">
            <text:p>121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806" calcext:value-type="float">
            <text:p>16110392868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032" calcext:value-type="float">
            <text:p>17303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4448" calcext:value-type="float">
            <text:p>10314448</text:p>
          </table:table-cell>
          <table:table-cell office:value-type="float" office:value="4861952" calcext:value-type="float">
            <text:p>4861952</text:p>
          </table:table-cell>
          <table:table-cell office:value-type="float" office:value="5452496" calcext:value-type="float">
            <text:p>5452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70" calcext:value-type="float">
            <text:p>1217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6912" calcext:value-type="float">
            <text:p>1611039286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00" calcext:value-type="float">
            <text:p>16770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38088" calcext:value-type="float">
            <text:p>10438088</text:p>
          </table:table-cell>
          <table:table-cell office:value-type="float" office:value="0" calcext:value-type="float">
            <text:p>0</text:p>
          </table:table-cell>
          <table:table-cell office:value-type="float" office:value="10438088" calcext:value-type="float">
            <text:p>10438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85" calcext:value-type="float">
            <text:p>1218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018" calcext:value-type="float">
            <text:p>1611039287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60" calcext:value-type="float">
            <text:p>16956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824" calcext:value-type="float">
            <text:p>10307824</text:p>
          </table:table-cell>
          <table:table-cell office:value-type="float" office:value="1306624" calcext:value-type="float">
            <text:p>1306624</text:p>
          </table:table-cell>
          <table:table-cell office:value-type="float" office:value="9001200" calcext:value-type="float">
            <text:p>9001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199" calcext:value-type="float">
            <text:p>121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125" calcext:value-type="float">
            <text:p>1611039287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88" calcext:value-type="float">
            <text:p>1722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160" calcext:value-type="float">
            <text:p>10307160</text:p>
          </table:table-cell>
          <table:table-cell office:value-type="float" office:value="4091904" calcext:value-type="float">
            <text:p>4091904</text:p>
          </table:table-cell>
          <table:table-cell office:value-type="float" office:value="6215256" calcext:value-type="float">
            <text:p>62152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14" calcext:value-type="float">
            <text:p>1221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231" calcext:value-type="float">
            <text:p>1611039287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76" calcext:value-type="float">
            <text:p>16757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27104" calcext:value-type="float">
            <text:p>10727104</text:p>
          </table:table-cell>
          <table:table-cell office:value-type="float" office:value="0" calcext:value-type="float">
            <text:p>0</text:p>
          </table:table-cell>
          <table:table-cell office:value-type="float" office:value="10727104" calcext:value-type="float">
            <text:p>10727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29" calcext:value-type="float">
            <text:p>1222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338" calcext:value-type="float">
            <text:p>1611039287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60" calcext:value-type="float">
            <text:p>16956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5464" calcext:value-type="float">
            <text:p>10335464</text:p>
          </table:table-cell>
          <table:table-cell office:value-type="float" office:value="1470464" calcext:value-type="float">
            <text:p>1470464</text:p>
          </table:table-cell>
          <table:table-cell office:value-type="float" office:value="8865000" calcext:value-type="float">
            <text:p>8865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43" calcext:value-type="float">
            <text:p>1224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445" calcext:value-type="float">
            <text:p>1611039287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404" calcext:value-type="float">
            <text:p>17340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0224" calcext:value-type="float">
            <text:p>10320224</text:p>
          </table:table-cell>
          <table:table-cell office:value-type="float" office:value="5419008" calcext:value-type="float">
            <text:p>5419008</text:p>
          </table:table-cell>
          <table:table-cell office:value-type="float" office:value="4901216" calcext:value-type="float">
            <text:p>4901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58" calcext:value-type="float">
            <text:p>1225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550" calcext:value-type="float">
            <text:p>1611039287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68" calcext:value-type="float">
            <text:p>16856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7720" calcext:value-type="float">
            <text:p>10327720</text:p>
          </table:table-cell>
          <table:table-cell office:value-type="float" office:value="356352" calcext:value-type="float">
            <text:p>356352</text:p>
          </table:table-cell>
          <table:table-cell office:value-type="float" office:value="9971368" calcext:value-type="float">
            <text:p>99713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72" calcext:value-type="float">
            <text:p>1227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659" calcext:value-type="float">
            <text:p>1611039287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64" calcext:value-type="float">
            <text:p>17216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64944" calcext:value-type="float">
            <text:p>10364944</text:p>
          </table:table-cell>
          <table:table-cell office:value-type="float" office:value="3960832" calcext:value-type="float">
            <text:p>3960832</text:p>
          </table:table-cell>
          <table:table-cell office:value-type="float" office:value="6404112" calcext:value-type="float">
            <text:p>64041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287" calcext:value-type="float">
            <text:p>1228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765" calcext:value-type="float">
            <text:p>1611039287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948" calcext:value-type="float">
            <text:p>167948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3768" calcext:value-type="float">
            <text:p>10333768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190408" calcext:value-type="float">
            <text:p>10190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01" calcext:value-type="float">
            <text:p>1230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871" calcext:value-type="float">
            <text:p>1611039287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420" calcext:value-type="float">
            <text:p>17142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4720" calcext:value-type="float">
            <text:p>10304720</text:p>
          </table:table-cell>
          <table:table-cell office:value-type="float" office:value="3141632" calcext:value-type="float">
            <text:p>3141632</text:p>
          </table:table-cell>
          <table:table-cell office:value-type="float" office:value="7163088" calcext:value-type="float">
            <text:p>7163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16" calcext:value-type="float">
            <text:p>1231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7978" calcext:value-type="float">
            <text:p>1611039287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196" calcext:value-type="float">
            <text:p>16819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4968" calcext:value-type="float">
            <text:p>10324968</text:p>
          </table:table-cell>
          <table:table-cell office:value-type="float" office:value="290816" calcext:value-type="float">
            <text:p>290816</text:p>
          </table:table-cell>
          <table:table-cell office:value-type="float" office:value="10034152" calcext:value-type="float">
            <text:p>10034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30" calcext:value-type="float">
            <text:p>1233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083" calcext:value-type="float">
            <text:p>1611039288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32" calcext:value-type="float">
            <text:p>16683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46216" calcext:value-type="float">
            <text:p>12146216</text:p>
          </table:table-cell>
          <table:table-cell office:value-type="float" office:value="339968" calcext:value-type="float">
            <text:p>339968</text:p>
          </table:table-cell>
          <table:table-cell office:value-type="float" office:value="11806248" calcext:value-type="float">
            <text:p>11806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46" calcext:value-type="float">
            <text:p>1234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190" calcext:value-type="float">
            <text:p>16110392881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80" calcext:value-type="float">
            <text:p>1732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7896" calcext:value-type="float">
            <text:p>10267896</text:p>
          </table:table-cell>
          <table:table-cell office:value-type="float" office:value="5074944" calcext:value-type="float">
            <text:p>5074944</text:p>
          </table:table-cell>
          <table:table-cell office:value-type="float" office:value="5192952" calcext:value-type="float">
            <text:p>5192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60" calcext:value-type="float">
            <text:p>1236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295" calcext:value-type="float">
            <text:p>16110392882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148" calcext:value-type="float">
            <text:p>17414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9872" calcext:value-type="float">
            <text:p>10319872</text:p>
          </table:table-cell>
          <table:table-cell office:value-type="float" office:value="5894144" calcext:value-type="float">
            <text:p>5894144</text:p>
          </table:table-cell>
          <table:table-cell office:value-type="float" office:value="4425728" calcext:value-type="float">
            <text:p>44257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76" calcext:value-type="float">
            <text:p>1237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401" calcext:value-type="float">
            <text:p>1611039288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92" calcext:value-type="float">
            <text:p>171792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39816" calcext:value-type="float">
            <text:p>10239816</text:p>
          </table:table-cell>
          <table:table-cell office:value-type="float" office:value="3436544" calcext:value-type="float">
            <text:p>3436544</text:p>
          </table:table-cell>
          <table:table-cell office:value-type="float" office:value="6803272" calcext:value-type="float">
            <text:p>68032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389" calcext:value-type="float">
            <text:p>1238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507" calcext:value-type="float">
            <text:p>1611039288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652" calcext:value-type="float">
            <text:p>173652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78432" calcext:value-type="float">
            <text:p>10078432</text:p>
          </table:table-cell>
          <table:table-cell office:value-type="float" office:value="5189632" calcext:value-type="float">
            <text:p>5189632</text:p>
          </table:table-cell>
          <table:table-cell office:value-type="float" office:value="4888800" calcext:value-type="float">
            <text:p>4888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05" calcext:value-type="float">
            <text:p>1240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613" calcext:value-type="float">
            <text:p>1611039288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68" calcext:value-type="float">
            <text:p>17166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7304" calcext:value-type="float">
            <text:p>10277304</text:p>
          </table:table-cell>
          <table:table-cell office:value-type="float" office:value="3371008" calcext:value-type="float">
            <text:p>3371008</text:p>
          </table:table-cell>
          <table:table-cell office:value-type="float" office:value="6906296" calcext:value-type="float">
            <text:p>6906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20" calcext:value-type="float">
            <text:p>1242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719" calcext:value-type="float">
            <text:p>1611039288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024" calcext:value-type="float">
            <text:p>174024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52032" calcext:value-type="float">
            <text:p>10052032</text:p>
          </table:table-cell>
          <table:table-cell office:value-type="float" office:value="5664768" calcext:value-type="float">
            <text:p>5664768</text:p>
          </table:table-cell>
          <table:table-cell office:value-type="float" office:value="4387264" calcext:value-type="float">
            <text:p>4387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36" calcext:value-type="float">
            <text:p>1243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824" calcext:value-type="float">
            <text:p>1611039288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460" calcext:value-type="float">
            <text:p>166460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71192" calcext:value-type="float">
            <text:p>11871192</text:p>
          </table:table-cell>
          <table:table-cell office:value-type="float" office:value="323584" calcext:value-type="float">
            <text:p>323584</text:p>
          </table:table-cell>
          <table:table-cell office:value-type="float" office:value="11547608" calcext:value-type="float">
            <text:p>11547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50" calcext:value-type="float">
            <text:p>1245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8929" calcext:value-type="float">
            <text:p>16110392889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68" calcext:value-type="float">
            <text:p>16856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41488" calcext:value-type="float">
            <text:p>11841488</text:p>
          </table:table-cell>
          <table:table-cell office:value-type="float" office:value="1912832" calcext:value-type="float">
            <text:p>1912832</text:p>
          </table:table-cell>
          <table:table-cell office:value-type="float" office:value="9928656" calcext:value-type="float">
            <text:p>99286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65" calcext:value-type="float">
            <text:p>1246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035" calcext:value-type="float">
            <text:p>1611039289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00" calcext:value-type="float">
            <text:p>17080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65064" calcext:value-type="float">
            <text:p>11565064</text:p>
          </table:table-cell>
          <table:table-cell office:value-type="float" office:value="4042752" calcext:value-type="float">
            <text:p>4042752</text:p>
          </table:table-cell>
          <table:table-cell office:value-type="float" office:value="7522312" calcext:value-type="float">
            <text:p>7522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81" calcext:value-type="float">
            <text:p>1248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141" calcext:value-type="float">
            <text:p>1611039289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336" calcext:value-type="float">
            <text:p>16633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7856" calcext:value-type="float">
            <text:p>11717856</text:p>
          </table:table-cell>
          <table:table-cell office:value-type="float" office:value="0" calcext:value-type="float">
            <text:p>0</text:p>
          </table:table-cell>
          <table:table-cell office:value-type="float" office:value="11717856" calcext:value-type="float">
            <text:p>117178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96" calcext:value-type="float">
            <text:p>1249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246" calcext:value-type="float">
            <text:p>1611039289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816" calcext:value-type="float">
            <text:p>16881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12928" calcext:value-type="float">
            <text:p>12112928</text:p>
          </table:table-cell>
          <table:table-cell office:value-type="float" office:value="2535424" calcext:value-type="float">
            <text:p>2535424</text:p>
          </table:table-cell>
          <table:table-cell office:value-type="float" office:value="9577504" calcext:value-type="float">
            <text:p>9577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11" calcext:value-type="float">
            <text:p>1251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352" calcext:value-type="float">
            <text:p>1611039289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592" calcext:value-type="float">
            <text:p>165592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85872" calcext:value-type="float">
            <text:p>12385872</text:p>
          </table:table-cell>
          <table:table-cell office:value-type="float" office:value="0" calcext:value-type="float">
            <text:p>0</text:p>
          </table:table-cell>
          <table:table-cell office:value-type="float" office:value="12385872" calcext:value-type="float">
            <text:p>123858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28" calcext:value-type="float">
            <text:p>1252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458" calcext:value-type="float">
            <text:p>1611039289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32" calcext:value-type="float">
            <text:p>16993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6000" calcext:value-type="float">
            <text:p>11546000</text:p>
          </table:table-cell>
          <table:table-cell office:value-type="float" office:value="3289088" calcext:value-type="float">
            <text:p>3289088</text:p>
          </table:table-cell>
          <table:table-cell office:value-type="float" office:value="8256912" calcext:value-type="float">
            <text:p>82569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43" calcext:value-type="float">
            <text:p>1254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567" calcext:value-type="float">
            <text:p>1611039289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32" calcext:value-type="float">
            <text:p>16683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8896" calcext:value-type="float">
            <text:p>11548896</text:p>
          </table:table-cell>
          <table:table-cell office:value-type="float" office:value="258048" calcext:value-type="float">
            <text:p>258048</text:p>
          </table:table-cell>
          <table:table-cell office:value-type="float" office:value="11290848" calcext:value-type="float">
            <text:p>11290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59" calcext:value-type="float">
            <text:p>1255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673" calcext:value-type="float">
            <text:p>1611039289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60" calcext:value-type="float">
            <text:p>17266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53248" calcext:value-type="float">
            <text:p>11253248</text:p>
          </table:table-cell>
          <table:table-cell office:value-type="float" office:value="5812224" calcext:value-type="float">
            <text:p>5812224</text:p>
          </table:table-cell>
          <table:table-cell office:value-type="float" office:value="5441024" calcext:value-type="float">
            <text:p>5441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77" calcext:value-type="float">
            <text:p>125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783" calcext:value-type="float">
            <text:p>16110392897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60" calcext:value-type="float">
            <text:p>16956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08032" calcext:value-type="float">
            <text:p>11208032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8492384" calcext:value-type="float">
            <text:p>8492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591" calcext:value-type="float">
            <text:p>1259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888" calcext:value-type="float">
            <text:p>1611039289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32" calcext:value-type="float">
            <text:p>16683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38152" calcext:value-type="float">
            <text:p>11538152</text:p>
          </table:table-cell>
          <table:table-cell office:value-type="float" office:value="389120" calcext:value-type="float">
            <text:p>389120</text:p>
          </table:table-cell>
          <table:table-cell office:value-type="float" office:value="11149032" calcext:value-type="float">
            <text:p>111490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06" calcext:value-type="float">
            <text:p>1260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89994" calcext:value-type="float">
            <text:p>16110392899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468" calcext:value-type="float">
            <text:p>165468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6464" calcext:value-type="float">
            <text:p>12056464</text:p>
          </table:table-cell>
          <table:table-cell office:value-type="float" office:value="0" calcext:value-type="float">
            <text:p>0</text:p>
          </table:table-cell>
          <table:table-cell office:value-type="float" office:value="12056464" calcext:value-type="float">
            <text:p>12056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24" calcext:value-type="float">
            <text:p>1262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104" calcext:value-type="float">
            <text:p>1611039290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88" calcext:value-type="float">
            <text:p>1722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45816" calcext:value-type="float">
            <text:p>11245816</text:p>
          </table:table-cell>
          <table:table-cell office:value-type="float" office:value="5402624" calcext:value-type="float">
            <text:p>5402624</text:p>
          </table:table-cell>
          <table:table-cell office:value-type="float" office:value="5843192" calcext:value-type="float">
            <text:p>5843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40" calcext:value-type="float">
            <text:p>1264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214" calcext:value-type="float">
            <text:p>1611039290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64" calcext:value-type="float">
            <text:p>169064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04512" calcext:value-type="float">
            <text:p>9804512</text:p>
          </table:table-cell>
          <table:table-cell office:value-type="float" office:value="831488" calcext:value-type="float">
            <text:p>831488</text:p>
          </table:table-cell>
          <table:table-cell office:value-type="float" office:value="8973024" calcext:value-type="float">
            <text:p>89730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52" calcext:value-type="float">
            <text:p>1265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320" calcext:value-type="float">
            <text:p>1611039290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04" calcext:value-type="float">
            <text:p>16720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2328" calcext:value-type="float">
            <text:p>10562328</text:p>
          </table:table-cell>
          <table:table-cell office:value-type="float" office:value="0" calcext:value-type="float">
            <text:p>0</text:p>
          </table:table-cell>
          <table:table-cell office:value-type="float" office:value="10562328" calcext:value-type="float">
            <text:p>10562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69" calcext:value-type="float">
            <text:p>1266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426" calcext:value-type="float">
            <text:p>1611039290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848" calcext:value-type="float">
            <text:p>17284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14624" calcext:value-type="float">
            <text:p>11414624</text:p>
          </table:table-cell>
          <table:table-cell office:value-type="float" office:value="6934200" calcext:value-type="float">
            <text:p>6934200</text:p>
          </table:table-cell>
          <table:table-cell office:value-type="float" office:value="4480424" calcext:value-type="float">
            <text:p>4480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85" calcext:value-type="float">
            <text:p>1268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538" calcext:value-type="float">
            <text:p>1611039290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36" calcext:value-type="float">
            <text:p>17253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55368" calcext:value-type="float">
            <text:p>9755368</text:p>
          </table:table-cell>
          <table:table-cell office:value-type="float" office:value="4403200" calcext:value-type="float">
            <text:p>4403200</text:p>
          </table:table-cell>
          <table:table-cell office:value-type="float" office:value="5352168" calcext:value-type="float">
            <text:p>5352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697" calcext:value-type="float">
            <text:p>1269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644" calcext:value-type="float">
            <text:p>16110392906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88" calcext:value-type="float">
            <text:p>1722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19712" calcext:value-type="float">
            <text:p>10819712</text:p>
          </table:table-cell>
          <table:table-cell office:value-type="float" office:value="5206016" calcext:value-type="float">
            <text:p>5206016</text:p>
          </table:table-cell>
          <table:table-cell office:value-type="float" office:value="5613696" calcext:value-type="float">
            <text:p>5613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13" calcext:value-type="float">
            <text:p>1271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749" calcext:value-type="float">
            <text:p>16110392907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88" calcext:value-type="float">
            <text:p>17228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5480" calcext:value-type="float">
            <text:p>9705480</text:p>
          </table:table-cell>
          <table:table-cell office:value-type="float" office:value="4026368" calcext:value-type="float">
            <text:p>4026368</text:p>
          </table:table-cell>
          <table:table-cell office:value-type="float" office:value="5679112" calcext:value-type="float">
            <text:p>56791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26" calcext:value-type="float">
            <text:p>1272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855" calcext:value-type="float">
            <text:p>1611039290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56" calcext:value-type="float">
            <text:p>17315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6592" calcext:value-type="float">
            <text:p>10556592</text:p>
          </table:table-cell>
          <table:table-cell office:value-type="float" office:value="5730304" calcext:value-type="float">
            <text:p>5730304</text:p>
          </table:table-cell>
          <table:table-cell office:value-type="float" office:value="4826288" calcext:value-type="float">
            <text:p>4826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42" calcext:value-type="float">
            <text:p>1274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0960" calcext:value-type="float">
            <text:p>16110392909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56" calcext:value-type="float">
            <text:p>16695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32720" calcext:value-type="float">
            <text:p>10732720</text:p>
          </table:table-cell>
          <table:table-cell office:value-type="float" office:value="0" calcext:value-type="float">
            <text:p>0</text:p>
          </table:table-cell>
          <table:table-cell office:value-type="float" office:value="10732720" calcext:value-type="float">
            <text:p>10732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57" calcext:value-type="float">
            <text:p>1275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066" calcext:value-type="float">
            <text:p>1611039291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92" calcext:value-type="float">
            <text:p>16869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5512" calcext:value-type="float">
            <text:p>10515512</text:p>
          </table:table-cell>
          <table:table-cell office:value-type="float" office:value="1224704" calcext:value-type="float">
            <text:p>1224704</text:p>
          </table:table-cell>
          <table:table-cell office:value-type="float" office:value="9290808" calcext:value-type="float">
            <text:p>9290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69" calcext:value-type="float">
            <text:p>1276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179" calcext:value-type="float">
            <text:p>1611039291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68" calcext:value-type="float">
            <text:p>171668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5400" calcext:value-type="float">
            <text:p>10345400</text:p>
          </table:table-cell>
          <table:table-cell office:value-type="float" office:value="4091904" calcext:value-type="float">
            <text:p>4091904</text:p>
          </table:table-cell>
          <table:table-cell office:value-type="float" office:value="6253496" calcext:value-type="float">
            <text:p>62534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85" calcext:value-type="float">
            <text:p>1278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285" calcext:value-type="float">
            <text:p>16110392912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396" calcext:value-type="float">
            <text:p>174396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58336" calcext:value-type="float">
            <text:p>9458336</text:p>
          </table:table-cell>
          <table:table-cell office:value-type="float" office:value="5926912" calcext:value-type="float">
            <text:p>5926912</text:p>
          </table:table-cell>
          <table:table-cell office:value-type="float" office:value="3531424" calcext:value-type="float">
            <text:p>35314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798" calcext:value-type="float">
            <text:p>1279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391" calcext:value-type="float">
            <text:p>1611039291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76" calcext:value-type="float">
            <text:p>17067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58336" calcext:value-type="float">
            <text:p>9458336</text:p>
          </table:table-cell>
          <table:table-cell office:value-type="float" office:value="2166784" calcext:value-type="float">
            <text:p>2166784</text:p>
          </table:table-cell>
          <table:table-cell office:value-type="float" office:value="7291552" calcext:value-type="float">
            <text:p>7291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08" calcext:value-type="float">
            <text:p>1280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496" calcext:value-type="float">
            <text:p>1611039291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148" calcext:value-type="float">
            <text:p>174148</text:p>
          </table:table-cell>
          <table:table-cell office:value-type="float" office:value="1891" calcext:value-type="float">
            <text:p>189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88208" calcext:value-type="float">
            <text:p>9388208</text:p>
          </table:table-cell>
          <table:table-cell office:value-type="float" office:value="5599232" calcext:value-type="float">
            <text:p>5599232</text:p>
          </table:table-cell>
          <table:table-cell office:value-type="float" office:value="3788976" calcext:value-type="float">
            <text:p>3788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21" calcext:value-type="float">
            <text:p>1282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602" calcext:value-type="float">
            <text:p>1611039291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916" calcext:value-type="float">
            <text:p>17191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88208" calcext:value-type="float">
            <text:p>9388208</text:p>
          </table:table-cell>
          <table:table-cell office:value-type="float" office:value="3248128" calcext:value-type="float">
            <text:p>3248128</text:p>
          </table:table-cell>
          <table:table-cell office:value-type="float" office:value="6140080" calcext:value-type="float">
            <text:p>61400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31" calcext:value-type="float">
            <text:p>1283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708" calcext:value-type="float">
            <text:p>16110392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28" calcext:value-type="float">
            <text:p>17042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88208" calcext:value-type="float">
            <text:p>938820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7786672" calcext:value-type="float">
            <text:p>77866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43" calcext:value-type="float">
            <text:p>1284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814" calcext:value-type="float">
            <text:p>1611039291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436" calcext:value-type="float">
            <text:p>16943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88208" calcext:value-type="float">
            <text:p>9388208</text:p>
          </table:table-cell>
          <table:table-cell office:value-type="float" office:value="544768" calcext:value-type="float">
            <text:p>544768</text:p>
          </table:table-cell>
          <table:table-cell office:value-type="float" office:value="8843440" calcext:value-type="float">
            <text:p>8843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56" calcext:value-type="float">
            <text:p>1285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1920" calcext:value-type="float">
            <text:p>1611039291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768" calcext:value-type="float">
            <text:p>174768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0000" calcext:value-type="float">
            <text:p>9310000</text:p>
          </table:table-cell>
          <table:table-cell office:value-type="float" office:value="6205440" calcext:value-type="float">
            <text:p>6205440</text:p>
          </table:table-cell>
          <table:table-cell office:value-type="float" office:value="3104560" calcext:value-type="float">
            <text:p>31045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72" calcext:value-type="float">
            <text:p>1287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039" calcext:value-type="float">
            <text:p>16110392920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20" calcext:value-type="float">
            <text:p>1745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0000" calcext:value-type="float">
            <text:p>9310000</text:p>
          </table:table-cell>
          <table:table-cell office:value-type="float" office:value="5853184" calcext:value-type="float">
            <text:p>5853184</text:p>
          </table:table-cell>
          <table:table-cell office:value-type="float" office:value="3456816" calcext:value-type="float">
            <text:p>34568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83" calcext:value-type="float">
            <text:p>12883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144" calcext:value-type="float">
            <text:p>1611039292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4520" calcext:value-type="float">
            <text:p>174520</text:p>
          </table:table-cell>
          <table:table-cell office:value-type="float" office:value="1892" calcext:value-type="float">
            <text:p>189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10000" calcext:value-type="float">
            <text:p>9310000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3628848" calcext:value-type="float">
            <text:p>3628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894" calcext:value-type="float">
            <text:p>1289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250" calcext:value-type="float">
            <text:p>1611039292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296" calcext:value-type="float">
            <text:p>16929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90304" calcext:value-type="float">
            <text:p>9490304</text:p>
          </table:table-cell>
          <table:table-cell office:value-type="float" office:value="0" calcext:value-type="float">
            <text:p>0</text:p>
          </table:table-cell>
          <table:table-cell office:value-type="float" office:value="9490304" calcext:value-type="float">
            <text:p>94903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04" calcext:value-type="float">
            <text:p>1290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307" calcext:value-type="float">
            <text:p>1611039292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336" calcext:value-type="float">
            <text:p>166336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9544" calcext:value-type="float">
            <text:p>11579544</text:p>
          </table:table-cell>
          <table:table-cell office:value-type="float" office:value="0" calcext:value-type="float">
            <text:p>0</text:p>
          </table:table-cell>
          <table:table-cell office:value-type="float" office:value="11579544" calcext:value-type="float">
            <text:p>115795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22" calcext:value-type="float">
            <text:p>1292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428" calcext:value-type="float">
            <text:p>1611039292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76" calcext:value-type="float">
            <text:p>16757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33304" calcext:value-type="float">
            <text:p>10733304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540792" calcext:value-type="float">
            <text:p>105407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37" calcext:value-type="float">
            <text:p>1293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535" calcext:value-type="float">
            <text:p>1611039292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32" calcext:value-type="float">
            <text:p>16993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96576" calcext:value-type="float">
            <text:p>10696576</text:p>
          </table:table-cell>
          <table:table-cell office:value-type="float" office:value="2551808" calcext:value-type="float">
            <text:p>2551808</text:p>
          </table:table-cell>
          <table:table-cell office:value-type="float" office:value="8144768" calcext:value-type="float">
            <text:p>81447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52" calcext:value-type="float">
            <text:p>1295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641" calcext:value-type="float">
            <text:p>1611039292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60" calcext:value-type="float">
            <text:p>1726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6616" calcext:value-type="float">
            <text:p>10446616</text:p>
          </table:table-cell>
          <table:table-cell office:value-type="float" office:value="4976640" calcext:value-type="float">
            <text:p>4976640</text:p>
          </table:table-cell>
          <table:table-cell office:value-type="float" office:value="5469976" calcext:value-type="float">
            <text:p>5469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69" calcext:value-type="float">
            <text:p>1296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746" calcext:value-type="float">
            <text:p>1611039292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328" calcext:value-type="float">
            <text:p>16732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20736" calcext:value-type="float">
            <text:p>10720736</text:p>
          </table:table-cell>
          <table:table-cell office:value-type="float" office:value="0" calcext:value-type="float">
            <text:p>0</text:p>
          </table:table-cell>
          <table:table-cell office:value-type="float" office:value="10720736" calcext:value-type="float">
            <text:p>107207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84" calcext:value-type="float">
            <text:p>1298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852" calcext:value-type="float">
            <text:p>1611039292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88" calcext:value-type="float">
            <text:p>16918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66808" calcext:value-type="float">
            <text:p>10466808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8979960" calcext:value-type="float">
            <text:p>8979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999" calcext:value-type="float">
            <text:p>129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2958" calcext:value-type="float">
            <text:p>1611039292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08" calcext:value-type="float">
            <text:p>17290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7184" calcext:value-type="float">
            <text:p>10477184</text:p>
          </table:table-cell>
          <table:table-cell office:value-type="float" office:value="5632000" calcext:value-type="float">
            <text:p>5632000</text:p>
          </table:table-cell>
          <table:table-cell office:value-type="float" office:value="4845184" calcext:value-type="float">
            <text:p>4845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15" calcext:value-type="float">
            <text:p>1301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065" calcext:value-type="float">
            <text:p>1611039293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76" calcext:value-type="float">
            <text:p>16757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52936" calcext:value-type="float">
            <text:p>10452936</text:p>
          </table:table-cell>
          <table:table-cell office:value-type="float" office:value="94208" calcext:value-type="float">
            <text:p>94208</text:p>
          </table:table-cell>
          <table:table-cell office:value-type="float" office:value="10358728" calcext:value-type="float">
            <text:p>103587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30" calcext:value-type="float">
            <text:p>1303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170" calcext:value-type="float">
            <text:p>16110392931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76" calcext:value-type="float">
            <text:p>17067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6128" calcext:value-type="float">
            <text:p>10446128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7484720" calcext:value-type="float">
            <text:p>7484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45" calcext:value-type="float">
            <text:p>1304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276" calcext:value-type="float">
            <text:p>16110392932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328" calcext:value-type="float">
            <text:p>16732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5640" calcext:value-type="float">
            <text:p>10555640</text:p>
          </table:table-cell>
          <table:table-cell office:value-type="float" office:value="0" calcext:value-type="float">
            <text:p>0</text:p>
          </table:table-cell>
          <table:table-cell office:value-type="float" office:value="10555640" calcext:value-type="float">
            <text:p>105556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61" calcext:value-type="float">
            <text:p>1306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383" calcext:value-type="float">
            <text:p>1611039293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280" calcext:value-type="float">
            <text:p>1732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79264" calcext:value-type="float">
            <text:p>10479264</text:p>
          </table:table-cell>
          <table:table-cell office:value-type="float" office:value="6025216" calcext:value-type="float">
            <text:p>6025216</text:p>
          </table:table-cell>
          <table:table-cell office:value-type="float" office:value="4454048" calcext:value-type="float">
            <text:p>4454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77" calcext:value-type="float">
            <text:p>1307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490" calcext:value-type="float">
            <text:p>1611039293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320" calcext:value-type="float">
            <text:p>16832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2328" calcext:value-type="float">
            <text:p>10502328</text:p>
          </table:table-cell>
          <table:table-cell office:value-type="float" office:value="946176" calcext:value-type="float">
            <text:p>946176</text:p>
          </table:table-cell>
          <table:table-cell office:value-type="float" office:value="9556152" calcext:value-type="float">
            <text:p>9556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092" calcext:value-type="float">
            <text:p>1309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596" calcext:value-type="float">
            <text:p>16110392935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212" calcext:value-type="float">
            <text:p>166212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2016" calcext:value-type="float">
            <text:p>11662016</text:p>
          </table:table-cell>
          <table:table-cell office:value-type="float" office:value="0" calcext:value-type="float">
            <text:p>0</text:p>
          </table:table-cell>
          <table:table-cell office:value-type="float" office:value="11662016" calcext:value-type="float">
            <text:p>11662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07" calcext:value-type="float">
            <text:p>13107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703" calcext:value-type="float">
            <text:p>1611039293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92" calcext:value-type="float">
            <text:p>16869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5720" calcext:value-type="float">
            <text:p>10485720</text:p>
          </table:table-cell>
          <table:table-cell office:value-type="float" office:value="1224704" calcext:value-type="float">
            <text:p>1224704</text:p>
          </table:table-cell>
          <table:table-cell office:value-type="float" office:value="9261016" calcext:value-type="float">
            <text:p>92610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22" calcext:value-type="float">
            <text:p>1312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810" calcext:value-type="float">
            <text:p>1611039293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56" calcext:value-type="float">
            <text:p>173156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4352" calcext:value-type="float">
            <text:p>10494352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4747664" calcext:value-type="float">
            <text:p>4747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38" calcext:value-type="float">
            <text:p>13138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3917" calcext:value-type="float">
            <text:p>1611039293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52" calcext:value-type="float">
            <text:p>16745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3800" calcext:value-type="float">
            <text:p>10483800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340440" calcext:value-type="float">
            <text:p>10340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54" calcext:value-type="float">
            <text:p>1315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023" calcext:value-type="float">
            <text:p>1611039294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164" calcext:value-type="float">
            <text:p>17216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8624" calcext:value-type="float">
            <text:p>10508624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5728592" calcext:value-type="float">
            <text:p>57285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69" calcext:value-type="float">
            <text:p>1316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128" calcext:value-type="float">
            <text:p>1611039294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700" calcext:value-type="float">
            <text:p>16770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8680" calcext:value-type="float">
            <text:p>10498680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289784" calcext:value-type="float">
            <text:p>102897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84" calcext:value-type="float">
            <text:p>1318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235" calcext:value-type="float">
            <text:p>1611039294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36" calcext:value-type="float">
            <text:p>17253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1088" calcext:value-type="float">
            <text:p>10491088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5448912" calcext:value-type="float">
            <text:p>54489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199" calcext:value-type="float">
            <text:p>13199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341" calcext:value-type="float">
            <text:p>1611039294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312" calcext:value-type="float">
            <text:p>16931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96792" calcext:value-type="float">
            <text:p>10496792</text:p>
          </table:table-cell>
          <table:table-cell office:value-type="float" office:value="1912832" calcext:value-type="float">
            <text:p>1912832</text:p>
          </table:table-cell>
          <table:table-cell office:value-type="float" office:value="8583960" calcext:value-type="float">
            <text:p>8583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14" calcext:value-type="float">
            <text:p>13214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446" calcext:value-type="float">
            <text:p>16110392944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52" calcext:value-type="float">
            <text:p>16745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9104" calcext:value-type="float">
            <text:p>10519104</text:p>
          </table:table-cell>
          <table:table-cell office:value-type="float" office:value="143360" calcext:value-type="float">
            <text:p>143360</text:p>
          </table:table-cell>
          <table:table-cell office:value-type="float" office:value="10375744" calcext:value-type="float">
            <text:p>103757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30" calcext:value-type="float">
            <text:p>1323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552" calcext:value-type="float">
            <text:p>1611039294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32" calcext:value-type="float">
            <text:p>16683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22536" calcext:value-type="float">
            <text:p>11022536</text:p>
          </table:table-cell>
          <table:table-cell office:value-type="float" office:value="0" calcext:value-type="float">
            <text:p>0</text:p>
          </table:table-cell>
          <table:table-cell office:value-type="float" office:value="11022536" calcext:value-type="float">
            <text:p>110225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45" calcext:value-type="float">
            <text:p>1324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661" calcext:value-type="float">
            <text:p>1611039294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36" calcext:value-type="float">
            <text:p>17253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5728" calcext:value-type="float">
            <text:p>10515728</text:p>
          </table:table-cell>
          <table:table-cell office:value-type="float" office:value="4976640" calcext:value-type="float">
            <text:p>4976640</text:p>
          </table:table-cell>
          <table:table-cell office:value-type="float" office:value="5539088" calcext:value-type="float">
            <text:p>5539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60" calcext:value-type="float">
            <text:p>1326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768" calcext:value-type="float">
            <text:p>1611039294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428" calcext:value-type="float">
            <text:p>1704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4888" calcext:value-type="float">
            <text:p>10504888</text:p>
          </table:table-cell>
          <table:table-cell office:value-type="float" office:value="2879488" calcext:value-type="float">
            <text:p>2879488</text:p>
          </table:table-cell>
          <table:table-cell office:value-type="float" office:value="7625400" calcext:value-type="float">
            <text:p>7625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75" calcext:value-type="float">
            <text:p>13275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874" calcext:value-type="float">
            <text:p>1611039294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320" calcext:value-type="float">
            <text:p>16832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25296" calcext:value-type="float">
            <text:p>10525296</text:p>
          </table:table-cell>
          <table:table-cell office:value-type="float" office:value="1290240" calcext:value-type="float">
            <text:p>1290240</text:p>
          </table:table-cell>
          <table:table-cell office:value-type="float" office:value="9235056" calcext:value-type="float">
            <text:p>9235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290" calcext:value-type="float">
            <text:p>13290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4980" calcext:value-type="float">
            <text:p>16110392949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56" calcext:value-type="float">
            <text:p>16695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1080" calcext:value-type="float">
            <text:p>10531080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322184" calcext:value-type="float">
            <text:p>10322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06" calcext:value-type="float">
            <text:p>1330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086" calcext:value-type="float">
            <text:p>1611039295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460" calcext:value-type="float">
            <text:p>166460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56976" calcext:value-type="float">
            <text:p>10856976</text:p>
          </table:table-cell>
          <table:table-cell office:value-type="float" office:value="0" calcext:value-type="float">
            <text:p>0</text:p>
          </table:table-cell>
          <table:table-cell office:value-type="float" office:value="10856976" calcext:value-type="float">
            <text:p>10856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22" calcext:value-type="float">
            <text:p>13322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192" calcext:value-type="float">
            <text:p>1611039295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908" calcext:value-type="float">
            <text:p>17290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46968" calcext:value-type="float">
            <text:p>10546968</text:p>
          </table:table-cell>
          <table:table-cell office:value-type="float" office:value="6107136" calcext:value-type="float">
            <text:p>6107136</text:p>
          </table:table-cell>
          <table:table-cell office:value-type="float" office:value="4439832" calcext:value-type="float">
            <text:p>4439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36" calcext:value-type="float">
            <text:p>1333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299" calcext:value-type="float">
            <text:p>1611039295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040" calcext:value-type="float">
            <text:p>17204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8288" calcext:value-type="float">
            <text:p>10518288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5525264" calcext:value-type="float">
            <text:p>5525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51" calcext:value-type="float">
            <text:p>13351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404" calcext:value-type="float">
            <text:p>16110392954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172" calcext:value-type="float">
            <text:p>17117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39752" calcext:value-type="float">
            <text:p>10539752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6382312" calcext:value-type="float">
            <text:p>6382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66" calcext:value-type="float">
            <text:p>13366</text:p>
          </table:table-cell>
          <table:table-cell office:value-type="float" office:value="-918" calcext:value-type="float">
            <text:p>-918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510" calcext:value-type="float">
            <text:p>16110392955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44" calcext:value-type="float">
            <text:p>171744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61872" calcext:value-type="float">
            <text:p>10561872</text:p>
          </table:table-cell>
          <table:table-cell office:value-type="float" office:value="4861952" calcext:value-type="float">
            <text:p>4861952</text:p>
          </table:table-cell>
          <table:table-cell office:value-type="float" office:value="5699920" calcext:value-type="float">
            <text:p>56999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81" calcext:value-type="float">
            <text:p>1338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616" calcext:value-type="float">
            <text:p>1611039295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628" calcext:value-type="float">
            <text:p>172628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18904" calcext:value-type="float">
            <text:p>10518904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4723064" calcext:value-type="float">
            <text:p>4723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396" calcext:value-type="float">
            <text:p>1339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722" calcext:value-type="float">
            <text:p>1611039295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800" calcext:value-type="float">
            <text:p>166800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8960" calcext:value-type="float">
            <text:p>10558960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350064" calcext:value-type="float">
            <text:p>10350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10" calcext:value-type="float">
            <text:p>1341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828" calcext:value-type="float">
            <text:p>1611039295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676" calcext:value-type="float">
            <text:p>16667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97464" calcext:value-type="float">
            <text:p>10597464</text:p>
          </table:table-cell>
          <table:table-cell office:value-type="float" office:value="45056" calcext:value-type="float">
            <text:p>45056</text:p>
          </table:table-cell>
          <table:table-cell office:value-type="float" office:value="10552408" calcext:value-type="float">
            <text:p>10552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26" calcext:value-type="float">
            <text:p>1342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5934" calcext:value-type="float">
            <text:p>16110392959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172" calcext:value-type="float">
            <text:p>167172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53216" calcext:value-type="float">
            <text:p>10553216</text:p>
          </table:table-cell>
          <table:table-cell office:value-type="float" office:value="274432" calcext:value-type="float">
            <text:p>274432</text:p>
          </table:table-cell>
          <table:table-cell office:value-type="float" office:value="10278784" calcext:value-type="float">
            <text:p>102787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41" calcext:value-type="float">
            <text:p>1344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041" calcext:value-type="float">
            <text:p>1611039296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76632" calcext:value-type="float">
            <text:p>10576632</text:p>
          </table:table-cell>
          <table:table-cell office:value-type="float" office:value="1077248" calcext:value-type="float">
            <text:p>1077248</text:p>
          </table:table-cell>
          <table:table-cell office:value-type="float" office:value="9499384" calcext:value-type="float">
            <text:p>9499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55" calcext:value-type="float">
            <text:p>1345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147" calcext:value-type="float">
            <text:p>1611039296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0048" calcext:value-type="float">
            <text:p>10300048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8403600" calcext:value-type="float">
            <text:p>84036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70" calcext:value-type="float">
            <text:p>1347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254" calcext:value-type="float">
            <text:p>1611039296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60" calcext:value-type="float">
            <text:p>1717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328" calcext:value-type="float">
            <text:p>10486328</text:p>
          </table:table-cell>
          <table:table-cell office:value-type="float" office:value="4534272" calcext:value-type="float">
            <text:p>4534272</text:p>
          </table:table-cell>
          <table:table-cell office:value-type="float" office:value="5952056" calcext:value-type="float">
            <text:p>59520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485" calcext:value-type="float">
            <text:p>1348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360" calcext:value-type="float">
            <text:p>1611039296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24" calcext:value-type="float">
            <text:p>17312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0080" calcext:value-type="float">
            <text:p>10310080</text:p>
          </table:table-cell>
          <table:table-cell office:value-type="float" office:value="5910528" calcext:value-type="float">
            <text:p>5910528</text:p>
          </table:table-cell>
          <table:table-cell office:value-type="float" office:value="4399552" calcext:value-type="float">
            <text:p>43995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00" calcext:value-type="float">
            <text:p>1350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466" calcext:value-type="float">
            <text:p>1611039296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96" calcext:value-type="float">
            <text:p>16729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78552" calcext:value-type="float">
            <text:p>10578552</text:p>
          </table:table-cell>
          <table:table-cell office:value-type="float" office:value="323584" calcext:value-type="float">
            <text:p>323584</text:p>
          </table:table-cell>
          <table:table-cell office:value-type="float" office:value="10254968" calcext:value-type="float">
            <text:p>102549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15" calcext:value-type="float">
            <text:p>1351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572" calcext:value-type="float">
            <text:p>1611039296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82992" calcext:value-type="float">
            <text:p>10582992</text:p>
          </table:table-cell>
          <table:table-cell office:value-type="float" office:value="1093632" calcext:value-type="float">
            <text:p>1093632</text:p>
          </table:table-cell>
          <table:table-cell office:value-type="float" office:value="9489360" calcext:value-type="float">
            <text:p>9489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29" calcext:value-type="float">
            <text:p>13529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678" calcext:value-type="float">
            <text:p>1611039296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156" calcext:value-type="float">
            <text:p>16915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5976" calcext:value-type="float">
            <text:p>10305976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8409528" calcext:value-type="float">
            <text:p>8409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44" calcext:value-type="float">
            <text:p>1354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785" calcext:value-type="float">
            <text:p>1611039296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024" calcext:value-type="float">
            <text:p>17002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4976" calcext:value-type="float">
            <text:p>10294976</text:p>
          </table:table-cell>
          <table:table-cell office:value-type="float" office:value="2666496" calcext:value-type="float">
            <text:p>2666496</text:p>
          </table:table-cell>
          <table:table-cell office:value-type="float" office:value="7628480" calcext:value-type="float">
            <text:p>76284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58" calcext:value-type="float">
            <text:p>13558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891" calcext:value-type="float">
            <text:p>1611039296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256" calcext:value-type="float">
            <text:p>17225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6184" calcext:value-type="float">
            <text:p>10316184</text:p>
          </table:table-cell>
          <table:table-cell office:value-type="float" office:value="5009408" calcext:value-type="float">
            <text:p>5009408</text:p>
          </table:table-cell>
          <table:table-cell office:value-type="float" office:value="5306776" calcext:value-type="float">
            <text:p>5306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74" calcext:value-type="float">
            <text:p>1357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6996" calcext:value-type="float">
            <text:p>1611039296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048" calcext:value-type="float">
            <text:p>16704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7360" calcext:value-type="float">
            <text:p>10337360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144848" calcext:value-type="float">
            <text:p>10144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588" calcext:value-type="float">
            <text:p>13588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101" calcext:value-type="float">
            <text:p>1611039297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032" calcext:value-type="float">
            <text:p>169032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5592" calcext:value-type="float">
            <text:p>10325592</text:p>
          </table:table-cell>
          <table:table-cell office:value-type="float" office:value="1781760" calcext:value-type="float">
            <text:p>1781760</text:p>
          </table:table-cell>
          <table:table-cell office:value-type="float" office:value="8543832" calcext:value-type="float">
            <text:p>85438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02" calcext:value-type="float">
            <text:p>13602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207" calcext:value-type="float">
            <text:p>1611039297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60" calcext:value-type="float">
            <text:p>1717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8944" calcext:value-type="float">
            <text:p>10308944</text:p>
          </table:table-cell>
          <table:table-cell office:value-type="float" office:value="4550656" calcext:value-type="float">
            <text:p>4550656</text:p>
          </table:table-cell>
          <table:table-cell office:value-type="float" office:value="5758288" calcext:value-type="float">
            <text:p>5758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17" calcext:value-type="float">
            <text:p>1361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314" calcext:value-type="float">
            <text:p>1611039297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96" calcext:value-type="float">
            <text:p>167296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2696" calcext:value-type="float">
            <text:p>10332696</text:p>
          </table:table-cell>
          <table:table-cell office:value-type="float" office:value="208896" calcext:value-type="float">
            <text:p>208896</text:p>
          </table:table-cell>
          <table:table-cell office:value-type="float" office:value="10123800" calcext:value-type="float">
            <text:p>10123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31" calcext:value-type="float">
            <text:p>1363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420" calcext:value-type="float">
            <text:p>16110392974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652" calcext:value-type="float">
            <text:p>169652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21648" calcext:value-type="float">
            <text:p>10321648</text:p>
          </table:table-cell>
          <table:table-cell office:value-type="float" office:value="2404352" calcext:value-type="float">
            <text:p>2404352</text:p>
          </table:table-cell>
          <table:table-cell office:value-type="float" office:value="7917296" calcext:value-type="float">
            <text:p>7917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45" calcext:value-type="float">
            <text:p>1364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526" calcext:value-type="float">
            <text:p>1611039297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3124" calcext:value-type="float">
            <text:p>17312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3448" calcext:value-type="float">
            <text:p>10343448</text:p>
          </table:table-cell>
          <table:table-cell office:value-type="float" office:value="6275072" calcext:value-type="float">
            <text:p>6275072</text:p>
          </table:table-cell>
          <table:table-cell office:value-type="float" office:value="4068376" calcext:value-type="float">
            <text:p>4068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61" calcext:value-type="float">
            <text:p>1366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633" calcext:value-type="float">
            <text:p>1611039297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0112" calcext:value-type="float">
            <text:p>10330112</text:p>
          </table:table-cell>
          <table:table-cell office:value-type="float" office:value="782336" calcext:value-type="float">
            <text:p>782336</text:p>
          </table:table-cell>
          <table:table-cell office:value-type="float" office:value="9547776" calcext:value-type="float">
            <text:p>9547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76" calcext:value-type="float">
            <text:p>1367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740" calcext:value-type="float">
            <text:p>16110392977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36" calcext:value-type="float">
            <text:p>171636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9112" calcext:value-type="float">
            <text:p>10349112</text:p>
          </table:table-cell>
          <table:table-cell office:value-type="float" office:value="5074944" calcext:value-type="float">
            <text:p>5074944</text:p>
          </table:table-cell>
          <table:table-cell office:value-type="float" office:value="5274168" calcext:value-type="float">
            <text:p>5274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690" calcext:value-type="float">
            <text:p>1369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846" calcext:value-type="float">
            <text:p>1611039297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24" calcext:value-type="float">
            <text:p>16692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4736" calcext:value-type="float">
            <text:p>10334736</text:p>
          </table:table-cell>
          <table:table-cell office:value-type="float" office:value="356352" calcext:value-type="float">
            <text:p>356352</text:p>
          </table:table-cell>
          <table:table-cell office:value-type="float" office:value="9978384" calcext:value-type="float">
            <text:p>99783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03" calcext:value-type="float">
            <text:p>1370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7953" calcext:value-type="float">
            <text:p>1611039297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388" calcext:value-type="float">
            <text:p>171388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07208" calcext:value-type="float">
            <text:p>10307208</text:p>
          </table:table-cell>
          <table:table-cell office:value-type="float" office:value="4714496" calcext:value-type="float">
            <text:p>4714496</text:p>
          </table:table-cell>
          <table:table-cell office:value-type="float" office:value="5592712" calcext:value-type="float">
            <text:p>55927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18" calcext:value-type="float">
            <text:p>13718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059" calcext:value-type="float">
            <text:p>1611039298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96" calcext:value-type="float">
            <text:p>16729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43728" calcext:value-type="float">
            <text:p>10343728</text:p>
          </table:table-cell>
          <table:table-cell office:value-type="float" office:value="602112" calcext:value-type="float">
            <text:p>602112</text:p>
          </table:table-cell>
          <table:table-cell office:value-type="float" office:value="9741616" calcext:value-type="float">
            <text:p>97416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32" calcext:value-type="float">
            <text:p>13732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165" calcext:value-type="float">
            <text:p>1611039298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636" calcext:value-type="float">
            <text:p>171636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15320" calcext:value-type="float">
            <text:p>10315320</text:p>
          </table:table-cell>
          <table:table-cell office:value-type="float" office:value="4812800" calcext:value-type="float">
            <text:p>4812800</text:p>
          </table:table-cell>
          <table:table-cell office:value-type="float" office:value="5502520" calcext:value-type="float">
            <text:p>55025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47" calcext:value-type="float">
            <text:p>1374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272" calcext:value-type="float">
            <text:p>1611039298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12" calcext:value-type="float">
            <text:p>1684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69584" calcext:value-type="float">
            <text:p>10269584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8733584" calcext:value-type="float">
            <text:p>8733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61" calcext:value-type="float">
            <text:p>1376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378" calcext:value-type="float">
            <text:p>1611039298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44" calcext:value-type="float">
            <text:p>167544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24040" calcext:value-type="float">
            <text:p>12124040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9473928" calcext:value-type="float">
            <text:p>9473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77" calcext:value-type="float">
            <text:p>1377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484" calcext:value-type="float">
            <text:p>1611039298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420" calcext:value-type="float">
            <text:p>167420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40800" calcext:value-type="float">
            <text:p>10240800</text:p>
          </table:table-cell>
          <table:table-cell office:value-type="float" office:value="438272" calcext:value-type="float">
            <text:p>438272</text:p>
          </table:table-cell>
          <table:table-cell office:value-type="float" office:value="9802528" calcext:value-type="float">
            <text:p>9802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791" calcext:value-type="float">
            <text:p>1379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590" calcext:value-type="float">
            <text:p>16110392985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412" calcext:value-type="float">
            <text:p>168412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5616" calcext:value-type="float">
            <text:p>10335616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8439168" calcext:value-type="float">
            <text:p>843916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07" calcext:value-type="float">
            <text:p>1380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700" calcext:value-type="float">
            <text:p>16110392987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924" calcext:value-type="float">
            <text:p>16692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99856" calcext:value-type="float">
            <text:p>10099856</text:p>
          </table:table-cell>
          <table:table-cell office:value-type="float" office:value="339968" calcext:value-type="float">
            <text:p>339968</text:p>
          </table:table-cell>
          <table:table-cell office:value-type="float" office:value="9759888" calcext:value-type="float">
            <text:p>97598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22" calcext:value-type="float">
            <text:p>13822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807" calcext:value-type="float">
            <text:p>1611039298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660" calcext:value-type="float">
            <text:p>168660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69384" calcext:value-type="float">
            <text:p>10069384</text:p>
          </table:table-cell>
          <table:table-cell office:value-type="float" office:value="1798144" calcext:value-type="float">
            <text:p>1798144</text:p>
          </table:table-cell>
          <table:table-cell office:value-type="float" office:value="8271240" calcext:value-type="float">
            <text:p>82712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37" calcext:value-type="float">
            <text:p>1383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8917" calcext:value-type="float">
            <text:p>1611039298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644" calcext:value-type="float">
            <text:p>170644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334368" calcext:value-type="float">
            <text:p>10334368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6176928" calcext:value-type="float">
            <text:p>61769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54" calcext:value-type="float">
            <text:p>1385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022" calcext:value-type="float">
            <text:p>1611039299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444" calcext:value-type="float">
            <text:p>164444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60328" calcext:value-type="float">
            <text:p>12060328</text:p>
          </table:table-cell>
          <table:table-cell office:value-type="float" office:value="0" calcext:value-type="float">
            <text:p>0</text:p>
          </table:table-cell>
          <table:table-cell office:value-type="float" office:value="12060328" calcext:value-type="float">
            <text:p>120603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69" calcext:value-type="float">
            <text:p>13869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127" calcext:value-type="float">
            <text:p>1611039299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380" calcext:value-type="float">
            <text:p>17238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59088" calcext:value-type="float">
            <text:p>10059088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4263248" calcext:value-type="float">
            <text:p>42632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83" calcext:value-type="float">
            <text:p>1388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233" calcext:value-type="float">
            <text:p>1611039299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428" calcext:value-type="float">
            <text:p>16642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61176" calcext:value-type="float">
            <text:p>11861176</text:p>
          </table:table-cell>
          <table:table-cell office:value-type="float" office:value="1355776" calcext:value-type="float">
            <text:p>1355776</text:p>
          </table:table-cell>
          <table:table-cell office:value-type="float" office:value="10505400" calcext:value-type="float">
            <text:p>105054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97" calcext:value-type="float">
            <text:p>1389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339" calcext:value-type="float">
            <text:p>1611039299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96" calcext:value-type="float">
            <text:p>17039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2240" calcext:value-type="float">
            <text:p>11572240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6579216" calcext:value-type="float">
            <text:p>6579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14" calcext:value-type="float">
            <text:p>1391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445" calcext:value-type="float">
            <text:p>1611039299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6304" calcext:value-type="float">
            <text:p>166304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7672" calcext:value-type="float">
            <text:p>11557672</text:p>
          </table:table-cell>
          <table:table-cell office:value-type="float" office:value="1028096" calcext:value-type="float">
            <text:p>1028096</text:p>
          </table:table-cell>
          <table:table-cell office:value-type="float" office:value="10529576" calcext:value-type="float">
            <text:p>10529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27" calcext:value-type="float">
            <text:p>1392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550" calcext:value-type="float">
            <text:p>1611039299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908" calcext:value-type="float">
            <text:p>168908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49888" calcext:value-type="float">
            <text:p>10049888</text:p>
          </table:table-cell>
          <table:table-cell office:value-type="float" office:value="2174976" calcext:value-type="float">
            <text:p>2174976</text:p>
          </table:table-cell>
          <table:table-cell office:value-type="float" office:value="7874912" calcext:value-type="float">
            <text:p>78749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41" calcext:value-type="float">
            <text:p>1394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656" calcext:value-type="float">
            <text:p>1611039299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444" calcext:value-type="float">
            <text:p>164444</text:p>
          </table:table-cell>
          <table:table-cell office:value-type="float" office:value="1882" calcext:value-type="float">
            <text:p>188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20376" calcext:value-type="float">
            <text:p>11820376</text:p>
          </table:table-cell>
          <table:table-cell office:value-type="float" office:value="45056" calcext:value-type="float">
            <text:p>45056</text:p>
          </table:table-cell>
          <table:table-cell office:value-type="float" office:value="11775320" calcext:value-type="float">
            <text:p>11775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58" calcext:value-type="float">
            <text:p>13958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762" calcext:value-type="float">
            <text:p>1611039299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892" calcext:value-type="float">
            <text:p>170892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65920" calcext:value-type="float">
            <text:p>11265920</text:p>
          </table:table-cell>
          <table:table-cell office:value-type="float" office:value="5746688" calcext:value-type="float">
            <text:p>5746688</text:p>
          </table:table-cell>
          <table:table-cell office:value-type="float" office:value="5519232" calcext:value-type="float">
            <text:p>55192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75" calcext:value-type="float">
            <text:p>1397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872" calcext:value-type="float">
            <text:p>1611039299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17776" calcext:value-type="float">
            <text:p>11517776</text:p>
          </table:table-cell>
          <table:table-cell office:value-type="float" office:value="2797568" calcext:value-type="float">
            <text:p>2797568</text:p>
          </table:table-cell>
          <table:table-cell office:value-type="float" office:value="8720208" calcext:value-type="float">
            <text:p>87202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989" calcext:value-type="float">
            <text:p>13989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299977" calcext:value-type="float">
            <text:p>1611039299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436" calcext:value-type="float">
            <text:p>165436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73032" calcext:value-type="float">
            <text:p>11273032</text:p>
          </table:table-cell>
          <table:table-cell office:value-type="float" office:value="372736" calcext:value-type="float">
            <text:p>372736</text:p>
          </table:table-cell>
          <table:table-cell office:value-type="float" office:value="10900296" calcext:value-type="float">
            <text:p>10900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04" calcext:value-type="float">
            <text:p>1400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082" calcext:value-type="float">
            <text:p>1611039300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396" calcext:value-type="float">
            <text:p>17039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38168" calcext:value-type="float">
            <text:p>11238168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6294296" calcext:value-type="float">
            <text:p>6294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19" calcext:value-type="float">
            <text:p>14019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188" calcext:value-type="float">
            <text:p>1611039300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544" calcext:value-type="float">
            <text:p>167544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99864" calcext:value-type="float">
            <text:p>9799864</text:p>
          </table:table-cell>
          <table:table-cell office:value-type="float" office:value="405504" calcext:value-type="float">
            <text:p>405504</text:p>
          </table:table-cell>
          <table:table-cell office:value-type="float" office:value="9394360" calcext:value-type="float">
            <text:p>9394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34" calcext:value-type="float">
            <text:p>1403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294" calcext:value-type="float">
            <text:p>1611039300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188" calcext:value-type="float">
            <text:p>165188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5440" calcext:value-type="float">
            <text:p>11365440</text:p>
          </table:table-cell>
          <table:table-cell office:value-type="float" office:value="0" calcext:value-type="float">
            <text:p>0</text:p>
          </table:table-cell>
          <table:table-cell office:value-type="float" office:value="11365440" calcext:value-type="float">
            <text:p>1136544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52" calcext:value-type="float">
            <text:p>14052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406" calcext:value-type="float">
            <text:p>1611039300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568" calcext:value-type="float">
            <text:p>164568</text:p>
          </table:table-cell>
          <table:table-cell office:value-type="float" office:value="1882" calcext:value-type="float">
            <text:p>188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20072" calcext:value-type="float">
            <text:p>12120072</text:p>
          </table:table-cell>
          <table:table-cell office:value-type="float" office:value="0" calcext:value-type="float">
            <text:p>0</text:p>
          </table:table-cell>
          <table:table-cell office:value-type="float" office:value="12120072" calcext:value-type="float">
            <text:p>12120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69" calcext:value-type="float">
            <text:p>14069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520" calcext:value-type="float">
            <text:p>1611039300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196" calcext:value-type="float">
            <text:p>164196</text:p>
          </table:table-cell>
          <table:table-cell office:value-type="float" office:value="1881" calcext:value-type="float">
            <text:p>1881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01848" calcext:value-type="float">
            <text:p>12401848</text:p>
          </table:table-cell>
          <table:table-cell office:value-type="float" office:value="0" calcext:value-type="float">
            <text:p>0</text:p>
          </table:table-cell>
          <table:table-cell office:value-type="float" office:value="12401848" calcext:value-type="float">
            <text:p>124018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085" calcext:value-type="float">
            <text:p>14085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630" calcext:value-type="float">
            <text:p>16110393006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4940" calcext:value-type="float">
            <text:p>164940</text:p>
          </table:table-cell>
          <table:table-cell office:value-type="float" office:value="1882" calcext:value-type="float">
            <text:p>1882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62624" calcext:value-type="float">
            <text:p>11762624</text:p>
          </table:table-cell>
          <table:table-cell office:value-type="float" office:value="0" calcext:value-type="float">
            <text:p>0</text:p>
          </table:table-cell>
          <table:table-cell office:value-type="float" office:value="11762624" calcext:value-type="float">
            <text:p>117626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00" calcext:value-type="float">
            <text:p>1410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736" calcext:value-type="float">
            <text:p>1611039300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436" calcext:value-type="float">
            <text:p>165436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55976" calcext:value-type="float">
            <text:p>11155976</text:p>
          </table:table-cell>
          <table:table-cell office:value-type="float" office:value="0" calcext:value-type="float">
            <text:p>0</text:p>
          </table:table-cell>
          <table:table-cell office:value-type="float" office:value="11155976" calcext:value-type="float">
            <text:p>111559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16" calcext:value-type="float">
            <text:p>1411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849" calcext:value-type="float">
            <text:p>1611039300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808" calcext:value-type="float">
            <text:p>165808</text:p>
          </table:table-cell>
          <table:table-cell office:value-type="float" office:value="1883" calcext:value-type="float">
            <text:p>1883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41632" calcext:value-type="float">
            <text:p>10741632</text:p>
          </table:table-cell>
          <table:table-cell office:value-type="float" office:value="61440" calcext:value-type="float">
            <text:p>61440</text:p>
          </table:table-cell>
          <table:table-cell office:value-type="float" office:value="10680192" calcext:value-type="float">
            <text:p>10680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33" calcext:value-type="float">
            <text:p>1413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0962" calcext:value-type="float">
            <text:p>1611039300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296" calcext:value-type="float">
            <text:p>167296</text:p>
          </table:table-cell>
          <table:table-cell office:value-type="float" office:value="1885" calcext:value-type="float">
            <text:p>1885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610008" calcext:value-type="float">
            <text:p>10610008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9598296" calcext:value-type="float">
            <text:p>95982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46" calcext:value-type="float">
            <text:p>1414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075" calcext:value-type="float">
            <text:p>1611039301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900" calcext:value-type="float">
            <text:p>169900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0536" calcext:value-type="float">
            <text:p>10440536</text:p>
          </table:table-cell>
          <table:table-cell office:value-type="float" office:value="3600384" calcext:value-type="float">
            <text:p>3600384</text:p>
          </table:table-cell>
          <table:table-cell office:value-type="float" office:value="6840152" calcext:value-type="float">
            <text:p>6840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61" calcext:value-type="float">
            <text:p>1416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181" calcext:value-type="float">
            <text:p>1611039301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5560" calcext:value-type="float">
            <text:p>165560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11576" calcext:value-type="float">
            <text:p>10911576</text:p>
          </table:table-cell>
          <table:table-cell office:value-type="float" office:value="0" calcext:value-type="float">
            <text:p>0</text:p>
          </table:table-cell>
          <table:table-cell office:value-type="float" office:value="10911576" calcext:value-type="float">
            <text:p>10911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76" calcext:value-type="float">
            <text:p>14176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287" calcext:value-type="float">
            <text:p>1611039301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8536" calcext:value-type="float">
            <text:p>168536</text:p>
          </table:table-cell>
          <table:table-cell office:value-type="float" office:value="1886" calcext:value-type="float">
            <text:p>1886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79184" calcext:value-type="float">
            <text:p>10279184</text:p>
          </table:table-cell>
          <table:table-cell office:value-type="float" office:value="1925120" calcext:value-type="float">
            <text:p>1925120</text:p>
          </table:table-cell>
          <table:table-cell office:value-type="float" office:value="8354064" calcext:value-type="float">
            <text:p>8354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88" calcext:value-type="float">
            <text:p>14188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393" calcext:value-type="float">
            <text:p>1611039301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2504" calcext:value-type="float">
            <text:p>172504</text:p>
          </table:table-cell>
          <table:table-cell office:value-type="float" office:value="1890" calcext:value-type="float">
            <text:p>1890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5536" calcext:value-type="float">
            <text:p>9895536</text:p>
          </table:table-cell>
          <table:table-cell office:value-type="float" office:value="5648384" calcext:value-type="float">
            <text:p>5648384</text:p>
          </table:table-cell>
          <table:table-cell office:value-type="float" office:value="4247152" calcext:value-type="float">
            <text:p>42471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03" calcext:value-type="float">
            <text:p>1420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498" calcext:value-type="float">
            <text:p>1611039301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5536" calcext:value-type="float">
            <text:p>9895536</text:p>
          </table:table-cell>
          <table:table-cell office:value-type="float" office:value="2494464" calcext:value-type="float">
            <text:p>2494464</text:p>
          </table:table-cell>
          <table:table-cell office:value-type="float" office:value="7401072" calcext:value-type="float">
            <text:p>7401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14" calcext:value-type="float">
            <text:p>1421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604" calcext:value-type="float">
            <text:p>1611039301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7048" calcext:value-type="float">
            <text:p>167048</text:p>
          </table:table-cell>
          <table:table-cell office:value-type="float" office:value="1884" calcext:value-type="float">
            <text:p>1884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5536" calcext:value-type="float">
            <text:p>9895536</text:p>
          </table:table-cell>
          <table:table-cell office:value-type="float" office:value="323584" calcext:value-type="float">
            <text:p>323584</text:p>
          </table:table-cell>
          <table:table-cell office:value-type="float" office:value="9571952" calcext:value-type="float">
            <text:p>95719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30" calcext:value-type="float">
            <text:p>14230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712" calcext:value-type="float">
            <text:p>1611039301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1760" calcext:value-type="float">
            <text:p>171760</text:p>
          </table:table-cell>
          <table:table-cell office:value-type="float" office:value="1889" calcext:value-type="float">
            <text:p>1889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0912" calcext:value-type="float">
            <text:p>9770912</text:p>
          </table:table-cell>
          <table:table-cell office:value-type="float" office:value="4763648" calcext:value-type="float">
            <text:p>4763648</text:p>
          </table:table-cell>
          <table:table-cell office:value-type="float" office:value="5007264" calcext:value-type="float">
            <text:p>50072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43" calcext:value-type="float">
            <text:p>1424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824" calcext:value-type="float">
            <text:p>1611039301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70520" calcext:value-type="float">
            <text:p>170520</text:p>
          </table:table-cell>
          <table:table-cell office:value-type="float" office:value="1888" calcext:value-type="float">
            <text:p>1888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0912" calcext:value-type="float">
            <text:p>9770912</text:p>
          </table:table-cell>
          <table:table-cell office:value-type="float" office:value="3444736" calcext:value-type="float">
            <text:p>3444736</text:p>
          </table:table-cell>
          <table:table-cell office:value-type="float" office:value="6326176" calcext:value-type="float">
            <text:p>6326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53" calcext:value-type="float">
            <text:p>14253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1930" calcext:value-type="float">
            <text:p>16110393019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776" calcext:value-type="float">
            <text:p>169776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0912" calcext:value-type="float">
            <text:p>9770912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7137184" calcext:value-type="float">
            <text:p>71371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67" calcext:value-type="float">
            <text:p>14267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2036" calcext:value-type="float">
            <text:p>1611039302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0912" calcext:value-type="float">
            <text:p>9770912</text:p>
          </table:table-cell>
          <table:table-cell office:value-type="float" office:value="2199552" calcext:value-type="float">
            <text:p>2199552</text:p>
          </table:table-cell>
          <table:table-cell office:value-type="float" office:value="7571360" calcext:value-type="float">
            <text:p>75713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81" calcext:value-type="float">
            <text:p>14281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2155" calcext:value-type="float">
            <text:p>1611039302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7200" calcext:value-type="float">
            <text:p>5467200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87" calcext:value-type="float">
            <text:p>1887</text:p>
          </table:table-cell>
          <table:table-cell office:value-type="float" office:value="1763016" calcext:value-type="float">
            <text:p>17630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70912" calcext:value-type="float">
            <text:p>9770912</text:p>
          </table:table-cell>
          <table:table-cell office:value-type="float" office:value="1994752" calcext:value-type="float">
            <text:p>1994752</text:p>
          </table:table-cell>
          <table:table-cell office:value-type="float" office:value="7776160" calcext:value-type="float">
            <text:p>7776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294" calcext:value-type="float">
            <text:p>14294</text:p>
          </table:table-cell>
          <table:table-cell office:value-type="float" office:value="-841" calcext:value-type="float">
            <text:p>-841</text:p>
          </table:table-cell>
          <table:table-cell office:value-type="float" office:value="3727" calcext:value-type="float">
            <text:p>3727</text:p>
          </table:table-cell>
          <table:table-cell office:value-type="float" office:value="1611039302275" calcext:value-type="float">
            <text:p>1611039302275</text:p>
          </table:table-cell>
        </table:table-row>
      </table:table>
      <table:table table:name="filter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table:formula="of:=AVERAGE([$devicedata.B1:.B99])" office:value-type="float" office:value="5467200" calcext:value-type="float">
            <text:p>5467200</text:p>
          </table:table-cell>
          <table:table-cell table:formula="of:=AVERAGE([$devicedata.C1:.C99])" office:value-type="float" office:value="187273.535353535" calcext:value-type="float">
            <text:p>187273.535353535</text:p>
          </table:table-cell>
          <table:table-cell table:formula="of:=AVERAGE([$devicedata.D1:.D99])" office:value-type="float" office:value="1899.0202020202" calcext:value-type="float">
            <text:p>1899.0202020202</text:p>
          </table:table-cell>
          <table:table-cell table:formula="of:=AVERAGE([$devicedata.E1:.E99])" office:value-type="float" office:value="1757724" calcext:value-type="float">
            <text:p>1757724</text:p>
          </table:table-cell>
          <table:table-cell table:formula="of:=AVERAGE([$devicedata.F1:.F99])" office:value-type="float" office:value="2097148" calcext:value-type="float">
            <text:p>2097148</text:p>
          </table:table-cell>
          <table:table-cell table:formula="of:=AVERAGE([$devicedata.G1:.G99])" office:value-type="float" office:value="10226900.9292929" calcext:value-type="float">
            <text:p>10226900.9292929</text:p>
          </table:table-cell>
          <table:table-cell table:formula="of:=AVERAGE([$devicedata.H1:.H99])" office:value-type="float" office:value="2913158.14141414" calcext:value-type="float">
            <text:p>2913158.14141414</text:p>
          </table:table-cell>
          <table:table-cell table:formula="of:=AVERAGE([$devicedata.I1:.I99])" office:value-type="float" office:value="7313742.78787879" calcext:value-type="float">
            <text:p>7313742.78787879</text:p>
          </table:table-cell>
          <table:table-cell table:formula="of:=AVERAGE([$devicedata.J1:.J99])" office:value-type="float" office:value="8" calcext:value-type="float">
            <text:p>8</text:p>
          </table:table-cell>
          <table:table-cell table:formula="of:=AVERAGE([$devicedata.K1:.K99])" office:value-type="float" office:value="2305464.64646465" calcext:value-type="float">
            <text:p>2305464.64646465</text:p>
          </table:table-cell>
          <table:table-cell table:formula="of:=AVERAGE([$devicedata.L1:.L99])" office:value-type="float" office:value="876.030303030303" calcext:value-type="float">
            <text:p>876.030303030303</text:p>
          </table:table-cell>
          <table:table-cell table:formula="of:=AVERAGE([$devicedata.M1:.M99])" office:value-type="float" office:value="-791.939393939394" calcext:value-type="float">
            <text:p>-791.939393939394</text:p>
          </table:table-cell>
          <table:table-cell table:formula="of:=AVERAGE([$devicedata.N1:.N99])" office:value-type="float" office:value="3771" calcext:value-type="float">
            <text:p>3771</text:p>
          </table:table-cell>
          <table:table-cell office:value-type="float" office:value="20" calcext:value-type="float">
            <text:p>20</text:p>
          </table:table-cell>
          <table:table-cell office:value-type="float" office:value="10287" calcext:value-type="float">
            <text:p>10287</text:p>
          </table:table-cell>
          <table:table-cell table:formula="of:=([.L2]*[.M2]*(-1)*[.O2])/(1000000)" office:value-type="float" office:value="30721.1323369091" calcext:value-type="float">
            <text:p>30721.1323369091</text:p>
          </table:table-cell>
          <table:table-cell/>
        </table:table-row>
        <table:table-row table:style-name="ro1">
          <table:table-cell table:formula="of:=AVERAGE([$devicedata.B100:.B191])" office:value-type="float" office:value="5467200" calcext:value-type="float">
            <text:p>5467200</text:p>
          </table:table-cell>
          <table:table-cell table:formula="of:=AVERAGE([$devicedata.C100:.C191])" office:value-type="float" office:value="178109.304347826" calcext:value-type="float">
            <text:p>178109.304347826</text:p>
          </table:table-cell>
          <table:table-cell table:formula="of:=AVERAGE([$devicedata.D100:.D191])" office:value-type="float" office:value="1893.16304347826" calcext:value-type="float">
            <text:p>1893.16304347826</text:p>
          </table:table-cell>
          <table:table-cell table:formula="of:=AVERAGE([$devicedata.E100:.E191])" office:value-type="float" office:value="1761006.26086957" calcext:value-type="float">
            <text:p>1761006.26086957</text:p>
          </table:table-cell>
          <table:table-cell table:formula="of:=AVERAGE([$devicedata.F100:.F191])" office:value-type="float" office:value="2097148" calcext:value-type="float">
            <text:p>2097148</text:p>
          </table:table-cell>
          <table:table-cell table:formula="of:=AVERAGE([$devicedata.G100:.G191])" office:value-type="float" office:value="10377321.826087" calcext:value-type="float">
            <text:p>10377321.826087</text:p>
          </table:table-cell>
          <table:table-cell table:formula="of:=AVERAGE([$devicedata.H100:.H191])" office:value-type="float" office:value="2585596" calcext:value-type="float">
            <text:p>2585596</text:p>
          </table:table-cell>
          <table:table-cell table:formula="of:=AVERAGE([$devicedata.I100:.I191])" office:value-type="float" office:value="7791725.82608696" calcext:value-type="float">
            <text:p>7791725.82608696</text:p>
          </table:table-cell>
          <table:table-cell table:formula="of:=AVERAGE([$devicedata.J100:.J191])" office:value-type="float" office:value="8" calcext:value-type="float">
            <text:p>8</text:p>
          </table:table-cell>
          <table:table-cell table:formula="of:=AVERAGE([$devicedata.K100:.K191])" office:value-type="float" office:value="2314000" calcext:value-type="float">
            <text:p>2314000</text:p>
          </table:table-cell>
          <table:table-cell table:formula="of:=AVERAGE([$devicedata.L100:.L191])" office:value-type="float" office:value="2347.08695652174" calcext:value-type="float">
            <text:p>2347.08695652174</text:p>
          </table:table-cell>
          <table:table-cell table:formula="of:=AVERAGE([$devicedata.M100:.M191])" office:value-type="float" office:value="-996" calcext:value-type="float">
            <text:p>-996</text:p>
          </table:table-cell>
          <table:table-cell table:formula="of:=AVERAGE([$devicedata.N100:.N191])" office:value-type="float" office:value="3771" calcext:value-type="float">
            <text:p>3771</text:p>
          </table:table-cell>
          <table:table-cell office:value-type="float" office:value="20" calcext:value-type="float">
            <text:p>20</text:p>
          </table:table-cell>
          <table:table-cell office:value-type="float" office:value="10288" calcext:value-type="float">
            <text:p>10288</text:p>
          </table:table-cell>
          <table:table-cell table:formula="of:=([.L3]*[.M3]*(-1)*[.O3])/(1000000)" office:value-type="float" office:value="38640.863808" calcext:value-type="float">
            <text:p>38640.863808</text:p>
          </table:table-cell>
          <table:table-cell/>
        </table:table-row>
        <table:table-row table:style-name="ro1">
          <table:table-cell table:formula="of:=AVERAGE([$devicedata.B192:.B286])" office:value-type="float" office:value="5467200" calcext:value-type="float">
            <text:p>5467200</text:p>
          </table:table-cell>
          <table:table-cell table:formula="of:=AVERAGE([$devicedata.C192:.C286])" office:value-type="float" office:value="172412.757894737" calcext:value-type="float">
            <text:p>172412.757894737</text:p>
          </table:table-cell>
          <table:table-cell table:formula="of:=AVERAGE([$devicedata.D192:.D286])" office:value-type="float" office:value="1889.50526315789" calcext:value-type="float">
            <text:p>1889.50526315789</text:p>
          </table:table-cell>
          <table:table-cell table:formula="of:=AVERAGE([$devicedata.E192:.E286])" office:value-type="float" office:value="1762936" calcext:value-type="float">
            <text:p>1762936</text:p>
          </table:table-cell>
          <table:table-cell table:formula="of:=AVERAGE([$devicedata.F192:.F286])" office:value-type="float" office:value="2097148" calcext:value-type="float">
            <text:p>2097148</text:p>
          </table:table-cell>
          <table:table-cell table:formula="of:=AVERAGE([$devicedata.G192:.G286])" office:value-type="float" office:value="10401358.2315789" calcext:value-type="float">
            <text:p>10401358.2315789</text:p>
          </table:table-cell>
          <table:table-cell table:formula="of:=AVERAGE([$devicedata.H192:.H286])" office:value-type="float" office:value="2544478.31578947" calcext:value-type="float">
            <text:p>2544478.31578947</text:p>
          </table:table-cell>
          <table:table-cell table:formula="of:=AVERAGE([$devicedata.I192:.I286])" office:value-type="float" office:value="7856879.91578947" calcext:value-type="float">
            <text:p>7856879.91578947</text:p>
          </table:table-cell>
          <table:table-cell table:formula="of:=AVERAGE([$devicedata.J192:.J286])" office:value-type="float" office:value="8" calcext:value-type="float">
            <text:p>8</text:p>
          </table:table-cell>
          <table:table-cell table:formula="of:=AVERAGE([$devicedata.K192:.K286])" office:value-type="float" office:value="2290736.84210526" calcext:value-type="float">
            <text:p>2290736.84210526</text:p>
          </table:table-cell>
          <table:table-cell table:formula="of:=AVERAGE([$devicedata.L192:.L286])" office:value-type="float" office:value="3761.10526315789" calcext:value-type="float">
            <text:p>3761.10526315789</text:p>
          </table:table-cell>
          <table:table-cell table:formula="of:=AVERAGE([$devicedata.M192:.M286])" office:value-type="float" office:value="-996" calcext:value-type="float">
            <text:p>-996</text:p>
          </table:table-cell>
          <table:table-cell table:formula="of:=AVERAGE([$devicedata.N192:.N286])" office:value-type="float" office:value="3771" calcext:value-type="float">
            <text:p>3771</text:p>
          </table:table-cell>
          <table:table-cell office:value-type="float" office:value="20" calcext:value-type="float">
            <text:p>20</text:p>
          </table:table-cell>
          <table:table-cell office:value-type="float" office:value="10289" calcext:value-type="float">
            <text:p>10289</text:p>
          </table:table-cell>
          <table:table-cell table:formula="of:=([.L4]*[.M4]*(-1)*[.O4])/(1000000)" office:value-type="float" office:value="38644.619724" calcext:value-type="float">
            <text:p>38644.619724</text:p>
          </table:table-cell>
          <table:table-cell/>
        </table:table-row>
        <table:table-row table:style-name="ro1">
          <table:table-cell table:formula="of:=AVERAGE([$devicedata.B287:.B379])" office:value-type="float" office:value="5467200" calcext:value-type="float">
            <text:p>5467200</text:p>
          </table:table-cell>
          <table:table-cell table:formula="of:=AVERAGE([$devicedata.C287:.C379])" office:value-type="float" office:value="171043.52688172" calcext:value-type="float">
            <text:p>171043.52688172</text:p>
          </table:table-cell>
          <table:table-cell table:formula="of:=AVERAGE([$devicedata.D287:.D379])" office:value-type="float" office:value="1888.12903225806" calcext:value-type="float">
            <text:p>1888.12903225806</text:p>
          </table:table-cell>
          <table:table-cell table:formula="of:=AVERAGE([$devicedata.E287:.E379])" office:value-type="float" office:value="1762936" calcext:value-type="float">
            <text:p>1762936</text:p>
          </table:table-cell>
          <table:table-cell table:formula="of:=AVERAGE([$devicedata.F287:.F379])" office:value-type="float" office:value="2097148" calcext:value-type="float">
            <text:p>2097148</text:p>
          </table:table-cell>
          <table:table-cell table:formula="of:=AVERAGE([$devicedata.G287:.G379])" office:value-type="float" office:value="10552096.0860215" calcext:value-type="float">
            <text:p>10552096.0860215</text:p>
          </table:table-cell>
          <table:table-cell table:formula="of:=AVERAGE([$devicedata.H287:.H379])" office:value-type="float" office:value="2297795.61290323" calcext:value-type="float">
            <text:p>2297795.61290323</text:p>
          </table:table-cell>
          <table:table-cell table:formula="of:=AVERAGE([$devicedata.I287:.I379])" office:value-type="float" office:value="8254300.47311828" calcext:value-type="float">
            <text:p>8254300.47311828</text:p>
          </table:table-cell>
          <table:table-cell table:formula="of:=AVERAGE([$devicedata.J287:.J379])" office:value-type="float" office:value="8" calcext:value-type="float">
            <text:p>8</text:p>
          </table:table-cell>
          <table:table-cell table:formula="of:=AVERAGE([$devicedata.K287:.K379])" office:value-type="float" office:value="2314000" calcext:value-type="float">
            <text:p>2314000</text:p>
          </table:table-cell>
          <table:table-cell table:formula="of:=AVERAGE([$devicedata.L287:.L379])" office:value-type="float" office:value="5168.29032258065" calcext:value-type="float">
            <text:p>5168.29032258065</text:p>
          </table:table-cell>
          <table:table-cell table:formula="of:=AVERAGE([$devicedata.M287:.M379])" office:value-type="float" office:value="-946.967741935484" calcext:value-type="float">
            <text:p>-946.967741935484</text:p>
          </table:table-cell>
          <table:table-cell table:formula="of:=AVERAGE([$devicedata.N287:.N379])" office:value-type="float" office:value="3771" calcext:value-type="float">
            <text:p>3771</text:p>
          </table:table-cell>
          <table:table-cell office:value-type="float" office:value="20" calcext:value-type="float">
            <text:p>20</text:p>
          </table:table-cell>
          <table:table-cell office:value-type="float" office:value="10290" calcext:value-type="float">
            <text:p>10290</text:p>
          </table:table-cell>
          <table:table-cell table:formula="of:=([.L5]*[.M5]*(-1)*[.O5])/(1000000)" office:value-type="float" office:value="36745.7480012903" calcext:value-type="float">
            <text:p>36745.7480012903</text:p>
          </table:table-cell>
          <table:table-cell/>
        </table:table-row>
        <table:table-row table:style-name="ro1">
          <table:table-cell table:formula="of:=AVERAGE([$devicedata.B380:.B473])" office:value-type="float" office:value="5467200" calcext:value-type="float">
            <text:p>5467200</text:p>
          </table:table-cell>
          <table:table-cell table:formula="of:=AVERAGE([$devicedata.C380:.C473])" office:value-type="float" office:value="173665.531914894" calcext:value-type="float">
            <text:p>173665.531914894</text:p>
          </table:table-cell>
          <table:table-cell table:formula="of:=AVERAGE([$devicedata.D380:.D473])" office:value-type="float" office:value="1890.68085106383" calcext:value-type="float">
            <text:p>1890.68085106383</text:p>
          </table:table-cell>
          <table:table-cell table:formula="of:=AVERAGE([$devicedata.E380:.E473])" office:value-type="float" office:value="1762988.76595745" calcext:value-type="float">
            <text:p>1762988.76595745</text:p>
          </table:table-cell>
          <table:table-cell table:formula="of:=AVERAGE([$devicedata.F380:.F473])" office:value-type="float" office:value="2097148" calcext:value-type="float">
            <text:p>2097148</text:p>
          </table:table-cell>
          <table:table-cell table:formula="of:=AVERAGE([$devicedata.G380:.G473])" office:value-type="float" office:value="10542398.4680851" calcext:value-type="float">
            <text:p>10542398.4680851</text:p>
          </table:table-cell>
          <table:table-cell table:formula="of:=AVERAGE([$devicedata.H380:.H473])" office:value-type="float" office:value="2483123.91489362" calcext:value-type="float">
            <text:p>2483123.91489362</text:p>
          </table:table-cell>
          <table:table-cell table:formula="of:=AVERAGE([$devicedata.I380:.I473])" office:value-type="float" office:value="8059274.55319149" calcext:value-type="float">
            <text:p>8059274.55319149</text:p>
          </table:table-cell>
          <table:table-cell table:formula="of:=AVERAGE([$devicedata.J380:.J473])" office:value-type="float" office:value="8" calcext:value-type="float">
            <text:p>8</text:p>
          </table:table-cell>
          <table:table-cell table:formula="of:=AVERAGE([$devicedata.K380:.K473])" office:value-type="float" office:value="2310680.85106383" calcext:value-type="float">
            <text:p>2310680.85106383</text:p>
          </table:table-cell>
          <table:table-cell table:formula="of:=AVERAGE([$devicedata.L380:.L473])" office:value-type="float" office:value="6571.22340425532" calcext:value-type="float">
            <text:p>6571.22340425532</text:p>
          </table:table-cell>
          <table:table-cell table:formula="of:=AVERAGE([$devicedata.M380:.M473])" office:value-type="float" office:value="-920" calcext:value-type="float">
            <text:p>-920</text:p>
          </table:table-cell>
          <table:table-cell table:formula="of:=AVERAGE([$devicedata.N380:.N473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1" calcext:value-type="float">
            <text:p>10291</text:p>
          </table:table-cell>
          <table:table-cell table:formula="of:=([.L6]*[.M6]*(-1)*[.O6])/(1000000)" office:value-type="float" office:value="35286.19244" calcext:value-type="float">
            <text:p>35286.19244</text:p>
          </table:table-cell>
          <table:table-cell/>
        </table:table-row>
        <table:table-row table:style-name="ro1">
          <table:table-cell table:formula="of:=AVERAGE([$devicedata.B474:.B567])" office:value-type="float" office:value="5467200" calcext:value-type="float">
            <text:p>5467200</text:p>
          </table:table-cell>
          <table:table-cell table:formula="of:=AVERAGE([$devicedata.C474:.C567])" office:value-type="float" office:value="172650.468085106" calcext:value-type="float">
            <text:p>172650.468085106</text:p>
          </table:table-cell>
          <table:table-cell table:formula="of:=AVERAGE([$devicedata.D474:.D567])" office:value-type="float" office:value="1889.86170212766" calcext:value-type="float">
            <text:p>1889.86170212766</text:p>
          </table:table-cell>
          <table:table-cell table:formula="of:=AVERAGE([$devicedata.E474:.E567])" office:value-type="float" office:value="1763016" calcext:value-type="float">
            <text:p>1763016</text:p>
          </table:table-cell>
          <table:table-cell table:formula="of:=AVERAGE([$devicedata.F474:.F567])" office:value-type="float" office:value="2097148" calcext:value-type="float">
            <text:p>2097148</text:p>
          </table:table-cell>
          <table:table-cell table:formula="of:=AVERAGE([$devicedata.G474:.G567])" office:value-type="float" office:value="10454060.7659574" calcext:value-type="float">
            <text:p>10454060.7659574</text:p>
          </table:table-cell>
          <table:table-cell table:formula="of:=AVERAGE([$devicedata.H474:.H567])" office:value-type="float" office:value="2319699.82978723" calcext:value-type="float">
            <text:p>2319699.82978723</text:p>
          </table:table-cell>
          <table:table-cell table:formula="of:=AVERAGE([$devicedata.I474:.I567])" office:value-type="float" office:value="8134360.93617021" calcext:value-type="float">
            <text:p>8134360.93617021</text:p>
          </table:table-cell>
          <table:table-cell table:formula="of:=AVERAGE([$devicedata.J474:.J567])" office:value-type="float" office:value="8" calcext:value-type="float">
            <text:p>8</text:p>
          </table:table-cell>
          <table:table-cell table:formula="of:=AVERAGE([$devicedata.K474:.K567])" office:value-type="float" office:value="2314000" calcext:value-type="float">
            <text:p>2314000</text:p>
          </table:table-cell>
          <table:table-cell table:formula="of:=AVERAGE([$devicedata.L474:.L567])" office:value-type="float" office:value="7977.65957446809" calcext:value-type="float">
            <text:p>7977.65957446809</text:p>
          </table:table-cell>
          <table:table-cell table:formula="of:=AVERAGE([$devicedata.M474:.M567])" office:value-type="float" office:value="-920" calcext:value-type="float">
            <text:p>-920</text:p>
          </table:table-cell>
          <table:table-cell table:formula="of:=AVERAGE([$devicedata.N474:.N567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2" calcext:value-type="float">
            <text:p>10292</text:p>
          </table:table-cell>
          <table:table-cell table:formula="of:=([.L7]*[.M7]*(-1)*[.O7])/(1000000)" office:value-type="float" office:value="35289.62128" calcext:value-type="float">
            <text:p>35289.62128</text:p>
          </table:table-cell>
          <table:table-cell/>
        </table:table-row>
        <table:table-row table:style-name="ro1">
          <table:table-cell table:formula="of:=AVERAGE([$devicedata.B568:.B662])" office:value-type="float" office:value="5467200" calcext:value-type="float">
            <text:p>5467200</text:p>
          </table:table-cell>
          <table:table-cell table:formula="of:=AVERAGE([$devicedata.C568:.C662])" office:value-type="float" office:value="171139.705263158" calcext:value-type="float">
            <text:p>171139.705263158</text:p>
          </table:table-cell>
          <table:table-cell table:formula="of:=AVERAGE([$devicedata.D568:.D662])" office:value-type="float" office:value="1888.29473684211" calcext:value-type="float">
            <text:p>1888.29473684211</text:p>
          </table:table-cell>
          <table:table-cell table:formula="of:=AVERAGE([$devicedata.E568:.E662])" office:value-type="float" office:value="1763016.04210526" calcext:value-type="float">
            <text:p>1763016.04210526</text:p>
          </table:table-cell>
          <table:table-cell table:formula="of:=AVERAGE([$devicedata.F568:.F662])" office:value-type="float" office:value="2097148" calcext:value-type="float">
            <text:p>2097148</text:p>
          </table:table-cell>
          <table:table-cell table:formula="of:=AVERAGE([$devicedata.G568:.G662])" office:value-type="float" office:value="10536698.4421053" calcext:value-type="float">
            <text:p>10536698.4421053</text:p>
          </table:table-cell>
          <table:table-cell table:formula="of:=AVERAGE([$devicedata.H568:.H662])" office:value-type="float" office:value="2396441.85263158" calcext:value-type="float">
            <text:p>2396441.85263158</text:p>
          </table:table-cell>
          <table:table-cell table:formula="of:=AVERAGE([$devicedata.I568:.I662])" office:value-type="float" office:value="8140256.58947369" calcext:value-type="float">
            <text:p>8140256.58947369</text:p>
          </table:table-cell>
          <table:table-cell table:formula="of:=AVERAGE([$devicedata.J568:.J662])" office:value-type="float" office:value="8" calcext:value-type="float">
            <text:p>8</text:p>
          </table:table-cell>
          <table:table-cell table:formula="of:=AVERAGE([$devicedata.K568:.K662])" office:value-type="float" office:value="2312357.89473684" calcext:value-type="float">
            <text:p>2312357.89473684</text:p>
          </table:table-cell>
          <table:table-cell table:formula="of:=AVERAGE([$devicedata.L568:.L662])" office:value-type="float" office:value="9384.64210526316" calcext:value-type="float">
            <text:p>9384.64210526316</text:p>
          </table:table-cell>
          <table:table-cell table:formula="of:=AVERAGE([$devicedata.M568:.M662])" office:value-type="float" office:value="-918.694736842105" calcext:value-type="float">
            <text:p>-918.694736842105</text:p>
          </table:table-cell>
          <table:table-cell table:formula="of:=AVERAGE([$devicedata.N568:.N662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3" calcext:value-type="float">
            <text:p>10293</text:p>
          </table:table-cell>
          <table:table-cell table:formula="of:=([.L8]*[.M8]*(-1)*[.O8])/(1000000)" office:value-type="float" office:value="35242.9776003789" calcext:value-type="float">
            <text:p>35242.9776003789</text:p>
          </table:table-cell>
          <table:table-cell/>
        </table:table-row>
        <table:table-row table:style-name="ro1">
          <table:table-cell table:formula="of:=AVERAGE([$devicedata.B663:.B757])" office:value-type="float" office:value="5467200" calcext:value-type="float">
            <text:p>5467200</text:p>
          </table:table-cell>
          <table:table-cell table:formula="of:=AVERAGE([$devicedata.C663:.C757])" office:value-type="float" office:value="171555.915789474" calcext:value-type="float">
            <text:p>171555.915789474</text:p>
          </table:table-cell>
          <table:table-cell table:formula="of:=AVERAGE([$devicedata.D663:.D757])" office:value-type="float" office:value="1888.90526315789" calcext:value-type="float">
            <text:p>1888.90526315789</text:p>
          </table:table-cell>
          <table:table-cell table:formula="of:=AVERAGE([$devicedata.E663:.E757])" office:value-type="float" office:value="1763016" calcext:value-type="float">
            <text:p>1763016</text:p>
          </table:table-cell>
          <table:table-cell table:formula="of:=AVERAGE([$devicedata.F663:.F757])" office:value-type="float" office:value="2097148" calcext:value-type="float">
            <text:p>2097148</text:p>
          </table:table-cell>
          <table:table-cell table:formula="of:=AVERAGE([$devicedata.G663:.G757])" office:value-type="float" office:value="10636374.9052632" calcext:value-type="float">
            <text:p>10636374.9052632</text:p>
          </table:table-cell>
          <table:table-cell table:formula="of:=AVERAGE([$devicedata.H663:.H757])" office:value-type="float" office:value="2375222.4" calcext:value-type="float">
            <text:p>2375222.4</text:p>
          </table:table-cell>
          <table:table-cell table:formula="of:=AVERAGE([$devicedata.I663:.I757])" office:value-type="float" office:value="8261152.50526316" calcext:value-type="float">
            <text:p>8261152.50526316</text:p>
          </table:table-cell>
          <table:table-cell table:formula="of:=AVERAGE([$devicedata.J663:.J757])" office:value-type="float" office:value="8" calcext:value-type="float">
            <text:p>8</text:p>
          </table:table-cell>
          <table:table-cell table:formula="of:=AVERAGE([$devicedata.K663:.K757])" office:value-type="float" office:value="2314000" calcext:value-type="float">
            <text:p>2314000</text:p>
          </table:table-cell>
          <table:table-cell table:formula="of:=AVERAGE([$devicedata.L663:.L757])" office:value-type="float" office:value="10794.0947368421" calcext:value-type="float">
            <text:p>10794.0947368421</text:p>
          </table:table-cell>
          <table:table-cell table:formula="of:=AVERAGE([$devicedata.M663:.M757])" office:value-type="float" office:value="-918" calcext:value-type="float">
            <text:p>-918</text:p>
          </table:table-cell>
          <table:table-cell table:formula="of:=AVERAGE([$devicedata.N663:.N757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4" calcext:value-type="float">
            <text:p>10294</text:p>
          </table:table-cell>
          <table:table-cell table:formula="of:=([.L9]*[.M9]*(-1)*[.O9])/(1000000)" office:value-type="float" office:value="35219.747484" calcext:value-type="float">
            <text:p>35219.747484</text:p>
          </table:table-cell>
          <table:table-cell/>
        </table:table-row>
        <table:table-row table:style-name="ro1">
          <table:table-cell table:formula="of:=AVERAGE([$devicedata.B758:.B852])" office:value-type="float" office:value="5467200" calcext:value-type="float">
            <text:p>5467200</text:p>
          </table:table-cell>
          <table:table-cell table:formula="of:=AVERAGE([$devicedata.C758:.C852])" office:value-type="float" office:value="170487.326315789" calcext:value-type="float">
            <text:p>170487.326315789</text:p>
          </table:table-cell>
          <table:table-cell table:formula="of:=AVERAGE([$devicedata.D758:.D852])" office:value-type="float" office:value="1887.63157894737" calcext:value-type="float">
            <text:p>1887.63157894737</text:p>
          </table:table-cell>
          <table:table-cell table:formula="of:=AVERAGE([$devicedata.E758:.E852])" office:value-type="float" office:value="1763016" calcext:value-type="float">
            <text:p>1763016</text:p>
          </table:table-cell>
          <table:table-cell table:formula="of:=AVERAGE([$devicedata.F758:.F852])" office:value-type="float" office:value="2097148" calcext:value-type="float">
            <text:p>2097148</text:p>
          </table:table-cell>
          <table:table-cell table:formula="of:=AVERAGE([$devicedata.G758:.G852])" office:value-type="float" office:value="10616385.2631579" calcext:value-type="float">
            <text:p>10616385.2631579</text:p>
          </table:table-cell>
          <table:table-cell table:formula="of:=AVERAGE([$devicedata.H758:.H852])" office:value-type="float" office:value="2691542.82105263" calcext:value-type="float">
            <text:p>2691542.82105263</text:p>
          </table:table-cell>
          <table:table-cell table:formula="of:=AVERAGE([$devicedata.I758:.I852])" office:value-type="float" office:value="7924842.44210526" calcext:value-type="float">
            <text:p>7924842.44210526</text:p>
          </table:table-cell>
          <table:table-cell table:formula="of:=AVERAGE([$devicedata.J758:.J852])" office:value-type="float" office:value="8" calcext:value-type="float">
            <text:p>8</text:p>
          </table:table-cell>
          <table:table-cell table:formula="of:=AVERAGE([$devicedata.K758:.K852])" office:value-type="float" office:value="2314000" calcext:value-type="float">
            <text:p>2314000</text:p>
          </table:table-cell>
          <table:table-cell table:formula="of:=AVERAGE([$devicedata.L758:.L852])" office:value-type="float" office:value="12212.9894736842" calcext:value-type="float">
            <text:p>12212.9894736842</text:p>
          </table:table-cell>
          <table:table-cell table:formula="of:=AVERAGE([$devicedata.M758:.M852])" office:value-type="float" office:value="-918" calcext:value-type="float">
            <text:p>-918</text:p>
          </table:table-cell>
          <table:table-cell table:formula="of:=AVERAGE([$devicedata.N758:.N852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5" calcext:value-type="float">
            <text:p>10295</text:p>
          </table:table-cell>
          <table:table-cell table:formula="of:=([.L10]*[.M10]*(-1)*[.O10])/(1000000)" office:value-type="float" office:value="35223.16887" calcext:value-type="float">
            <text:p>35223.16887</text:p>
          </table:table-cell>
          <table:table-cell/>
        </table:table-row>
        <table:table-row table:style-name="ro1">
          <table:table-cell table:formula="of:=AVERAGE([$devicedata.B853:.B946])" office:value-type="float" office:value="5467200" calcext:value-type="float">
            <text:p>5467200</text:p>
          </table:table-cell>
          <table:table-cell table:formula="of:=AVERAGE([$devicedata.C853:.C946])" office:value-type="float" office:value="168926.127659574" calcext:value-type="float">
            <text:p>168926.127659574</text:p>
          </table:table-cell>
          <table:table-cell table:formula="of:=AVERAGE([$devicedata.D853:.D946])" office:value-type="float" office:value="1886.20212765957" calcext:value-type="float">
            <text:p>1886.20212765957</text:p>
          </table:table-cell>
          <table:table-cell table:formula="of:=AVERAGE([$devicedata.E853:.E946])" office:value-type="float" office:value="1763016" calcext:value-type="float">
            <text:p>1763016</text:p>
          </table:table-cell>
          <table:table-cell table:formula="of:=AVERAGE([$devicedata.F853:.F946])" office:value-type="float" office:value="2097148" calcext:value-type="float">
            <text:p>2097148</text:p>
          </table:table-cell>
          <table:table-cell table:formula="of:=AVERAGE([$devicedata.G853:.G946])" office:value-type="float" office:value="10602344.5106383" calcext:value-type="float">
            <text:p>10602344.5106383</text:p>
          </table:table-cell>
          <table:table-cell table:formula="of:=AVERAGE([$devicedata.H853:.H946])" office:value-type="float" office:value="2219247.65957447" calcext:value-type="float">
            <text:p>2219247.65957447</text:p>
          </table:table-cell>
          <table:table-cell table:formula="of:=AVERAGE([$devicedata.I853:.I946])" office:value-type="float" office:value="8383096.85106383" calcext:value-type="float">
            <text:p>8383096.85106383</text:p>
          </table:table-cell>
          <table:table-cell table:formula="of:=AVERAGE([$devicedata.J853:.J946])" office:value-type="float" office:value="8" calcext:value-type="float">
            <text:p>8</text:p>
          </table:table-cell>
          <table:table-cell table:formula="of:=AVERAGE([$devicedata.K853:.K946])" office:value-type="float" office:value="2314000" calcext:value-type="float">
            <text:p>2314000</text:p>
          </table:table-cell>
          <table:table-cell table:formula="of:=AVERAGE([$devicedata.L853:.L946])" office:value-type="float" office:value="13608.7127659574" calcext:value-type="float">
            <text:p>13608.7127659574</text:p>
          </table:table-cell>
          <table:table-cell table:formula="of:=AVERAGE([$devicedata.M853:.M946])" office:value-type="float" office:value="-866.393617021277" calcext:value-type="float">
            <text:p>-866.393617021277</text:p>
          </table:table-cell>
          <table:table-cell table:formula="of:=AVERAGE([$devicedata.N853:.N946])"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0296" calcext:value-type="float">
            <text:p>10296</text:p>
          </table:table-cell>
          <table:table-cell table:formula="of:=([.L11]*[.M11]*(-1)*[.O11])/(1000000)" office:value-type="float" office:value="33246.2886135319" calcext:value-type="float">
            <text:p>33246.28861353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48:35.32411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5:27:04.776996281</meta:creation-date>
    <dc:date>2021-01-25T15:56:28.194488110</dc:date>
    <meta:editing-duration>PT8M14S</meta:editing-duration>
    <meta:editing-cycles>2</meta:editing-cycles>
    <meta:generator>LibreOffice/6.0.7.3$Linux_X86_64 LibreOffice_project/00m0$Build-3</meta:generator>
    <meta:document-statistic meta:table-count="2" meta:cell-count="14367" meta:object-count="0"/>
  </office:meta>
</office:document-meta>
</file>